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58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ime-style style:name="N40">
      <number:hours number:style="long"/>
      <number:text>:</number:text>
      <number:minutes number:style="long"/>
    </number:time-style>
    <style:style style:name="ce1" style:family="table-cell" style:parent-style-name="Default">
      <style:text-properties fo:font-weight="bold" style:font-weight-asian="bold" style:font-weight-complex="bold"/>
    </style:style>
    <style:style style:name="ce2" style:family="table-cell" style:parent-style-name="Default">
      <style:text-properties fo:font-weight="normal" style:font-weight-asian="normal" style:font-weight-complex="normal"/>
    </style:style>
    <style:style style:name="ce3" style:family="table-cell" style:parent-style-name="Default" style:data-style-name="N40">
      <style:text-properties fo:font-weight="bold" style:font-weight-asian="bold" style:font-weight-complex="bold"/>
    </style:style>
    <style:style style:name="ce4" style:family="table-cell" style:parent-style-name="Default" style:data-style-name="N40"/>
    <style:style style:name="ce5" style:family="table-cell" style:parent-style-name="Default" style:data-style-name="N0"/>
    <style:style style:name="ce6" style:family="table-cell" style:parent-style-name="Default" style:data-style-name="N107">
      <style:table-cell-properties style:text-align-source="fix" style:repeat-content="false"/>
      <style:paragraph-properties fo:text-align="start" fo:margin-left="0cm"/>
    </style:style>
    <style:style style:name="ce7" style:family="table-cell" style:parent-style-name="Default" style:data-style-name="N107">
      <style:table-cell-properties style:text-align-source="fix" style:repeat-content="false"/>
      <style:paragraph-properties fo:text-align="end" fo:margin-left="0cm"/>
    </style:style>
    <style:style style:name="ce8" style:family="table-cell" style:parent-style-name="Default" style:data-style-name="N108">
      <style:table-cell-properties style:text-align-source="fix" style:repeat-content="false"/>
      <style:paragraph-properties fo:text-align="end" fo:margin-left="0cm"/>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office:automatic-styles>
  <office:body>
    <office:spreadsheet>
      <table:table table:name="Globe sundial" table:style-name="ta1" table:print="false">
        <table:table-column table:style-name="co1" table:default-cell-style-name="Default"/>
        <table:table-column table:style-name="co2" table:number-columns-repeated="28" table:default-cell-style-name="Default"/>
        <table:table-row table:style-name="ro1">
          <table:table-cell>
            <draw:frame table:end-cell-address="'Globe sundial'.I54" table:end-x="0.457cm" table:end-y="0.064cm" draw:z-index="0" draw:style-name="gr1" draw:text-style-name="P1" svg:width="19.11cm" svg:height="24cm" svg:x="0cm" svg:y="0cm">
              <draw:object draw:notify-on-update-of-ranges="'Globe sundial'.R87:'Globe sundial'.R113 'Globe sundial'.P87:'Globe sundial'.P111 'Globe sundial'.P84:'Globe sundial'.P84 'Globe sundial'.Q87:'Globe sundial'.Q111 'Globe sundial'.S87:'Globe sundial'.S111 'Globe sundial'.S84:'Globe sundial'.S84 'Globe sundial'.T87:'Globe sundial'.T111 'Globe sundial'.V87:'Globe sundial'.V111 'Globe sundial'.V84:'Globe sundial'.V84 'Globe sundial'.W87:'Globe sundial'.W111 'Globe sundial'.A138:'Globe sundial'.A147 'Globe sundial'.A136:'Globe sundial'.A136 'Globe sundial'.B138:'Globe sundial'.B147 'Globe sundial'.AB80:'Globe sundial'.AB201 'Globe sundial'.AB76:'Globe sundial'.AB76 'Globe sundial'.AC80:'Globe sundial'.AC201 'Globe sundial'.A119:'Globe sundial'.A133 'Globe sundial'.A117:'Globe sundial'.A117 'Globe sundial'.B119:'Globe sundial'.B133 'Globe sundial'.Y87:'Globe sundial'.Y113 'Globe sundial'.B149:'Globe sundial'.B149 'Globe sundial'.Z87:'Globe sundial'.Z113" xlink:href="./Object 1" xlink:type="simple" xlink:show="embed" xlink:actuate="onLoad">
                <text:p/>
              </draw:object>
              <draw:image xlink:href="./ObjectReplacements/Object 1" xlink:type="simple" xlink:show="embed" xlink:actuate="onLoad"/>
            </draw:frame>
          </table:table-cell>
          <table:table-cell table:number-columns-repeated="28"/>
        </table:table-row>
        <table:table-row table:style-name="ro1" table:number-rows-repeated="54">
          <table:table-cell table:number-columns-repeated="29"/>
        </table:table-row>
        <table:table-row table:style-name="ro1">
          <table:table-cell office:value-type="string">
            <text:p>Sundial craft</text:p>
          </table:table-cell>
          <table:table-cell table:number-columns-repeated="28"/>
        </table:table-row>
        <table:table-row table:style-name="ro1">
          <table:table-cell office:value-type="string">
            <text:p>By Paul Colbourne, November 2023</text:p>
          </table:table-cell>
          <table:table-cell table:number-columns-repeated="28"/>
        </table:table-row>
        <table:table-row table:style-name="ro1">
          <table:table-cell table:style-name="ce1" office:value-type="string">
            <text:p>Instructions:</text:p>
          </table:table-cell>
          <table:table-cell table:number-columns-repeated="28"/>
        </table:table-row>
        <table:table-row table:style-name="ro1">
          <table:table-cell table:style-name="ce1" office:value-type="string">
            <text:p>Enter your latitude (negative for southern hemisphere)</text:p>
          </table:table-cell>
          <table:table-cell table:number-columns-repeated="28"/>
        </table:table-row>
        <table:table-row table:style-name="ro1">
          <table:table-cell table:style-name="ce1" office:value-type="string">
            <text:p>Print page 1 only to print the graphic, cut out the gnomon, fold and glue or tape onto the dial at the position indicated.</text:p>
          </table:table-cell>
          <table:table-cell table:number-columns-repeated="28"/>
        </table:table-row>
        <table:table-row table:style-name="ro1">
          <table:table-cell table:style-name="ce1" office:value-type="string">
            <text:p>Enter your local sunrise and sunset (24 hour time) to offset the lines according to your exact location. <text:s/>This will also correct for daylight savings time.</text:p>
          </table:table-cell>
          <table:table-cell table:number-columns-repeated="28"/>
        </table:table-row>
        <table:table-row table:style-name="ro1">
          <table:table-cell table:style-name="ce1" office:value-type="string">
            <text:p>Place the sundial with the “N” facing North, or the “S” facing South in the southern hemisphere </text:p>
          </table:table-cell>
          <table:table-cell table:number-columns-repeated="28"/>
        </table:table-row>
        <table:table-row table:style-name="ro1">
          <table:table-cell table:style-name="ce2" office:value-type="string">
            <text:p>The tip of the gnomon shadow should fall near the “summer” marks at the summer solstice, near the “equinox” marks at either the spring or fall equinox, or near the “winter” marks at the winter solstice, and between those marks at other times of the year.</text:p>
          </table:table-cell>
          <table:table-cell table:number-columns-repeated="28"/>
        </table:table-row>
        <table:table-row table:style-name="ro1">
          <table:table-cell table:style-name="ce1" office:value-type="string">
            <text:p>Bold numbers can be changed</text:p>
          </table:table-cell>
          <table:table-cell table:number-columns-repeated="28"/>
        </table:table-row>
        <table:table-row table:style-name="ro1">
          <table:table-cell table:number-columns-repeated="29"/>
        </table:table-row>
        <table:table-row table:style-name="ro1">
          <table:table-cell table:style-name="ce1" office:value-type="string">
            <text:p>Latitude</text:p>
          </table:table-cell>
          <table:table-cell table:style-name="ce1" office:value-type="float" office:value="45">
            <text:p>45</text:p>
          </table:table-cell>
          <table:table-cell office:value-type="string">
            <text:p>Enter negative number for southern hemisphere</text:p>
          </table:table-cell>
          <table:table-cell table:number-columns-repeated="26"/>
        </table:table-row>
        <table:table-row table:style-name="ro1">
          <table:table-cell office:value-type="string">
            <text:p>sine of latitude</text:p>
          </table:table-cell>
          <table:table-cell table:formula="of:=ABS(SIN([.B66]*PI()/180))" office:value-type="float" office:value="0.707106781186547">
            <text:p>0.7071067812</text:p>
          </table:table-cell>
          <table:table-cell office:value-type="string">
            <text:p>Note this number is always positive, because in the southern hemisphere the dial will be facing north not south.</text:p>
          </table:table-cell>
          <table:table-cell table:number-columns-repeated="26"/>
        </table:table-row>
        <table:table-row table:style-name="ro1">
          <table:table-cell office:value-type="string">
            <text:p>cosine of latitude</text:p>
          </table:table-cell>
          <table:table-cell table:formula="of:=COS([.B66]*PI()/180)" office:value-type="float" office:value="0.707106781186548">
            <text:p>0.7071067812</text:p>
          </table:table-cell>
          <table:table-cell table:number-columns-repeated="27"/>
        </table:table-row>
        <table:table-row table:style-name="ro1">
          <table:table-cell office:value-type="string">
            <text:p>Direction label</text:p>
          </table:table-cell>
          <table:table-cell table:formula="of:=IF([.B66]&gt;0;&quot;N&quot;;&quot;S&quot;)" office:value-type="string" office:string-value="N">
            <text:p>N</text:p>
          </table:table-cell>
          <table:table-cell table:number-columns-repeated="27"/>
        </table:table-row>
        <table:table-row table:style-name="ro1">
          <table:table-cell table:number-columns-repeated="29"/>
        </table:table-row>
        <table:table-row table:style-name="ro1">
          <table:table-cell table:style-name="ce1" office:value-type="string">
            <text:p>Local sunrise</text:p>
          </table:table-cell>
          <table:table-cell table:style-name="ce3" office:value-type="time" office:time-value="PT07H16M00S">
            <text:p>07:16</text:p>
          </table:table-cell>
          <table:table-cell table:style-name="ce6" office:value-type="string">
            <text:p>If you don't know your local sunrise and sunset, use 6:00 and 18:00</text:p>
          </table:table-cell>
          <table:table-cell table:number-columns-repeated="26"/>
        </table:table-row>
        <table:table-row table:style-name="ro1">
          <table:table-cell table:style-name="ce1" office:value-type="string">
            <text:p>Local sunset</text:p>
          </table:table-cell>
          <table:table-cell table:style-name="ce3" office:value-type="time" office:time-value="PT16H24M00S">
            <text:p>16:24</text:p>
          </table:table-cell>
          <table:table-cell table:style-name="ce7"/>
          <table:table-cell table:number-columns-repeated="26"/>
        </table:table-row>
        <table:table-row table:style-name="ro1">
          <table:table-cell office:value-type="string">
            <text:p>Highest sun time</text:p>
          </table:table-cell>
          <table:table-cell table:style-name="ce4" table:formula="of:=([.B71]+[.B72])/2" office:value-type="time" office:time-value="PT11H50M00S">
            <text:p>11:50</text:p>
          </table:table-cell>
          <table:table-cell table:style-name="ce8" table:formula="of:=[.B73]" office:value-type="float" office:value="0.493055555555556">
            <text:p>0.49306</text:p>
          </table:table-cell>
          <table:table-cell table:number-columns-repeated="26"/>
        </table:table-row>
        <table:table-row table:style-name="ro1">
          <table:table-cell office:value-type="string">
            <text:p>Hour angle offset (degrees)</text:p>
          </table:table-cell>
          <table:table-cell table:style-name="ce5" table:formula="of:=(0.5-[.C73])*360" office:value-type="float" office:value="2.49999999999999">
            <text:p>2.5</text:p>
          </table:table-cell>
          <table:table-cell table:style-name="ce7"/>
          <table:table-cell table:number-columns-repeated="26"/>
        </table:table-row>
        <table:table-row table:style-name="ro1">
          <table:table-cell table:number-columns-repeated="29"/>
        </table:table-row>
        <table:table-row table:style-name="ro1">
          <table:table-cell table:style-name="ce1" office:value-type="string">
            <text:p>gnomon length</text:p>
          </table:table-cell>
          <table:table-cell table:style-name="ce1" office:value-type="float" office:value="5">
            <text:p>5</text:p>
          </table:table-cell>
          <table:table-cell table:number-columns-repeated="25"/>
          <table:table-cell office:value-type="string">
            <text:p>Interpolate</text:p>
          </table:table-cell>
          <table:table-cell/>
        </table:table-row>
        <table:table-row table:style-name="ro1">
          <table:table-cell table:style-name="ce2" office:value-type="string">
            <text:p>gnomon angle</text:p>
          </table:table-cell>
          <table:table-cell table:style-name="ce2" table:formula="of:=MAX(ABS([.B66]);30)" office:value-type="float" office:value="45">
            <text:p>45</text:p>
          </table:table-cell>
          <table:table-cell office:value-type="string">
            <text:p>If latitude is less than 30, use 30 degrees for gnomon angle</text:p>
          </table:table-cell>
          <table:table-cell table:number-columns-repeated="26"/>
        </table:table-row>
        <table:table-row table:style-name="ro1">
          <table:table-cell table:style-name="ce1" office:value-type="string">
            <text:p>tab width</text:p>
          </table:table-cell>
          <table:table-cell table:style-name="ce1" office:value-type="float" office:value="1.5">
            <text:p>1.5</text:p>
          </table:table-cell>
          <table:table-cell/>
          <table:table-cell office:value-type="string">
            <text:p>x</text:p>
          </table:table-cell>
          <table:table-cell office:value-type="string">
            <text:p>y</text:p>
          </table:table-cell>
          <table:table-cell office:value-type="string">
            <text:p>z</text:p>
          </table:table-cell>
          <table:table-cell table:number-columns-repeated="23"/>
        </table:table-row>
        <table:table-row table:style-name="ro1">
          <table:table-cell office:value-type="string">
            <text:p>gnomon tip position</text:p>
          </table:table-cell>
          <table:table-cell table:number-columns-repeated="2"/>
          <table:table-cell office:value-type="float" office:value="0">
            <text:p>0</text:p>
          </table:table-cell>
          <table:table-cell table:formula="of:=-[.B76]*COS([.B77]*PI()/180)" office:value-type="float" office:value="-3.53553390593274">
            <text:p>-3.5355339059</text:p>
          </table:table-cell>
          <table:table-cell table:formula="of:=[.B76]*SIN([.B77]*PI()/180)" office:value-type="float" office:value="3.53553390593274">
            <text:p>3.5355339059</text:p>
          </table:table-cell>
          <table:table-cell table:number-columns-repeated="21"/>
          <table:table-cell office:value-type="string">
            <text:p>x</text:p>
          </table:table-cell>
          <table:table-cell office:value-type="string">
            <text:p>y</text:p>
          </table:table-cell>
        </table:table-row>
        <table:table-row table:style-name="ro1">
          <table:table-cell table:style-name="ce1" office:value-type="string">
            <text:p>gnomon base width</text:p>
          </table:table-cell>
          <table:table-cell table:style-name="ce1" office:value-type="float" office:value="0.5">
            <text:p>0.5</text:p>
          </table:table-cell>
          <table:table-cell table:number-columns-repeated="24"/>
          <table:table-cell office:value-type="float" office:value="-12">
            <text:p>-12</text:p>
          </table:table-cell>
          <table:table-cell table:number-columns-repeated="2" office:value-type="float" office:value="0">
            <text:p>0</text:p>
          </table:table-cell>
        </table:table-row>
        <table:table-row table:style-name="ro1">
          <table:table-cell table:style-name="ce2" office:value-type="string">
            <text:p>gnomon base y coord</text:p>
          </table:table-cell>
          <table:table-cell table:style-name="ce2" table:formula="of:=[.B76]/2" office:value-type="float" office:value="2.5">
            <text:p>2.5</text:p>
          </table:table-cell>
          <table:table-cell table:number-columns-repeated="4"/>
          <table:table-cell office:value-type="string">
            <text:p>Summer</text:p>
          </table:table-cell>
          <table:table-cell office:value-type="string">
            <text:p>Sun elevation</text:p>
          </table:table-cell>
          <table:table-cell office:value-type="float" office:value="23.4">
            <text:p>23.4</text:p>
          </table:table-cell>
          <table:table-cell office:value-type="string">
            <text:p>Equinox</text:p>
          </table:table-cell>
          <table:table-cell office:value-type="string">
            <text:p>Sun elevation</text:p>
          </table:table-cell>
          <table:table-cell office:value-type="float" office:value="0">
            <text:p>0</text:p>
          </table:table-cell>
          <table:table-cell office:value-type="string">
            <text:p>Winter</text:p>
          </table:table-cell>
          <table:table-cell office:value-type="string">
            <text:p>Sun elevation</text:p>
          </table:table-cell>
          <table:table-cell office:value-type="float" office:value="-23.4">
            <text:p>-23.4</text:p>
          </table:table-cell>
          <table:table-cell table:number-columns-repeated="12"/>
          <table:table-cell table:formula="of:=[.P87]">
            <text:p/>
          </table:table-cell>
          <table:table-cell table:formula="of:=[.Q87]">
            <text:p/>
          </table:table-cell>
        </table:table-row>
        <table:table-row table:style-name="ro1">
          <table:table-cell office:value-type="string">
            <text:p>gnomon base length</text:p>
          </table:table-cell>
          <table:table-cell table:formula="of:=SQRT([.B80]^2+[.B81]^2)" office:value-type="float" office:value="2.54950975679639">
            <text:p>2.5495097568</text:p>
          </table:table-cell>
          <table:table-cell table:number-columns-repeated="5"/>
          <table:table-cell office:value-type="string">
            <text:p>radians</text:p>
          </table:table-cell>
          <table:table-cell table:formula="of:=[.I81]*PI()/180" office:value-type="float" office:value="0.408407044966673">
            <text:p>0.408407045</text:p>
          </table:table-cell>
          <table:table-cell/>
          <table:table-cell office:value-type="string">
            <text:p>radians</text:p>
          </table:table-cell>
          <table:table-cell table:formula="of:=[.L81]*PI()/180" office:value-type="float" office:value="0">
            <text:p>0</text:p>
          </table:table-cell>
          <table:table-cell/>
          <table:table-cell office:value-type="string">
            <text:p>radians</text:p>
          </table:table-cell>
          <table:table-cell table:formula="of:=[.O81]*PI()/180" office:value-type="float" office:value="-0.408407044966673">
            <text:p>-0.408407045</text:p>
          </table:table-cell>
          <table:table-cell table:number-columns-repeated="12"/>
          <table:table-cell table:formula="of:=[.S87]">
            <text:p/>
          </table:table-cell>
          <table:table-cell table:formula="of:=[.T87]">
            <text:p/>
          </table:table-cell>
        </table:table-row>
        <table:table-row table:style-name="ro1">
          <table:table-cell office:value-type="string">
            <text:p>gnomon angle</text:p>
          </table:table-cell>
          <table:table-cell table:formula="of:=ACOS(([.D79]*[.B80]-[.E79]*[.B81])/[.B76]/[.B82])" office:value-type="float" office:value="0.804633677101112">
            <text:p>0.8046336771</text:p>
          </table:table-cell>
          <table:table-cell table:number-columns-repeated="5"/>
          <table:table-cell office:value-type="string">
            <text:p>sine of elevation</text:p>
          </table:table-cell>
          <table:table-cell table:formula="of:=SIN([.I82])" office:value-type="float" office:value="0.397147890634781">
            <text:p>0.3971478906</text:p>
          </table:table-cell>
          <table:table-cell/>
          <table:table-cell office:value-type="string">
            <text:p>sine of elevation</text:p>
          </table:table-cell>
          <table:table-cell table:formula="of:=SIN([.L82])" office:value-type="float" office:value="0">
            <text:p>0</text:p>
          </table:table-cell>
          <table:table-cell/>
          <table:table-cell office:value-type="string">
            <text:p>sine of elevation</text:p>
          </table:table-cell>
          <table:table-cell table:formula="of:=SIN([.O82])" office:value-type="float" office:value="-0.397147890634781">
            <text:p>-0.3971478906</text:p>
          </table:table-cell>
          <table:table-cell table:number-columns-repeated="12"/>
          <table:table-cell table:formula="of:=[.V87]">
            <text:p/>
          </table:table-cell>
          <table:table-cell table:formula="of:=[.W87]">
            <text:p/>
          </table:table-cell>
        </table:table-row>
        <table:table-row table:style-name="ro1">
          <table:table-cell office:value-type="string">
            <text:p>sine of angle</text:p>
          </table:table-cell>
          <table:table-cell table:formula="of:=SIN([.B83])" office:value-type="float" office:value="0.720576692122892">
            <text:p>0.7205766921</text:p>
          </table:table-cell>
          <table:table-cell table:number-columns-repeated="5"/>
          <table:table-cell office:value-type="string">
            <text:p>cosine of elevation</text:p>
          </table:table-cell>
          <table:table-cell table:formula="of:=COS([.I82])" office:value-type="float" office:value="0.917754625683981">
            <text:p>0.9177546257</text:p>
          </table:table-cell>
          <table:table-cell/>
          <table:table-cell office:value-type="string">
            <text:p>cosine of elevation</text:p>
          </table:table-cell>
          <table:table-cell table:formula="of:=COS([.L82])" office:value-type="float" office:value="1">
            <text:p>1</text:p>
          </table:table-cell>
          <table:table-cell/>
          <table:table-cell office:value-type="string">
            <text:p>cosine of elevation</text:p>
          </table:table-cell>
          <table:table-cell table:formula="of:=COS([.O82])" office:value-type="float" office:value="0.917754625683981">
            <text:p>0.9177546257</text:p>
          </table:table-cell>
          <table:table-cell office:value-type="string">
            <text:p>Summer</text:p>
          </table:table-cell>
          <table:table-cell table:number-columns-repeated="2"/>
          <table:table-cell office:value-type="string">
            <text:p>Equinox</text:p>
          </table:table-cell>
          <table:table-cell table:number-columns-repeated="2"/>
          <table:table-cell office:value-type="string">
            <text:p>Winter</text:p>
          </table:table-cell>
          <table:table-cell table:number-columns-repeated="7"/>
        </table:table-row>
        <table:table-row table:style-name="ro1">
          <table:table-cell office:value-type="string">
            <text:p>cosine of angle</text:p>
          </table:table-cell>
          <table:table-cell table:formula="of:=COS([.B83])" office:value-type="float" office:value="0.693375245281537">
            <text:p>0.6933752453</text:p>
          </table:table-cell>
          <table:table-cell/>
          <table:table-cell office:value-type="string">
            <text:p>Sun Position at hour angle</text:p>
          </table:table-cell>
          <table:table-cell table:number-columns-repeated="2"/>
          <table:table-cell office:value-type="string">
            <text:p>Sun position in surface coordinates</text:p>
          </table:table-cell>
          <table:table-cell table:number-columns-repeated="2"/>
          <table:table-cell office:value-type="string">
            <text:p>Sun position in surface coordinates</text:p>
          </table:table-cell>
          <table:table-cell table:number-columns-repeated="2"/>
          <table:table-cell office:value-type="string">
            <text:p>Sun position in surface coordinates</text:p>
          </table:table-cell>
          <table:table-cell table:number-columns-repeated="2"/>
          <table:table-cell office:value-type="string">
            <text:p>Shadow position</text:p>
          </table:table-cell>
          <table:table-cell table:number-columns-repeated="2"/>
          <table:table-cell office:value-type="string">
            <text:p>Shadow position</text:p>
          </table:table-cell>
          <table:table-cell table:number-columns-repeated="2"/>
          <table:table-cell office:value-type="string">
            <text:p>Shadow position</text:p>
          </table:table-cell>
          <table:table-cell table:number-columns-repeated="2"/>
          <table:table-cell office:value-type="string">
            <text:p>Print direction label</text:p>
          </table:table-cell>
          <table:table-cell/>
          <table:table-cell office:value-type="float" office:value="1">
            <text:p>1</text:p>
          </table:table-cell>
          <table:table-cell table:number-columns-repeated="2" office:value-type="float" office:value="0">
            <text:p>0</text:p>
          </table:table-cell>
        </table:table-row>
        <table:table-row table:style-name="ro1">
          <table:table-cell office:value-type="string">
            <text:p>Hour</text:p>
          </table:table-cell>
          <table:table-cell office:value-type="string">
            <text:p>Sun hour angle</text:p>
          </table:table-cell>
          <table:table-cell office:value-type="string">
            <text:p>Dial hour angle</text:p>
          </table:table-cell>
          <table:table-cell office:value-type="string">
            <text:p>x</text:p>
          </table:table-cell>
          <table:table-cell office:value-type="string">
            <text:p>y</text:p>
          </table:table-cell>
          <table:table-cell/>
          <table:table-cell office:value-type="string">
            <text:p>x</text:p>
          </table:table-cell>
          <table:table-cell office:value-type="string">
            <text:p>y</text:p>
          </table:table-cell>
          <table:table-cell office:value-type="string">
            <text:p>z</text:p>
          </table:table-cell>
          <table:table-cell office:value-type="string">
            <text:p>x</text:p>
          </table:table-cell>
          <table:table-cell office:value-type="string">
            <text:p>y</text:p>
          </table:table-cell>
          <table:table-cell office:value-type="string">
            <text:p>z</text:p>
          </table:table-cell>
          <table:table-cell office:value-type="string">
            <text:p>x</text:p>
          </table:table-cell>
          <table:table-cell office:value-type="string">
            <text:p>y</text:p>
          </table:table-cell>
          <table:table-cell office:value-type="string">
            <text:p>z</text:p>
          </table:table-cell>
          <table:table-cell office:value-type="string">
            <text:p>x</text:p>
          </table:table-cell>
          <table:table-cell office:value-type="string">
            <text:p>y</text:p>
          </table:table-cell>
          <table:table-cell office:value-type="string">
            <text:p>Hour label</text:p>
          </table:table-cell>
          <table:table-cell office:value-type="string">
            <text:p>x</text:p>
          </table:table-cell>
          <table:table-cell office:value-type="string">
            <text:p>y</text:p>
          </table:table-cell>
          <table:table-cell/>
          <table:table-cell office:value-type="string">
            <text:p>x</text:p>
          </table:table-cell>
          <table:table-cell office:value-type="string">
            <text:p>y</text:p>
          </table:table-cell>
          <table:table-cell/>
          <table:table-cell office:value-type="string">
            <text:p>x</text:p>
          </table:table-cell>
          <table:table-cell office:value-type="string">
            <text:p>y</text:p>
          </table:table-cell>
          <table:table-cell/>
          <table:table-cell table:formula="of:=[.P88]">
            <text:p/>
          </table:table-cell>
          <table:table-cell table:formula="of:=[.Q88]">
            <text:p/>
          </table:table-cell>
        </table:table-row>
        <table:table-row table:style-name="ro1">
          <table:table-cell office:value-type="float" office:value="12">
            <text:p>12</text:p>
          </table:table-cell>
          <table:table-cell table:formula="of:=-180+[.B74]" office:value-type="float" office:value="-177.5">
            <text:p>-177.5</text:p>
          </table:table-cell>
          <table:table-cell table:formula="of:=ATAN(TAN([.B87]*PI()/180)*[.$B$67])-PI()" office:value-type="float" office:value="-3.1107295079174">
            <text:p>-3.1107295079</text:p>
          </table:table-cell>
          <table:table-cell table:formula="of:=SIN([.B87]*PI()/180)*SIGN([.$B$66])" office:value-type="float" office:value="-0.0436193873653361">
            <text:p>-0.0436193874</text:p>
          </table:table-cell>
          <table:table-cell table:formula="of:=COS([.B87]*PI()/180)" office:value-type="float" office:value="-0.999048221581858">
            <text:p>-0.9990482216</text:p>
          </table:table-cell>
          <table:table-cell/>
          <table:table-cell table:formula="of:=[.$D87]*[.I$84]" office:value-type="float" office:value="-0.0400318945240386">
            <text:p>-0.0400318945</text:p>
          </table:table-cell>
          <table:table-cell table:formula="of:=[.$E87]*[.I$84]*[.$B$67]-[.I$83]*[.$B$68]" office:value-type="float" office:value="-0.929158828789552">
            <text:p>-0.9291588288</text:p>
          </table:table-cell>
          <table:table-cell table:formula="of:=[.I$83]*[.$B$67]+[.$E87]*[.I$84]*[.$B$68]" office:value-type="float" office:value="-0.367506895585979">
            <text:p>-0.3675068956</text:p>
          </table:table-cell>
          <table:table-cell table:formula="of:=[.$D87]*[.L$84]" office:value-type="float" office:value="-0.0436193873653361">
            <text:p>-0.0436193874</text:p>
          </table:table-cell>
          <table:table-cell table:formula="of:=[.$E87]*[.L$84]*[.$B$67]-[.L$83]*[.$B$68]" office:value-type="float" office:value="-0.706433772212892">
            <text:p>-0.7064337722</text:p>
          </table:table-cell>
          <table:table-cell table:formula="of:=[.L$83]*[.$B$67]+[.$E87]*[.L$84]*[.$B$68]" office:value-type="float" office:value="-0.706433772212892">
            <text:p>-0.7064337722</text:p>
          </table:table-cell>
          <table:table-cell table:formula="of:=[.$D87]*[.O$84]" office:value-type="float" office:value="-0.0400318945240386">
            <text:p>-0.0400318945</text:p>
          </table:table-cell>
          <table:table-cell table:formula="of:=[.$E87]*[.O$84]*[.$B$67]-[.O$83]*[.$B$68]" office:value-type="float" office:value="-0.367506895585979">
            <text:p>-0.3675068956</text:p>
          </table:table-cell>
          <table:table-cell table:formula="of:=[.O$83]*[.$B$67]+[.$E87]*[.O$84]*[.$B$68]" office:value-type="float" office:value="-0.929158828789552">
            <text:p>-0.9291588288</text:p>
          </table:table-cell>
          <table:table-cell table:formula="of:=IF([.I87]&gt;0;[.$D$79]-[.G87]*[.$F$79]/[.I87];&quot;&quot;)">
            <text:p/>
          </table:table-cell>
          <table:table-cell table:formula="of:=IF([.I87]&gt;0;[.$E$79]-[.H87]*[.$F$79]/[.I87];&quot;&quot;)">
            <text:p/>
          </table:table-cell>
          <table:table-cell table:formula="of:=IF([.I87]&gt;0;[.A87];&quot;&quot;)">
            <text:p/>
          </table:table-cell>
          <table:table-cell table:formula="of:=IF([.L87]&gt;0;[.$D$79]-[.J87]*[.$F$79]/[.L87];&quot;&quot;)">
            <text:p/>
          </table:table-cell>
          <table:table-cell table:formula="of:=IF([.L87]&gt;0;[.$E$79]-[.K87]*[.$F$79]/[.L87];&quot;&quot;)">
            <text:p/>
          </table:table-cell>
          <table:table-cell/>
          <table:table-cell table:formula="of:=IF([.O87]&gt;0;[.$D$79]-[.M87]*[.$F$79]/[.O87];&quot;&quot;)">
            <text:p/>
          </table:table-cell>
          <table:table-cell table:formula="of:=IF([.O87]&gt;0;[.$E$79]-[.N87]*[.$F$79]/[.O87];&quot;&quot;)">
            <text:p/>
          </table:table-cell>
          <table:table-cell table:number-columns-repeated="4"/>
          <table:table-cell table:formula="of:=[.S88]">
            <text:p/>
          </table:table-cell>
          <table:table-cell table:formula="of:=[.T88]">
            <text:p/>
          </table:table-cell>
        </table:table-row>
        <table:table-row table:style-name="ro1">
          <table:table-cell office:value-type="float" office:value="1">
            <text:p>1</text:p>
          </table:table-cell>
          <table:table-cell table:formula="of:=[.B87]+15" office:value-type="float" office:value="-162.5">
            <text:p>-162.5</text:p>
          </table:table-cell>
          <table:table-cell table:formula="of:=ATAN(TAN([.B88]*PI()/180)*[.$B$67])-PI()" office:value-type="float" office:value="-2.92223036938715">
            <text:p>-2.9222303694</text:p>
          </table:table-cell>
          <table:table-cell table:formula="of:=SIN([.B88]*PI()/180)*SIGN([.$B$66])" office:value-type="float" office:value="-0.300705799504273">
            <text:p>-0.3007057995</text:p>
          </table:table-cell>
          <table:table-cell table:formula="of:=COS([.B88]*PI()/180)" office:value-type="float" office:value="-0.953716950748227">
            <text:p>-0.9537169507</text:p>
          </table:table-cell>
          <table:table-cell/>
          <table:table-cell table:formula="of:=[.$D88]*[.I$84]" office:value-type="float" office:value="-0.275974138465047">
            <text:p>-0.2759741385</text:p>
          </table:table-cell>
          <table:table-cell table:formula="of:=[.$E88]*[.I$84]*[.$B$67]-[.I$83]*[.$B$68]" office:value-type="float" office:value="-0.899741077042152">
            <text:p>-0.899741077</text:p>
          </table:table-cell>
          <table:table-cell table:formula="of:=[.I$83]*[.$B$67]+[.$E88]*[.I$84]*[.$B$68]" office:value-type="float" office:value="-0.338089143838579">
            <text:p>-0.3380891438</text:p>
          </table:table-cell>
          <table:table-cell table:formula="of:=[.$D88]*[.L$84]" office:value-type="float" office:value="-0.300705799504273">
            <text:p>-0.3007057995</text:p>
          </table:table-cell>
          <table:table-cell table:formula="of:=[.$E88]*[.L$84]*[.$B$67]-[.L$83]*[.$B$68]" office:value-type="float" office:value="-0.674379723206628">
            <text:p>-0.6743797232</text:p>
          </table:table-cell>
          <table:table-cell table:formula="of:=[.L$83]*[.$B$67]+[.$E88]*[.L$84]*[.$B$68]" office:value-type="float" office:value="-0.674379723206628">
            <text:p>-0.6743797232</text:p>
          </table:table-cell>
          <table:table-cell table:formula="of:=[.$D88]*[.O$84]" office:value-type="float" office:value="-0.275974138465047">
            <text:p>-0.2759741385</text:p>
          </table:table-cell>
          <table:table-cell table:formula="of:=[.$E88]*[.O$84]*[.$B$67]-[.O$83]*[.$B$68]" office:value-type="float" office:value="-0.338089143838579">
            <text:p>-0.3380891438</text:p>
          </table:table-cell>
          <table:table-cell table:formula="of:=[.O$83]*[.$B$67]+[.$E88]*[.O$84]*[.$B$68]" office:value-type="float" office:value="-0.899741077042152">
            <text:p>-0.899741077</text:p>
          </table:table-cell>
          <table:table-cell table:formula="of:=IF([.I88]&gt;0;[.$D$79]-[.G88]*[.$F$79]/[.I88];&quot;&quot;)">
            <text:p/>
          </table:table-cell>
          <table:table-cell table:formula="of:=IF([.I88]&gt;0;[.$E$79]-[.H88]*[.$F$79]/[.I88];&quot;&quot;)">
            <text:p/>
          </table:table-cell>
          <table:table-cell table:formula="of:=IF([.I88]&gt;0;[.A88];&quot;&quot;)">
            <text:p/>
          </table:table-cell>
          <table:table-cell table:formula="of:=IF([.L88]&gt;0;[.$D$79]-[.J88]*[.$F$79]/[.L88];&quot;&quot;)">
            <text:p/>
          </table:table-cell>
          <table:table-cell table:formula="of:=IF([.L88]&gt;0;[.$E$79]-[.K88]*[.$F$79]/[.L88];&quot;&quot;)">
            <text:p/>
          </table:table-cell>
          <table:table-cell/>
          <table:table-cell table:formula="of:=IF([.O88]&gt;0;[.$D$79]-[.M88]*[.$F$79]/[.O88];&quot;&quot;)">
            <text:p/>
          </table:table-cell>
          <table:table-cell table:formula="of:=IF([.O88]&gt;0;[.$E$79]-[.N88]*[.$F$79]/[.O88];&quot;&quot;)">
            <text:p/>
          </table:table-cell>
          <table:table-cell table:number-columns-repeated="4"/>
          <table:table-cell table:formula="of:=[.V88]">
            <text:p/>
          </table:table-cell>
          <table:table-cell table:formula="of:=[.W88]">
            <text:p/>
          </table:table-cell>
        </table:table-row>
        <table:table-row table:style-name="ro1">
          <table:table-cell office:value-type="float" office:value="2">
            <text:p>2</text:p>
          </table:table-cell>
          <table:table-cell table:formula="of:=[.B88]+15" office:value-type="float" office:value="-147.5">
            <text:p>-147.5</text:p>
          </table:table-cell>
          <table:table-cell table:formula="of:=ATAN(TAN([.B89]*PI()/180)*[.$B$67])-PI()" office:value-type="float" office:value="-2.71834237281235">
            <text:p>-2.7183423728</text:p>
          </table:table-cell>
          <table:table-cell table:formula="of:=SIN([.B89]*PI()/180)*SIGN([.$B$66])" office:value-type="float" office:value="-0.537299608346824">
            <text:p>-0.5372996083</text:p>
          </table:table-cell>
          <table:table-cell table:formula="of:=COS([.B89]*PI()/180)" office:value-type="float" office:value="-0.843391445812886">
            <text:p>-0.8433914458</text:p>
          </table:table-cell>
          <table:table-cell/>
          <table:table-cell table:formula="of:=[.$D89]*[.I$84]" office:value-type="float" office:value="-0.493109200938489">
            <text:p>-0.4931092009</text:p>
          </table:table-cell>
          <table:table-cell table:formula="of:=[.$E89]*[.I$84]*[.$B$67]-[.I$83]*[.$B$68]" office:value-type="float" office:value="-0.828145283323821">
            <text:p>-0.8281452833</text:p>
          </table:table-cell>
          <table:table-cell table:formula="of:=[.I$83]*[.$B$67]+[.$E89]*[.I$84]*[.$B$68]" office:value-type="float" office:value="-0.266493350120248">
            <text:p>-0.2664933501</text:p>
          </table:table-cell>
          <table:table-cell table:formula="of:=[.$D89]*[.L$84]" office:value-type="float" office:value="-0.537299608346824">
            <text:p>-0.5372996083</text:p>
          </table:table-cell>
          <table:table-cell table:formula="of:=[.$E89]*[.L$84]*[.$B$67]-[.L$83]*[.$B$68]" office:value-type="float" office:value="-0.596367810529018">
            <text:p>-0.5963678105</text:p>
          </table:table-cell>
          <table:table-cell table:formula="of:=[.L$83]*[.$B$67]+[.$E89]*[.L$84]*[.$B$68]" office:value-type="float" office:value="-0.596367810529018">
            <text:p>-0.5963678105</text:p>
          </table:table-cell>
          <table:table-cell table:formula="of:=[.$D89]*[.O$84]" office:value-type="float" office:value="-0.493109200938489">
            <text:p>-0.4931092009</text:p>
          </table:table-cell>
          <table:table-cell table:formula="of:=[.$E89]*[.O$84]*[.$B$67]-[.O$83]*[.$B$68]" office:value-type="float" office:value="-0.266493350120248">
            <text:p>-0.2664933501</text:p>
          </table:table-cell>
          <table:table-cell table:formula="of:=[.O$83]*[.$B$67]+[.$E89]*[.O$84]*[.$B$68]" office:value-type="float" office:value="-0.828145283323821">
            <text:p>-0.8281452833</text:p>
          </table:table-cell>
          <table:table-cell table:formula="of:=IF([.I89]&gt;0;[.$D$79]-[.G89]*[.$F$79]/[.I89];&quot;&quot;)">
            <text:p/>
          </table:table-cell>
          <table:table-cell table:formula="of:=IF([.I89]&gt;0;[.$E$79]-[.H89]*[.$F$79]/[.I89];&quot;&quot;)">
            <text:p/>
          </table:table-cell>
          <table:table-cell table:formula="of:=IF([.I89]&gt;0;[.A89];&quot;&quot;)">
            <text:p/>
          </table:table-cell>
          <table:table-cell table:formula="of:=IF([.L89]&gt;0;[.$D$79]-[.J89]*[.$F$79]/[.L89];&quot;&quot;)">
            <text:p/>
          </table:table-cell>
          <table:table-cell table:formula="of:=IF([.L89]&gt;0;[.$E$79]-[.K89]*[.$F$79]/[.L89];&quot;&quot;)">
            <text:p/>
          </table:table-cell>
          <table:table-cell/>
          <table:table-cell table:formula="of:=IF([.O89]&gt;0;[.$D$79]-[.M89]*[.$F$79]/[.O89];&quot;&quot;)">
            <text:p/>
          </table:table-cell>
          <table:table-cell table:formula="of:=IF([.O89]&gt;0;[.$E$79]-[.N89]*[.$F$79]/[.O89];&quot;&quot;)">
            <text:p/>
          </table:table-cell>
          <table:table-cell table:number-columns-repeated="6"/>
        </table:table-row>
        <table:table-row table:style-name="ro1">
          <table:table-cell office:value-type="float" office:value="3">
            <text:p>3</text:p>
          </table:table-cell>
          <table:table-cell table:formula="of:=[.B89]+15" office:value-type="float" office:value="-132.5">
            <text:p>-132.5</text:p>
          </table:table-cell>
          <table:table-cell table:formula="of:=ATAN(TAN([.B90]*PI()/180)*[.$B$67])-PI()" office:value-type="float" office:value="-2.48436535052774">
            <text:p>-2.4843653505</text:p>
          </table:table-cell>
          <table:table-cell table:formula="of:=SIN([.B90]*PI()/180)*SIGN([.$B$66])" office:value-type="float" office:value="-0.737277336810124">
            <text:p>-0.7372773368</text:p>
          </table:table-cell>
          <table:table-cell table:formula="of:=COS([.B90]*PI()/180)" office:value-type="float" office:value="-0.67559020761566">
            <text:p>-0.6755902076</text:p>
          </table:table-cell>
          <table:table-cell/>
          <table:table-cell table:formula="of:=[.$D90]*[.I$84]" office:value-type="float" office:value="-0.676639686269458">
            <text:p>-0.6766396863</text:p>
          </table:table-cell>
          <table:table-cell table:formula="of:=[.$E90]*[.I$84]*[.$B$67]-[.I$83]*[.$B$68]" office:value-type="float" office:value="-0.71925058265882">
            <text:p>-0.7192505827</text:p>
          </table:table-cell>
          <table:table-cell table:formula="of:=[.I$83]*[.$B$67]+[.$E90]*[.I$84]*[.$B$68]" office:value-type="float" office:value="-0.157598649455247">
            <text:p>-0.1575986495</text:p>
          </table:table-cell>
          <table:table-cell table:formula="of:=[.$D90]*[.L$84]" office:value-type="float" office:value="-0.737277336810124">
            <text:p>-0.7372773368</text:p>
          </table:table-cell>
          <table:table-cell table:formula="of:=[.$E90]*[.L$84]*[.$B$67]-[.L$83]*[.$B$68]" office:value-type="float" office:value="-0.477714417108261">
            <text:p>-0.4777144171</text:p>
          </table:table-cell>
          <table:table-cell table:formula="of:=[.L$83]*[.$B$67]+[.$E90]*[.L$84]*[.$B$68]" office:value-type="float" office:value="-0.477714417108261">
            <text:p>-0.4777144171</text:p>
          </table:table-cell>
          <table:table-cell table:formula="of:=[.$D90]*[.O$84]" office:value-type="float" office:value="-0.676639686269458">
            <text:p>-0.6766396863</text:p>
          </table:table-cell>
          <table:table-cell table:formula="of:=[.$E90]*[.O$84]*[.$B$67]-[.O$83]*[.$B$68]" office:value-type="float" office:value="-0.157598649455246">
            <text:p>-0.1575986495</text:p>
          </table:table-cell>
          <table:table-cell table:formula="of:=[.O$83]*[.$B$67]+[.$E90]*[.O$84]*[.$B$68]" office:value-type="float" office:value="-0.71925058265882">
            <text:p>-0.7192505827</text:p>
          </table:table-cell>
          <table:table-cell table:formula="of:=IF([.I90]&gt;0;[.$D$79]-[.G90]*[.$F$79]/[.I90];&quot;&quot;)">
            <text:p/>
          </table:table-cell>
          <table:table-cell table:formula="of:=IF([.I90]&gt;0;[.$E$79]-[.H90]*[.$F$79]/[.I90];&quot;&quot;)">
            <text:p/>
          </table:table-cell>
          <table:table-cell table:formula="of:=IF([.I90]&gt;0;[.A90];&quot;&quot;)">
            <text:p/>
          </table:table-cell>
          <table:table-cell table:formula="of:=IF([.L90]&gt;0;[.$D$79]-[.J90]*[.$F$79]/[.L90];&quot;&quot;)">
            <text:p/>
          </table:table-cell>
          <table:table-cell table:formula="of:=IF([.L90]&gt;0;[.$E$79]-[.K90]*[.$F$79]/[.L90];&quot;&quot;)">
            <text:p/>
          </table:table-cell>
          <table:table-cell/>
          <table:table-cell table:formula="of:=IF([.O90]&gt;0;[.$D$79]-[.M90]*[.$F$79]/[.O90];&quot;&quot;)">
            <text:p/>
          </table:table-cell>
          <table:table-cell table:formula="of:=IF([.O90]&gt;0;[.$E$79]-[.N90]*[.$F$79]/[.O90];&quot;&quot;)">
            <text:p/>
          </table:table-cell>
          <table:table-cell table:number-columns-repeated="3"/>
          <table:table-cell office:value-type="float" office:value="2">
            <text:p>2</text:p>
          </table:table-cell>
          <table:table-cell table:number-columns-repeated="2" office:value-type="float" office:value="0">
            <text:p>0</text:p>
          </table:table-cell>
        </table:table-row>
        <table:table-row table:style-name="ro1">
          <table:table-cell office:value-type="float" office:value="4">
            <text:p>4</text:p>
          </table:table-cell>
          <table:table-cell table:formula="of:=[.B90]+15" office:value-type="float" office:value="-117.5">
            <text:p>-117.5</text:p>
          </table:table-cell>
          <table:table-cell table:formula="of:=ATAN(TAN([.B91]*PI()/180)*[.$B$67])-PI()" office:value-type="float" office:value="-2.20540222595157">
            <text:p>-2.205402226</text:p>
          </table:table-cell>
          <table:table-cell table:formula="of:=SIN([.B91]*PI()/180)*SIGN([.$B$66])" office:value-type="float" office:value="-0.887010833178222">
            <text:p>-0.8870108332</text:p>
          </table:table-cell>
          <table:table-cell table:formula="of:=COS([.B91]*PI()/180)" office:value-type="float" office:value="-0.461748613235034">
            <text:p>-0.4617486132</text:p>
          </table:table-cell>
          <table:table-cell/>
          <table:table-cell table:formula="of:=[.$D91]*[.I$84]" office:value-type="float" office:value="-0.814058295181115">
            <text:p>-0.8140582952</text:p>
          </table:table-cell>
          <table:table-cell table:formula="of:=[.$E91]*[.I$84]*[.$B$67]-[.I$83]*[.$B$68]" office:value-type="float" office:value="-0.580477968940467">
            <text:p>-0.5804779689</text:p>
          </table:table-cell>
          <table:table-cell table:formula="of:=[.I$83]*[.$B$67]+[.$E91]*[.I$84]*[.$B$68]" office:value-type="float" office:value="-0.0188260357368935">
            <text:p>-0.0188260357</text:p>
          </table:table-cell>
          <table:table-cell table:formula="of:=[.$D91]*[.L$84]" office:value-type="float" office:value="-0.887010833178222">
            <text:p>-0.8870108332</text:p>
          </table:table-cell>
          <table:table-cell table:formula="of:=[.$E91]*[.L$84]*[.$B$67]-[.L$83]*[.$B$68]" office:value-type="float" office:value="-0.326505575621977">
            <text:p>-0.3265055756</text:p>
          </table:table-cell>
          <table:table-cell table:formula="of:=[.L$83]*[.$B$67]+[.$E91]*[.L$84]*[.$B$68]" office:value-type="float" office:value="-0.326505575621977">
            <text:p>-0.3265055756</text:p>
          </table:table-cell>
          <table:table-cell table:formula="of:=[.$D91]*[.O$84]" office:value-type="float" office:value="-0.814058295181115">
            <text:p>-0.8140582952</text:p>
          </table:table-cell>
          <table:table-cell table:formula="of:=[.$E91]*[.O$84]*[.$B$67]-[.O$83]*[.$B$68]" office:value-type="float" office:value="-0.0188260357368933">
            <text:p>-0.0188260357</text:p>
          </table:table-cell>
          <table:table-cell table:formula="of:=[.O$83]*[.$B$67]+[.$E91]*[.O$84]*[.$B$68]" office:value-type="float" office:value="-0.580477968940467">
            <text:p>-0.5804779689</text:p>
          </table:table-cell>
          <table:table-cell table:formula="of:=IF([.I91]&gt;0;[.$D$79]-[.G91]*[.$F$79]/[.I91];&quot;&quot;)">
            <text:p/>
          </table:table-cell>
          <table:table-cell table:formula="of:=IF([.I91]&gt;0;[.$E$79]-[.H91]*[.$F$79]/[.I91];&quot;&quot;)">
            <text:p/>
          </table:table-cell>
          <table:table-cell table:formula="of:=IF([.I91]&gt;0;[.A91];&quot;&quot;)">
            <text:p/>
          </table:table-cell>
          <table:table-cell table:formula="of:=IF([.L91]&gt;0;[.$D$79]-[.J91]*[.$F$79]/[.L91];&quot;&quot;)">
            <text:p/>
          </table:table-cell>
          <table:table-cell table:formula="of:=IF([.L91]&gt;0;[.$E$79]-[.K91]*[.$F$79]/[.L91];&quot;&quot;)">
            <text:p/>
          </table:table-cell>
          <table:table-cell/>
          <table:table-cell table:formula="of:=IF([.O91]&gt;0;[.$D$79]-[.M91]*[.$F$79]/[.O91];&quot;&quot;)">
            <text:p/>
          </table:table-cell>
          <table:table-cell table:formula="of:=IF([.O91]&gt;0;[.$E$79]-[.N91]*[.$F$79]/[.O91];&quot;&quot;)">
            <text:p/>
          </table:table-cell>
          <table:table-cell table:number-columns-repeated="4"/>
          <table:table-cell table:formula="of:=[.P89]">
            <text:p/>
          </table:table-cell>
          <table:table-cell table:formula="of:=[.Q89]">
            <text:p/>
          </table:table-cell>
        </table:table-row>
        <table:table-row table:style-name="ro1">
          <table:table-cell office:value-type="float" office:value="5">
            <text:p>5</text:p>
          </table:table-cell>
          <table:table-cell table:formula="of:=[.B91]+15" office:value-type="float" office:value="-102.5">
            <text:p>-102.5</text:p>
          </table:table-cell>
          <table:table-cell table:formula="of:=ATAN(TAN([.B92]*PI()/180)*[.$B$67])-PI()" office:value-type="float" office:value="-1.8746134543474">
            <text:p>-1.8746134543</text:p>
          </table:table-cell>
          <table:table-cell table:formula="of:=SIN([.B92]*PI()/180)*SIGN([.$B$66])" office:value-type="float" office:value="-0.976296007119933">
            <text:p>-0.9762960071</text:p>
          </table:table-cell>
          <table:table-cell table:formula="of:=COS([.B92]*PI()/180)" office:value-type="float" office:value="-0.216439613938103">
            <text:p>-0.2164396139</text:p>
          </table:table-cell>
          <table:table-cell/>
          <table:table-cell table:formula="of:=[.$D92]*[.I$84]" office:value-type="float" office:value="-0.89600017657112">
            <text:p>-0.8960001766</text:p>
          </table:table-cell>
          <table:table-cell table:formula="of:=[.$E92]*[.I$84]*[.$B$67]-[.I$83]*[.$B$68]" office:value-type="float" office:value="-0.42128456646108">
            <text:p>-0.4212845665</text:p>
          </table:table-cell>
          <table:table-cell table:formula="of:=[.I$83]*[.$B$67]+[.$E92]*[.I$84]*[.$B$68]" office:value-type="float" office:value="0.140367366742493">
            <text:p>0.1403673667</text:p>
          </table:table-cell>
          <table:table-cell table:formula="of:=[.$D92]*[.L$84]" office:value-type="float" office:value="-0.976296007119933">
            <text:p>-0.9762960071</text:p>
          </table:table-cell>
          <table:table-cell table:formula="of:=[.$E92]*[.L$84]*[.$B$67]-[.L$83]*[.$B$68]" office:value-type="float" office:value="-0.153045918733031">
            <text:p>-0.1530459187</text:p>
          </table:table-cell>
          <table:table-cell table:formula="of:=[.L$83]*[.$B$67]+[.$E92]*[.L$84]*[.$B$68]" office:value-type="float" office:value="-0.153045918733031">
            <text:p>-0.1530459187</text:p>
          </table:table-cell>
          <table:table-cell table:formula="of:=[.$D92]*[.O$84]" office:value-type="float" office:value="-0.89600017657112">
            <text:p>-0.8960001766</text:p>
          </table:table-cell>
          <table:table-cell table:formula="of:=[.$E92]*[.O$84]*[.$B$67]-[.O$83]*[.$B$68]" office:value-type="float" office:value="0.140367366742493">
            <text:p>0.1403673667</text:p>
          </table:table-cell>
          <table:table-cell table:formula="of:=[.O$83]*[.$B$67]+[.$E92]*[.O$84]*[.$B$68]" office:value-type="float" office:value="-0.42128456646108">
            <text:p>-0.4212845665</text:p>
          </table:table-cell>
          <table:table-cell table:formula="of:=IF([.I92]&gt;0;[.$D$79]-[.G92]*[.$F$79]/[.I92];&quot;&quot;)" office:value-type="float" office:value="22.5682014096652">
            <text:p>22.5682014097</text:p>
          </table:table-cell>
          <table:table-cell table:formula="of:=IF([.I92]&gt;0;[.$E$79]-[.H92]*[.$F$79]/[.I92];&quot;&quot;)" office:value-type="float" office:value="7.07566372023476">
            <text:p>7.0756637202</text:p>
          </table:table-cell>
          <table:table-cell table:formula="of:=IF([.I92]&gt;0;[.A92];&quot;&quot;)" office:value-type="float" office:value="5">
            <text:p>5</text:p>
          </table:table-cell>
          <table:table-cell table:formula="of:=IF([.L92]&gt;0;[.$D$79]-[.J92]*[.$F$79]/[.L92];&quot;&quot;)">
            <text:p/>
          </table:table-cell>
          <table:table-cell table:formula="of:=IF([.L92]&gt;0;[.$E$79]-[.K92]*[.$F$79]/[.L92];&quot;&quot;)">
            <text:p/>
          </table:table-cell>
          <table:table-cell/>
          <table:table-cell table:formula="of:=IF([.O92]&gt;0;[.$D$79]-[.M92]*[.$F$79]/[.O92];&quot;&quot;)">
            <text:p/>
          </table:table-cell>
          <table:table-cell table:formula="of:=IF([.O92]&gt;0;[.$E$79]-[.N92]*[.$F$79]/[.O92];&quot;&quot;)">
            <text:p/>
          </table:table-cell>
          <table:table-cell table:number-columns-repeated="4"/>
          <table:table-cell table:formula="of:=[.S89]">
            <text:p/>
          </table:table-cell>
          <table:table-cell table:formula="of:=[.T89]">
            <text:p/>
          </table:table-cell>
        </table:table-row>
        <table:table-row table:style-name="ro1">
          <table:table-cell office:value-type="float" office:value="6">
            <text:p>6</text:p>
          </table:table-cell>
          <table:table-cell table:formula="of:=[.B92]+15" office:value-type="float" office:value="-87.5">
            <text:p>-87.5</text:p>
          </table:table-cell>
          <table:table-cell table:formula="of:=ATAN(TAN([.B93]*PI()/180)*[.$B$67])" office:value-type="float" office:value="-1.50912872006737">
            <text:p>-1.5091287201</text:p>
          </table:table-cell>
          <table:table-cell table:formula="of:=SIN([.B93]*PI()/180)*SIGN([.$B$66])" office:value-type="float" office:value="-0.999048221581858">
            <text:p>-0.9990482216</text:p>
          </table:table-cell>
          <table:table-cell table:formula="of:=COS([.B93]*PI()/180)" office:value-type="float" office:value="0.0436193873653362">
            <text:p>0.0436193874</text:p>
          </table:table-cell>
          <table:table-cell/>
          <table:table-cell table:formula="of:=[.$D93]*[.I$84]" office:value-type="float" office:value="-0.916881126638105">
            <text:p>-0.9168811266</text:p>
          </table:table-cell>
          <table:table-cell table:formula="of:=[.$E93]*[.I$84]*[.$B$67]-[.I$83]*[.$B$68]" office:value-type="float" office:value="-0.252519142520094">
            <text:p>-0.2525191425</text:p>
          </table:table-cell>
          <table:table-cell table:formula="of:=[.I$83]*[.$B$67]+[.$E93]*[.I$84]*[.$B$68]" office:value-type="float" office:value="0.309132790683479">
            <text:p>0.3091327907</text:p>
          </table:table-cell>
          <table:table-cell table:formula="of:=[.$D93]*[.L$84]" office:value-type="float" office:value="-0.999048221581858">
            <text:p>-0.9990482216</text:p>
          </table:table-cell>
          <table:table-cell table:formula="of:=[.$E93]*[.L$84]*[.$B$67]-[.L$83]*[.$B$68]" office:value-type="float" office:value="0.0308435645972321">
            <text:p>0.0308435646</text:p>
          </table:table-cell>
          <table:table-cell table:formula="of:=[.L$83]*[.$B$67]+[.$E93]*[.L$84]*[.$B$68]" office:value-type="float" office:value="0.0308435645972321">
            <text:p>0.0308435646</text:p>
          </table:table-cell>
          <table:table-cell table:formula="of:=[.$D93]*[.O$84]" office:value-type="float" office:value="-0.916881126638105">
            <text:p>-0.9168811266</text:p>
          </table:table-cell>
          <table:table-cell table:formula="of:=[.$E93]*[.O$84]*[.$B$67]-[.O$83]*[.$B$68]" office:value-type="float" office:value="0.309132790683479">
            <text:p>0.3091327907</text:p>
          </table:table-cell>
          <table:table-cell table:formula="of:=[.O$83]*[.$B$67]+[.$E93]*[.O$84]*[.$B$68]" office:value-type="float" office:value="-0.252519142520094">
            <text:p>-0.2525191425</text:p>
          </table:table-cell>
          <table:table-cell table:formula="of:=IF([.I93]&gt;0;[.$D$79]-[.G93]*[.$F$79]/[.I93];&quot;&quot;)" office:value-type="float" office:value="10.4863165883233">
            <text:p>10.4863165883</text:p>
          </table:table-cell>
          <table:table-cell table:formula="of:=IF([.I93]&gt;0;[.$E$79]-[.H93]*[.$F$79]/[.I93];&quot;&quot;)" office:value-type="float" office:value="-0.647487030339453">
            <text:p>-0.6474870303</text:p>
          </table:table-cell>
          <table:table-cell table:formula="of:=IF([.I93]&gt;0;[.A93];&quot;&quot;)" office:value-type="float" office:value="6">
            <text:p>6</text:p>
          </table:table-cell>
          <table:table-cell table:formula="of:=IF([.L93]&gt;0;[.$D$79]-[.J93]*[.$F$79]/[.L93];&quot;&quot;)" office:value-type="float" office:value="114.518827742155">
            <text:p>114.5188277422</text:p>
          </table:table-cell>
          <table:table-cell table:formula="of:=IF([.L93]&gt;0;[.$E$79]-[.K93]*[.$F$79]/[.L93];&quot;&quot;)" office:value-type="float" office:value="-7.07106781186547">
            <text:p>-7.0710678119</text:p>
          </table:table-cell>
          <table:table-cell/>
          <table:table-cell table:formula="of:=IF([.O93]&gt;0;[.$D$79]-[.M93]*[.$F$79]/[.O93];&quot;&quot;)">
            <text:p/>
          </table:table-cell>
          <table:table-cell table:formula="of:=IF([.O93]&gt;0;[.$E$79]-[.N93]*[.$F$79]/[.O93];&quot;&quot;)">
            <text:p/>
          </table:table-cell>
          <table:table-cell table:number-columns-repeated="4"/>
          <table:table-cell table:formula="of:=[.V89]">
            <text:p/>
          </table:table-cell>
          <table:table-cell table:formula="of:=[.W89]">
            <text:p/>
          </table:table-cell>
        </table:table-row>
        <table:table-row table:style-name="ro1">
          <table:table-cell office:value-type="float" office:value="7">
            <text:p>7</text:p>
          </table:table-cell>
          <table:table-cell table:formula="of:=[.B93]+15" office:value-type="float" office:value="-72.5">
            <text:p>-72.5</text:p>
          </table:table-cell>
          <table:table-cell table:formula="of:=ATAN(TAN([.B94]*PI()/180)*[.$B$67])" office:value-type="float" office:value="-1.15135733742596">
            <text:p>-1.1513573374</text:p>
          </table:table-cell>
          <table:table-cell table:formula="of:=SIN([.B94]*PI()/180)*SIGN([.$B$66])" office:value-type="float" office:value="-0.953716950748227">
            <text:p>-0.9537169507</text:p>
          </table:table-cell>
          <table:table-cell table:formula="of:=COS([.B94]*PI()/180)" office:value-type="float" office:value="0.300705799504273">
            <text:p>0.3007057995</text:p>
          </table:table-cell>
          <table:table-cell/>
          <table:table-cell table:formula="of:=[.$D94]*[.I$84]" office:value-type="float" office:value="-0.875278143142407">
            <text:p>-0.8752781431</text:p>
          </table:table-cell>
          <table:table-cell table:formula="of:=[.$E94]*[.I$84]*[.$B$67]-[.I$83]*[.$B$68]" office:value-type="float" office:value="-0.0856827818610371">
            <text:p>-0.0856827819</text:p>
          </table:table-cell>
          <table:table-cell table:formula="of:=[.I$83]*[.$B$67]+[.$E94]*[.I$84]*[.$B$68]" office:value-type="float" office:value="0.475969151342536">
            <text:p>0.4759691513</text:p>
          </table:table-cell>
          <table:table-cell table:formula="of:=[.$D94]*[.L$84]" office:value-type="float" office:value="-0.953716950748227">
            <text:p>-0.9537169507</text:p>
          </table:table-cell>
          <table:table-cell table:formula="of:=[.$E94]*[.L$84]*[.$B$67]-[.L$83]*[.$B$68]" office:value-type="float" office:value="0.212631109971594">
            <text:p>0.21263111</text:p>
          </table:table-cell>
          <table:table-cell table:formula="of:=[.L$83]*[.$B$67]+[.$E94]*[.L$84]*[.$B$68]" office:value-type="float" office:value="0.212631109971594">
            <text:p>0.21263111</text:p>
          </table:table-cell>
          <table:table-cell table:formula="of:=[.$D94]*[.O$84]" office:value-type="float" office:value="-0.875278143142407">
            <text:p>-0.8752781431</text:p>
          </table:table-cell>
          <table:table-cell table:formula="of:=[.$E94]*[.O$84]*[.$B$67]-[.O$83]*[.$B$68]" office:value-type="float" office:value="0.475969151342536">
            <text:p>0.4759691513</text:p>
          </table:table-cell>
          <table:table-cell table:formula="of:=[.O$83]*[.$B$67]+[.$E94]*[.O$84]*[.$B$68]" office:value-type="float" office:value="-0.085682781861037">
            <text:p>-0.0856827819</text:p>
          </table:table-cell>
          <table:table-cell table:formula="of:=IF([.I94]&gt;0;[.$D$79]-[.G94]*[.$F$79]/[.I94];&quot;&quot;)" office:value-type="float" office:value="6.50163050162632">
            <text:p>6.5016305016</text:p>
          </table:table-cell>
          <table:table-cell table:formula="of:=IF([.I94]&gt;0;[.$E$79]-[.H94]*[.$F$79]/[.I94];&quot;&quot;)" office:value-type="float" office:value="-2.89907589269834">
            <text:p>-2.8990758927</text:p>
          </table:table-cell>
          <table:table-cell table:formula="of:=IF([.I94]&gt;0;[.A94];&quot;&quot;)" office:value-type="float" office:value="7">
            <text:p>7</text:p>
          </table:table-cell>
          <table:table-cell table:formula="of:=IF([.L94]&gt;0;[.$D$79]-[.J94]*[.$F$79]/[.L94];&quot;&quot;)" office:value-type="float" office:value="15.8579740118161">
            <text:p>15.8579740118</text:p>
          </table:table-cell>
          <table:table-cell table:formula="of:=IF([.L94]&gt;0;[.$E$79]-[.K94]*[.$F$79]/[.L94];&quot;&quot;)" office:value-type="float" office:value="-7.07106781186547">
            <text:p>-7.0710678119</text:p>
          </table:table-cell>
          <table:table-cell/>
          <table:table-cell table:formula="of:=IF([.O94]&gt;0;[.$D$79]-[.M94]*[.$F$79]/[.O94];&quot;&quot;)">
            <text:p/>
          </table:table-cell>
          <table:table-cell table:formula="of:=IF([.O94]&gt;0;[.$E$79]-[.N94]*[.$F$79]/[.O94];&quot;&quot;)">
            <text:p/>
          </table:table-cell>
          <table:table-cell table:number-columns-repeated="6"/>
        </table:table-row>
        <table:table-row table:style-name="ro1">
          <table:table-cell office:value-type="float" office:value="8">
            <text:p>8</text:p>
          </table:table-cell>
          <table:table-cell table:formula="of:=[.B94]+15" office:value-type="float" office:value="-57.5">
            <text:p>-57.5</text:p>
          </table:table-cell>
          <table:table-cell table:formula="of:=ATAN(TAN([.B95]*PI()/180)*[.$B$67])" office:value-type="float" office:value="-0.83745473265095">
            <text:p>-0.8374547327</text:p>
          </table:table-cell>
          <table:table-cell table:formula="of:=SIN([.B95]*PI()/180)*SIGN([.$B$66])" office:value-type="float" office:value="-0.843391445812886">
            <text:p>-0.8433914458</text:p>
          </table:table-cell>
          <table:table-cell table:formula="of:=COS([.B95]*PI()/180)" office:value-type="float" office:value="0.537299608346824">
            <text:p>0.5372996083</text:p>
          </table:table-cell>
          <table:table-cell/>
          <table:table-cell table:formula="of:=[.$D95]*[.I$84]" office:value-type="float" office:value="-0.774026400657077">
            <text:p>-0.7740264007</text:p>
          </table:table-cell>
          <table:table-cell table:formula="of:=[.$E95]*[.I$84]*[.$B$67]-[.I$83]*[.$B$68]" office:value-type="float" office:value="0.0678548932472987">
            <text:p>0.0678548932</text:p>
          </table:table-cell>
          <table:table-cell table:formula="of:=[.I$83]*[.$B$67]+[.$E95]*[.I$84]*[.$B$68]" office:value-type="float" office:value="0.629506826450872">
            <text:p>0.6295068265</text:p>
          </table:table-cell>
          <table:table-cell table:formula="of:=[.$D95]*[.L$84]" office:value-type="float" office:value="-0.843391445812886">
            <text:p>-0.8433914458</text:p>
          </table:table-cell>
          <table:table-cell table:formula="of:=[.$E95]*[.L$84]*[.$B$67]-[.L$83]*[.$B$68]" office:value-type="float" office:value="0.379928196590915">
            <text:p>0.3799281966</text:p>
          </table:table-cell>
          <table:table-cell table:formula="of:=[.L$83]*[.$B$67]+[.$E95]*[.L$84]*[.$B$68]" office:value-type="float" office:value="0.379928196590915">
            <text:p>0.3799281966</text:p>
          </table:table-cell>
          <table:table-cell table:formula="of:=[.$D95]*[.O$84]" office:value-type="float" office:value="-0.774026400657077">
            <text:p>-0.7740264007</text:p>
          </table:table-cell>
          <table:table-cell table:formula="of:=[.$E95]*[.O$84]*[.$B$67]-[.O$83]*[.$B$68]" office:value-type="float" office:value="0.629506826450872">
            <text:p>0.6295068265</text:p>
          </table:table-cell>
          <table:table-cell table:formula="of:=[.O$83]*[.$B$67]+[.$E95]*[.O$84]*[.$B$68]" office:value-type="float" office:value="0.0678548932472988">
            <text:p>0.0678548932</text:p>
          </table:table-cell>
          <table:table-cell table:formula="of:=IF([.I95]&gt;0;[.$D$79]-[.G95]*[.$F$79]/[.I95];&quot;&quot;)" office:value-type="float" office:value="4.34720716062599">
            <text:p>4.3472071606</text:p>
          </table:table-cell>
          <table:table-cell table:formula="of:=IF([.I95]&gt;0;[.$E$79]-[.H95]*[.$F$79]/[.I95];&quot;&quot;)" office:value-type="float" office:value="-3.91663108499247">
            <text:p>-3.916631085</text:p>
          </table:table-cell>
          <table:table-cell table:formula="of:=IF([.I95]&gt;0;[.A95];&quot;&quot;)" office:value-type="float" office:value="8">
            <text:p>8</text:p>
          </table:table-cell>
          <table:table-cell table:formula="of:=IF([.L95]&gt;0;[.$D$79]-[.J95]*[.$F$79]/[.L95];&quot;&quot;)" office:value-type="float" office:value="7.84842788558745">
            <text:p>7.8484278856</text:p>
          </table:table-cell>
          <table:table-cell table:formula="of:=IF([.L95]&gt;0;[.$E$79]-[.K95]*[.$F$79]/[.L95];&quot;&quot;)" office:value-type="float" office:value="-7.07106781186547">
            <text:p>-7.0710678119</text:p>
          </table:table-cell>
          <table:table-cell/>
          <table:table-cell table:formula="of:=IF([.O95]&gt;0;[.$D$79]-[.M95]*[.$F$79]/[.O95];&quot;&quot;)" office:value-type="float" office:value="40.330128788746">
            <text:p>40.3301287887</text:p>
          </table:table-cell>
          <table:table-cell table:formula="of:=IF([.O95]&gt;0;[.$E$79]-[.N95]*[.$F$79]/[.O95];&quot;&quot;)" office:value-type="float" office:value="-36.3355667763959">
            <text:p>-36.3355667764</text:p>
          </table:table-cell>
          <table:table-cell table:number-columns-repeated="3"/>
          <table:table-cell office:value-type="float" office:value="3">
            <text:p>3</text:p>
          </table:table-cell>
          <table:table-cell table:number-columns-repeated="2" office:value-type="float" office:value="0">
            <text:p>0</text:p>
          </table:table-cell>
        </table:table-row>
        <table:table-row table:style-name="ro1">
          <table:table-cell office:value-type="float" office:value="9">
            <text:p>9</text:p>
          </table:table-cell>
          <table:table-cell table:formula="of:=[.B95]+15" office:value-type="float" office:value="-42.5">
            <text:p>-42.5</text:p>
          </table:table-cell>
          <table:table-cell table:formula="of:=ATAN(TAN([.B96]*PI()/180)*[.$B$67])" office:value-type="float" office:value="-0.574928510573055">
            <text:p>-0.5749285106</text:p>
          </table:table-cell>
          <table:table-cell table:formula="of:=SIN([.B96]*PI()/180)*SIGN([.$B$66])" office:value-type="float" office:value="-0.67559020761566">
            <text:p>-0.6755902076</text:p>
          </table:table-cell>
          <table:table-cell table:formula="of:=COS([.B96]*PI()/180)" office:value-type="float" office:value="0.737277336810124">
            <text:p>0.7372773368</text:p>
          </table:table-cell>
          <table:table-cell/>
          <table:table-cell table:formula="of:=[.$D96]*[.I$84]" office:value-type="float" office:value="-0.620026038106073">
            <text:p>-0.6200260381</text:p>
          </table:table-cell>
          <table:table-cell table:formula="of:=[.$E96]*[.I$84]*[.$B$67]-[.I$83]*[.$B$68]" office:value-type="float" office:value="0.197630543979285">
            <text:p>0.197630544</text:p>
          </table:table-cell>
          <table:table-cell table:formula="of:=[.I$83]*[.$B$67]+[.$E96]*[.I$84]*[.$B$68]" office:value-type="float" office:value="0.759282477182858">
            <text:p>0.7592824772</text:p>
          </table:table-cell>
          <table:table-cell table:formula="of:=[.$D96]*[.L$84]" office:value-type="float" office:value="-0.67559020761566">
            <text:p>-0.6755902076</text:p>
          </table:table-cell>
          <table:table-cell table:formula="of:=[.$E96]*[.L$84]*[.$B$67]-[.L$83]*[.$B$68]" office:value-type="float" office:value="0.521333804473597">
            <text:p>0.5213338045</text:p>
          </table:table-cell>
          <table:table-cell table:formula="of:=[.L$83]*[.$B$67]+[.$E96]*[.L$84]*[.$B$68]" office:value-type="float" office:value="0.521333804473597">
            <text:p>0.5213338045</text:p>
          </table:table-cell>
          <table:table-cell table:formula="of:=[.$D96]*[.O$84]" office:value-type="float" office:value="-0.620026038106073">
            <text:p>-0.6200260381</text:p>
          </table:table-cell>
          <table:table-cell table:formula="of:=[.$E96]*[.O$84]*[.$B$67]-[.O$83]*[.$B$68]" office:value-type="float" office:value="0.759282477182858">
            <text:p>0.7592824772</text:p>
          </table:table-cell>
          <table:table-cell table:formula="of:=[.O$83]*[.$B$67]+[.$E96]*[.O$84]*[.$B$68]" office:value-type="float" office:value="0.197630543979285">
            <text:p>0.197630544</text:p>
          </table:table-cell>
          <table:table-cell table:formula="of:=IF([.I96]&gt;0;[.$D$79]-[.G96]*[.$F$79]/[.I96];&quot;&quot;)" office:value-type="float" office:value="2.88709820937595">
            <text:p>2.8870982094</text:p>
          </table:table-cell>
          <table:table-cell table:formula="of:=IF([.I96]&gt;0;[.$E$79]-[.H96]*[.$F$79]/[.I96];&quot;&quot;)" office:value-type="float" office:value="-4.45578362864354">
            <text:p>-4.4557836286</text:p>
          </table:table-cell>
          <table:table-cell table:formula="of:=IF([.I96]&gt;0;[.A96];&quot;&quot;)" office:value-type="float" office:value="9">
            <text:p>9</text:p>
          </table:table-cell>
          <table:table-cell table:formula="of:=IF([.L96]&gt;0;[.$D$79]-[.J96]*[.$F$79]/[.L96];&quot;&quot;)" office:value-type="float" office:value="4.58165587008712">
            <text:p>4.5816558701</text:p>
          </table:table-cell>
          <table:table-cell table:formula="of:=IF([.L96]&gt;0;[.$E$79]-[.K96]*[.$F$79]/[.L96];&quot;&quot;)" office:value-type="float" office:value="-7.07106781186547">
            <text:p>-7.0710678119</text:p>
          </table:table-cell>
          <table:table-cell/>
          <table:table-cell table:formula="of:=IF([.O96]&gt;0;[.$D$79]-[.M96]*[.$F$79]/[.O96];&quot;&quot;)" office:value-type="float" office:value="11.0920257372511">
            <text:p>11.0920257373</text:p>
          </table:table-cell>
          <table:table-cell table:formula="of:=IF([.O96]&gt;0;[.$E$79]-[.N96]*[.$F$79]/[.O96];&quot;&quot;)" office:value-type="float" office:value="-17.118803415842">
            <text:p>-17.1188034158</text:p>
          </table:table-cell>
          <table:table-cell table:number-columns-repeated="4"/>
          <table:table-cell table:formula="of:=[.P90]">
            <text:p/>
          </table:table-cell>
          <table:table-cell table:formula="of:=[.Q90]">
            <text:p/>
          </table:table-cell>
        </table:table-row>
        <table:table-row table:style-name="ro1">
          <table:table-cell office:value-type="float" office:value="10">
            <text:p>10</text:p>
          </table:table-cell>
          <table:table-cell table:formula="of:=[.B96]+15" office:value-type="float" office:value="-27.5">
            <text:p>-27.5</text:p>
          </table:table-cell>
          <table:table-cell table:formula="of:=ATAN(TAN([.B97]*PI()/180)*[.$B$67])" office:value-type="float" office:value="-0.352704585632402">
            <text:p>-0.3527045856</text:p>
          </table:table-cell>
          <table:table-cell table:formula="of:=SIN([.B97]*PI()/180)*SIGN([.$B$66])" office:value-type="float" office:value="-0.461748613235034">
            <text:p>-0.4617486132</text:p>
          </table:table-cell>
          <table:table-cell table:formula="of:=COS([.B97]*PI()/180)" office:value-type="float" office:value="0.887010833178222">
            <text:p>0.8870108332</text:p>
          </table:table-cell>
          <table:table-cell/>
          <table:table-cell table:formula="of:=[.$D97]*[.I$84]" office:value-type="float" office:value="-0.423771925699616">
            <text:p>-0.4237719257</text:p>
          </table:table-cell>
          <table:table-cell table:formula="of:=[.$E97]*[.I$84]*[.$B$67]-[.I$83]*[.$B$68]" office:value-type="float" office:value="0.29480017420194">
            <text:p>0.2948001742</text:p>
          </table:table-cell>
          <table:table-cell table:formula="of:=[.I$83]*[.$B$67]+[.$E97]*[.I$84]*[.$B$68]" office:value-type="float" office:value="0.856452107405513">
            <text:p>0.8564521074</text:p>
          </table:table-cell>
          <table:table-cell table:formula="of:=[.$D97]*[.L$84]" office:value-type="float" office:value="-0.461748613235034">
            <text:p>-0.4617486132</text:p>
          </table:table-cell>
          <table:table-cell table:formula="of:=[.$E97]*[.L$84]*[.$B$67]-[.L$83]*[.$B$68]" office:value-type="float" office:value="0.62721137512625">
            <text:p>0.6272113751</text:p>
          </table:table-cell>
          <table:table-cell table:formula="of:=[.L$83]*[.$B$67]+[.$E97]*[.L$84]*[.$B$68]" office:value-type="float" office:value="0.62721137512625">
            <text:p>0.6272113751</text:p>
          </table:table-cell>
          <table:table-cell table:formula="of:=[.$D97]*[.O$84]" office:value-type="float" office:value="-0.423771925699616">
            <text:p>-0.4237719257</text:p>
          </table:table-cell>
          <table:table-cell table:formula="of:=[.$E97]*[.O$84]*[.$B$67]-[.O$83]*[.$B$68]" office:value-type="float" office:value="0.856452107405513">
            <text:p>0.8564521074</text:p>
          </table:table-cell>
          <table:table-cell table:formula="of:=[.O$83]*[.$B$67]+[.$E97]*[.O$84]*[.$B$68]" office:value-type="float" office:value="0.29480017420194">
            <text:p>0.2948001742</text:p>
          </table:table-cell>
          <table:table-cell table:formula="of:=IF([.I97]&gt;0;[.$D$79]-[.G97]*[.$F$79]/[.I97];&quot;&quot;)" office:value-type="float" office:value="1.74937979454817">
            <text:p>1.7493797945</text:p>
          </table:table-cell>
          <table:table-cell table:formula="of:=IF([.I97]&gt;0;[.$E$79]-[.H97]*[.$F$79]/[.I97];&quot;&quot;)" office:value-type="float" office:value="-4.7525033107057">
            <text:p>-4.7525033107</text:p>
          </table:table-cell>
          <table:table-cell table:formula="of:=IF([.I97]&gt;0;[.A97];&quot;&quot;)" office:value-type="float" office:value="10">
            <text:p>10</text:p>
          </table:table-cell>
          <table:table-cell table:formula="of:=IF([.L97]&gt;0;[.$D$79]-[.J97]*[.$F$79]/[.L97];&quot;&quot;)" office:value-type="float" office:value="2.60283525275873">
            <text:p>2.6028352528</text:p>
          </table:table-cell>
          <table:table-cell table:formula="of:=IF([.L97]&gt;0;[.$E$79]-[.K97]*[.$F$79]/[.L97];&quot;&quot;)" office:value-type="float" office:value="-7.07106781186548">
            <text:p>-7.0710678119</text:p>
          </table:table-cell>
          <table:table-cell/>
          <table:table-cell table:formula="of:=IF([.O97]&gt;0;[.$D$79]-[.M97]*[.$F$79]/[.O97];&quot;&quot;)" office:value-type="float" office:value="5.08229011651494">
            <text:p>5.0822901165</text:p>
          </table:table-cell>
          <table:table-cell table:formula="of:=IF([.O97]&gt;0;[.$E$79]-[.N97]*[.$F$79]/[.O97];&quot;&quot;)" office:value-type="float" office:value="-13.8069507147489">
            <text:p>-13.8069507147</text:p>
          </table:table-cell>
          <table:table-cell table:number-columns-repeated="4"/>
          <table:table-cell table:formula="of:=[.S90]">
            <text:p/>
          </table:table-cell>
          <table:table-cell table:formula="of:=[.T90]">
            <text:p/>
          </table:table-cell>
        </table:table-row>
        <table:table-row table:style-name="ro1">
          <table:table-cell office:value-type="float" office:value="11">
            <text:p>11</text:p>
          </table:table-cell>
          <table:table-cell table:formula="of:=[.B97]+15" office:value-type="float" office:value="-12.5">
            <text:p>-12.5</text:p>
          </table:table-cell>
          <table:table-cell table:formula="of:=ATAN(TAN([.B98]*PI()/180)*[.$B$67])" office:value-type="float" office:value="-0.155496304878486">
            <text:p>-0.1554963049</text:p>
          </table:table-cell>
          <table:table-cell table:formula="of:=SIN([.B98]*PI()/180)*SIGN([.$B$66])" office:value-type="float" office:value="-0.216439613938103">
            <text:p>-0.2164396139</text:p>
          </table:table-cell>
          <table:table-cell table:formula="of:=COS([.B98]*PI()/180)" office:value-type="float" office:value="0.976296007119933">
            <text:p>0.9762960071</text:p>
          </table:table-cell>
          <table:table-cell/>
          <table:table-cell table:formula="of:=[.$D98]*[.I$84]" office:value-type="float" office:value="-0.198638456872949">
            <text:p>-0.1986384569</text:p>
          </table:table-cell>
          <table:table-cell table:formula="of:=[.$E98]*[.I$84]*[.$B$67]-[.I$83]*[.$B$68]" office:value-type="float" office:value="0.352741834195996">
            <text:p>0.3527418342</text:p>
          </table:table-cell>
          <table:table-cell table:formula="of:=[.I$83]*[.$B$67]+[.$E98]*[.I$84]*[.$B$68]" office:value-type="float" office:value="0.914393767399569">
            <text:p>0.9143937674</text:p>
          </table:table-cell>
          <table:table-cell table:formula="of:=[.$D98]*[.L$84]" office:value-type="float" office:value="-0.216439613938103">
            <text:p>-0.2164396139</text:p>
          </table:table-cell>
          <table:table-cell table:formula="of:=[.$E98]*[.L$84]*[.$B$67]-[.L$83]*[.$B$68]" office:value-type="float" office:value="0.690345527079855">
            <text:p>0.6903455271</text:p>
          </table:table-cell>
          <table:table-cell table:formula="of:=[.L$83]*[.$B$67]+[.$E98]*[.L$84]*[.$B$68]" office:value-type="float" office:value="0.690345527079855">
            <text:p>0.6903455271</text:p>
          </table:table-cell>
          <table:table-cell table:formula="of:=[.$D98]*[.O$84]" office:value-type="float" office:value="-0.198638456872949">
            <text:p>-0.1986384569</text:p>
          </table:table-cell>
          <table:table-cell table:formula="of:=[.$E98]*[.O$84]*[.$B$67]-[.O$83]*[.$B$68]" office:value-type="float" office:value="0.914393767399569">
            <text:p>0.9143937674</text:p>
          </table:table-cell>
          <table:table-cell table:formula="of:=[.O$83]*[.$B$67]+[.$E98]*[.O$84]*[.$B$68]" office:value-type="float" office:value="0.352741834195996">
            <text:p>0.3527418342</text:p>
          </table:table-cell>
          <table:table-cell table:formula="of:=IF([.I98]&gt;0;[.$D$79]-[.G98]*[.$F$79]/[.I98];&quot;&quot;)" office:value-type="float" office:value="0.76804219837774">
            <text:p>0.7680421984</text:p>
          </table:table-cell>
          <table:table-cell table:formula="of:=IF([.I98]&gt;0;[.$E$79]-[.H98]*[.$F$79]/[.I98];&quot;&quot;)" office:value-type="float" office:value="-4.89942193678354">
            <text:p>-4.8994219368</text:p>
          </table:table-cell>
          <table:table-cell table:formula="of:=IF([.I98]&gt;0;[.A98];&quot;&quot;)" office:value-type="float" office:value="11">
            <text:p>11</text:p>
          </table:table-cell>
          <table:table-cell table:formula="of:=IF([.L98]&gt;0;[.$D$79]-[.J98]*[.$F$79]/[.L98];&quot;&quot;)" office:value-type="float" office:value="1.1084733132147">
            <text:p>1.1084733132</text:p>
          </table:table-cell>
          <table:table-cell table:formula="of:=IF([.L98]&gt;0;[.$E$79]-[.K98]*[.$F$79]/[.L98];&quot;&quot;)" office:value-type="float" office:value="-7.07106781186547">
            <text:p>-7.0710678119</text:p>
          </table:table-cell>
          <table:table-cell/>
          <table:table-cell table:formula="of:=IF([.O98]&gt;0;[.$D$79]-[.M98]*[.$F$79]/[.O98];&quot;&quot;)" office:value-type="float" office:value="1.99095466206101">
            <text:p>1.9909546621</text:p>
          </table:table-cell>
          <table:table-cell table:formula="of:=IF([.O98]&gt;0;[.$E$79]-[.N98]*[.$F$79]/[.O98];&quot;&quot;)" office:value-type="float" office:value="-12.7005091218252">
            <text:p>-12.7005091218</text:p>
          </table:table-cell>
          <table:table-cell table:number-columns-repeated="4"/>
          <table:table-cell table:formula="of:=[.V90]">
            <text:p/>
          </table:table-cell>
          <table:table-cell table:formula="of:=[.W90]">
            <text:p/>
          </table:table-cell>
        </table:table-row>
        <table:table-row table:style-name="ro1">
          <table:table-cell office:value-type="float" office:value="12">
            <text:p>12</text:p>
          </table:table-cell>
          <table:table-cell table:formula="of:=[.B98]+15" office:value-type="float" office:value="2.5">
            <text:p>2.5</text:p>
          </table:table-cell>
          <table:table-cell table:formula="of:=ATAN(TAN([.B99]*PI()/180)*[.$B$67])" office:value-type="float" office:value="0.0308631456723928">
            <text:p>0.0308631457</text:p>
          </table:table-cell>
          <table:table-cell table:formula="of:=SIN([.B99]*PI()/180)*SIGN([.$B$66])" office:value-type="float" office:value="0.043619387365336">
            <text:p>0.0436193874</text:p>
          </table:table-cell>
          <table:table-cell table:formula="of:=COS([.B99]*PI()/180)" office:value-type="float" office:value="0.999048221581858">
            <text:p>0.9990482216</text:p>
          </table:table-cell>
          <table:table-cell/>
          <table:table-cell table:formula="of:=[.$D99]*[.I$84]" office:value-type="float" office:value="0.0400318945240385">
            <text:p>0.0400318945</text:p>
          </table:table-cell>
          <table:table-cell table:formula="of:=[.$E99]*[.I$84]*[.$B$67]-[.I$83]*[.$B$68]" office:value-type="float" office:value="0.367506895585979">
            <text:p>0.3675068956</text:p>
          </table:table-cell>
          <table:table-cell table:formula="of:=[.I$83]*[.$B$67]+[.$E99]*[.I$84]*[.$B$68]" office:value-type="float" office:value="0.929158828789552">
            <text:p>0.9291588288</text:p>
          </table:table-cell>
          <table:table-cell table:formula="of:=[.$D99]*[.L$84]" office:value-type="float" office:value="0.043619387365336">
            <text:p>0.0436193874</text:p>
          </table:table-cell>
          <table:table-cell table:formula="of:=[.$E99]*[.L$84]*[.$B$67]-[.L$83]*[.$B$68]" office:value-type="float" office:value="0.706433772212892">
            <text:p>0.7064337722</text:p>
          </table:table-cell>
          <table:table-cell table:formula="of:=[.L$83]*[.$B$67]+[.$E99]*[.L$84]*[.$B$68]" office:value-type="float" office:value="0.706433772212892">
            <text:p>0.7064337722</text:p>
          </table:table-cell>
          <table:table-cell table:formula="of:=[.$D99]*[.O$84]" office:value-type="float" office:value="0.0400318945240385">
            <text:p>0.0400318945</text:p>
          </table:table-cell>
          <table:table-cell table:formula="of:=[.$E99]*[.O$84]*[.$B$67]-[.O$83]*[.$B$68]" office:value-type="float" office:value="0.929158828789552">
            <text:p>0.9291588288</text:p>
          </table:table-cell>
          <table:table-cell table:formula="of:=[.O$83]*[.$B$67]+[.$E99]*[.O$84]*[.$B$68]" office:value-type="float" office:value="0.367506895585979">
            <text:p>0.3675068956</text:p>
          </table:table-cell>
          <table:table-cell table:formula="of:=IF([.I99]&gt;0;[.$D$79]-[.G99]*[.$F$79]/[.I99];&quot;&quot;)" office:value-type="float" office:value="-0.152325001951327">
            <text:p>-0.152325002</text:p>
          </table:table-cell>
          <table:table-cell table:formula="of:=IF([.I99]&gt;0;[.$E$79]-[.H99]*[.$F$79]/[.I99];&quot;&quot;)" office:value-type="float" office:value="-4.93393109029894">
            <text:p>-4.9339310903</text:p>
          </table:table-cell>
          <table:table-cell table:formula="of:=IF([.I99]&gt;0;[.A99];&quot;&quot;)" office:value-type="float" office:value="12">
            <text:p>12</text:p>
          </table:table-cell>
          <table:table-cell table:formula="of:=IF([.L99]&gt;0;[.$D$79]-[.J99]*[.$F$79]/[.L99];&quot;&quot;)" office:value-type="float" office:value="-0.21830471454256">
            <text:p>-0.2183047145</text:p>
          </table:table-cell>
          <table:table-cell table:formula="of:=IF([.L99]&gt;0;[.$E$79]-[.K99]*[.$F$79]/[.L99];&quot;&quot;)" office:value-type="float" office:value="-7.07106781186547">
            <text:p>-7.0710678119</text:p>
          </table:table-cell>
          <table:table-cell/>
          <table:table-cell table:formula="of:=IF([.O99]&gt;0;[.$D$79]-[.M99]*[.$F$79]/[.O99];&quot;&quot;)" office:value-type="float" office:value="-0.385119632062384">
            <text:p>-0.3851196321</text:p>
          </table:table-cell>
          <table:table-cell table:formula="of:=IF([.O99]&gt;0;[.$E$79]-[.N99]*[.$F$79]/[.O99];&quot;&quot;)" office:value-type="float" office:value="-12.4743390892865">
            <text:p>-12.4743390893</text:p>
          </table:table-cell>
          <table:table-cell table:number-columns-repeated="6"/>
        </table:table-row>
        <table:table-row table:style-name="ro1">
          <table:table-cell office:value-type="float" office:value="1">
            <text:p>1</text:p>
          </table:table-cell>
          <table:table-cell table:formula="of:=[.B99]+15" office:value-type="float" office:value="17.5">
            <text:p>17.5</text:p>
          </table:table-cell>
          <table:table-cell table:formula="of:=ATAN(TAN([.B100]*PI()/180)*[.$B$67])" office:value-type="float" office:value="0.219362284202645">
            <text:p>0.2193622842</text:p>
          </table:table-cell>
          <table:table-cell table:formula="of:=SIN([.B100]*PI()/180)*SIGN([.$B$66])" office:value-type="float" office:value="0.300705799504273">
            <text:p>0.3007057995</text:p>
          </table:table-cell>
          <table:table-cell table:formula="of:=COS([.B100]*PI()/180)" office:value-type="float" office:value="0.953716950748227">
            <text:p>0.9537169507</text:p>
          </table:table-cell>
          <table:table-cell/>
          <table:table-cell table:formula="of:=[.$D100]*[.I$84]" office:value-type="float" office:value="0.275974138465046">
            <text:p>0.2759741385</text:p>
          </table:table-cell>
          <table:table-cell table:formula="of:=[.$E100]*[.I$84]*[.$B$67]-[.I$83]*[.$B$68]" office:value-type="float" office:value="0.338089143838579">
            <text:p>0.3380891438</text:p>
          </table:table-cell>
          <table:table-cell table:formula="of:=[.I$83]*[.$B$67]+[.$E100]*[.I$84]*[.$B$68]" office:value-type="float" office:value="0.899741077042152">
            <text:p>0.899741077</text:p>
          </table:table-cell>
          <table:table-cell table:formula="of:=[.$D100]*[.L$84]" office:value-type="float" office:value="0.300705799504273">
            <text:p>0.3007057995</text:p>
          </table:table-cell>
          <table:table-cell table:formula="of:=[.$E100]*[.L$84]*[.$B$67]-[.L$83]*[.$B$68]" office:value-type="float" office:value="0.674379723206628">
            <text:p>0.6743797232</text:p>
          </table:table-cell>
          <table:table-cell table:formula="of:=[.L$83]*[.$B$67]+[.$E100]*[.L$84]*[.$B$68]" office:value-type="float" office:value="0.674379723206628">
            <text:p>0.6743797232</text:p>
          </table:table-cell>
          <table:table-cell table:formula="of:=[.$D100]*[.O$84]" office:value-type="float" office:value="0.275974138465046">
            <text:p>0.2759741385</text:p>
          </table:table-cell>
          <table:table-cell table:formula="of:=[.$E100]*[.O$84]*[.$B$67]-[.O$83]*[.$B$68]" office:value-type="float" office:value="0.899741077042152">
            <text:p>0.899741077</text:p>
          </table:table-cell>
          <table:table-cell table:formula="of:=[.O$83]*[.$B$67]+[.$E100]*[.O$84]*[.$B$68]" office:value-type="float" office:value="0.338089143838579">
            <text:p>0.3380891438</text:p>
          </table:table-cell>
          <table:table-cell table:formula="of:=IF([.I100]&gt;0;[.$D$79]-[.G100]*[.$F$79]/[.I100];&quot;&quot;)" office:value-type="float" office:value="-1.08444078924501">
            <text:p>-1.0844407892</text:p>
          </table:table-cell>
          <table:table-cell table:formula="of:=IF([.I100]&gt;0;[.$E$79]-[.H100]*[.$F$79]/[.I100];&quot;&quot;)" office:value-type="float" office:value="-4.86405570155713">
            <text:p>-4.8640557016</text:p>
          </table:table-cell>
          <table:table-cell table:formula="of:=IF([.I100]&gt;0;[.A100];&quot;&quot;)" office:value-type="float" office:value="1">
            <text:p>1</text:p>
          </table:table-cell>
          <table:table-cell table:formula="of:=IF([.L100]&gt;0;[.$D$79]-[.J100]*[.$F$79]/[.L100];&quot;&quot;)" office:value-type="float" office:value="-1.57649394439492">
            <text:p>-1.5764939444</text:p>
          </table:table-cell>
          <table:table-cell table:formula="of:=IF([.L100]&gt;0;[.$E$79]-[.K100]*[.$F$79]/[.L100];&quot;&quot;)" office:value-type="float" office:value="-7.07106781186547">
            <text:p>-7.0710678119</text:p>
          </table:table-cell>
          <table:table-cell/>
          <table:table-cell table:formula="of:=IF([.O100]&gt;0;[.$D$79]-[.M100]*[.$F$79]/[.O100];&quot;&quot;)" office:value-type="float" office:value="-2.88597235813524">
            <text:p>-2.8859723581</text:p>
          </table:table-cell>
          <table:table-cell table:formula="of:=IF([.O100]&gt;0;[.$E$79]-[.N100]*[.$F$79]/[.O100];&quot;&quot;)" office:value-type="float" office:value="-12.9444875574045">
            <text:p>-12.9444875574</text:p>
          </table:table-cell>
          <table:table-cell table:number-columns-repeated="3"/>
          <table:table-cell office:value-type="float" office:value="4">
            <text:p>4</text:p>
          </table:table-cell>
          <table:table-cell table:number-columns-repeated="2" office:value-type="float" office:value="0">
            <text:p>0</text:p>
          </table:table-cell>
        </table:table-row>
        <table:table-row table:style-name="ro1">
          <table:table-cell office:value-type="float" office:value="2">
            <text:p>2</text:p>
          </table:table-cell>
          <table:table-cell table:formula="of:=[.B100]+15" office:value-type="float" office:value="32.5">
            <text:p>32.5</text:p>
          </table:table-cell>
          <table:table-cell table:formula="of:=ATAN(TAN([.B101]*PI()/180)*[.$B$67])" office:value-type="float" office:value="0.423250280777442">
            <text:p>0.4232502808</text:p>
          </table:table-cell>
          <table:table-cell table:formula="of:=SIN([.B101]*PI()/180)*SIGN([.$B$66])" office:value-type="float" office:value="0.537299608346824">
            <text:p>0.5372996083</text:p>
          </table:table-cell>
          <table:table-cell table:formula="of:=COS([.B101]*PI()/180)" office:value-type="float" office:value="0.843391445812886">
            <text:p>0.8433914458</text:p>
          </table:table-cell>
          <table:table-cell/>
          <table:table-cell table:formula="of:=[.$D101]*[.I$84]" office:value-type="float" office:value="0.493109200938489">
            <text:p>0.4931092009</text:p>
          </table:table-cell>
          <table:table-cell table:formula="of:=[.$E101]*[.I$84]*[.$B$67]-[.I$83]*[.$B$68]" office:value-type="float" office:value="0.266493350120248">
            <text:p>0.2664933501</text:p>
          </table:table-cell>
          <table:table-cell table:formula="of:=[.I$83]*[.$B$67]+[.$E101]*[.I$84]*[.$B$68]" office:value-type="float" office:value="0.828145283323821">
            <text:p>0.8281452833</text:p>
          </table:table-cell>
          <table:table-cell table:formula="of:=[.$D101]*[.L$84]" office:value-type="float" office:value="0.537299608346824">
            <text:p>0.5372996083</text:p>
          </table:table-cell>
          <table:table-cell table:formula="of:=[.$E101]*[.L$84]*[.$B$67]-[.L$83]*[.$B$68]" office:value-type="float" office:value="0.596367810529018">
            <text:p>0.5963678105</text:p>
          </table:table-cell>
          <table:table-cell table:formula="of:=[.L$83]*[.$B$67]+[.$E101]*[.L$84]*[.$B$68]" office:value-type="float" office:value="0.596367810529018">
            <text:p>0.5963678105</text:p>
          </table:table-cell>
          <table:table-cell table:formula="of:=[.$D101]*[.O$84]" office:value-type="float" office:value="0.493109200938489">
            <text:p>0.4931092009</text:p>
          </table:table-cell>
          <table:table-cell table:formula="of:=[.$E101]*[.O$84]*[.$B$67]-[.O$83]*[.$B$68]" office:value-type="float" office:value="0.828145283323821">
            <text:p>0.8281452833</text:p>
          </table:table-cell>
          <table:table-cell table:formula="of:=[.O$83]*[.$B$67]+[.$E101]*[.O$84]*[.$B$68]" office:value-type="float" office:value="0.266493350120248">
            <text:p>0.2664933501</text:p>
          </table:table-cell>
          <table:table-cell table:formula="of:=IF([.I101]&gt;0;[.$D$79]-[.G101]*[.$F$79]/[.I101];&quot;&quot;)" office:value-type="float" office:value="-2.10519136479066">
            <text:p>-2.1051913648</text:p>
          </table:table-cell>
          <table:table-cell table:formula="of:=IF([.I101]&gt;0;[.$E$79]-[.H101]*[.$F$79]/[.I101];&quot;&quot;)" office:value-type="float" office:value="-4.67325248506195">
            <text:p>-4.6732524851</text:p>
          </table:table-cell>
          <table:table-cell table:formula="of:=IF([.I101]&gt;0;[.A101];&quot;&quot;)" office:value-type="float" office:value="2">
            <text:p>2</text:p>
          </table:table-cell>
          <table:table-cell table:formula="of:=IF([.L101]&gt;0;[.$D$79]-[.J101]*[.$F$79]/[.L101];&quot;&quot;)" office:value-type="float" office:value="-3.18535130403747">
            <text:p>-3.185351304</text:p>
          </table:table-cell>
          <table:table-cell table:formula="of:=IF([.L101]&gt;0;[.$E$79]-[.K101]*[.$F$79]/[.L101];&quot;&quot;)" office:value-type="float" office:value="-7.07106781186547">
            <text:p>-7.0710678119</text:p>
          </table:table-cell>
          <table:table-cell/>
          <table:table-cell table:formula="of:=IF([.O101]&gt;0;[.$D$79]-[.M101]*[.$F$79]/[.O101];&quot;&quot;)" office:value-type="float" office:value="-6.54201802205858">
            <text:p>-6.5420180221</text:p>
          </table:table-cell>
          <table:table-cell table:formula="of:=IF([.O101]&gt;0;[.$E$79]-[.N101]*[.$F$79]/[.O101];&quot;&quot;)" office:value-type="float" office:value="-14.5224336800115">
            <text:p>-14.52243368</text:p>
          </table:table-cell>
          <table:table-cell table:number-columns-repeated="4"/>
          <table:table-cell table:formula="of:=[.P91]">
            <text:p/>
          </table:table-cell>
          <table:table-cell table:formula="of:=[.Q91]">
            <text:p/>
          </table:table-cell>
        </table:table-row>
        <table:table-row table:style-name="ro1">
          <table:table-cell office:value-type="float" office:value="3">
            <text:p>3</text:p>
          </table:table-cell>
          <table:table-cell table:formula="of:=[.B101]+15" office:value-type="float" office:value="47.5">
            <text:p>47.5</text:p>
          </table:table-cell>
          <table:table-cell table:formula="of:=ATAN(TAN([.B102]*PI()/180)*[.$B$67])" office:value-type="float" office:value="0.657227303062052">
            <text:p>0.6572273031</text:p>
          </table:table-cell>
          <table:table-cell table:formula="of:=SIN([.B102]*PI()/180)*SIGN([.$B$66])" office:value-type="float" office:value="0.737277336810124">
            <text:p>0.7372773368</text:p>
          </table:table-cell>
          <table:table-cell table:formula="of:=COS([.B102]*PI()/180)" office:value-type="float" office:value="0.67559020761566">
            <text:p>0.6755902076</text:p>
          </table:table-cell>
          <table:table-cell/>
          <table:table-cell table:formula="of:=[.$D102]*[.I$84]" office:value-type="float" office:value="0.676639686269458">
            <text:p>0.6766396863</text:p>
          </table:table-cell>
          <table:table-cell table:formula="of:=[.$E102]*[.I$84]*[.$B$67]-[.I$83]*[.$B$68]" office:value-type="float" office:value="0.157598649455246">
            <text:p>0.1575986495</text:p>
          </table:table-cell>
          <table:table-cell table:formula="of:=[.I$83]*[.$B$67]+[.$E102]*[.I$84]*[.$B$68]" office:value-type="float" office:value="0.71925058265882">
            <text:p>0.7192505827</text:p>
          </table:table-cell>
          <table:table-cell table:formula="of:=[.$D102]*[.L$84]" office:value-type="float" office:value="0.737277336810124">
            <text:p>0.7372773368</text:p>
          </table:table-cell>
          <table:table-cell table:formula="of:=[.$E102]*[.L$84]*[.$B$67]-[.L$83]*[.$B$68]" office:value-type="float" office:value="0.477714417108261">
            <text:p>0.4777144171</text:p>
          </table:table-cell>
          <table:table-cell table:formula="of:=[.L$83]*[.$B$67]+[.$E102]*[.L$84]*[.$B$68]" office:value-type="float" office:value="0.477714417108261">
            <text:p>0.4777144171</text:p>
          </table:table-cell>
          <table:table-cell table:formula="of:=[.$D102]*[.O$84]" office:value-type="float" office:value="0.676639686269458">
            <text:p>0.6766396863</text:p>
          </table:table-cell>
          <table:table-cell table:formula="of:=[.$E102]*[.O$84]*[.$B$67]-[.O$83]*[.$B$68]" office:value-type="float" office:value="0.71925058265882">
            <text:p>0.7192505827</text:p>
          </table:table-cell>
          <table:table-cell table:formula="of:=[.O$83]*[.$B$67]+[.$E102]*[.O$84]*[.$B$68]" office:value-type="float" office:value="0.157598649455247">
            <text:p>0.1575986495</text:p>
          </table:table-cell>
          <table:table-cell table:formula="of:=IF([.I102]&gt;0;[.$D$79]-[.G102]*[.$F$79]/[.I102];&quot;&quot;)" office:value-type="float" office:value="-3.32607662834546">
            <text:p>-3.3260766283</text:p>
          </table:table-cell>
          <table:table-cell table:formula="of:=IF([.I102]&gt;0;[.$E$79]-[.H102]*[.$F$79]/[.I102];&quot;&quot;)" office:value-type="float" office:value="-4.3102227030116">
            <text:p>-4.310222703</text:p>
          </table:table-cell>
          <table:table-cell table:formula="of:=IF([.I102]&gt;0;[.A102];&quot;&quot;)" office:value-type="float" office:value="3">
            <text:p>3</text:p>
          </table:table-cell>
          <table:table-cell table:formula="of:=IF([.L102]&gt;0;[.$D$79]-[.J102]*[.$F$79]/[.L102];&quot;&quot;)" office:value-type="float" office:value="-5.45654250534636">
            <text:p>-5.4565425053</text:p>
          </table:table-cell>
          <table:table-cell table:formula="of:=IF([.L102]&gt;0;[.$E$79]-[.K102]*[.$F$79]/[.L102];&quot;&quot;)" office:value-type="float" office:value="-7.07106781186548">
            <text:p>-7.0710678119</text:p>
          </table:table-cell>
          <table:table-cell/>
          <table:table-cell table:formula="of:=IF([.O102]&gt;0;[.$D$79]-[.M102]*[.$F$79]/[.O102];&quot;&quot;)" office:value-type="float" office:value="-15.1795879036685">
            <text:p>-15.1795879037</text:p>
          </table:table-cell>
          <table:table-cell table:formula="of:=IF([.O102]&gt;0;[.$E$79]-[.N102]*[.$F$79]/[.O102];&quot;&quot;)" office:value-type="float" office:value="-19.6710454134362">
            <text:p>-19.6710454134</text:p>
          </table:table-cell>
          <table:table-cell table:number-columns-repeated="4"/>
          <table:table-cell table:formula="of:=[.S91]">
            <text:p/>
          </table:table-cell>
          <table:table-cell table:formula="of:=[.T91]">
            <text:p/>
          </table:table-cell>
        </table:table-row>
        <table:table-row table:style-name="ro1">
          <table:table-cell office:value-type="float" office:value="4">
            <text:p>4</text:p>
          </table:table-cell>
          <table:table-cell table:formula="of:=[.B102]+15" office:value-type="float" office:value="62.5">
            <text:p>62.5</text:p>
          </table:table-cell>
          <table:table-cell table:formula="of:=ATAN(TAN([.B103]*PI()/180)*[.$B$67])" office:value-type="float" office:value="0.93619042763822">
            <text:p>0.9361904276</text:p>
          </table:table-cell>
          <table:table-cell table:formula="of:=SIN([.B103]*PI()/180)*SIGN([.$B$66])" office:value-type="float" office:value="0.887010833178222">
            <text:p>0.8870108332</text:p>
          </table:table-cell>
          <table:table-cell table:formula="of:=COS([.B103]*PI()/180)" office:value-type="float" office:value="0.461748613235034">
            <text:p>0.4617486132</text:p>
          </table:table-cell>
          <table:table-cell/>
          <table:table-cell table:formula="of:=[.$D103]*[.I$84]" office:value-type="float" office:value="0.814058295181115">
            <text:p>0.8140582952</text:p>
          </table:table-cell>
          <table:table-cell table:formula="of:=[.$E103]*[.I$84]*[.$B$67]-[.I$83]*[.$B$68]" office:value-type="float" office:value="0.0188260357368936">
            <text:p>0.0188260357</text:p>
          </table:table-cell>
          <table:table-cell table:formula="of:=[.I$83]*[.$B$67]+[.$E103]*[.I$84]*[.$B$68]" office:value-type="float" office:value="0.580477968940467">
            <text:p>0.5804779689</text:p>
          </table:table-cell>
          <table:table-cell table:formula="of:=[.$D103]*[.L$84]" office:value-type="float" office:value="0.887010833178222">
            <text:p>0.8870108332</text:p>
          </table:table-cell>
          <table:table-cell table:formula="of:=[.$E103]*[.L$84]*[.$B$67]-[.L$83]*[.$B$68]" office:value-type="float" office:value="0.326505575621977">
            <text:p>0.3265055756</text:p>
          </table:table-cell>
          <table:table-cell table:formula="of:=[.L$83]*[.$B$67]+[.$E103]*[.L$84]*[.$B$68]" office:value-type="float" office:value="0.326505575621977">
            <text:p>0.3265055756</text:p>
          </table:table-cell>
          <table:table-cell table:formula="of:=[.$D103]*[.O$84]" office:value-type="float" office:value="0.814058295181115">
            <text:p>0.8140582952</text:p>
          </table:table-cell>
          <table:table-cell table:formula="of:=[.$E103]*[.O$84]*[.$B$67]-[.O$83]*[.$B$68]" office:value-type="float" office:value="0.580477968940467">
            <text:p>0.5804779689</text:p>
          </table:table-cell>
          <table:table-cell table:formula="of:=[.O$83]*[.$B$67]+[.$E103]*[.O$84]*[.$B$68]" office:value-type="float" office:value="0.0188260357368937">
            <text:p>0.0188260357</text:p>
          </table:table-cell>
          <table:table-cell table:formula="of:=IF([.I103]&gt;0;[.$D$79]-[.G103]*[.$F$79]/[.I103];&quot;&quot;)" office:value-type="float" office:value="-4.95820833523108">
            <text:p>-4.9582083352</text:p>
          </table:table-cell>
          <table:table-cell table:formula="of:=IF([.I103]&gt;0;[.$E$79]-[.H103]*[.$F$79]/[.I103];&quot;&quot;)" office:value-type="float" office:value="-3.65019818472282">
            <text:p>-3.6501981847</text:p>
          </table:table-cell>
          <table:table-cell table:formula="of:=IF([.I103]&gt;0;[.A103];&quot;&quot;)" office:value-type="float" office:value="4">
            <text:p>4</text:p>
          </table:table-cell>
          <table:table-cell table:formula="of:=IF([.L103]&gt;0;[.$D$79]-[.J103]*[.$F$79]/[.L103];&quot;&quot;)" office:value-type="float" office:value="-9.60491063485583">
            <text:p>-9.6049106349</text:p>
          </table:table-cell>
          <table:table-cell table:formula="of:=IF([.L103]&gt;0;[.$E$79]-[.K103]*[.$F$79]/[.L103];&quot;&quot;)" office:value-type="float" office:value="-7.07106781186547">
            <text:p>-7.0710678119</text:p>
          </table:table-cell>
          <table:table-cell/>
          <table:table-cell table:formula="of:=IF([.O103]&gt;0;[.$D$79]-[.M103]*[.$F$79]/[.O103];&quot;&quot;)" office:value-type="float" office:value="-152.880337859888">
            <text:p>-152.8803378599</text:p>
          </table:table-cell>
          <table:table-cell table:formula="of:=IF([.O103]&gt;0;[.$E$79]-[.N103]*[.$F$79]/[.O103];&quot;&quot;)" office:value-type="float" office:value="-112.549431973388">
            <text:p>-112.5494319734</text:p>
          </table:table-cell>
          <table:table-cell table:number-columns-repeated="4"/>
          <table:table-cell table:formula="of:=[.V91]">
            <text:p/>
          </table:table-cell>
          <table:table-cell table:formula="of:=[.W91]">
            <text:p/>
          </table:table-cell>
        </table:table-row>
        <table:table-row table:style-name="ro1">
          <table:table-cell office:value-type="float" office:value="5">
            <text:p>5</text:p>
          </table:table-cell>
          <table:table-cell table:formula="of:=[.B103]+15" office:value-type="float" office:value="77.5">
            <text:p>77.5</text:p>
          </table:table-cell>
          <table:table-cell table:formula="of:=ATAN(TAN([.B104]*PI()/180)*[.$B$67])" office:value-type="float" office:value="1.2669791992424">
            <text:p>1.2669791992</text:p>
          </table:table-cell>
          <table:table-cell table:formula="of:=SIN([.B104]*PI()/180)*SIGN([.$B$66])" office:value-type="float" office:value="0.976296007119933">
            <text:p>0.9762960071</text:p>
          </table:table-cell>
          <table:table-cell table:formula="of:=COS([.B104]*PI()/180)" office:value-type="float" office:value="0.216439613938103">
            <text:p>0.2164396139</text:p>
          </table:table-cell>
          <table:table-cell/>
          <table:table-cell table:formula="of:=[.$D104]*[.I$84]" office:value-type="float" office:value="0.89600017657112">
            <text:p>0.8960001766</text:p>
          </table:table-cell>
          <table:table-cell table:formula="of:=[.$E104]*[.I$84]*[.$B$67]-[.I$83]*[.$B$68]" office:value-type="float" office:value="-0.140367366742493">
            <text:p>-0.1403673667</text:p>
          </table:table-cell>
          <table:table-cell table:formula="of:=[.I$83]*[.$B$67]+[.$E104]*[.I$84]*[.$B$68]" office:value-type="float" office:value="0.42128456646108">
            <text:p>0.4212845665</text:p>
          </table:table-cell>
          <table:table-cell table:formula="of:=[.$D104]*[.L$84]" office:value-type="float" office:value="0.976296007119933">
            <text:p>0.9762960071</text:p>
          </table:table-cell>
          <table:table-cell table:formula="of:=[.$E104]*[.L$84]*[.$B$67]-[.L$83]*[.$B$68]" office:value-type="float" office:value="0.153045918733031">
            <text:p>0.1530459187</text:p>
          </table:table-cell>
          <table:table-cell table:formula="of:=[.L$83]*[.$B$67]+[.$E104]*[.L$84]*[.$B$68]" office:value-type="float" office:value="0.153045918733031">
            <text:p>0.1530459187</text:p>
          </table:table-cell>
          <table:table-cell table:formula="of:=[.$D104]*[.O$84]" office:value-type="float" office:value="0.89600017657112">
            <text:p>0.8960001766</text:p>
          </table:table-cell>
          <table:table-cell table:formula="of:=[.$E104]*[.O$84]*[.$B$67]-[.O$83]*[.$B$68]" office:value-type="float" office:value="0.42128456646108">
            <text:p>0.4212845665</text:p>
          </table:table-cell>
          <table:table-cell table:formula="of:=[.O$83]*[.$B$67]+[.$E104]*[.O$84]*[.$B$68]" office:value-type="float" office:value="-0.140367366742493">
            <text:p>-0.1403673667</text:p>
          </table:table-cell>
          <table:table-cell table:formula="of:=IF([.I104]&gt;0;[.$D$79]-[.G104]*[.$F$79]/[.I104];&quot;&quot;)" office:value-type="float" office:value="-7.5194755663606">
            <text:p>-7.5194755664</text:p>
          </table:table-cell>
          <table:table-cell table:formula="of:=IF([.I104]&gt;0;[.$E$79]-[.H104]*[.$F$79]/[.I104];&quot;&quot;)" office:value-type="float" office:value="-2.35753303926575">
            <text:p>-2.3575330393</text:p>
          </table:table-cell>
          <table:table-cell table:formula="of:=IF([.I104]&gt;0;[.A104];&quot;&quot;)" office:value-type="float" office:value="5">
            <text:p>5</text:p>
          </table:table-cell>
          <table:table-cell table:formula="of:=IF([.L104]&gt;0;[.$D$79]-[.J104]*[.$F$79]/[.L104];&quot;&quot;)" office:value-type="float" office:value="-22.5535425183103">
            <text:p>-22.5535425183</text:p>
          </table:table-cell>
          <table:table-cell table:formula="of:=IF([.L104]&gt;0;[.$E$79]-[.K104]*[.$F$79]/[.L104];&quot;&quot;)" office:value-type="float" office:value="-7.07106781186547">
            <text:p>-7.0710678119</text:p>
          </table:table-cell>
          <table:table-cell/>
          <table:table-cell table:formula="of:=IF([.O104]&gt;0;[.$D$79]-[.M104]*[.$F$79]/[.O104];&quot;&quot;)">
            <text:p/>
          </table:table-cell>
          <table:table-cell table:formula="of:=IF([.O104]&gt;0;[.$E$79]-[.N104]*[.$F$79]/[.O104];&quot;&quot;)">
            <text:p/>
          </table:table-cell>
          <table:table-cell table:number-columns-repeated="6"/>
        </table:table-row>
        <table:table-row table:style-name="ro1">
          <table:table-cell office:value-type="float" office:value="6">
            <text:p>6</text:p>
          </table:table-cell>
          <table:table-cell table:formula="of:=[.B104]+15" office:value-type="float" office:value="92.5">
            <text:p>92.5</text:p>
          </table:table-cell>
          <table:table-cell table:formula="of:=ATAN(TAN([.B105]*PI()/180)*[.$B$67])" office:value-type="float" office:value="-1.50912872006737">
            <text:p>-1.5091287201</text:p>
          </table:table-cell>
          <table:table-cell table:formula="of:=SIN([.B105]*PI()/180)*SIGN([.$B$66])" office:value-type="float" office:value="0.999048221581858">
            <text:p>0.9990482216</text:p>
          </table:table-cell>
          <table:table-cell table:formula="of:=COS([.B105]*PI()/180)" office:value-type="float" office:value="-0.0436193873653359">
            <text:p>-0.0436193874</text:p>
          </table:table-cell>
          <table:table-cell/>
          <table:table-cell table:formula="of:=[.$D105]*[.I$84]" office:value-type="float" office:value="0.916881126638105">
            <text:p>0.9168811266</text:p>
          </table:table-cell>
          <table:table-cell table:formula="of:=[.$E105]*[.I$84]*[.$B$67]-[.I$83]*[.$B$68]" office:value-type="float" office:value="-0.309132790683479">
            <text:p>-0.3091327907</text:p>
          </table:table-cell>
          <table:table-cell table:formula="of:=[.I$83]*[.$B$67]+[.$E105]*[.I$84]*[.$B$68]" office:value-type="float" office:value="0.252519142520094">
            <text:p>0.2525191425</text:p>
          </table:table-cell>
          <table:table-cell table:formula="of:=[.$D105]*[.L$84]" office:value-type="float" office:value="0.999048221581858">
            <text:p>0.9990482216</text:p>
          </table:table-cell>
          <table:table-cell table:formula="of:=[.$E105]*[.L$84]*[.$B$67]-[.L$83]*[.$B$68]" office:value-type="float" office:value="-0.0308435645972318">
            <text:p>-0.0308435646</text:p>
          </table:table-cell>
          <table:table-cell table:formula="of:=[.L$83]*[.$B$67]+[.$E105]*[.L$84]*[.$B$68]" office:value-type="float" office:value="-0.0308435645972318">
            <text:p>-0.0308435646</text:p>
          </table:table-cell>
          <table:table-cell table:formula="of:=[.$D105]*[.O$84]" office:value-type="float" office:value="0.916881126638105">
            <text:p>0.9168811266</text:p>
          </table:table-cell>
          <table:table-cell table:formula="of:=[.$E105]*[.O$84]*[.$B$67]-[.O$83]*[.$B$68]" office:value-type="float" office:value="0.252519142520095">
            <text:p>0.2525191425</text:p>
          </table:table-cell>
          <table:table-cell table:formula="of:=[.O$83]*[.$B$67]+[.$E105]*[.O$84]*[.$B$68]" office:value-type="float" office:value="-0.309132790683479">
            <text:p>-0.3091327907</text:p>
          </table:table-cell>
          <table:table-cell table:formula="of:=IF([.I105]&gt;0;[.$D$79]-[.G105]*[.$F$79]/[.I105];&quot;&quot;)" office:value-type="float" office:value="-12.8373012777868">
            <text:p>-12.8373012778</text:p>
          </table:table-cell>
          <table:table-cell table:formula="of:=IF([.I105]&gt;0;[.$E$79]-[.H105]*[.$F$79]/[.I105];&quot;&quot;)" office:value-type="float" office:value="0.792650690251191">
            <text:p>0.7926506903</text:p>
          </table:table-cell>
          <table:table-cell table:formula="of:=IF([.I105]&gt;0;[.A105];&quot;&quot;)" office:value-type="float" office:value="6">
            <text:p>6</text:p>
          </table:table-cell>
          <table:table-cell table:formula="of:=IF([.L105]&gt;0;[.$D$79]-[.J105]*[.$F$79]/[.L105];&quot;&quot;)">
            <text:p/>
          </table:table-cell>
          <table:table-cell table:formula="of:=IF([.L105]&gt;0;[.$E$79]-[.K105]*[.$F$79]/[.L105];&quot;&quot;)">
            <text:p/>
          </table:table-cell>
          <table:table-cell/>
          <table:table-cell table:formula="of:=IF([.O105]&gt;0;[.$D$79]-[.M105]*[.$F$79]/[.O105];&quot;&quot;)">
            <text:p/>
          </table:table-cell>
          <table:table-cell table:formula="of:=IF([.O105]&gt;0;[.$E$79]-[.N105]*[.$F$79]/[.O105];&quot;&quot;)">
            <text:p/>
          </table:table-cell>
          <table:table-cell table:number-columns-repeated="3"/>
          <table:table-cell office:value-type="float" office:value="5">
            <text:p>5</text:p>
          </table:table-cell>
          <table:table-cell table:number-columns-repeated="2" office:value-type="float" office:value="0">
            <text:p>0</text:p>
          </table:table-cell>
        </table:table-row>
        <table:table-row table:style-name="ro1">
          <table:table-cell office:value-type="float" office:value="7">
            <text:p>7</text:p>
          </table:table-cell>
          <table:table-cell table:formula="of:=[.B105]+15" office:value-type="float" office:value="107.5">
            <text:p>107.5</text:p>
          </table:table-cell>
          <table:table-cell table:formula="of:=ATAN(TAN([.B106]*PI()/180)*[.$B$67])+PI()" office:value-type="float" office:value="1.99023531616384">
            <text:p>1.9902353162</text:p>
          </table:table-cell>
          <table:table-cell table:formula="of:=SIN([.B106]*PI()/180)*SIGN([.$B$66])" office:value-type="float" office:value="0.953716950748227">
            <text:p>0.9537169507</text:p>
          </table:table-cell>
          <table:table-cell table:formula="of:=COS([.B106]*PI()/180)" office:value-type="float" office:value="-0.300705799504273">
            <text:p>-0.3007057995</text:p>
          </table:table-cell>
          <table:table-cell/>
          <table:table-cell table:formula="of:=[.$D106]*[.I$84]" office:value-type="float" office:value="0.875278143142407">
            <text:p>0.8752781431</text:p>
          </table:table-cell>
          <table:table-cell table:formula="of:=[.$E106]*[.I$84]*[.$B$67]-[.I$83]*[.$B$68]" office:value-type="float" office:value="-0.475969151342536">
            <text:p>-0.4759691513</text:p>
          </table:table-cell>
          <table:table-cell table:formula="of:=[.I$83]*[.$B$67]+[.$E106]*[.I$84]*[.$B$68]" office:value-type="float" office:value="0.0856827818610372">
            <text:p>0.0856827819</text:p>
          </table:table-cell>
          <table:table-cell table:formula="of:=[.$D106]*[.L$84]" office:value-type="float" office:value="0.953716950748227">
            <text:p>0.9537169507</text:p>
          </table:table-cell>
          <table:table-cell table:formula="of:=[.$E106]*[.L$84]*[.$B$67]-[.L$83]*[.$B$68]" office:value-type="float" office:value="-0.212631109971594">
            <text:p>-0.21263111</text:p>
          </table:table-cell>
          <table:table-cell table:formula="of:=[.L$83]*[.$B$67]+[.$E106]*[.L$84]*[.$B$68]" office:value-type="float" office:value="-0.212631109971594">
            <text:p>-0.21263111</text:p>
          </table:table-cell>
          <table:table-cell table:formula="of:=[.$D106]*[.O$84]" office:value-type="float" office:value="0.875278143142407">
            <text:p>0.8752781431</text:p>
          </table:table-cell>
          <table:table-cell table:formula="of:=[.$E106]*[.O$84]*[.$B$67]-[.O$83]*[.$B$68]" office:value-type="float" office:value="0.0856827818610373">
            <text:p>0.0856827819</text:p>
          </table:table-cell>
          <table:table-cell table:formula="of:=[.O$83]*[.$B$67]+[.$E106]*[.O$84]*[.$B$68]" office:value-type="float" office:value="-0.475969151342536">
            <text:p>-0.4759691513</text:p>
          </table:table-cell>
          <table:table-cell table:formula="of:=IF([.I106]&gt;0;[.$D$79]-[.G106]*[.$F$79]/[.I106];&quot;&quot;)" office:value-type="float" office:value="-36.1166559370201">
            <text:p>-36.116655937</text:p>
          </table:table-cell>
          <table:table-cell table:formula="of:=IF([.I106]&gt;0;[.$E$79]-[.H106]*[.$F$79]/[.I106];&quot;&quot;)" office:value-type="float" office:value="16.1044105052885">
            <text:p>16.1044105053</text:p>
          </table:table-cell>
          <table:table-cell table:formula="of:=IF([.I106]&gt;0;[.A106];&quot;&quot;)" office:value-type="float" office:value="7">
            <text:p>7</text:p>
          </table:table-cell>
          <table:table-cell table:formula="of:=IF([.L106]&gt;0;[.$D$79]-[.J106]*[.$F$79]/[.L106];&quot;&quot;)">
            <text:p/>
          </table:table-cell>
          <table:table-cell table:formula="of:=IF([.L106]&gt;0;[.$E$79]-[.K106]*[.$F$79]/[.L106];&quot;&quot;)">
            <text:p/>
          </table:table-cell>
          <table:table-cell/>
          <table:table-cell table:formula="of:=IF([.O106]&gt;0;[.$D$79]-[.M106]*[.$F$79]/[.O106];&quot;&quot;)">
            <text:p/>
          </table:table-cell>
          <table:table-cell table:formula="of:=IF([.O106]&gt;0;[.$E$79]-[.N106]*[.$F$79]/[.O106];&quot;&quot;)">
            <text:p/>
          </table:table-cell>
          <table:table-cell table:number-columns-repeated="4"/>
          <table:table-cell table:formula="of:=[.P92]" office:value-type="float" office:value="22.5682014096652">
            <text:p>22.5682014097</text:p>
          </table:table-cell>
          <table:table-cell table:formula="of:=[.Q92]" office:value-type="float" office:value="7.07566372023476">
            <text:p>7.0756637202</text:p>
          </table:table-cell>
        </table:table-row>
        <table:table-row table:style-name="ro1">
          <table:table-cell office:value-type="float" office:value="8">
            <text:p>8</text:p>
          </table:table-cell>
          <table:table-cell table:formula="of:=[.B106]+15" office:value-type="float" office:value="122.5">
            <text:p>122.5</text:p>
          </table:table-cell>
          <table:table-cell table:formula="of:=ATAN(TAN([.B107]*PI()/180)*[.$B$67])+PI()" office:value-type="float" office:value="2.30413792093884">
            <text:p>2.3041379209</text:p>
          </table:table-cell>
          <table:table-cell table:formula="of:=SIN([.B107]*PI()/180)*SIGN([.$B$66])" office:value-type="float" office:value="0.843391445812886">
            <text:p>0.8433914458</text:p>
          </table:table-cell>
          <table:table-cell table:formula="of:=COS([.B107]*PI()/180)" office:value-type="float" office:value="-0.537299608346824">
            <text:p>-0.5372996083</text:p>
          </table:table-cell>
          <table:table-cell/>
          <table:table-cell table:formula="of:=[.$D107]*[.I$84]" office:value-type="float" office:value="0.774026400657077">
            <text:p>0.7740264007</text:p>
          </table:table-cell>
          <table:table-cell table:formula="of:=[.$E107]*[.I$84]*[.$B$67]-[.I$83]*[.$B$68]" office:value-type="float" office:value="-0.629506826450872">
            <text:p>-0.6295068265</text:p>
          </table:table-cell>
          <table:table-cell table:formula="of:=[.I$83]*[.$B$67]+[.$E107]*[.I$84]*[.$B$68]" office:value-type="float" office:value="-0.0678548932472986">
            <text:p>-0.0678548932</text:p>
          </table:table-cell>
          <table:table-cell table:formula="of:=[.$D107]*[.L$84]" office:value-type="float" office:value="0.843391445812886">
            <text:p>0.8433914458</text:p>
          </table:table-cell>
          <table:table-cell table:formula="of:=[.$E107]*[.L$84]*[.$B$67]-[.L$83]*[.$B$68]" office:value-type="float" office:value="-0.379928196590915">
            <text:p>-0.3799281966</text:p>
          </table:table-cell>
          <table:table-cell table:formula="of:=[.L$83]*[.$B$67]+[.$E107]*[.L$84]*[.$B$68]" office:value-type="float" office:value="-0.379928196590915">
            <text:p>-0.3799281966</text:p>
          </table:table-cell>
          <table:table-cell table:formula="of:=[.$D107]*[.O$84]" office:value-type="float" office:value="0.774026400657077">
            <text:p>0.7740264007</text:p>
          </table:table-cell>
          <table:table-cell table:formula="of:=[.$E107]*[.O$84]*[.$B$67]-[.O$83]*[.$B$68]" office:value-type="float" office:value="-0.0678548932472985">
            <text:p>-0.0678548932</text:p>
          </table:table-cell>
          <table:table-cell table:formula="of:=[.O$83]*[.$B$67]+[.$E107]*[.O$84]*[.$B$68]" office:value-type="float" office:value="-0.629506826450872">
            <text:p>-0.6295068265</text:p>
          </table:table-cell>
          <table:table-cell table:formula="of:=IF([.I107]&gt;0;[.$D$79]-[.G107]*[.$F$79]/[.I107];&quot;&quot;)">
            <text:p/>
          </table:table-cell>
          <table:table-cell table:formula="of:=IF([.I107]&gt;0;[.$E$79]-[.H107]*[.$F$79]/[.I107];&quot;&quot;)">
            <text:p/>
          </table:table-cell>
          <table:table-cell table:formula="of:=IF([.I107]&gt;0;[.A107];&quot;&quot;)">
            <text:p/>
          </table:table-cell>
          <table:table-cell table:formula="of:=IF([.L107]&gt;0;[.$D$79]-[.J107]*[.$F$79]/[.L107];&quot;&quot;)">
            <text:p/>
          </table:table-cell>
          <table:table-cell table:formula="of:=IF([.L107]&gt;0;[.$E$79]-[.K107]*[.$F$79]/[.L107];&quot;&quot;)">
            <text:p/>
          </table:table-cell>
          <table:table-cell/>
          <table:table-cell table:formula="of:=IF([.O107]&gt;0;[.$D$79]-[.M107]*[.$F$79]/[.O107];&quot;&quot;)">
            <text:p/>
          </table:table-cell>
          <table:table-cell table:formula="of:=IF([.O107]&gt;0;[.$E$79]-[.N107]*[.$F$79]/[.O107];&quot;&quot;)">
            <text:p/>
          </table:table-cell>
          <table:table-cell table:number-columns-repeated="4"/>
          <table:table-cell table:formula="of:=[.S92]">
            <text:p/>
          </table:table-cell>
          <table:table-cell table:formula="of:=[.T92]">
            <text:p/>
          </table:table-cell>
        </table:table-row>
        <table:table-row table:style-name="ro1">
          <table:table-cell office:value-type="float" office:value="9">
            <text:p>9</text:p>
          </table:table-cell>
          <table:table-cell table:formula="of:=[.B107]+15" office:value-type="float" office:value="137.5">
            <text:p>137.5</text:p>
          </table:table-cell>
          <table:table-cell table:formula="of:=ATAN(TAN([.B108]*PI()/180)*[.$B$67])+PI()" office:value-type="float" office:value="2.56666414301674">
            <text:p>2.566664143</text:p>
          </table:table-cell>
          <table:table-cell table:formula="of:=SIN([.B108]*PI()/180)*SIGN([.$B$66])" office:value-type="float" office:value="0.67559020761566">
            <text:p>0.6755902076</text:p>
          </table:table-cell>
          <table:table-cell table:formula="of:=COS([.B108]*PI()/180)" office:value-type="float" office:value="-0.737277336810124">
            <text:p>-0.7372773368</text:p>
          </table:table-cell>
          <table:table-cell/>
          <table:table-cell table:formula="of:=[.$D108]*[.I$84]" office:value-type="float" office:value="0.620026038106073">
            <text:p>0.6200260381</text:p>
          </table:table-cell>
          <table:table-cell table:formula="of:=[.$E108]*[.I$84]*[.$B$67]-[.I$83]*[.$B$68]" office:value-type="float" office:value="-0.759282477182858">
            <text:p>-0.7592824772</text:p>
          </table:table-cell>
          <table:table-cell table:formula="of:=[.I$83]*[.$B$67]+[.$E108]*[.I$84]*[.$B$68]" office:value-type="float" office:value="-0.197630543979285">
            <text:p>-0.197630544</text:p>
          </table:table-cell>
          <table:table-cell table:formula="of:=[.$D108]*[.L$84]" office:value-type="float" office:value="0.67559020761566">
            <text:p>0.6755902076</text:p>
          </table:table-cell>
          <table:table-cell table:formula="of:=[.$E108]*[.L$84]*[.$B$67]-[.L$83]*[.$B$68]" office:value-type="float" office:value="-0.521333804473597">
            <text:p>-0.5213338045</text:p>
          </table:table-cell>
          <table:table-cell table:formula="of:=[.L$83]*[.$B$67]+[.$E108]*[.L$84]*[.$B$68]" office:value-type="float" office:value="-0.521333804473597">
            <text:p>-0.5213338045</text:p>
          </table:table-cell>
          <table:table-cell table:formula="of:=[.$D108]*[.O$84]" office:value-type="float" office:value="0.620026038106073">
            <text:p>0.6200260381</text:p>
          </table:table-cell>
          <table:table-cell table:formula="of:=[.$E108]*[.O$84]*[.$B$67]-[.O$83]*[.$B$68]" office:value-type="float" office:value="-0.197630543979285">
            <text:p>-0.197630544</text:p>
          </table:table-cell>
          <table:table-cell table:formula="of:=[.O$83]*[.$B$67]+[.$E108]*[.O$84]*[.$B$68]" office:value-type="float" office:value="-0.759282477182858">
            <text:p>-0.7592824772</text:p>
          </table:table-cell>
          <table:table-cell table:formula="of:=IF([.I108]&gt;0;[.$D$79]-[.G108]*[.$F$79]/[.I108];&quot;&quot;)">
            <text:p/>
          </table:table-cell>
          <table:table-cell table:formula="of:=IF([.I108]&gt;0;[.$E$79]-[.H108]*[.$F$79]/[.I108];&quot;&quot;)">
            <text:p/>
          </table:table-cell>
          <table:table-cell table:formula="of:=IF([.I108]&gt;0;[.A108];&quot;&quot;)">
            <text:p/>
          </table:table-cell>
          <table:table-cell table:formula="of:=IF([.L108]&gt;0;[.$D$79]-[.J108]*[.$F$79]/[.L108];&quot;&quot;)">
            <text:p/>
          </table:table-cell>
          <table:table-cell table:formula="of:=IF([.L108]&gt;0;[.$E$79]-[.K108]*[.$F$79]/[.L108];&quot;&quot;)">
            <text:p/>
          </table:table-cell>
          <table:table-cell/>
          <table:table-cell table:formula="of:=IF([.O108]&gt;0;[.$D$79]-[.M108]*[.$F$79]/[.O108];&quot;&quot;)">
            <text:p/>
          </table:table-cell>
          <table:table-cell table:formula="of:=IF([.O108]&gt;0;[.$E$79]-[.N108]*[.$F$79]/[.O108];&quot;&quot;)">
            <text:p/>
          </table:table-cell>
          <table:table-cell table:number-columns-repeated="4"/>
          <table:table-cell table:formula="of:=[.V92]">
            <text:p/>
          </table:table-cell>
          <table:table-cell table:formula="of:=[.W92]">
            <text:p/>
          </table:table-cell>
        </table:table-row>
        <table:table-row table:style-name="ro1">
          <table:table-cell office:value-type="float" office:value="10">
            <text:p>10</text:p>
          </table:table-cell>
          <table:table-cell table:formula="of:=[.B108]+15" office:value-type="float" office:value="152.5">
            <text:p>152.5</text:p>
          </table:table-cell>
          <table:table-cell table:formula="of:=ATAN(TAN([.B109]*PI()/180)*[.$B$67])+PI()" office:value-type="float" office:value="2.78888806795739">
            <text:p>2.788888068</text:p>
          </table:table-cell>
          <table:table-cell table:formula="of:=SIN([.B109]*PI()/180)*SIGN([.$B$66])" office:value-type="float" office:value="0.461748613235034">
            <text:p>0.4617486132</text:p>
          </table:table-cell>
          <table:table-cell table:formula="of:=COS([.B109]*PI()/180)" office:value-type="float" office:value="-0.887010833178222">
            <text:p>-0.8870108332</text:p>
          </table:table-cell>
          <table:table-cell/>
          <table:table-cell table:formula="of:=[.$D109]*[.I$84]" office:value-type="float" office:value="0.423771925699616">
            <text:p>0.4237719257</text:p>
          </table:table-cell>
          <table:table-cell table:formula="of:=[.$E109]*[.I$84]*[.$B$67]-[.I$83]*[.$B$68]" office:value-type="float" office:value="-0.856452107405513">
            <text:p>-0.8564521074</text:p>
          </table:table-cell>
          <table:table-cell table:formula="of:=[.I$83]*[.$B$67]+[.$E109]*[.I$84]*[.$B$68]" office:value-type="float" office:value="-0.29480017420194">
            <text:p>-0.2948001742</text:p>
          </table:table-cell>
          <table:table-cell table:formula="of:=[.$D109]*[.L$84]" office:value-type="float" office:value="0.461748613235034">
            <text:p>0.4617486132</text:p>
          </table:table-cell>
          <table:table-cell table:formula="of:=[.$E109]*[.L$84]*[.$B$67]-[.L$83]*[.$B$68]" office:value-type="float" office:value="-0.62721137512625">
            <text:p>-0.6272113751</text:p>
          </table:table-cell>
          <table:table-cell table:formula="of:=[.L$83]*[.$B$67]+[.$E109]*[.L$84]*[.$B$68]" office:value-type="float" office:value="-0.62721137512625">
            <text:p>-0.6272113751</text:p>
          </table:table-cell>
          <table:table-cell table:formula="of:=[.$D109]*[.O$84]" office:value-type="float" office:value="0.423771925699616">
            <text:p>0.4237719257</text:p>
          </table:table-cell>
          <table:table-cell table:formula="of:=[.$E109]*[.O$84]*[.$B$67]-[.O$83]*[.$B$68]" office:value-type="float" office:value="-0.29480017420194">
            <text:p>-0.2948001742</text:p>
          </table:table-cell>
          <table:table-cell table:formula="of:=[.O$83]*[.$B$67]+[.$E109]*[.O$84]*[.$B$68]" office:value-type="float" office:value="-0.856452107405513">
            <text:p>-0.8564521074</text:p>
          </table:table-cell>
          <table:table-cell table:formula="of:=IF([.I109]&gt;0;[.$D$79]-[.G109]*[.$F$79]/[.I109];&quot;&quot;)">
            <text:p/>
          </table:table-cell>
          <table:table-cell table:formula="of:=IF([.I109]&gt;0;[.$E$79]-[.H109]*[.$F$79]/[.I109];&quot;&quot;)">
            <text:p/>
          </table:table-cell>
          <table:table-cell table:formula="of:=IF([.I109]&gt;0;[.A109];&quot;&quot;)">
            <text:p/>
          </table:table-cell>
          <table:table-cell table:formula="of:=IF([.L109]&gt;0;[.$D$79]-[.J109]*[.$F$79]/[.L109];&quot;&quot;)">
            <text:p/>
          </table:table-cell>
          <table:table-cell table:formula="of:=IF([.L109]&gt;0;[.$E$79]-[.K109]*[.$F$79]/[.L109];&quot;&quot;)">
            <text:p/>
          </table:table-cell>
          <table:table-cell/>
          <table:table-cell table:formula="of:=IF([.O109]&gt;0;[.$D$79]-[.M109]*[.$F$79]/[.O109];&quot;&quot;)">
            <text:p/>
          </table:table-cell>
          <table:table-cell table:formula="of:=IF([.O109]&gt;0;[.$E$79]-[.N109]*[.$F$79]/[.O109];&quot;&quot;)">
            <text:p/>
          </table:table-cell>
          <table:table-cell table:number-columns-repeated="6"/>
        </table:table-row>
        <table:table-row table:style-name="ro1">
          <table:table-cell office:value-type="float" office:value="11">
            <text:p>11</text:p>
          </table:table-cell>
          <table:table-cell table:formula="of:=[.B109]+15" office:value-type="float" office:value="167.5">
            <text:p>167.5</text:p>
          </table:table-cell>
          <table:table-cell table:formula="of:=ATAN(TAN([.B110]*PI()/180)*[.$B$67])+PI()" office:value-type="float" office:value="2.98609634871131">
            <text:p>2.9860963487</text:p>
          </table:table-cell>
          <table:table-cell table:formula="of:=SIN([.B110]*PI()/180)*SIGN([.$B$66])" office:value-type="float" office:value="0.216439613938103">
            <text:p>0.2164396139</text:p>
          </table:table-cell>
          <table:table-cell table:formula="of:=COS([.B110]*PI()/180)" office:value-type="float" office:value="-0.976296007119933">
            <text:p>-0.9762960071</text:p>
          </table:table-cell>
          <table:table-cell/>
          <table:table-cell table:formula="of:=[.$D110]*[.I$84]" office:value-type="float" office:value="0.198638456872949">
            <text:p>0.1986384569</text:p>
          </table:table-cell>
          <table:table-cell table:formula="of:=[.$E110]*[.I$84]*[.$B$67]-[.I$83]*[.$B$68]" office:value-type="float" office:value="-0.914393767399569">
            <text:p>-0.9143937674</text:p>
          </table:table-cell>
          <table:table-cell table:formula="of:=[.I$83]*[.$B$67]+[.$E110]*[.I$84]*[.$B$68]" office:value-type="float" office:value="-0.352741834195996">
            <text:p>-0.3527418342</text:p>
          </table:table-cell>
          <table:table-cell table:formula="of:=[.$D110]*[.L$84]" office:value-type="float" office:value="0.216439613938103">
            <text:p>0.2164396139</text:p>
          </table:table-cell>
          <table:table-cell table:formula="of:=[.$E110]*[.L$84]*[.$B$67]-[.L$83]*[.$B$68]" office:value-type="float" office:value="-0.690345527079855">
            <text:p>-0.6903455271</text:p>
          </table:table-cell>
          <table:table-cell table:formula="of:=[.L$83]*[.$B$67]+[.$E110]*[.L$84]*[.$B$68]" office:value-type="float" office:value="-0.690345527079855">
            <text:p>-0.6903455271</text:p>
          </table:table-cell>
          <table:table-cell table:formula="of:=[.$D110]*[.O$84]" office:value-type="float" office:value="0.198638456872949">
            <text:p>0.1986384569</text:p>
          </table:table-cell>
          <table:table-cell table:formula="of:=[.$E110]*[.O$84]*[.$B$67]-[.O$83]*[.$B$68]" office:value-type="float" office:value="-0.352741834195996">
            <text:p>-0.3527418342</text:p>
          </table:table-cell>
          <table:table-cell table:formula="of:=[.O$83]*[.$B$67]+[.$E110]*[.O$84]*[.$B$68]" office:value-type="float" office:value="-0.914393767399569">
            <text:p>-0.9143937674</text:p>
          </table:table-cell>
          <table:table-cell table:formula="of:=IF([.I110]&gt;0;[.$D$79]-[.G110]*[.$F$79]/[.I110];&quot;&quot;)">
            <text:p/>
          </table:table-cell>
          <table:table-cell table:formula="of:=IF([.I110]&gt;0;[.$E$79]-[.H110]*[.$F$79]/[.I110];&quot;&quot;)">
            <text:p/>
          </table:table-cell>
          <table:table-cell table:formula="of:=IF([.I110]&gt;0;[.A110];&quot;&quot;)">
            <text:p/>
          </table:table-cell>
          <table:table-cell table:formula="of:=IF([.L110]&gt;0;[.$D$79]-[.J110]*[.$F$79]/[.L110];&quot;&quot;)">
            <text:p/>
          </table:table-cell>
          <table:table-cell table:formula="of:=IF([.L110]&gt;0;[.$E$79]-[.K110]*[.$F$79]/[.L110];&quot;&quot;)">
            <text:p/>
          </table:table-cell>
          <table:table-cell/>
          <table:table-cell table:formula="of:=IF([.O110]&gt;0;[.$D$79]-[.M110]*[.$F$79]/[.O110];&quot;&quot;)">
            <text:p/>
          </table:table-cell>
          <table:table-cell table:formula="of:=IF([.O110]&gt;0;[.$E$79]-[.N110]*[.$F$79]/[.O110];&quot;&quot;)">
            <text:p/>
          </table:table-cell>
          <table:table-cell table:number-columns-repeated="3"/>
          <table:table-cell office:value-type="float" office:value="6">
            <text:p>6</text:p>
          </table:table-cell>
          <table:table-cell table:number-columns-repeated="2" office:value-type="float" office:value="0">
            <text:p>0</text:p>
          </table:table-cell>
        </table:table-row>
        <table:table-row table:style-name="ro1">
          <table:table-cell office:value-type="float" office:value="12">
            <text:p>12</text:p>
          </table:table-cell>
          <table:table-cell table:formula="of:=[.B110]+15" office:value-type="float" office:value="182.5">
            <text:p>182.5</text:p>
          </table:table-cell>
          <table:table-cell table:formula="of:=ATAN(TAN([.B111]*PI()/180)*[.$B$67])+PI()" office:value-type="float" office:value="3.17245579926219">
            <text:p>3.1724557993</text:p>
          </table:table-cell>
          <table:table-cell table:formula="of:=SIN([.B111]*PI()/180)*SIGN([.$B$66])" office:value-type="float" office:value="-0.0436193873653363">
            <text:p>-0.0436193874</text:p>
          </table:table-cell>
          <table:table-cell table:formula="of:=COS([.B111]*PI()/180)" office:value-type="float" office:value="-0.999048221581858">
            <text:p>-0.9990482216</text:p>
          </table:table-cell>
          <table:table-cell/>
          <table:table-cell table:formula="of:=[.$D111]*[.I$84]" office:value-type="float" office:value="-0.0400318945240388">
            <text:p>-0.0400318945</text:p>
          </table:table-cell>
          <table:table-cell table:formula="of:=[.$E111]*[.I$84]*[.$B$67]-[.I$83]*[.$B$68]" office:value-type="float" office:value="-0.929158828789552">
            <text:p>-0.9291588288</text:p>
          </table:table-cell>
          <table:table-cell table:formula="of:=[.I$83]*[.$B$67]+[.$E111]*[.I$84]*[.$B$68]" office:value-type="float" office:value="-0.367506895585979">
            <text:p>-0.3675068956</text:p>
          </table:table-cell>
          <table:table-cell table:formula="of:=[.$D111]*[.L$84]" office:value-type="float" office:value="-0.0436193873653363">
            <text:p>-0.0436193874</text:p>
          </table:table-cell>
          <table:table-cell table:formula="of:=[.$E111]*[.L$84]*[.$B$67]-[.L$83]*[.$B$68]" office:value-type="float" office:value="-0.706433772212892">
            <text:p>-0.7064337722</text:p>
          </table:table-cell>
          <table:table-cell table:formula="of:=[.L$83]*[.$B$67]+[.$E111]*[.L$84]*[.$B$68]" office:value-type="float" office:value="-0.706433772212892">
            <text:p>-0.7064337722</text:p>
          </table:table-cell>
          <table:table-cell table:formula="of:=[.$D111]*[.O$84]" office:value-type="float" office:value="-0.0400318945240388">
            <text:p>-0.0400318945</text:p>
          </table:table-cell>
          <table:table-cell table:formula="of:=[.$E111]*[.O$84]*[.$B$67]-[.O$83]*[.$B$68]" office:value-type="float" office:value="-0.367506895585979">
            <text:p>-0.3675068956</text:p>
          </table:table-cell>
          <table:table-cell table:formula="of:=[.O$83]*[.$B$67]+[.$E111]*[.O$84]*[.$B$68]" office:value-type="float" office:value="-0.929158828789552">
            <text:p>-0.9291588288</text:p>
          </table:table-cell>
          <table:table-cell table:formula="of:=IF([.I111]&gt;0;[.$D$79]-[.G111]*[.$F$79]/[.I111];&quot;&quot;)">
            <text:p/>
          </table:table-cell>
          <table:table-cell table:formula="of:=IF([.I111]&gt;0;[.$E$79]-[.H111]*[.$F$79]/[.I111];&quot;&quot;)">
            <text:p/>
          </table:table-cell>
          <table:table-cell table:formula="of:=IF([.I111]&gt;0;[.A111];&quot;&quot;)">
            <text:p/>
          </table:table-cell>
          <table:table-cell table:formula="of:=IF([.L111]&gt;0;[.$D$79]-[.J111]*[.$F$79]/[.L111];&quot;&quot;)">
            <text:p/>
          </table:table-cell>
          <table:table-cell table:formula="of:=IF([.L111]&gt;0;[.$E$79]-[.K111]*[.$F$79]/[.L111];&quot;&quot;)">
            <text:p/>
          </table:table-cell>
          <table:table-cell/>
          <table:table-cell table:formula="of:=IF([.O111]&gt;0;[.$D$79]-[.M111]*[.$F$79]/[.O111];&quot;&quot;)">
            <text:p/>
          </table:table-cell>
          <table:table-cell table:formula="of:=IF([.O111]&gt;0;[.$E$79]-[.N111]*[.$F$79]/[.O111];&quot;&quot;)">
            <text:p/>
          </table:table-cell>
          <table:table-cell table:number-columns-repeated="4"/>
          <table:table-cell table:formula="of:=[.P93]" office:value-type="float" office:value="10.4863165883233">
            <text:p>10.4863165883</text:p>
          </table:table-cell>
          <table:table-cell table:formula="of:=[.Q93]" office:value-type="float" office:value="-0.647487030339453">
            <text:p>-0.6474870303</text:p>
          </table:table-cell>
        </table:table-row>
        <table:table-row table:style-name="ro1">
          <table:table-cell table:number-columns-repeated="17"/>
          <table:table-cell table:formula="of:=IF([.B66]&gt;0;&quot;N&quot;;&quot;S&quot;)" office:value-type="string" office:string-value="N">
            <text:p>N</text:p>
          </table:table-cell>
          <table:table-cell table:number-columns-repeated="6"/>
          <table:table-cell office:value-type="float" office:value="0">
            <text:p>0</text:p>
          </table:table-cell>
          <table:table-cell office:value-type="float" office:value="-19">
            <text:p>-19</text:p>
          </table:table-cell>
          <table:table-cell/>
          <table:table-cell table:formula="of:=[.S93]" office:value-type="float" office:value="114.518827742155">
            <text:p>114.5188277422</text:p>
          </table:table-cell>
          <table:table-cell table:formula="of:=[.T93]" office:value-type="float" office:value="-7.07106781186547">
            <text:p>-7.0710678119</text:p>
          </table:table-cell>
        </table:table-row>
        <table:table-row table:style-name="ro1">
          <table:table-cell table:number-columns-repeated="17"/>
          <table:table-cell table:formula="of:=&quot;Latitude &quot;&amp;[.B66]" office:value-type="string" office:string-value="Latitude 45">
            <text:p>Latitude 45</text:p>
          </table:table-cell>
          <table:table-cell table:number-columns-repeated="6"/>
          <table:table-cell office:value-type="float" office:value="0">
            <text:p>0</text:p>
          </table:table-cell>
          <table:table-cell office:value-type="float" office:value="-20">
            <text:p>-20</text:p>
          </table:table-cell>
          <table:table-cell/>
          <table:table-cell table:formula="of:=[.V93]">
            <text:p/>
          </table:table-cell>
          <table:table-cell table:formula="of:=[.W93]">
            <text:p/>
          </table:table-cell>
        </table:table-row>
        <table:table-row table:style-name="ro1">
          <table:table-cell table:number-columns-repeated="29"/>
        </table:table-row>
        <table:table-row table:style-name="ro1">
          <table:table-cell table:number-columns-repeated="26"/>
          <table:table-cell office:value-type="float" office:value="7">
            <text:p>7</text:p>
          </table:table-cell>
          <table:table-cell table:number-columns-repeated="2" office:value-type="float" office:value="0">
            <text:p>0</text:p>
          </table:table-cell>
        </table:table-row>
        <table:table-row table:style-name="ro1">
          <table:table-cell table:number-columns-repeated="27"/>
          <table:table-cell table:formula="of:=[.P94]" office:value-type="float" office:value="6.50163050162632">
            <text:p>6.5016305016</text:p>
          </table:table-cell>
          <table:table-cell table:formula="of:=[.Q94]" office:value-type="float" office:value="-2.89907589269834">
            <text:p>-2.8990758927</text:p>
          </table:table-cell>
        </table:table-row>
        <table:table-row table:style-name="ro1">
          <table:table-cell office:value-type="string">
            <text:p>Draw gnomon</text:p>
          </table:table-cell>
          <table:table-cell table:number-columns-repeated="26"/>
          <table:table-cell table:formula="of:=[.S94]" office:value-type="float" office:value="15.8579740118161">
            <text:p>15.8579740118</text:p>
          </table:table-cell>
          <table:table-cell table:formula="of:=[.T94]" office:value-type="float" office:value="-7.07106781186547">
            <text:p>-7.0710678119</text:p>
          </table:table-cell>
        </table:table-row>
        <table:table-row table:style-name="ro1">
          <table:table-cell office:value-type="string">
            <text:p>x</text:p>
          </table:table-cell>
          <table:table-cell office:value-type="string">
            <text:p>y</text:p>
          </table:table-cell>
          <table:table-cell table:number-columns-repeated="25"/>
          <table:table-cell table:formula="of:=[.V94]">
            <text:p/>
          </table:table-cell>
          <table:table-cell table:formula="of:=[.W94]">
            <text:p/>
          </table:table-cell>
        </table:table-row>
        <table:table-row table:style-name="ro1">
          <table:table-cell office:value-type="float" office:value="0">
            <text:p>0</text:p>
          </table:table-cell>
          <table:table-cell table:style-name="ce2" table:formula="of:=20-[.B78]" office:value-type="float" office:value="18.5">
            <text:p>18.5</text:p>
          </table:table-cell>
          <table:table-cell table:number-columns-repeated="27"/>
        </table:table-row>
        <table:table-row table:style-name="ro1">
          <table:table-cell office:value-type="float" office:value="0">
            <text:p>0</text:p>
          </table:table-cell>
          <table:table-cell table:formula="of:=[.B119]-[.B76]" office:value-type="float" office:value="13.5">
            <text:p>13.5</text:p>
          </table:table-cell>
          <table:table-cell table:number-columns-repeated="24"/>
          <table:table-cell office:value-type="float" office:value="8">
            <text:p>8</text:p>
          </table:table-cell>
          <table:table-cell table:number-columns-repeated="2" office:value-type="float" office:value="0">
            <text:p>0</text:p>
          </table:table-cell>
        </table:table-row>
        <table:table-row table:style-name="ro1">
          <table:table-cell table:formula="of:=[.B82]*[.B84]" office:value-type="float" office:value="1.83711730708738">
            <text:p>1.8371173071</text:p>
          </table:table-cell>
          <table:table-cell table:formula="of:=[.B119]-[.B82]*[.B85]" office:value-type="float" office:value="16.7322330470336">
            <text:p>16.732233047</text:p>
          </table:table-cell>
          <table:table-cell table:number-columns-repeated="25"/>
          <table:table-cell table:formula="of:=[.P95]" office:value-type="float" office:value="4.34720716062599">
            <text:p>4.3472071606</text:p>
          </table:table-cell>
          <table:table-cell table:formula="of:=[.Q95]" office:value-type="float" office:value="-3.91663108499247">
            <text:p>-3.916631085</text:p>
          </table:table-cell>
        </table:table-row>
        <table:table-row table:style-name="ro1">
          <table:table-cell office:value-type="float" office:value="0">
            <text:p>0</text:p>
          </table:table-cell>
          <table:table-cell table:formula="of:=[.B119]" office:value-type="float" office:value="18.5">
            <text:p>18.5</text:p>
          </table:table-cell>
          <table:table-cell table:number-columns-repeated="25"/>
          <table:table-cell table:formula="of:=[.S95]" office:value-type="float" office:value="7.84842788558745">
            <text:p>7.8484278856</text:p>
          </table:table-cell>
          <table:table-cell table:formula="of:=[.T95]" office:value-type="float" office:value="-7.07106781186547">
            <text:p>-7.0710678119</text:p>
          </table:table-cell>
        </table:table-row>
        <table:table-row table:style-name="ro1">
          <table:table-cell table:formula="of:=[.B78]*[.B85]" office:value-type="float" office:value="1.0400628679223">
            <text:p>1.0400628679</text:p>
          </table:table-cell>
          <table:table-cell table:formula="of:=[.B119]+[.B78]*[.B84]" office:value-type="float" office:value="19.5808650381843">
            <text:p>19.5808650382</text:p>
          </table:table-cell>
          <table:table-cell table:number-columns-repeated="25"/>
          <table:table-cell table:formula="of:=[.V95]" office:value-type="float" office:value="40.330128788746">
            <text:p>40.3301287887</text:p>
          </table:table-cell>
          <table:table-cell table:formula="of:=[.W95]" office:value-type="float" office:value="-36.3355667763959">
            <text:p>-36.3355667764</text:p>
          </table:table-cell>
        </table:table-row>
        <table:table-row table:style-name="ro1">
          <table:table-cell table:formula="of:=[.A123]+[.A121]" office:value-type="float" office:value="2.87718017500969">
            <text:p>2.877180175</text:p>
          </table:table-cell>
          <table:table-cell table:formula="of:=[.B123]-[.B82]*[.B85]" office:value-type="float" office:value="17.813098085218">
            <text:p>17.8130980852</text:p>
          </table:table-cell>
          <table:table-cell table:number-columns-repeated="27"/>
        </table:table-row>
        <table:table-row table:style-name="ro1">
          <table:table-cell table:formula="of:=[.A121]" office:value-type="float" office:value="1.83711730708738">
            <text:p>1.8371173071</text:p>
          </table:table-cell>
          <table:table-cell table:formula="of:=[.B121]" office:value-type="float" office:value="16.7322330470336">
            <text:p>16.732233047</text:p>
          </table:table-cell>
          <table:table-cell table:number-columns-repeated="24"/>
          <table:table-cell office:value-type="float" office:value="9">
            <text:p>9</text:p>
          </table:table-cell>
          <table:table-cell table:number-columns-repeated="2" office:value-type="float" office:value="0">
            <text:p>0</text:p>
          </table:table-cell>
        </table:table-row>
        <table:table-row table:style-name="ro1">
          <table:table-cell table:formula="of:=[.A122]" office:value-type="float" office:value="0">
            <text:p>0</text:p>
          </table:table-cell>
          <table:table-cell table:formula="of:=[.B122]" office:value-type="float" office:value="18.5">
            <text:p>18.5</text:p>
          </table:table-cell>
          <table:table-cell table:number-columns-repeated="25"/>
          <table:table-cell table:formula="of:=[.P96]" office:value-type="float" office:value="2.88709820937595">
            <text:p>2.8870982094</text:p>
          </table:table-cell>
          <table:table-cell table:formula="of:=[.Q96]" office:value-type="float" office:value="-4.45578362864354">
            <text:p>-4.4557836286</text:p>
          </table:table-cell>
        </table:table-row>
        <table:table-row table:style-name="ro1">
          <table:table-cell table:formula="of:=-[.A120]" office:value-type="float" office:value="-0">
            <text:p>-0</text:p>
          </table:table-cell>
          <table:table-cell table:formula="of:=[.B120]" office:value-type="float" office:value="13.5">
            <text:p>13.5</text:p>
          </table:table-cell>
          <table:table-cell table:number-columns-repeated="25"/>
          <table:table-cell table:formula="of:=[.S96]" office:value-type="float" office:value="4.58165587008712">
            <text:p>4.5816558701</text:p>
          </table:table-cell>
          <table:table-cell table:formula="of:=[.T96]" office:value-type="float" office:value="-7.07106781186547">
            <text:p>-7.0710678119</text:p>
          </table:table-cell>
        </table:table-row>
        <table:table-row table:style-name="ro1">
          <table:table-cell table:formula="of:=-[.A121]" office:value-type="float" office:value="-1.83711730708738">
            <text:p>-1.8371173071</text:p>
          </table:table-cell>
          <table:table-cell table:formula="of:=[.B121]" office:value-type="float" office:value="16.7322330470336">
            <text:p>16.732233047</text:p>
          </table:table-cell>
          <table:table-cell table:number-columns-repeated="25"/>
          <table:table-cell table:formula="of:=[.V96]" office:value-type="float" office:value="11.0920257372511">
            <text:p>11.0920257373</text:p>
          </table:table-cell>
          <table:table-cell table:formula="of:=[.W96]" office:value-type="float" office:value="-17.118803415842">
            <text:p>-17.1188034158</text:p>
          </table:table-cell>
        </table:table-row>
        <table:table-row table:style-name="ro1">
          <table:table-cell table:formula="of:=-[.A122]" office:value-type="float" office:value="-0">
            <text:p>-0</text:p>
          </table:table-cell>
          <table:table-cell table:formula="of:=[.B122]" office:value-type="float" office:value="18.5">
            <text:p>18.5</text:p>
          </table:table-cell>
          <table:table-cell table:number-columns-repeated="27"/>
        </table:table-row>
        <table:table-row table:style-name="ro1">
          <table:table-cell table:formula="of:=-[.A123]" office:value-type="float" office:value="-1.0400628679223">
            <text:p>-1.0400628679</text:p>
          </table:table-cell>
          <table:table-cell table:formula="of:=[.B123]" office:value-type="float" office:value="19.5808650381843">
            <text:p>19.5808650382</text:p>
          </table:table-cell>
          <table:table-cell table:number-columns-repeated="24"/>
          <table:table-cell office:value-type="float" office:value="10">
            <text:p>10</text:p>
          </table:table-cell>
          <table:table-cell table:number-columns-repeated="2" office:value-type="float" office:value="0">
            <text:p>0</text:p>
          </table:table-cell>
        </table:table-row>
        <table:table-row table:style-name="ro1">
          <table:table-cell table:formula="of:=-[.A124]" office:value-type="float" office:value="-2.87718017500969">
            <text:p>-2.877180175</text:p>
          </table:table-cell>
          <table:table-cell table:formula="of:=[.B124]" office:value-type="float" office:value="17.813098085218">
            <text:p>17.8130980852</text:p>
          </table:table-cell>
          <table:table-cell table:number-columns-repeated="25"/>
          <table:table-cell table:formula="of:=[.P97]" office:value-type="float" office:value="1.74937979454817">
            <text:p>1.7493797945</text:p>
          </table:table-cell>
          <table:table-cell table:formula="of:=[.Q97]" office:value-type="float" office:value="-4.7525033107057">
            <text:p>-4.7525033107</text:p>
          </table:table-cell>
        </table:table-row>
        <table:table-row table:style-name="ro1">
          <table:table-cell table:formula="of:=-[.A125]" office:value-type="float" office:value="-1.83711730708738">
            <text:p>-1.8371173071</text:p>
          </table:table-cell>
          <table:table-cell table:formula="of:=[.B125]" office:value-type="float" office:value="16.7322330470336">
            <text:p>16.732233047</text:p>
          </table:table-cell>
          <table:table-cell table:number-columns-repeated="25"/>
          <table:table-cell table:formula="of:=[.S97]" office:value-type="float" office:value="2.60283525275873">
            <text:p>2.6028352528</text:p>
          </table:table-cell>
          <table:table-cell table:formula="of:=[.T97]" office:value-type="float" office:value="-7.07106781186548">
            <text:p>-7.0710678119</text:p>
          </table:table-cell>
        </table:table-row>
        <table:table-row table:style-name="ro1">
          <table:table-cell table:formula="of:=-[.A126]" office:value-type="float" office:value="-0">
            <text:p>-0</text:p>
          </table:table-cell>
          <table:table-cell table:formula="of:=[.B126]" office:value-type="float" office:value="18.5">
            <text:p>18.5</text:p>
          </table:table-cell>
          <table:table-cell table:number-columns-repeated="25"/>
          <table:table-cell table:formula="of:=[.V97]" office:value-type="float" office:value="5.08229011651494">
            <text:p>5.0822901165</text:p>
          </table:table-cell>
          <table:table-cell table:formula="of:=[.W97]" office:value-type="float" office:value="-13.8069507147489">
            <text:p>-13.8069507147</text:p>
          </table:table-cell>
        </table:table-row>
        <table:table-row table:style-name="ro1">
          <table:table-cell table:number-columns-repeated="29"/>
        </table:table-row>
        <table:table-row table:style-name="ro1">
          <table:table-cell table:number-columns-repeated="26"/>
          <table:table-cell office:value-type="float" office:value="11">
            <text:p>11</text:p>
          </table:table-cell>
          <table:table-cell table:number-columns-repeated="2" office:value-type="float" office:value="0">
            <text:p>0</text:p>
          </table:table-cell>
        </table:table-row>
        <table:table-row table:style-name="ro1">
          <table:table-cell office:value-type="string">
            <text:p>Gnomon position</text:p>
          </table:table-cell>
          <table:table-cell table:number-columns-repeated="26"/>
          <table:table-cell table:formula="of:=[.P98]" office:value-type="float" office:value="0.76804219837774">
            <text:p>0.7680421984</text:p>
          </table:table-cell>
          <table:table-cell table:formula="of:=[.Q98]" office:value-type="float" office:value="-4.89942193678354">
            <text:p>-4.8994219368</text:p>
          </table:table-cell>
        </table:table-row>
        <table:table-row table:style-name="ro1">
          <table:table-cell office:value-type="string">
            <text:p>x</text:p>
          </table:table-cell>
          <table:table-cell office:value-type="string">
            <text:p>y</text:p>
          </table:table-cell>
          <table:table-cell table:number-columns-repeated="25"/>
          <table:table-cell table:formula="of:=[.S98]" office:value-type="float" office:value="1.1084733132147">
            <text:p>1.1084733132</text:p>
          </table:table-cell>
          <table:table-cell table:formula="of:=[.T98]" office:value-type="float" office:value="-7.07106781186547">
            <text:p>-7.0710678119</text:p>
          </table:table-cell>
        </table:table-row>
        <table:table-row table:style-name="ro1">
          <table:table-cell table:number-columns-repeated="2" office:value-type="float" office:value="0">
            <text:p>0</text:p>
          </table:table-cell>
          <table:table-cell table:number-columns-repeated="25"/>
          <table:table-cell table:formula="of:=[.V98]" office:value-type="float" office:value="1.99095466206101">
            <text:p>1.9909546621</text:p>
          </table:table-cell>
          <table:table-cell table:formula="of:=[.W98]" office:value-type="float" office:value="-12.7005091218252">
            <text:p>-12.7005091218</text:p>
          </table:table-cell>
        </table:table-row>
        <table:table-row table:style-name="ro1">
          <table:table-cell table:formula="of:=-[.B80]" office:value-type="float" office:value="-0.5">
            <text:p>-0.5</text:p>
          </table:table-cell>
          <table:table-cell table:formula="of:=-[.B81]" office:value-type="float" office:value="-2.5">
            <text:p>-2.5</text:p>
          </table:table-cell>
          <table:table-cell table:number-columns-repeated="27"/>
        </table:table-row>
        <table:table-row table:style-name="ro1">
          <table:table-cell table:formula="of:=[.A139]-[.B78]*[.B$81]/[.B$82]" office:value-type="float" office:value="-1.97087101353638">
            <text:p>-1.9708710135</text:p>
          </table:table-cell>
          <table:table-cell table:formula="of:=[.B139]+[.B78]*[.B$80]/[.B$82]" office:value-type="float" office:value="-2.20582579729272">
            <text:p>-2.2058257973</text:p>
          </table:table-cell>
          <table:table-cell table:number-columns-repeated="24"/>
          <table:table-cell office:value-type="float" office:value="12">
            <text:p>12</text:p>
          </table:table-cell>
          <table:table-cell table:number-columns-repeated="2" office:value-type="float" office:value="0">
            <text:p>0</text:p>
          </table:table-cell>
        </table:table-row>
        <table:table-row table:style-name="ro1">
          <table:table-cell table:formula="of:=[.A140]-[.A139]" office:value-type="float" office:value="-1.47087101353638">
            <text:p>-1.4708710135</text:p>
          </table:table-cell>
          <table:table-cell table:formula="of:=[.B140]-[.B139]" office:value-type="float" office:value="0.294174202707276">
            <text:p>0.2941742027</text:p>
          </table:table-cell>
          <table:table-cell table:number-columns-repeated="25"/>
          <table:table-cell table:formula="of:=[.P99]" office:value-type="float" office:value="-0.152325001951327">
            <text:p>-0.152325002</text:p>
          </table:table-cell>
          <table:table-cell table:formula="of:=[.Q99]" office:value-type="float" office:value="-4.93393109029894">
            <text:p>-4.9339310903</text:p>
          </table:table-cell>
        </table:table-row>
        <table:table-row table:style-name="ro1">
          <table:table-cell table:number-columns-repeated="2" office:value-type="float" office:value="0">
            <text:p>0</text:p>
          </table:table-cell>
          <table:table-cell table:number-columns-repeated="25"/>
          <table:table-cell table:formula="of:=[.S99]" office:value-type="float" office:value="-0.21830471454256">
            <text:p>-0.2183047145</text:p>
          </table:table-cell>
          <table:table-cell table:formula="of:=[.T99]" office:value-type="float" office:value="-7.07106781186547">
            <text:p>-7.0710678119</text:p>
          </table:table-cell>
        </table:table-row>
        <table:table-row table:style-name="ro1">
          <table:table-cell table:formula="of:=[.B80]" office:value-type="float" office:value="0.5">
            <text:p>0.5</text:p>
          </table:table-cell>
          <table:table-cell table:formula="of:=-[.B81]" office:value-type="float" office:value="-2.5">
            <text:p>-2.5</text:p>
          </table:table-cell>
          <table:table-cell table:number-columns-repeated="24"/>
          <table:table-cell office:value-type="float" office:value="1">
            <text:p>1</text:p>
          </table:table-cell>
          <table:table-cell table:number-columns-repeated="2" office:value-type="float" office:value="0">
            <text:p>0</text:p>
          </table:table-cell>
        </table:table-row>
        <table:table-row table:style-name="ro1">
          <table:table-cell table:formula="of:=[.A143]+[.B$78]*[.B$81]/[.B$82]" office:value-type="float" office:value="1.97087101353638">
            <text:p>1.9708710135</text:p>
          </table:table-cell>
          <table:table-cell table:formula="of:=[.B143]+[.B$78]*[.B$80]/[.B$82]" office:value-type="float" office:value="-2.20582579729272">
            <text:p>-2.2058257973</text:p>
          </table:table-cell>
          <table:table-cell table:number-columns-repeated="25"/>
          <table:table-cell table:formula="of:=[.P100]" office:value-type="float" office:value="-1.08444078924501">
            <text:p>-1.0844407892</text:p>
          </table:table-cell>
          <table:table-cell table:formula="of:=[.Q100]" office:value-type="float" office:value="-4.86405570155713">
            <text:p>-4.8640557016</text:p>
          </table:table-cell>
        </table:table-row>
        <table:table-row table:style-name="ro1">
          <table:table-cell table:formula="of:=[.A144]-[.A143]" office:value-type="float" office:value="1.47087101353638">
            <text:p>1.4708710135</text:p>
          </table:table-cell>
          <table:table-cell table:formula="of:=[.B144]-[.B143]" office:value-type="float" office:value="0.294174202707276">
            <text:p>0.2941742027</text:p>
          </table:table-cell>
          <table:table-cell table:number-columns-repeated="25"/>
          <table:table-cell table:formula="of:=[.S100]" office:value-type="float" office:value="-1.57649394439492">
            <text:p>-1.5764939444</text:p>
          </table:table-cell>
          <table:table-cell table:formula="of:=[.T100]" office:value-type="float" office:value="-7.07106781186547">
            <text:p>-7.0710678119</text:p>
          </table:table-cell>
        </table:table-row>
        <table:table-row table:style-name="ro1">
          <table:table-cell table:number-columns-repeated="2" office:value-type="float" office:value="0">
            <text:p>0</text:p>
          </table:table-cell>
          <table:table-cell table:number-columns-repeated="25"/>
          <table:table-cell table:formula="of:=[.V100]" office:value-type="float" office:value="-2.88597235813524">
            <text:p>-2.8859723581</text:p>
          </table:table-cell>
          <table:table-cell table:formula="of:=[.W100]" office:value-type="float" office:value="-12.9444875574045">
            <text:p>-12.9444875574</text:p>
          </table:table-cell>
        </table:table-row>
        <table:table-row table:style-name="ro1">
          <table:table-cell table:number-columns-repeated="29"/>
        </table:table-row>
        <table:table-row table:style-name="ro1">
          <table:table-cell table:number-columns-repeated="26"/>
          <table:table-cell office:value-type="float" office:value="2">
            <text:p>2</text:p>
          </table:table-cell>
          <table:table-cell table:number-columns-repeated="2" office:value-type="float" office:value="0">
            <text:p>0</text:p>
          </table:table-cell>
        </table:table-row>
        <table:table-row table:style-name="ro1">
          <table:table-cell/>
          <table:table-cell/>
          <table:table-cell table:number-columns-repeated="25"/>
          <table:table-cell table:formula="of:=[.P101]" office:value-type="float" office:value="-2.10519136479066">
            <text:p>-2.1051913648</text:p>
          </table:table-cell>
          <table:table-cell table:formula="of:=[.Q101]" office:value-type="float" office:value="-4.67325248506195">
            <text:p>-4.6732524851</text:p>
          </table:table-cell>
        </table:table-row>
        <table:table-row table:style-name="ro1">
          <table:table-cell table:number-columns-repeated="27"/>
          <table:table-cell table:formula="of:=[.S101]" office:value-type="float" office:value="-3.18535130403747">
            <text:p>-3.185351304</text:p>
          </table:table-cell>
          <table:table-cell table:formula="of:=[.T101]" office:value-type="float" office:value="-7.07106781186547">
            <text:p>-7.0710678119</text:p>
          </table:table-cell>
        </table:table-row>
        <table:table-row table:style-name="ro1">
          <table:table-cell table:number-columns-repeated="27"/>
          <table:table-cell table:formula="of:=[.V101]" office:value-type="float" office:value="-6.54201802205858">
            <text:p>-6.5420180221</text:p>
          </table:table-cell>
          <table:table-cell table:formula="of:=[.W101]" office:value-type="float" office:value="-14.5224336800115">
            <text:p>-14.52243368</text:p>
          </table:table-cell>
        </table:table-row>
        <table:table-row table:style-name="ro1">
          <table:table-cell table:number-columns-repeated="29"/>
        </table:table-row>
        <table:table-row table:style-name="ro1">
          <table:table-cell table:number-columns-repeated="26"/>
          <table:table-cell office:value-type="float" office:value="3">
            <text:p>3</text:p>
          </table:table-cell>
          <table:table-cell table:number-columns-repeated="2" office:value-type="float" office:value="0">
            <text:p>0</text:p>
          </table:table-cell>
        </table:table-row>
        <table:table-row table:style-name="ro1">
          <table:table-cell table:number-columns-repeated="27"/>
          <table:table-cell table:formula="of:=[.P102]" office:value-type="float" office:value="-3.32607662834546">
            <text:p>-3.3260766283</text:p>
          </table:table-cell>
          <table:table-cell table:formula="of:=[.Q102]" office:value-type="float" office:value="-4.3102227030116">
            <text:p>-4.310222703</text:p>
          </table:table-cell>
        </table:table-row>
        <table:table-row table:style-name="ro1">
          <table:table-cell table:number-columns-repeated="27"/>
          <table:table-cell table:formula="of:=[.S102]" office:value-type="float" office:value="-5.45654250534636">
            <text:p>-5.4565425053</text:p>
          </table:table-cell>
          <table:table-cell table:formula="of:=[.T102]" office:value-type="float" office:value="-7.07106781186548">
            <text:p>-7.0710678119</text:p>
          </table:table-cell>
        </table:table-row>
        <table:table-row table:style-name="ro1">
          <table:table-cell table:number-columns-repeated="27"/>
          <table:table-cell table:formula="of:=[.V102]" office:value-type="float" office:value="-15.1795879036685">
            <text:p>-15.1795879037</text:p>
          </table:table-cell>
          <table:table-cell table:formula="of:=[.W102]" office:value-type="float" office:value="-19.6710454134362">
            <text:p>-19.6710454134</text:p>
          </table:table-cell>
        </table:table-row>
        <table:table-row table:style-name="ro1">
          <table:table-cell table:number-columns-repeated="29"/>
        </table:table-row>
        <table:table-row table:style-name="ro1">
          <table:table-cell table:number-columns-repeated="26"/>
          <table:table-cell office:value-type="float" office:value="4">
            <text:p>4</text:p>
          </table:table-cell>
          <table:table-cell table:number-columns-repeated="2" office:value-type="float" office:value="0">
            <text:p>0</text:p>
          </table:table-cell>
        </table:table-row>
        <table:table-row table:style-name="ro1">
          <table:table-cell table:number-columns-repeated="27"/>
          <table:table-cell table:formula="of:=[.P103]" office:value-type="float" office:value="-4.95820833523108">
            <text:p>-4.9582083352</text:p>
          </table:table-cell>
          <table:table-cell table:formula="of:=[.Q103]" office:value-type="float" office:value="-3.65019818472282">
            <text:p>-3.6501981847</text:p>
          </table:table-cell>
        </table:table-row>
        <table:table-row table:style-name="ro1">
          <table:table-cell table:number-columns-repeated="27"/>
          <table:table-cell table:formula="of:=[.S103]" office:value-type="float" office:value="-9.60491063485583">
            <text:p>-9.6049106349</text:p>
          </table:table-cell>
          <table:table-cell table:formula="of:=[.T103]" office:value-type="float" office:value="-7.07106781186547">
            <text:p>-7.0710678119</text:p>
          </table:table-cell>
        </table:table-row>
        <table:table-row table:style-name="ro1">
          <table:table-cell table:number-columns-repeated="27"/>
          <table:table-cell table:formula="of:=[.V103]" office:value-type="float" office:value="-152.880337859888">
            <text:p>-152.8803378599</text:p>
          </table:table-cell>
          <table:table-cell table:formula="of:=[.W103]" office:value-type="float" office:value="-112.549431973388">
            <text:p>-112.5494319734</text:p>
          </table:table-cell>
        </table:table-row>
        <table:table-row table:style-name="ro1">
          <table:table-cell table:number-columns-repeated="29"/>
        </table:table-row>
        <table:table-row table:style-name="ro1">
          <table:table-cell table:number-columns-repeated="26"/>
          <table:table-cell office:value-type="float" office:value="5">
            <text:p>5</text:p>
          </table:table-cell>
          <table:table-cell table:number-columns-repeated="2" office:value-type="float" office:value="0">
            <text:p>0</text:p>
          </table:table-cell>
        </table:table-row>
        <table:table-row table:style-name="ro1">
          <table:table-cell table:number-columns-repeated="27"/>
          <table:table-cell table:formula="of:=[.P104]" office:value-type="float" office:value="-7.5194755663606">
            <text:p>-7.5194755664</text:p>
          </table:table-cell>
          <table:table-cell table:formula="of:=[.Q104]" office:value-type="float" office:value="-2.35753303926575">
            <text:p>-2.3575330393</text:p>
          </table:table-cell>
        </table:table-row>
        <table:table-row table:style-name="ro1">
          <table:table-cell table:number-columns-repeated="27"/>
          <table:table-cell table:formula="of:=[.S104]" office:value-type="float" office:value="-22.5535425183103">
            <text:p>-22.5535425183</text:p>
          </table:table-cell>
          <table:table-cell table:formula="of:=[.T104]" office:value-type="float" office:value="-7.07106781186547">
            <text:p>-7.0710678119</text:p>
          </table:table-cell>
        </table:table-row>
        <table:table-row table:style-name="ro1">
          <table:table-cell table:number-columns-repeated="27"/>
          <table:table-cell table:formula="of:=[.V104]">
            <text:p/>
          </table:table-cell>
          <table:table-cell table:formula="of:=[.W104]">
            <text:p/>
          </table:table-cell>
        </table:table-row>
        <table:table-row table:style-name="ro1">
          <table:table-cell table:number-columns-repeated="29"/>
        </table:table-row>
        <table:table-row table:style-name="ro1">
          <table:table-cell table:number-columns-repeated="26"/>
          <table:table-cell office:value-type="float" office:value="6">
            <text:p>6</text:p>
          </table:table-cell>
          <table:table-cell table:number-columns-repeated="2" office:value-type="float" office:value="0">
            <text:p>0</text:p>
          </table:table-cell>
        </table:table-row>
        <table:table-row table:style-name="ro1">
          <table:table-cell table:number-columns-repeated="27"/>
          <table:table-cell table:formula="of:=[.P105]" office:value-type="float" office:value="-12.8373012777868">
            <text:p>-12.8373012778</text:p>
          </table:table-cell>
          <table:table-cell table:formula="of:=[.Q105]" office:value-type="float" office:value="0.792650690251191">
            <text:p>0.7926506903</text:p>
          </table:table-cell>
        </table:table-row>
        <table:table-row table:style-name="ro1">
          <table:table-cell table:number-columns-repeated="27"/>
          <table:table-cell table:formula="of:=[.S105]">
            <text:p/>
          </table:table-cell>
          <table:table-cell table:formula="of:=[.T105]">
            <text:p/>
          </table:table-cell>
        </table:table-row>
        <table:table-row table:style-name="ro1">
          <table:table-cell table:number-columns-repeated="27"/>
          <table:table-cell table:formula="of:=[.V105]">
            <text:p/>
          </table:table-cell>
          <table:table-cell table:formula="of:=[.W105]">
            <text:p/>
          </table:table-cell>
        </table:table-row>
        <table:table-row table:style-name="ro1">
          <table:table-cell table:number-columns-repeated="29"/>
        </table:table-row>
        <table:table-row table:style-name="ro1">
          <table:table-cell table:number-columns-repeated="26"/>
          <table:table-cell office:value-type="float" office:value="7">
            <text:p>7</text:p>
          </table:table-cell>
          <table:table-cell table:number-columns-repeated="2" office:value-type="float" office:value="0">
            <text:p>0</text:p>
          </table:table-cell>
        </table:table-row>
        <table:table-row table:style-name="ro1">
          <table:table-cell table:number-columns-repeated="27"/>
          <table:table-cell table:formula="of:=[.P106]" office:value-type="float" office:value="-36.1166559370201">
            <text:p>-36.116655937</text:p>
          </table:table-cell>
          <table:table-cell table:formula="of:=[.Q106]" office:value-type="float" office:value="16.1044105052885">
            <text:p>16.1044105053</text:p>
          </table:table-cell>
        </table:table-row>
        <table:table-row table:style-name="ro1">
          <table:table-cell table:number-columns-repeated="27"/>
          <table:table-cell table:formula="of:=[.S106]">
            <text:p/>
          </table:table-cell>
          <table:table-cell table:formula="of:=[.T106]">
            <text:p/>
          </table:table-cell>
        </table:table-row>
        <table:table-row table:style-name="ro1">
          <table:table-cell table:number-columns-repeated="27"/>
          <table:table-cell table:formula="of:=[.V106]">
            <text:p/>
          </table:table-cell>
          <table:table-cell table:formula="of:=[.W106]">
            <text:p/>
          </table:table-cell>
        </table:table-row>
        <table:table-row table:style-name="ro1">
          <table:table-cell table:number-columns-repeated="29"/>
        </table:table-row>
        <table:table-row table:style-name="ro1">
          <table:table-cell table:number-columns-repeated="26"/>
          <table:table-cell office:value-type="float" office:value="8">
            <text:p>8</text:p>
          </table:table-cell>
          <table:table-cell table:number-columns-repeated="2" office:value-type="float" office:value="0">
            <text:p>0</text:p>
          </table:table-cell>
        </table:table-row>
        <table:table-row table:style-name="ro1">
          <table:table-cell table:number-columns-repeated="27"/>
          <table:table-cell table:formula="of:=[.P107]">
            <text:p/>
          </table:table-cell>
          <table:table-cell table:formula="of:=[.Q107]">
            <text:p/>
          </table:table-cell>
        </table:table-row>
        <table:table-row table:style-name="ro1">
          <table:table-cell table:number-columns-repeated="27"/>
          <table:table-cell table:formula="of:=[.S107]">
            <text:p/>
          </table:table-cell>
          <table:table-cell table:formula="of:=[.T107]">
            <text:p/>
          </table:table-cell>
        </table:table-row>
        <table:table-row table:style-name="ro1">
          <table:table-cell table:number-columns-repeated="27"/>
          <table:table-cell table:formula="of:=[.V107]">
            <text:p/>
          </table:table-cell>
          <table:table-cell table:formula="of:=[.W107]">
            <text:p/>
          </table:table-cell>
        </table:table-row>
        <table:table-row table:style-name="ro1">
          <table:table-cell table:number-columns-repeated="29"/>
        </table:table-row>
        <table:table-row table:style-name="ro1">
          <table:table-cell table:number-columns-repeated="26"/>
          <table:table-cell office:value-type="float" office:value="9">
            <text:p>9</text:p>
          </table:table-cell>
          <table:table-cell table:number-columns-repeated="2" office:value-type="float" office:value="0">
            <text:p>0</text:p>
          </table:table-cell>
        </table:table-row>
        <table:table-row table:style-name="ro1">
          <table:table-cell table:number-columns-repeated="27"/>
          <table:table-cell table:formula="of:=[.P108]">
            <text:p/>
          </table:table-cell>
          <table:table-cell table:formula="of:=[.Q108]">
            <text:p/>
          </table:table-cell>
        </table:table-row>
        <table:table-row table:style-name="ro1">
          <table:table-cell table:number-columns-repeated="27"/>
          <table:table-cell table:formula="of:=[.S108]">
            <text:p/>
          </table:table-cell>
          <table:table-cell table:formula="of:=[.T108]">
            <text:p/>
          </table:table-cell>
        </table:table-row>
        <table:table-row table:style-name="ro1">
          <table:table-cell table:number-columns-repeated="27"/>
          <table:table-cell table:formula="of:=[.V108]">
            <text:p/>
          </table:table-cell>
          <table:table-cell table:formula="of:=[.W108]">
            <text:p/>
          </table:table-cell>
        </table:table-row>
        <table:table-row table:style-name="ro1">
          <table:table-cell table:number-columns-repeated="29"/>
        </table:table-row>
        <table:table-row table:style-name="ro1">
          <table:table-cell table:number-columns-repeated="26"/>
          <table:table-cell office:value-type="float" office:value="10">
            <text:p>10</text:p>
          </table:table-cell>
          <table:table-cell table:number-columns-repeated="2" office:value-type="float" office:value="0">
            <text:p>0</text:p>
          </table:table-cell>
        </table:table-row>
        <table:table-row table:style-name="ro1">
          <table:table-cell table:number-columns-repeated="27"/>
          <table:table-cell table:formula="of:=[.P109]">
            <text:p/>
          </table:table-cell>
          <table:table-cell table:formula="of:=[.Q109]">
            <text:p/>
          </table:table-cell>
        </table:table-row>
        <table:table-row table:style-name="ro1">
          <table:table-cell table:number-columns-repeated="27"/>
          <table:table-cell table:formula="of:=[.S109]">
            <text:p/>
          </table:table-cell>
          <table:table-cell table:formula="of:=[.T109]">
            <text:p/>
          </table:table-cell>
        </table:table-row>
        <table:table-row table:style-name="ro1">
          <table:table-cell table:number-columns-repeated="27"/>
          <table:table-cell table:formula="of:=[.V109]">
            <text:p/>
          </table:table-cell>
          <table:table-cell table:formula="of:=[.W109]">
            <text:p/>
          </table:table-cell>
        </table:table-row>
        <table:table-row table:style-name="ro1">
          <table:table-cell table:number-columns-repeated="29"/>
        </table:table-row>
        <table:table-row table:style-name="ro1">
          <table:table-cell table:number-columns-repeated="26"/>
          <table:table-cell office:value-type="float" office:value="11">
            <text:p>11</text:p>
          </table:table-cell>
          <table:table-cell table:number-columns-repeated="2" office:value-type="float" office:value="0">
            <text:p>0</text:p>
          </table:table-cell>
        </table:table-row>
        <table:table-row table:style-name="ro1">
          <table:table-cell table:number-columns-repeated="27"/>
          <table:table-cell table:formula="of:=[.P110]">
            <text:p/>
          </table:table-cell>
          <table:table-cell table:formula="of:=[.Q110]">
            <text:p/>
          </table:table-cell>
        </table:table-row>
        <table:table-row table:style-name="ro1">
          <table:table-cell table:number-columns-repeated="27"/>
          <table:table-cell table:formula="of:=[.S110]">
            <text:p/>
          </table:table-cell>
          <table:table-cell table:formula="of:=[.T110]">
            <text:p/>
          </table:table-cell>
        </table:table-row>
        <table:table-row table:style-name="ro1">
          <table:table-cell table:number-columns-repeated="27"/>
          <table:table-cell table:formula="of:=[.V110]">
            <text:p/>
          </table:table-cell>
          <table:table-cell table:formula="of:=[.W110]">
            <text:p/>
          </table:table-cell>
        </table:table-row>
        <table:table-row table:style-name="ro1">
          <table:table-cell table:number-columns-repeated="29"/>
        </table:table-row>
        <table:table-row table:style-name="ro1">
          <table:table-cell table:number-columns-repeated="26"/>
          <table:table-cell office:value-type="float" office:value="12">
            <text:p>12</text:p>
          </table:table-cell>
          <table:table-cell table:number-columns-repeated="2" office:value-type="float" office:value="0">
            <text:p>0</text:p>
          </table:table-cell>
        </table:table-row>
        <table:table-row table:style-name="ro1">
          <table:table-cell table:number-columns-repeated="27"/>
          <table:table-cell table:formula="of:=[.P111]">
            <text:p/>
          </table:table-cell>
          <table:table-cell table:formula="of:=[.Q111]">
            <text:p/>
          </table:table-cell>
        </table:table-row>
        <table:table-row table:style-name="ro1">
          <table:table-cell table:number-columns-repeated="27"/>
          <table:table-cell table:formula="of:=[.S111]">
            <text:p/>
          </table:table-cell>
          <table:table-cell table:formula="of:=[.T111]">
            <text:p/>
          </table:table-cell>
        </table:table-row>
        <table:table-row table:style-name="ro1">
          <table:table-cell table:number-columns-repeated="27"/>
          <table:table-cell table:formula="of:=[.V111]">
            <text:p/>
          </table:table-cell>
          <table:table-cell table:formula="of:=[.W111]">
            <text:p/>
          </table:table-cell>
        </table:table-row>
      </table:table>
      <table:table table:name="Flat Earth sundial" table:style-name="ta1" table:print="false">
        <table:table-column table:style-name="co1" table:default-cell-style-name="Default"/>
        <table:table-column table:style-name="co2" table:number-columns-repeated="28" table:default-cell-style-name="Default"/>
        <table:table-row table:style-name="ro1">
          <table:table-cell>
            <draw:frame table:end-cell-address="'Flat Earth sundial'.I54" table:end-x="0.457cm" table:end-y="0.064cm" draw:z-index="0" draw:style-name="gr1" draw:text-style-name="P1" svg:width="19.11cm" svg:height="24cm" svg:x="0cm" svg:y="0cm">
              <draw:object draw:notify-on-update-of-ranges="'Flat Earth sundial'.R91:'Flat Earth sundial'.R117 'Flat Earth sundial'.P91:'Flat Earth sundial'.P115 'Flat Earth sundial'.P88:'Flat Earth sundial'.P88 'Flat Earth sundial'.Q91:'Flat Earth sundial'.Q115 'Flat Earth sundial'.S91:'Flat Earth sundial'.S115 'Flat Earth sundial'.S88:'Flat Earth sundial'.S88 'Flat Earth sundial'.T91:'Flat Earth sundial'.T115 'Flat Earth sundial'.V91:'Flat Earth sundial'.V115 'Flat Earth sundial'.V88:'Flat Earth sundial'.V88 'Flat Earth sundial'.W91:'Flat Earth sundial'.W115 'Flat Earth sundial'.A142:'Flat Earth sundial'.A151 'Flat Earth sundial'.A140:'Flat Earth sundial'.A140 'Flat Earth sundial'.B142:'Flat Earth sundial'.B151 'Flat Earth sundial'.AB84:'Flat Earth sundial'.AB205 'Flat Earth sundial'.AB80:'Flat Earth sundial'.AB80 'Flat Earth sundial'.AC84:'Flat Earth sundial'.AC205 'Flat Earth sundial'.A123:'Flat Earth sundial'.A137 'Flat Earth sundial'.A121:'Flat Earth sundial'.A121 'Flat Earth sundial'.B123:'Flat Earth sundial'.B137 'Flat Earth sundial'.Y91:'Flat Earth sundial'.Y117 'Flat Earth sundial'.B153:'Flat Earth sundial'.B153 'Flat Earth sundial'.Z91:'Flat Earth sundial'.Z117" xlink:href="./Object 2" xlink:type="simple" xlink:show="embed" xlink:actuate="onLoad">
                <text:p/>
              </draw:object>
              <draw:image xlink:href="./ObjectReplacements/Object 2" xlink:type="simple" xlink:show="embed" xlink:actuate="onLoad"/>
            </draw:frame>
          </table:table-cell>
          <table:table-cell table:number-columns-repeated="28"/>
        </table:table-row>
        <table:table-row table:style-name="ro1" table:number-rows-repeated="54">
          <table:table-cell table:number-columns-repeated="29"/>
        </table:table-row>
        <table:table-row table:style-name="ro1">
          <table:table-cell office:value-type="string">
            <text:p>Sundial craft</text:p>
          </table:table-cell>
          <table:table-cell table:number-columns-repeated="28"/>
        </table:table-row>
        <table:table-row table:style-name="ro1">
          <table:table-cell office:value-type="string">
            <text:p>By Paul Colbourne, November 2023</text:p>
          </table:table-cell>
          <table:table-cell table:number-columns-repeated="28"/>
        </table:table-row>
        <table:table-row table:style-name="ro1">
          <table:table-cell table:style-name="ce1" office:value-type="string">
            <text:p>Instructions:</text:p>
          </table:table-cell>
          <table:table-cell table:number-columns-repeated="28"/>
        </table:table-row>
        <table:table-row table:style-name="ro1">
          <table:table-cell table:style-name="ce1" office:value-type="string">
            <text:p>Enter your latitude (negative for southern hemisphere)</text:p>
          </table:table-cell>
          <table:table-cell table:number-columns-repeated="28"/>
        </table:table-row>
        <table:table-row table:style-name="ro1">
          <table:table-cell table:style-name="ce1" office:value-type="string">
            <text:p>Enter the height of the Sun, and the radius of the Equator on the Flat Earth map. <text:s/>These can be miles or km, as long as you use the same units for both.</text:p>
          </table:table-cell>
          <table:table-cell table:number-columns-repeated="28"/>
        </table:table-row>
        <table:table-row table:style-name="ro1">
          <table:table-cell table:style-name="ce1" office:value-type="string">
            <text:p>Print page 1 only to print the graphic, cut out the gnomon, fold and glue or tape onto the dial at the position indicated.</text:p>
          </table:table-cell>
          <table:table-cell table:number-columns-repeated="28"/>
        </table:table-row>
        <table:table-row table:style-name="ro1">
          <table:table-cell table:style-name="ce1" office:value-type="string">
            <text:p>Enter your local sunrise and sunset (24 hour time) to offset the lines according to your exact location. <text:s/>This will also correct for daylight savings time.</text:p>
          </table:table-cell>
          <table:table-cell table:number-columns-repeated="28"/>
        </table:table-row>
        <table:table-row table:style-name="ro1">
          <table:table-cell table:style-name="ce1" office:value-type="string">
            <text:p>Place the sundial with the “N” facing North, or the “S” facing South in the southern hemisphere </text:p>
          </table:table-cell>
          <table:table-cell table:number-columns-repeated="28"/>
        </table:table-row>
        <table:table-row table:style-name="ro1">
          <table:table-cell table:style-name="ce2" office:value-type="string">
            <text:p>The tip of the gnomon shadow should fall near the “summer” marks at the summer solstice, near the “equinox” marks at either the spring or fall equinox, or near the “winter” marks at the winter solstice, and between those marks at other times of the year.</text:p>
          </table:table-cell>
          <table:table-cell table:number-columns-repeated="28"/>
        </table:table-row>
        <table:table-row table:style-name="ro1">
          <table:table-cell table:style-name="ce1" office:value-type="string">
            <text:p>Bold numbers can be changed</text:p>
          </table:table-cell>
          <table:table-cell table:number-columns-repeated="28"/>
        </table:table-row>
        <table:table-row table:style-name="ro1">
          <table:table-cell table:number-columns-repeated="29"/>
        </table:table-row>
        <table:table-row table:style-name="ro1">
          <table:table-cell table:style-name="ce1" office:value-type="string">
            <text:p>Latitude</text:p>
          </table:table-cell>
          <table:table-cell table:style-name="ce1" office:value-type="float" office:value="45">
            <text:p>45</text:p>
          </table:table-cell>
          <table:table-cell office:value-type="string">
            <text:p>Enter negative number for south of equator</text:p>
          </table:table-cell>
          <table:table-cell table:number-columns-repeated="26"/>
        </table:table-row>
        <table:table-row table:style-name="ro1">
          <table:table-cell office:value-type="string">
            <text:p>Distance from North Pole</text:p>
          </table:table-cell>
          <table:table-cell table:formula="of:=[.B73]*(1-[.B67]/90)" office:value-type="float" office:value="5000">
            <text:p>5000</text:p>
          </table:table-cell>
          <table:table-cell table:number-columns-repeated="27"/>
        </table:table-row>
        <table:table-row table:style-name="ro1">
          <table:table-cell office:value-type="string">
            <text:p>cosine of latitude</text:p>
          </table:table-cell>
          <table:table-cell table:formula="of:=COS([.B67]*PI()/180)" office:value-type="float" office:value="0.707106781186548">
            <text:p>0.7071067812</text:p>
          </table:table-cell>
          <table:table-cell table:number-columns-repeated="27"/>
        </table:table-row>
        <table:table-row table:style-name="ro1">
          <table:table-cell office:value-type="string">
            <text:p>Direction label</text:p>
          </table:table-cell>
          <table:table-cell table:formula="of:=IF([.B67]&gt;0;&quot;N&quot;;&quot;S&quot;)" office:value-type="string" office:string-value="N">
            <text:p>N</text:p>
          </table:table-cell>
          <table:table-cell table:number-columns-repeated="27"/>
        </table:table-row>
        <table:table-row table:style-name="ro1">
          <table:table-cell table:number-columns-repeated="29"/>
        </table:table-row>
        <table:table-row table:style-name="ro1">
          <table:table-cell table:style-name="ce1" office:value-type="string">
            <text:p>Sun height</text:p>
          </table:table-cell>
          <table:table-cell table:style-name="ce1" office:value-type="float" office:value="4800">
            <text:p>4800</text:p>
          </table:table-cell>
          <table:table-cell table:number-columns-repeated="27"/>
        </table:table-row>
        <table:table-row table:style-name="ro1">
          <table:table-cell table:style-name="ce1" office:value-type="string">
            <text:p>Equator radius</text:p>
          </table:table-cell>
          <table:table-cell table:style-name="ce1" office:value-type="float" office:value="10000">
            <text:p>10000</text:p>
          </table:table-cell>
          <table:table-cell table:number-columns-repeated="27"/>
        </table:table-row>
        <table:table-row table:style-name="ro1">
          <table:table-cell table:number-columns-repeated="29"/>
        </table:table-row>
        <table:table-row table:style-name="ro1">
          <table:table-cell table:style-name="ce1" office:value-type="string">
            <text:p>Local sunrise</text:p>
          </table:table-cell>
          <table:table-cell table:style-name="ce3" office:value-type="time" office:time-value="PT07H16M00S">
            <text:p>07:16</text:p>
          </table:table-cell>
          <table:table-cell table:style-name="ce6" office:value-type="string">
            <text:p>If you don't know your local sunrise and sunset, use 6:00 and 18:00</text:p>
          </table:table-cell>
          <table:table-cell table:number-columns-repeated="26"/>
        </table:table-row>
        <table:table-row table:style-name="ro1">
          <table:table-cell table:style-name="ce1" office:value-type="string">
            <text:p>Local sunset</text:p>
          </table:table-cell>
          <table:table-cell table:style-name="ce3" office:value-type="time" office:time-value="PT16H24M00S">
            <text:p>16:24</text:p>
          </table:table-cell>
          <table:table-cell table:style-name="ce7"/>
          <table:table-cell table:number-columns-repeated="26"/>
        </table:table-row>
        <table:table-row table:style-name="ro1">
          <table:table-cell office:value-type="string">
            <text:p>Highest sun time</text:p>
          </table:table-cell>
          <table:table-cell table:style-name="ce4" table:formula="of:=([.B75]+[.B76])/2" office:value-type="time" office:time-value="PT11H50M00S">
            <text:p>11:50</text:p>
          </table:table-cell>
          <table:table-cell table:style-name="ce8" table:formula="of:=[.B77]" office:value-type="float" office:value="0.493055555555556">
            <text:p>0.49306</text:p>
          </table:table-cell>
          <table:table-cell table:number-columns-repeated="26"/>
        </table:table-row>
        <table:table-row table:style-name="ro1">
          <table:table-cell office:value-type="string">
            <text:p>Hour angle offset (degrees)</text:p>
          </table:table-cell>
          <table:table-cell table:style-name="ce5" table:formula="of:=(0.5-[.C77])*360" office:value-type="float" office:value="2.49999999999999">
            <text:p>2.5</text:p>
          </table:table-cell>
          <table:table-cell table:style-name="ce7"/>
          <table:table-cell table:number-columns-repeated="26"/>
        </table:table-row>
        <table:table-row table:style-name="ro1">
          <table:table-cell table:number-columns-repeated="29"/>
        </table:table-row>
        <table:table-row table:style-name="ro1">
          <table:table-cell table:style-name="ce1" office:value-type="string">
            <text:p>gnomon length</text:p>
          </table:table-cell>
          <table:table-cell table:style-name="ce1" office:value-type="float" office:value="7">
            <text:p>7</text:p>
          </table:table-cell>
          <table:table-cell table:number-columns-repeated="25"/>
          <table:table-cell office:value-type="string">
            <text:p>Interpolate</text:p>
          </table:table-cell>
          <table:table-cell/>
        </table:table-row>
        <table:table-row table:style-name="ro1">
          <table:table-cell table:style-name="ce2" office:value-type="string">
            <text:p>gnomon angle</text:p>
          </table:table-cell>
          <table:table-cell table:style-name="ce2" table:formula="of:=MAX(ABS([.B67]);30)" office:value-type="float" office:value="45">
            <text:p>45</text:p>
          </table:table-cell>
          <table:table-cell office:value-type="string">
            <text:p>If latitude is less than 30, use 30 degrees for gnomon angle</text:p>
          </table:table-cell>
          <table:table-cell table:number-columns-repeated="26"/>
        </table:table-row>
        <table:table-row table:style-name="ro1">
          <table:table-cell table:style-name="ce1" office:value-type="string">
            <text:p>tab width</text:p>
          </table:table-cell>
          <table:table-cell table:style-name="ce1" office:value-type="float" office:value="1.5">
            <text:p>1.5</text:p>
          </table:table-cell>
          <table:table-cell/>
          <table:table-cell office:value-type="string">
            <text:p>x</text:p>
          </table:table-cell>
          <table:table-cell office:value-type="string">
            <text:p>y</text:p>
          </table:table-cell>
          <table:table-cell office:value-type="string">
            <text:p>z</text:p>
          </table:table-cell>
          <table:table-cell table:number-columns-repeated="23"/>
        </table:table-row>
        <table:table-row table:style-name="ro1">
          <table:table-cell office:value-type="string">
            <text:p>gnomon tip position</text:p>
          </table:table-cell>
          <table:table-cell table:number-columns-repeated="2"/>
          <table:table-cell office:value-type="float" office:value="0">
            <text:p>0</text:p>
          </table:table-cell>
          <table:table-cell table:formula="of:=-[.B80]*COS([.B81]*PI()/180)" office:value-type="float" office:value="-4.94974746830583">
            <text:p>-4.9497474683</text:p>
          </table:table-cell>
          <table:table-cell table:formula="of:=[.B80]*SIN([.B81]*PI()/180)" office:value-type="float" office:value="4.94974746830583">
            <text:p>4.9497474683</text:p>
          </table:table-cell>
          <table:table-cell table:number-columns-repeated="21"/>
          <table:table-cell office:value-type="string">
            <text:p>x</text:p>
          </table:table-cell>
          <table:table-cell office:value-type="string">
            <text:p>y</text:p>
          </table:table-cell>
        </table:table-row>
        <table:table-row table:style-name="ro1">
          <table:table-cell table:style-name="ce1" office:value-type="string">
            <text:p>gnomon base width</text:p>
          </table:table-cell>
          <table:table-cell table:style-name="ce1" office:value-type="float" office:value="1">
            <text:p>1</text:p>
          </table:table-cell>
          <table:table-cell table:number-columns-repeated="24"/>
          <table:table-cell office:value-type="float" office:value="-12">
            <text:p>-12</text:p>
          </table:table-cell>
          <table:table-cell table:number-columns-repeated="2" office:value-type="float" office:value="0">
            <text:p>0</text:p>
          </table:table-cell>
        </table:table-row>
        <table:table-row table:style-name="ro1">
          <table:table-cell table:style-name="ce2" office:value-type="string">
            <text:p>gnomon base y coord</text:p>
          </table:table-cell>
          <table:table-cell table:style-name="ce2" table:formula="of:=[.B80]/2" office:value-type="float" office:value="3.5">
            <text:p>3.5</text:p>
          </table:table-cell>
          <table:table-cell table:number-columns-repeated="4"/>
          <table:table-cell office:value-type="string">
            <text:p>Summer</text:p>
          </table:table-cell>
          <table:table-cell office:value-type="string">
            <text:p>Sun elevation</text:p>
          </table:table-cell>
          <table:table-cell office:value-type="float" office:value="23.4">
            <text:p>23.4</text:p>
          </table:table-cell>
          <table:table-cell office:value-type="string">
            <text:p>Equinox</text:p>
          </table:table-cell>
          <table:table-cell office:value-type="string">
            <text:p>Sun elevation</text:p>
          </table:table-cell>
          <table:table-cell office:value-type="float" office:value="0">
            <text:p>0</text:p>
          </table:table-cell>
          <table:table-cell office:value-type="string">
            <text:p>Winter</text:p>
          </table:table-cell>
          <table:table-cell office:value-type="string">
            <text:p>Sun elevation</text:p>
          </table:table-cell>
          <table:table-cell office:value-type="float" office:value="-23.4">
            <text:p>-23.4</text:p>
          </table:table-cell>
          <table:table-cell table:number-columns-repeated="12"/>
          <table:table-cell table:formula="of:=[.P91]">
            <text:p/>
          </table:table-cell>
          <table:table-cell table:formula="of:=[.Q91]">
            <text:p/>
          </table:table-cell>
        </table:table-row>
        <table:table-row table:style-name="ro1">
          <table:table-cell office:value-type="string">
            <text:p>gnomon base length</text:p>
          </table:table-cell>
          <table:table-cell table:formula="of:=SQRT([.B84]^2+[.B85]^2)" office:value-type="float" office:value="3.64005494464026">
            <text:p>3.6400549446</text:p>
          </table:table-cell>
          <table:table-cell table:number-columns-repeated="5"/>
          <table:table-cell office:value-type="string">
            <text:p>radius of sun path</text:p>
          </table:table-cell>
          <table:table-cell table:formula="of:=[.$B$73]*(1-[.I85]/90)" office:value-type="float" office:value="7400">
            <text:p>7400</text:p>
          </table:table-cell>
          <table:table-cell/>
          <table:table-cell office:value-type="string">
            <text:p>radius of sun path</text:p>
          </table:table-cell>
          <table:table-cell table:formula="of:=[.$B$73]*(1-[.L85]/90)" office:value-type="float" office:value="10000">
            <text:p>10000</text:p>
          </table:table-cell>
          <table:table-cell/>
          <table:table-cell office:value-type="string">
            <text:p>radius of sun path</text:p>
          </table:table-cell>
          <table:table-cell table:formula="of:=[.$B$73]*(1-[.O85]/90)" office:value-type="float" office:value="12600">
            <text:p>12600</text:p>
          </table:table-cell>
          <table:table-cell table:number-columns-repeated="12"/>
          <table:table-cell table:formula="of:=[.S91]">
            <text:p/>
          </table:table-cell>
          <table:table-cell table:formula="of:=[.T91]">
            <text:p/>
          </table:table-cell>
        </table:table-row>
        <table:table-row table:style-name="ro1">
          <table:table-cell office:value-type="string">
            <text:p>gnomon angle</text:p>
          </table:table-cell>
          <table:table-cell table:formula="of:=ACOS(([.D83]*[.B84]-[.E83]*[.B85])/[.B80]/[.B86])" office:value-type="float" office:value="0.823169928345747">
            <text:p>0.8231699283</text:p>
          </table:table-cell>
          <table:table-cell table:number-columns-repeated="25"/>
          <table:table-cell table:formula="of:=[.V91]">
            <text:p/>
          </table:table-cell>
          <table:table-cell table:formula="of:=[.W91]">
            <text:p/>
          </table:table-cell>
        </table:table-row>
        <table:table-row table:style-name="ro1">
          <table:table-cell office:value-type="string">
            <text:p>sine of angle</text:p>
          </table:table-cell>
          <table:table-cell table:formula="of:=SIN([.B87])" office:value-type="float" office:value="0.733304745011652">
            <text:p>0.733304745</text:p>
          </table:table-cell>
          <table:table-cell table:number-columns-repeated="13"/>
          <table:table-cell table:formula="of:=IF([.B67]&gt;0;&quot;Summer&quot;;&quot;Winter&quot;)" office:value-type="string" office:string-value="Summer">
            <text:p>Summer</text:p>
          </table:table-cell>
          <table:table-cell table:number-columns-repeated="2"/>
          <table:table-cell office:value-type="string">
            <text:p>Equinox</text:p>
          </table:table-cell>
          <table:table-cell table:number-columns-repeated="2"/>
          <table:table-cell table:formula="of:=IF([.B67]&gt;0;&quot;Winter&quot;;&quot;Summer&quot;)" office:value-type="string" office:string-value="Winter">
            <text:p>Winter</text:p>
          </table:table-cell>
          <table:table-cell table:number-columns-repeated="7"/>
        </table:table-row>
        <table:table-row table:style-name="ro1">
          <table:table-cell office:value-type="string">
            <text:p>cosine of angle</text:p>
          </table:table-cell>
          <table:table-cell table:formula="of:=COS([.B87])" office:value-type="float" office:value="0.679900103650085">
            <text:p>0.6799001037</text:p>
          </table:table-cell>
          <table:table-cell/>
          <table:table-cell office:value-type="string">
            <text:p>Sun Position at hour angle</text:p>
          </table:table-cell>
          <table:table-cell table:number-columns-repeated="2"/>
          <table:table-cell office:value-type="string">
            <text:p>Sun position in surface coordinates</text:p>
          </table:table-cell>
          <table:table-cell table:number-columns-repeated="2"/>
          <table:table-cell office:value-type="string">
            <text:p>Sun position in surface coordinates</text:p>
          </table:table-cell>
          <table:table-cell table:number-columns-repeated="2"/>
          <table:table-cell office:value-type="string">
            <text:p>Sun position in surface coordinates</text:p>
          </table:table-cell>
          <table:table-cell table:number-columns-repeated="2"/>
          <table:table-cell office:value-type="string">
            <text:p>Shadow position</text:p>
          </table:table-cell>
          <table:table-cell table:number-columns-repeated="2"/>
          <table:table-cell office:value-type="string">
            <text:p>Shadow position</text:p>
          </table:table-cell>
          <table:table-cell table:number-columns-repeated="2"/>
          <table:table-cell office:value-type="string">
            <text:p>Shadow position</text:p>
          </table:table-cell>
          <table:table-cell table:number-columns-repeated="2"/>
          <table:table-cell office:value-type="string">
            <text:p>Print direction label</text:p>
          </table:table-cell>
          <table:table-cell/>
          <table:table-cell office:value-type="float" office:value="1">
            <text:p>1</text:p>
          </table:table-cell>
          <table:table-cell table:number-columns-repeated="2" office:value-type="float" office:value="0">
            <text:p>0</text:p>
          </table:table-cell>
        </table:table-row>
        <table:table-row table:style-name="ro1">
          <table:table-cell office:value-type="string">
            <text:p>Hour</text:p>
          </table:table-cell>
          <table:table-cell office:value-type="string">
            <text:p>Sun hour angle</text:p>
          </table:table-cell>
          <table:table-cell/>
          <table:table-cell office:value-type="string">
            <text:p>sine</text:p>
          </table:table-cell>
          <table:table-cell office:value-type="string">
            <text:p>cosine</text:p>
          </table:table-cell>
          <table:table-cell office:value-type="string">
            <text:p>Is sun visible?</text:p>
          </table:table-cell>
          <table:table-cell office:value-type="string">
            <text:p>x</text:p>
          </table:table-cell>
          <table:table-cell office:value-type="string">
            <text:p>y</text:p>
          </table:table-cell>
          <table:table-cell office:value-type="string">
            <text:p>z</text:p>
          </table:table-cell>
          <table:table-cell office:value-type="string">
            <text:p>x</text:p>
          </table:table-cell>
          <table:table-cell office:value-type="string">
            <text:p>y</text:p>
          </table:table-cell>
          <table:table-cell office:value-type="string">
            <text:p>z</text:p>
          </table:table-cell>
          <table:table-cell office:value-type="string">
            <text:p>x</text:p>
          </table:table-cell>
          <table:table-cell office:value-type="string">
            <text:p>y</text:p>
          </table:table-cell>
          <table:table-cell office:value-type="string">
            <text:p>z</text:p>
          </table:table-cell>
          <table:table-cell office:value-type="string">
            <text:p>x</text:p>
          </table:table-cell>
          <table:table-cell office:value-type="string">
            <text:p>y</text:p>
          </table:table-cell>
          <table:table-cell office:value-type="string">
            <text:p>Hour label</text:p>
          </table:table-cell>
          <table:table-cell office:value-type="string">
            <text:p>x</text:p>
          </table:table-cell>
          <table:table-cell office:value-type="string">
            <text:p>y</text:p>
          </table:table-cell>
          <table:table-cell/>
          <table:table-cell office:value-type="string">
            <text:p>x</text:p>
          </table:table-cell>
          <table:table-cell office:value-type="string">
            <text:p>y</text:p>
          </table:table-cell>
          <table:table-cell/>
          <table:table-cell office:value-type="string">
            <text:p>x</text:p>
          </table:table-cell>
          <table:table-cell office:value-type="string">
            <text:p>y</text:p>
          </table:table-cell>
          <table:table-cell/>
          <table:table-cell table:formula="of:=[.P92]">
            <text:p/>
          </table:table-cell>
          <table:table-cell table:formula="of:=[.Q92]">
            <text:p/>
          </table:table-cell>
        </table:table-row>
        <table:table-row table:style-name="ro1">
          <table:table-cell office:value-type="float" office:value="12">
            <text:p>12</text:p>
          </table:table-cell>
          <table:table-cell table:formula="of:=-180+[.B78]" office:value-type="float" office:value="-177.5">
            <text:p>-177.5</text:p>
          </table:table-cell>
          <table:table-cell/>
          <table:table-cell table:formula="of:=SIN([.B91]*PI()/180)*SIGN([.$B$67])" office:value-type="float" office:value="-0.0436193873653361">
            <text:p>-0.0436193874</text:p>
          </table:table-cell>
          <table:table-cell table:formula="of:=COS([.B91]*PI()/180)" office:value-type="float" office:value="-0.999048221581858">
            <text:p>-0.9990482216</text:p>
          </table:table-cell>
          <table:table-cell/>
          <table:table-cell table:formula="of:=[.$D91]*[.I$86]*SIGN([.$B$67])" office:value-type="float" office:value="-322.783466503487">
            <text:p>-322.7834665035</text:p>
          </table:table-cell>
          <table:table-cell table:formula="of:=([.$E91]*[.I$86]-[.$B$68])*SIGN([.$B$67])" office:value-type="float" office:value="-12392.9568397057">
            <text:p>-12392.9568397057</text:p>
          </table:table-cell>
          <table:table-cell table:formula="of:=[.$B$72]" office:value-type="float" office:value="4800">
            <text:p>4800</text:p>
          </table:table-cell>
          <table:table-cell table:formula="of:=[.$D91]*[.L$86]*SIGN([.$B$67])" office:value-type="float" office:value="-436.193873653361">
            <text:p>-436.1938736534</text:p>
          </table:table-cell>
          <table:table-cell table:formula="of:=([.$E91]*[.L$86]-[.$B$68])*SIGN([.$B$67])" office:value-type="float" office:value="-14990.4822158186">
            <text:p>-14990.4822158186</text:p>
          </table:table-cell>
          <table:table-cell table:formula="of:=[.$B$72]" office:value-type="float" office:value="4800">
            <text:p>4800</text:p>
          </table:table-cell>
          <table:table-cell table:formula="of:=[.$D91]*[.O$86]*SIGN([.$B$67])" office:value-type="float" office:value="-549.604280803235">
            <text:p>-549.6042808032</text:p>
          </table:table-cell>
          <table:table-cell table:formula="of:=([.$E91]*[.O$86]-[.$B$68])*SIGN([.$B$67])" office:value-type="float" office:value="-17588.0075919314">
            <text:p>-17588.0075919314</text:p>
          </table:table-cell>
          <table:table-cell table:formula="of:=[.$B$72]" office:value-type="float" office:value="4800">
            <text:p>4800</text:p>
          </table:table-cell>
          <table:table-cell table:formula="of:=IF(['Globe sundial'.I87]&gt;0;[.$D$83]-[.G91]*[.$F$83]/[.I91];&quot;&quot;)">
            <text:p/>
          </table:table-cell>
          <table:table-cell table:formula="of:=IF(['Globe sundial'.I87]&gt;0;[.$E$83]-[.H91]*[.$F$83]/[.I91];&quot;&quot;)">
            <text:p/>
          </table:table-cell>
          <table:table-cell table:formula="of:=IF([.I91]&gt;0;[.A91];&quot;&quot;)" office:value-type="float" office:value="12">
            <text:p>12</text:p>
          </table:table-cell>
          <table:table-cell table:formula="of:=IF(['Globe sundial'.L87]&gt;0;[.$D$83]-[.J91]*[.$F$83]/[.L91];&quot;&quot;)">
            <text:p/>
          </table:table-cell>
          <table:table-cell table:formula="of:=IF(['Globe sundial'.L87]&gt;0;[.$E$83]-[.K91]*[.$F$83]/[.L91];&quot;&quot;)">
            <text:p/>
          </table:table-cell>
          <table:table-cell/>
          <table:table-cell table:formula="of:=IF(['Globe sundial'.O87]&gt;0;[.$D$83]-[.M91]*[.$F$83]/[.O91];&quot;&quot;)">
            <text:p/>
          </table:table-cell>
          <table:table-cell table:formula="of:=IF(['Globe sundial'.O87]&gt;0;[.$E$83]-[.N91]*[.$F$83]/[.O91];&quot;&quot;)">
            <text:p/>
          </table:table-cell>
          <table:table-cell table:number-columns-repeated="4"/>
          <table:table-cell table:formula="of:=[.S92]">
            <text:p/>
          </table:table-cell>
          <table:table-cell table:formula="of:=[.T92]">
            <text:p/>
          </table:table-cell>
        </table:table-row>
        <table:table-row table:style-name="ro1">
          <table:table-cell office:value-type="float" office:value="1">
            <text:p>1</text:p>
          </table:table-cell>
          <table:table-cell table:formula="of:=[.B91]+15" office:value-type="float" office:value="-162.5">
            <text:p>-162.5</text:p>
          </table:table-cell>
          <table:table-cell/>
          <table:table-cell table:formula="of:=SIN([.B92]*PI()/180)*SIGN([.$B$67])" office:value-type="float" office:value="-0.300705799504273">
            <text:p>-0.3007057995</text:p>
          </table:table-cell>
          <table:table-cell table:formula="of:=COS([.B92]*PI()/180)" office:value-type="float" office:value="-0.953716950748227">
            <text:p>-0.9537169507</text:p>
          </table:table-cell>
          <table:table-cell/>
          <table:table-cell table:formula="of:=[.$D92]*[.I$86]*SIGN([.$B$67])" office:value-type="float" office:value="-2225.22291633162">
            <text:p>-2225.2229163316</text:p>
          </table:table-cell>
          <table:table-cell table:formula="of:=([.$E92]*[.I$86]-[.$B$68])*SIGN([.$B$67])" office:value-type="float" office:value="-12057.5054355369">
            <text:p>-12057.5054355369</text:p>
          </table:table-cell>
          <table:table-cell table:formula="of:=[.$B$72]" office:value-type="float" office:value="4800">
            <text:p>4800</text:p>
          </table:table-cell>
          <table:table-cell table:formula="of:=[.$D92]*[.L$86]*SIGN([.$B$67])" office:value-type="float" office:value="-3007.05799504273">
            <text:p>-3007.0579950427</text:p>
          </table:table-cell>
          <table:table-cell table:formula="of:=([.$E92]*[.L$86]-[.$B$68])*SIGN([.$B$67])" office:value-type="float" office:value="-14537.1695074823">
            <text:p>-14537.1695074823</text:p>
          </table:table-cell>
          <table:table-cell table:formula="of:=[.$B$72]" office:value-type="float" office:value="4800">
            <text:p>4800</text:p>
          </table:table-cell>
          <table:table-cell table:formula="of:=[.$D92]*[.O$86]*SIGN([.$B$67])" office:value-type="float" office:value="-3788.89307375384">
            <text:p>-3788.8930737539</text:p>
          </table:table-cell>
          <table:table-cell table:formula="of:=([.$E92]*[.O$86]-[.$B$68])*SIGN([.$B$67])" office:value-type="float" office:value="-17016.8335794277">
            <text:p>-17016.8335794277</text:p>
          </table:table-cell>
          <table:table-cell table:formula="of:=[.$B$72]" office:value-type="float" office:value="4800">
            <text:p>4800</text:p>
          </table:table-cell>
          <table:table-cell table:formula="of:=IF(['Globe sundial'.I88]&gt;0;[.$D$83]-[.G92]*[.$F$83]/[.I92];&quot;&quot;)">
            <text:p/>
          </table:table-cell>
          <table:table-cell table:formula="of:=IF(['Globe sundial'.I88]&gt;0;[.$E$83]-[.H92]*[.$F$83]/[.I92];&quot;&quot;)">
            <text:p/>
          </table:table-cell>
          <table:table-cell table:formula="of:=IF([.I92]&gt;0;[.A92];&quot;&quot;)" office:value-type="float" office:value="1">
            <text:p>1</text:p>
          </table:table-cell>
          <table:table-cell table:formula="of:=IF(['Globe sundial'.L88]&gt;0;[.$D$83]-[.J92]*[.$F$83]/[.L92];&quot;&quot;)">
            <text:p/>
          </table:table-cell>
          <table:table-cell table:formula="of:=IF(['Globe sundial'.L88]&gt;0;[.$E$83]-[.K92]*[.$F$83]/[.L92];&quot;&quot;)">
            <text:p/>
          </table:table-cell>
          <table:table-cell/>
          <table:table-cell table:formula="of:=IF(['Globe sundial'.O88]&gt;0;[.$D$83]-[.M92]*[.$F$83]/[.O92];&quot;&quot;)">
            <text:p/>
          </table:table-cell>
          <table:table-cell table:formula="of:=IF(['Globe sundial'.O88]&gt;0;[.$E$83]-[.N92]*[.$F$83]/[.O92];&quot;&quot;)">
            <text:p/>
          </table:table-cell>
          <table:table-cell table:number-columns-repeated="4"/>
          <table:table-cell table:formula="of:=[.V92]">
            <text:p/>
          </table:table-cell>
          <table:table-cell table:formula="of:=[.W92]">
            <text:p/>
          </table:table-cell>
        </table:table-row>
        <table:table-row table:style-name="ro1">
          <table:table-cell office:value-type="float" office:value="2">
            <text:p>2</text:p>
          </table:table-cell>
          <table:table-cell table:formula="of:=[.B92]+15" office:value-type="float" office:value="-147.5">
            <text:p>-147.5</text:p>
          </table:table-cell>
          <table:table-cell/>
          <table:table-cell table:formula="of:=SIN([.B93]*PI()/180)*SIGN([.$B$67])" office:value-type="float" office:value="-0.537299608346824">
            <text:p>-0.5372996083</text:p>
          </table:table-cell>
          <table:table-cell table:formula="of:=COS([.B93]*PI()/180)" office:value-type="float" office:value="-0.843391445812886">
            <text:p>-0.8433914458</text:p>
          </table:table-cell>
          <table:table-cell/>
          <table:table-cell table:formula="of:=[.$D93]*[.I$86]*SIGN([.$B$67])" office:value-type="float" office:value="-3976.0171017665">
            <text:p>-3976.0171017665</text:p>
          </table:table-cell>
          <table:table-cell table:formula="of:=([.$E93]*[.I$86]-[.$B$68])*SIGN([.$B$67])" office:value-type="float" office:value="-11241.0966990154">
            <text:p>-11241.0966990154</text:p>
          </table:table-cell>
          <table:table-cell table:formula="of:=[.$B$72]" office:value-type="float" office:value="4800">
            <text:p>4800</text:p>
          </table:table-cell>
          <table:table-cell table:formula="of:=[.$D93]*[.L$86]*SIGN([.$B$67])" office:value-type="float" office:value="-5372.99608346824">
            <text:p>-5372.9960834682</text:p>
          </table:table-cell>
          <table:table-cell table:formula="of:=([.$E93]*[.L$86]-[.$B$68])*SIGN([.$B$67])" office:value-type="float" office:value="-13433.9144581289">
            <text:p>-13433.9144581289</text:p>
          </table:table-cell>
          <table:table-cell table:formula="of:=[.$B$72]" office:value-type="float" office:value="4800">
            <text:p>4800</text:p>
          </table:table-cell>
          <table:table-cell table:formula="of:=[.$D93]*[.O$86]*SIGN([.$B$67])" office:value-type="float" office:value="-6769.97506516998">
            <text:p>-6769.97506517</text:p>
          </table:table-cell>
          <table:table-cell table:formula="of:=([.$E93]*[.O$86]-[.$B$68])*SIGN([.$B$67])" office:value-type="float" office:value="-15626.7322172424">
            <text:p>-15626.7322172424</text:p>
          </table:table-cell>
          <table:table-cell table:formula="of:=[.$B$72]" office:value-type="float" office:value="4800">
            <text:p>4800</text:p>
          </table:table-cell>
          <table:table-cell table:formula="of:=IF(['Globe sundial'.I89]&gt;0;[.$D$83]-[.G93]*[.$F$83]/[.I93];&quot;&quot;)">
            <text:p/>
          </table:table-cell>
          <table:table-cell table:formula="of:=IF(['Globe sundial'.I89]&gt;0;[.$E$83]-[.H93]*[.$F$83]/[.I93];&quot;&quot;)">
            <text:p/>
          </table:table-cell>
          <table:table-cell table:formula="of:=IF([.I93]&gt;0;[.A93];&quot;&quot;)" office:value-type="float" office:value="2">
            <text:p>2</text:p>
          </table:table-cell>
          <table:table-cell table:formula="of:=IF(['Globe sundial'.L89]&gt;0;[.$D$83]-[.J93]*[.$F$83]/[.L93];&quot;&quot;)">
            <text:p/>
          </table:table-cell>
          <table:table-cell table:formula="of:=IF(['Globe sundial'.L89]&gt;0;[.$E$83]-[.K93]*[.$F$83]/[.L93];&quot;&quot;)">
            <text:p/>
          </table:table-cell>
          <table:table-cell/>
          <table:table-cell table:formula="of:=IF(['Globe sundial'.O89]&gt;0;[.$D$83]-[.M93]*[.$F$83]/[.O93];&quot;&quot;)">
            <text:p/>
          </table:table-cell>
          <table:table-cell table:formula="of:=IF(['Globe sundial'.O89]&gt;0;[.$E$83]-[.N93]*[.$F$83]/[.O93];&quot;&quot;)">
            <text:p/>
          </table:table-cell>
          <table:table-cell table:number-columns-repeated="6"/>
        </table:table-row>
        <table:table-row table:style-name="ro1">
          <table:table-cell office:value-type="float" office:value="3">
            <text:p>3</text:p>
          </table:table-cell>
          <table:table-cell table:formula="of:=[.B93]+15" office:value-type="float" office:value="-132.5">
            <text:p>-132.5</text:p>
          </table:table-cell>
          <table:table-cell/>
          <table:table-cell table:formula="of:=SIN([.B94]*PI()/180)*SIGN([.$B$67])" office:value-type="float" office:value="-0.737277336810124">
            <text:p>-0.7372773368</text:p>
          </table:table-cell>
          <table:table-cell table:formula="of:=COS([.B94]*PI()/180)" office:value-type="float" office:value="-0.67559020761566">
            <text:p>-0.6755902076</text:p>
          </table:table-cell>
          <table:table-cell/>
          <table:table-cell table:formula="of:=[.$D94]*[.I$86]*SIGN([.$B$67])" office:value-type="float" office:value="-5455.85229239492">
            <text:p>-5455.8522923949</text:p>
          </table:table-cell>
          <table:table-cell table:formula="of:=([.$E94]*[.I$86]-[.$B$68])*SIGN([.$B$67])" office:value-type="float" office:value="-9999.36753635589">
            <text:p>-9999.3675363559</text:p>
          </table:table-cell>
          <table:table-cell table:formula="of:=[.$B$72]" office:value-type="float" office:value="4800">
            <text:p>4800</text:p>
          </table:table-cell>
          <table:table-cell table:formula="of:=[.$D94]*[.L$86]*SIGN([.$B$67])" office:value-type="float" office:value="-7372.77336810124">
            <text:p>-7372.7733681012</text:p>
          </table:table-cell>
          <table:table-cell table:formula="of:=([.$E94]*[.L$86]-[.$B$68])*SIGN([.$B$67])" office:value-type="float" office:value="-11755.9020761566">
            <text:p>-11755.9020761566</text:p>
          </table:table-cell>
          <table:table-cell table:formula="of:=[.$B$72]" office:value-type="float" office:value="4800">
            <text:p>4800</text:p>
          </table:table-cell>
          <table:table-cell table:formula="of:=[.$D94]*[.O$86]*SIGN([.$B$67])" office:value-type="float" office:value="-9289.69444380756">
            <text:p>-9289.6944438076</text:p>
          </table:table-cell>
          <table:table-cell table:formula="of:=([.$E94]*[.O$86]-[.$B$68])*SIGN([.$B$67])" office:value-type="float" office:value="-13512.4366159573">
            <text:p>-13512.4366159573</text:p>
          </table:table-cell>
          <table:table-cell table:formula="of:=[.$B$72]" office:value-type="float" office:value="4800">
            <text:p>4800</text:p>
          </table:table-cell>
          <table:table-cell table:formula="of:=IF(['Globe sundial'.I90]&gt;0;[.$D$83]-[.G94]*[.$F$83]/[.I94];&quot;&quot;)">
            <text:p/>
          </table:table-cell>
          <table:table-cell table:formula="of:=IF(['Globe sundial'.I90]&gt;0;[.$E$83]-[.H94]*[.$F$83]/[.I94];&quot;&quot;)">
            <text:p/>
          </table:table-cell>
          <table:table-cell table:formula="of:=IF([.I94]&gt;0;[.A94];&quot;&quot;)" office:value-type="float" office:value="3">
            <text:p>3</text:p>
          </table:table-cell>
          <table:table-cell table:formula="of:=IF(['Globe sundial'.L90]&gt;0;[.$D$83]-[.J94]*[.$F$83]/[.L94];&quot;&quot;)">
            <text:p/>
          </table:table-cell>
          <table:table-cell table:formula="of:=IF(['Globe sundial'.L90]&gt;0;[.$E$83]-[.K94]*[.$F$83]/[.L94];&quot;&quot;)">
            <text:p/>
          </table:table-cell>
          <table:table-cell/>
          <table:table-cell table:formula="of:=IF(['Globe sundial'.O90]&gt;0;[.$D$83]-[.M94]*[.$F$83]/[.O94];&quot;&quot;)">
            <text:p/>
          </table:table-cell>
          <table:table-cell table:formula="of:=IF(['Globe sundial'.O90]&gt;0;[.$E$83]-[.N94]*[.$F$83]/[.O94];&quot;&quot;)">
            <text:p/>
          </table:table-cell>
          <table:table-cell table:number-columns-repeated="3"/>
          <table:table-cell office:value-type="float" office:value="2">
            <text:p>2</text:p>
          </table:table-cell>
          <table:table-cell table:number-columns-repeated="2" office:value-type="float" office:value="0">
            <text:p>0</text:p>
          </table:table-cell>
        </table:table-row>
        <table:table-row table:style-name="ro1">
          <table:table-cell office:value-type="float" office:value="4">
            <text:p>4</text:p>
          </table:table-cell>
          <table:table-cell table:formula="of:=[.B94]+15" office:value-type="float" office:value="-117.5">
            <text:p>-117.5</text:p>
          </table:table-cell>
          <table:table-cell/>
          <table:table-cell table:formula="of:=SIN([.B95]*PI()/180)*SIGN([.$B$67])" office:value-type="float" office:value="-0.887010833178222">
            <text:p>-0.8870108332</text:p>
          </table:table-cell>
          <table:table-cell table:formula="of:=COS([.B95]*PI()/180)" office:value-type="float" office:value="-0.461748613235034">
            <text:p>-0.4617486132</text:p>
          </table:table-cell>
          <table:table-cell/>
          <table:table-cell table:formula="of:=[.$D95]*[.I$86]*SIGN([.$B$67])" office:value-type="float" office:value="-6563.88016551884">
            <text:p>-6563.8801655189</text:p>
          </table:table-cell>
          <table:table-cell table:formula="of:=([.$E95]*[.I$86]-[.$B$68])*SIGN([.$B$67])" office:value-type="float" office:value="-8416.93973793925">
            <text:p>-8416.9397379393</text:p>
          </table:table-cell>
          <table:table-cell table:formula="of:=[.$B$72]" office:value-type="float" office:value="4800">
            <text:p>4800</text:p>
          </table:table-cell>
          <table:table-cell table:formula="of:=[.$D95]*[.L$86]*SIGN([.$B$67])" office:value-type="float" office:value="-8870.10833178222">
            <text:p>-8870.1083317822</text:p>
          </table:table-cell>
          <table:table-cell table:formula="of:=([.$E95]*[.L$86]-[.$B$68])*SIGN([.$B$67])" office:value-type="float" office:value="-9617.48613235034">
            <text:p>-9617.4861323503</text:p>
          </table:table-cell>
          <table:table-cell table:formula="of:=[.$B$72]" office:value-type="float" office:value="4800">
            <text:p>4800</text:p>
          </table:table-cell>
          <table:table-cell table:formula="of:=[.$D95]*[.O$86]*SIGN([.$B$67])" office:value-type="float" office:value="-11176.3364980456">
            <text:p>-11176.3364980456</text:p>
          </table:table-cell>
          <table:table-cell table:formula="of:=([.$E95]*[.O$86]-[.$B$68])*SIGN([.$B$67])" office:value-type="float" office:value="-10818.0325267614">
            <text:p>-10818.0325267614</text:p>
          </table:table-cell>
          <table:table-cell table:formula="of:=[.$B$72]" office:value-type="float" office:value="4800">
            <text:p>4800</text:p>
          </table:table-cell>
          <table:table-cell table:formula="of:=IF(['Globe sundial'.I91]&gt;0;[.$D$83]-[.G95]*[.$F$83]/[.I95];&quot;&quot;)">
            <text:p/>
          </table:table-cell>
          <table:table-cell table:formula="of:=IF(['Globe sundial'.I91]&gt;0;[.$E$83]-[.H95]*[.$F$83]/[.I95];&quot;&quot;)">
            <text:p/>
          </table:table-cell>
          <table:table-cell table:formula="of:=IF([.I95]&gt;0;[.A95];&quot;&quot;)" office:value-type="float" office:value="4">
            <text:p>4</text:p>
          </table:table-cell>
          <table:table-cell table:formula="of:=IF(['Globe sundial'.L91]&gt;0;[.$D$83]-[.J95]*[.$F$83]/[.L95];&quot;&quot;)">
            <text:p/>
          </table:table-cell>
          <table:table-cell table:formula="of:=IF(['Globe sundial'.L91]&gt;0;[.$E$83]-[.K95]*[.$F$83]/[.L95];&quot;&quot;)">
            <text:p/>
          </table:table-cell>
          <table:table-cell/>
          <table:table-cell table:formula="of:=IF(['Globe sundial'.O91]&gt;0;[.$D$83]-[.M95]*[.$F$83]/[.O95];&quot;&quot;)">
            <text:p/>
          </table:table-cell>
          <table:table-cell table:formula="of:=IF(['Globe sundial'.O91]&gt;0;[.$E$83]-[.N95]*[.$F$83]/[.O95];&quot;&quot;)">
            <text:p/>
          </table:table-cell>
          <table:table-cell table:number-columns-repeated="4"/>
          <table:table-cell table:formula="of:=[.P93]">
            <text:p/>
          </table:table-cell>
          <table:table-cell table:formula="of:=[.Q93]">
            <text:p/>
          </table:table-cell>
        </table:table-row>
        <table:table-row table:style-name="ro1">
          <table:table-cell office:value-type="float" office:value="5">
            <text:p>5</text:p>
          </table:table-cell>
          <table:table-cell table:formula="of:=[.B95]+15" office:value-type="float" office:value="-102.5">
            <text:p>-102.5</text:p>
          </table:table-cell>
          <table:table-cell/>
          <table:table-cell table:formula="of:=SIN([.B96]*PI()/180)*SIGN([.$B$67])" office:value-type="float" office:value="-0.976296007119933">
            <text:p>-0.9762960071</text:p>
          </table:table-cell>
          <table:table-cell table:formula="of:=COS([.B96]*PI()/180)" office:value-type="float" office:value="-0.216439613938103">
            <text:p>-0.2164396139</text:p>
          </table:table-cell>
          <table:table-cell/>
          <table:table-cell table:formula="of:=[.$D96]*[.I$86]*SIGN([.$B$67])" office:value-type="float" office:value="-7224.59045268751">
            <text:p>-7224.5904526875</text:p>
          </table:table-cell>
          <table:table-cell table:formula="of:=([.$E96]*[.I$86]-[.$B$68])*SIGN([.$B$67])" office:value-type="float" office:value="-6601.65314314196">
            <text:p>-6601.653143142</text:p>
          </table:table-cell>
          <table:table-cell table:formula="of:=[.$B$72]" office:value-type="float" office:value="4800">
            <text:p>4800</text:p>
          </table:table-cell>
          <table:table-cell table:formula="of:=[.$D96]*[.L$86]*SIGN([.$B$67])" office:value-type="float" office:value="-9762.96007119933">
            <text:p>-9762.9600711993</text:p>
          </table:table-cell>
          <table:table-cell table:formula="of:=([.$E96]*[.L$86]-[.$B$68])*SIGN([.$B$67])" office:value-type="float" office:value="-7164.39613938103">
            <text:p>-7164.396139381</text:p>
          </table:table-cell>
          <table:table-cell table:formula="of:=[.$B$72]" office:value-type="float" office:value="4800">
            <text:p>4800</text:p>
          </table:table-cell>
          <table:table-cell table:formula="of:=[.$D96]*[.O$86]*SIGN([.$B$67])" office:value-type="float" office:value="-12301.3296897112">
            <text:p>-12301.3296897112</text:p>
          </table:table-cell>
          <table:table-cell table:formula="of:=([.$E96]*[.O$86]-[.$B$68])*SIGN([.$B$67])" office:value-type="float" office:value="-7727.1391356201">
            <text:p>-7727.1391356201</text:p>
          </table:table-cell>
          <table:table-cell table:formula="of:=[.$B$72]" office:value-type="float" office:value="4800">
            <text:p>4800</text:p>
          </table:table-cell>
          <table:table-cell table:formula="of:=IF(['Globe sundial'.I92]&gt;0;[.$D$83]-[.G96]*[.$F$83]/[.I96];&quot;&quot;)" office:value-type="float" office:value="7.4499788130701">
            <text:p>7.4499788131</text:p>
          </table:table-cell>
          <table:table-cell table:formula="of:=IF(['Globe sundial'.I92]&gt;0;[.$E$83]-[.H96]*[.$F$83]/[.I96];&quot;&quot;)" office:value-type="float" office:value="1.8578600175067">
            <text:p>1.8578600175</text:p>
          </table:table-cell>
          <table:table-cell table:formula="of:=IF([.I96]&gt;0;[.A96];&quot;&quot;)" office:value-type="float" office:value="5">
            <text:p>5</text:p>
          </table:table-cell>
          <table:table-cell table:formula="of:=IF(['Globe sundial'.L92]&gt;0;[.$D$83]-[.J96]*[.$F$83]/[.L96];&quot;&quot;)">
            <text:p/>
          </table:table-cell>
          <table:table-cell table:formula="of:=IF(['Globe sundial'.L92]&gt;0;[.$E$83]-[.K96]*[.$F$83]/[.L96];&quot;&quot;)">
            <text:p/>
          </table:table-cell>
          <table:table-cell/>
          <table:table-cell table:formula="of:=IF(['Globe sundial'.O92]&gt;0;[.$D$83]-[.M96]*[.$F$83]/[.O96];&quot;&quot;)">
            <text:p/>
          </table:table-cell>
          <table:table-cell table:formula="of:=IF(['Globe sundial'.O92]&gt;0;[.$E$83]-[.N96]*[.$F$83]/[.O96];&quot;&quot;)">
            <text:p/>
          </table:table-cell>
          <table:table-cell table:number-columns-repeated="4"/>
          <table:table-cell table:formula="of:=[.S93]">
            <text:p/>
          </table:table-cell>
          <table:table-cell table:formula="of:=[.T93]">
            <text:p/>
          </table:table-cell>
        </table:table-row>
        <table:table-row table:style-name="ro1">
          <table:table-cell office:value-type="float" office:value="6">
            <text:p>6</text:p>
          </table:table-cell>
          <table:table-cell table:formula="of:=[.B96]+15" office:value-type="float" office:value="-87.5">
            <text:p>-87.5</text:p>
          </table:table-cell>
          <table:table-cell/>
          <table:table-cell table:formula="of:=SIN([.B97]*PI()/180)*SIGN([.$B$67])" office:value-type="float" office:value="-0.999048221581858">
            <text:p>-0.9990482216</text:p>
          </table:table-cell>
          <table:table-cell table:formula="of:=COS([.B97]*PI()/180)" office:value-type="float" office:value="0.0436193873653362">
            <text:p>0.0436193874</text:p>
          </table:table-cell>
          <table:table-cell/>
          <table:table-cell table:formula="of:=[.$D97]*[.I$86]*SIGN([.$B$67])" office:value-type="float" office:value="-7392.95683970575">
            <text:p>-7392.9568397058</text:p>
          </table:table-cell>
          <table:table-cell table:formula="of:=([.$E97]*[.I$86]-[.$B$68])*SIGN([.$B$67])" office:value-type="float" office:value="-4677.21653349651">
            <text:p>-4677.2165334965</text:p>
          </table:table-cell>
          <table:table-cell table:formula="of:=[.$B$72]" office:value-type="float" office:value="4800">
            <text:p>4800</text:p>
          </table:table-cell>
          <table:table-cell table:formula="of:=[.$D97]*[.L$86]*SIGN([.$B$67])" office:value-type="float" office:value="-9990.48221581858">
            <text:p>-9990.4822158186</text:p>
          </table:table-cell>
          <table:table-cell table:formula="of:=([.$E97]*[.L$86]-[.$B$68])*SIGN([.$B$67])" office:value-type="float" office:value="-4563.80612634664">
            <text:p>-4563.8061263466</text:p>
          </table:table-cell>
          <table:table-cell table:formula="of:=[.$B$72]" office:value-type="float" office:value="4800">
            <text:p>4800</text:p>
          </table:table-cell>
          <table:table-cell table:formula="of:=[.$D97]*[.O$86]*SIGN([.$B$67])" office:value-type="float" office:value="-12588.0075919314">
            <text:p>-12588.0075919314</text:p>
          </table:table-cell>
          <table:table-cell table:formula="of:=([.$E97]*[.O$86]-[.$B$68])*SIGN([.$B$67])" office:value-type="float" office:value="-4450.39571919676">
            <text:p>-4450.3957191968</text:p>
          </table:table-cell>
          <table:table-cell table:formula="of:=[.$B$72]" office:value-type="float" office:value="4800">
            <text:p>4800</text:p>
          </table:table-cell>
          <table:table-cell table:formula="of:=IF(['Globe sundial'.I93]&gt;0;[.$D$83]-[.G97]*[.$F$83]/[.I97];&quot;&quot;)" office:value-type="float" office:value="7.62359779179746">
            <text:p>7.6235977918</text:p>
          </table:table-cell>
          <table:table-cell table:formula="of:=IF(['Globe sundial'.I93]&gt;0;[.$E$83]-[.H97]*[.$F$83]/[.I97];&quot;&quot;)" office:value-type="float" office:value="-0.126613990099054">
            <text:p>-0.1266139901</text:p>
          </table:table-cell>
          <table:table-cell table:formula="of:=IF([.I97]&gt;0;[.A97];&quot;&quot;)" office:value-type="float" office:value="6">
            <text:p>6</text:p>
          </table:table-cell>
          <table:table-cell table:formula="of:=IF(['Globe sundial'.L93]&gt;0;[.$D$83]-[.J97]*[.$F$83]/[.L97];&quot;&quot;)" office:value-type="float" office:value="10.3021591781047">
            <text:p>10.3021591781</text:p>
          </table:table-cell>
          <table:table-cell table:formula="of:=IF(['Globe sundial'.L93]&gt;0;[.$E$83]-[.K97]*[.$F$83]/[.L97];&quot;&quot;)" office:value-type="float" office:value="-0.243562505863559">
            <text:p>-0.2435625059</text:p>
          </table:table-cell>
          <table:table-cell/>
          <table:table-cell table:formula="of:=IF(['Globe sundial'.O93]&gt;0;[.$D$83]-[.M97]*[.$F$83]/[.O97];&quot;&quot;)">
            <text:p/>
          </table:table-cell>
          <table:table-cell table:formula="of:=IF(['Globe sundial'.O93]&gt;0;[.$E$83]-[.N97]*[.$F$83]/[.O97];&quot;&quot;)">
            <text:p/>
          </table:table-cell>
          <table:table-cell table:number-columns-repeated="4"/>
          <table:table-cell table:formula="of:=[.V93]">
            <text:p/>
          </table:table-cell>
          <table:table-cell table:formula="of:=[.W93]">
            <text:p/>
          </table:table-cell>
        </table:table-row>
        <table:table-row table:style-name="ro1">
          <table:table-cell office:value-type="float" office:value="7">
            <text:p>7</text:p>
          </table:table-cell>
          <table:table-cell table:formula="of:=[.B97]+15" office:value-type="float" office:value="-72.5">
            <text:p>-72.5</text:p>
          </table:table-cell>
          <table:table-cell/>
          <table:table-cell table:formula="of:=SIN([.B98]*PI()/180)*SIGN([.$B$67])" office:value-type="float" office:value="-0.953716950748227">
            <text:p>-0.9537169507</text:p>
          </table:table-cell>
          <table:table-cell table:formula="of:=COS([.B98]*PI()/180)" office:value-type="float" office:value="0.300705799504273">
            <text:p>0.3007057995</text:p>
          </table:table-cell>
          <table:table-cell/>
          <table:table-cell table:formula="of:=[.$D98]*[.I$86]*SIGN([.$B$67])" office:value-type="float" office:value="-7057.50543553688">
            <text:p>-7057.5054355369</text:p>
          </table:table-cell>
          <table:table-cell table:formula="of:=([.$E98]*[.I$86]-[.$B$68])*SIGN([.$B$67])" office:value-type="float" office:value="-2774.77708366838">
            <text:p>-2774.7770836684</text:p>
          </table:table-cell>
          <table:table-cell table:formula="of:=[.$B$72]" office:value-type="float" office:value="4800">
            <text:p>4800</text:p>
          </table:table-cell>
          <table:table-cell table:formula="of:=[.$D98]*[.L$86]*SIGN([.$B$67])" office:value-type="float" office:value="-9537.16950748227">
            <text:p>-9537.1695074823</text:p>
          </table:table-cell>
          <table:table-cell table:formula="of:=([.$E98]*[.L$86]-[.$B$68])*SIGN([.$B$67])" office:value-type="float" office:value="-1992.94200495727">
            <text:p>-1992.9420049573</text:p>
          </table:table-cell>
          <table:table-cell table:formula="of:=[.$B$72]" office:value-type="float" office:value="4800">
            <text:p>4800</text:p>
          </table:table-cell>
          <table:table-cell table:formula="of:=[.$D98]*[.O$86]*SIGN([.$B$67])" office:value-type="float" office:value="-12016.8335794277">
            <text:p>-12016.8335794277</text:p>
          </table:table-cell>
          <table:table-cell table:formula="of:=([.$E98]*[.O$86]-[.$B$68])*SIGN([.$B$67])" office:value-type="float" office:value="-1211.10692624616">
            <text:p>-1211.1069262462</text:p>
          </table:table-cell>
          <table:table-cell table:formula="of:=[.$B$72]" office:value-type="float" office:value="4800">
            <text:p>4800</text:p>
          </table:table-cell>
          <table:table-cell table:formula="of:=IF(['Globe sundial'.I94]&gt;0;[.$D$83]-[.G98]*[.$F$83]/[.I98];&quot;&quot;)" office:value-type="float" office:value="7.27768117960486">
            <text:p>7.2776811796</text:p>
          </table:table-cell>
          <table:table-cell table:formula="of:=IF(['Globe sundial'.I94]&gt;0;[.$E$83]-[.H98]*[.$F$83]/[.I98];&quot;&quot;)" office:value-type="float" office:value="-2.08840458393071">
            <text:p>-2.0884045839</text:p>
          </table:table-cell>
          <table:table-cell table:formula="of:=IF([.I98]&gt;0;[.A98];&quot;&quot;)" office:value-type="float" office:value="7">
            <text:p>7</text:p>
          </table:table-cell>
          <table:table-cell table:formula="of:=IF(['Globe sundial'.L94]&gt;0;[.$D$83]-[.J98]*[.$F$83]/[.L98];&quot;&quot;)" office:value-type="float" office:value="9.83470429676332">
            <text:p>9.8347042968</text:p>
          </table:table-cell>
          <table:table-cell table:formula="of:=IF(['Globe sundial'.L94]&gt;0;[.$E$83]-[.K98]*[.$F$83]/[.L98];&quot;&quot;)" office:value-type="float" office:value="-2.89463087590634">
            <text:p>-2.8946308759</text:p>
          </table:table-cell>
          <table:table-cell/>
          <table:table-cell table:formula="of:=IF(['Globe sundial'.O94]&gt;0;[.$D$83]-[.M98]*[.$F$83]/[.O98];&quot;&quot;)">
            <text:p/>
          </table:table-cell>
          <table:table-cell table:formula="of:=IF(['Globe sundial'.O94]&gt;0;[.$E$83]-[.N98]*[.$F$83]/[.O98];&quot;&quot;)">
            <text:p/>
          </table:table-cell>
          <table:table-cell table:number-columns-repeated="6"/>
        </table:table-row>
        <table:table-row table:style-name="ro1">
          <table:table-cell office:value-type="float" office:value="8">
            <text:p>8</text:p>
          </table:table-cell>
          <table:table-cell table:formula="of:=[.B98]+15" office:value-type="float" office:value="-57.5">
            <text:p>-57.5</text:p>
          </table:table-cell>
          <table:table-cell/>
          <table:table-cell table:formula="of:=SIN([.B99]*PI()/180)*SIGN([.$B$67])" office:value-type="float" office:value="-0.843391445812886">
            <text:p>-0.8433914458</text:p>
          </table:table-cell>
          <table:table-cell table:formula="of:=COS([.B99]*PI()/180)" office:value-type="float" office:value="0.537299608346824">
            <text:p>0.5372996083</text:p>
          </table:table-cell>
          <table:table-cell/>
          <table:table-cell table:formula="of:=[.$D99]*[.I$86]*SIGN([.$B$67])" office:value-type="float" office:value="-6241.09669901536">
            <text:p>-6241.0966990154</text:p>
          </table:table-cell>
          <table:table-cell table:formula="of:=([.$E99]*[.I$86]-[.$B$68])*SIGN([.$B$67])" office:value-type="float" office:value="-1023.9828982335">
            <text:p>-1023.9828982335</text:p>
          </table:table-cell>
          <table:table-cell table:formula="of:=[.$B$72]" office:value-type="float" office:value="4800">
            <text:p>4800</text:p>
          </table:table-cell>
          <table:table-cell table:formula="of:=[.$D99]*[.L$86]*SIGN([.$B$67])" office:value-type="float" office:value="-8433.91445812886">
            <text:p>-8433.9144581289</text:p>
          </table:table-cell>
          <table:table-cell table:formula="of:=([.$E99]*[.L$86]-[.$B$68])*SIGN([.$B$67])" office:value-type="float" office:value="372.996083468239">
            <text:p>372.9960834682</text:p>
          </table:table-cell>
          <table:table-cell table:formula="of:=[.$B$72]" office:value-type="float" office:value="4800">
            <text:p>4800</text:p>
          </table:table-cell>
          <table:table-cell table:formula="of:=[.$D99]*[.O$86]*SIGN([.$B$67])" office:value-type="float" office:value="-10626.7322172424">
            <text:p>-10626.7322172424</text:p>
          </table:table-cell>
          <table:table-cell table:formula="of:=([.$E99]*[.O$86]-[.$B$68])*SIGN([.$B$67])" office:value-type="float" office:value="1769.97506516998">
            <text:p>1769.97506517</text:p>
          </table:table-cell>
          <table:table-cell table:formula="of:=[.$B$72]" office:value-type="float" office:value="4800">
            <text:p>4800</text:p>
          </table:table-cell>
          <table:table-cell table:formula="of:=IF(['Globe sundial'.I95]&gt;0;[.$D$83]-[.G99]*[.$F$83]/[.I99];&quot;&quot;)" office:value-type="float" office:value="6.43580262195899">
            <text:p>6.435802622</text:p>
          </table:table-cell>
          <table:table-cell table:formula="of:=IF(['Globe sundial'.I95]&gt;0;[.$E$83]-[.H99]*[.$F$83]/[.I99];&quot;&quot;)" office:value-type="float" office:value="-3.89381897703088">
            <text:p>-3.893818977</text:p>
          </table:table-cell>
          <table:table-cell table:formula="of:=IF([.I99]&gt;0;[.A99];&quot;&quot;)" office:value-type="float" office:value="8">
            <text:p>8</text:p>
          </table:table-cell>
          <table:table-cell table:formula="of:=IF(['Globe sundial'.L95]&gt;0;[.$D$83]-[.J99]*[.$F$83]/[.L99];&quot;&quot;)" office:value-type="float" office:value="8.69703057021485">
            <text:p>8.6970305702</text:p>
          </table:table-cell>
          <table:table-cell table:formula="of:=IF(['Globe sundial'.L95]&gt;0;[.$E$83]-[.K99]*[.$F$83]/[.L99];&quot;&quot;)" office:value-type="float" office:value="-5.33438005577144">
            <text:p>-5.3343800558</text:p>
          </table:table-cell>
          <table:table-cell/>
          <table:table-cell table:formula="of:=IF(['Globe sundial'.O95]&gt;0;[.$D$83]-[.M99]*[.$F$83]/[.O99];&quot;&quot;)" office:value-type="float" office:value="10.9582585184707">
            <text:p>10.9582585185</text:p>
          </table:table-cell>
          <table:table-cell table:formula="of:=IF(['Globe sundial'.O95]&gt;0;[.$E$83]-[.N99]*[.$F$83]/[.O99];&quot;&quot;)" office:value-type="float" office:value="-6.77494113451199">
            <text:p>-6.7749411345</text:p>
          </table:table-cell>
          <table:table-cell table:number-columns-repeated="3"/>
          <table:table-cell office:value-type="float" office:value="3">
            <text:p>3</text:p>
          </table:table-cell>
          <table:table-cell table:number-columns-repeated="2" office:value-type="float" office:value="0">
            <text:p>0</text:p>
          </table:table-cell>
        </table:table-row>
        <table:table-row table:style-name="ro1">
          <table:table-cell office:value-type="float" office:value="9">
            <text:p>9</text:p>
          </table:table-cell>
          <table:table-cell table:formula="of:=[.B99]+15" office:value-type="float" office:value="-42.5">
            <text:p>-42.5</text:p>
          </table:table-cell>
          <table:table-cell/>
          <table:table-cell table:formula="of:=SIN([.B100]*PI()/180)*SIGN([.$B$67])" office:value-type="float" office:value="-0.67559020761566">
            <text:p>-0.6755902076</text:p>
          </table:table-cell>
          <table:table-cell table:formula="of:=COS([.B100]*PI()/180)" office:value-type="float" office:value="0.737277336810124">
            <text:p>0.7372773368</text:p>
          </table:table-cell>
          <table:table-cell/>
          <table:table-cell table:formula="of:=[.$D100]*[.I$86]*SIGN([.$B$67])" office:value-type="float" office:value="-4999.36753635589">
            <text:p>-4999.3675363559</text:p>
          </table:table-cell>
          <table:table-cell table:formula="of:=([.$E100]*[.I$86]-[.$B$68])*SIGN([.$B$67])" office:value-type="float" office:value="455.852292394918">
            <text:p>455.8522923949</text:p>
          </table:table-cell>
          <table:table-cell table:formula="of:=[.$B$72]" office:value-type="float" office:value="4800">
            <text:p>4800</text:p>
          </table:table-cell>
          <table:table-cell table:formula="of:=[.$D100]*[.L$86]*SIGN([.$B$67])" office:value-type="float" office:value="-6755.9020761566">
            <text:p>-6755.9020761566</text:p>
          </table:table-cell>
          <table:table-cell table:formula="of:=([.$E100]*[.L$86]-[.$B$68])*SIGN([.$B$67])" office:value-type="float" office:value="2372.77336810124">
            <text:p>2372.7733681012</text:p>
          </table:table-cell>
          <table:table-cell table:formula="of:=[.$B$72]" office:value-type="float" office:value="4800">
            <text:p>4800</text:p>
          </table:table-cell>
          <table:table-cell table:formula="of:=[.$D100]*[.O$86]*SIGN([.$B$67])" office:value-type="float" office:value="-8512.43661595732">
            <text:p>-8512.4366159573</text:p>
          </table:table-cell>
          <table:table-cell table:formula="of:=([.$E100]*[.O$86]-[.$B$68])*SIGN([.$B$67])" office:value-type="float" office:value="4289.69444380756">
            <text:p>4289.6944438076</text:p>
          </table:table-cell>
          <table:table-cell table:formula="of:=[.$B$72]" office:value-type="float" office:value="4800">
            <text:p>4800</text:p>
          </table:table-cell>
          <table:table-cell table:formula="of:=IF(['Globe sundial'.I96]&gt;0;[.$D$83]-[.G100]*[.$F$83]/[.I100];&quot;&quot;)" office:value-type="float" office:value="5.15533475129331">
            <text:p>5.1553347513</text:p>
          </table:table-cell>
          <table:table-cell table:formula="of:=IF(['Globe sundial'.I96]&gt;0;[.$E$83]-[.H100]*[.$F$83]/[.I100];&quot;&quot;)" office:value-type="float" office:value="-5.41982116209816">
            <text:p>-5.4198211621</text:p>
          </table:table-cell>
          <table:table-cell table:formula="of:=IF([.I100]&gt;0;[.A100];&quot;&quot;)" office:value-type="float" office:value="9">
            <text:p>9</text:p>
          </table:table-cell>
          <table:table-cell table:formula="of:=IF(['Globe sundial'.L96]&gt;0;[.$D$83]-[.J100]*[.$F$83]/[.L100];&quot;&quot;)" office:value-type="float" office:value="6.9666685828288">
            <text:p>6.9666685828</text:p>
          </table:table-cell>
          <table:table-cell table:formula="of:=IF(['Globe sundial'.L96]&gt;0;[.$E$83]-[.K100]*[.$F$83]/[.L100];&quot;&quot;)" office:value-type="float" office:value="-7.39654517072721">
            <text:p>-7.3965451707</text:p>
          </table:table-cell>
          <table:table-cell/>
          <table:table-cell table:formula="of:=IF(['Globe sundial'.O96]&gt;0;[.$D$83]-[.M100]*[.$F$83]/[.O100];&quot;&quot;)" office:value-type="float" office:value="8.77800241436429">
            <text:p>8.7780024144</text:p>
          </table:table-cell>
          <table:table-cell table:formula="of:=IF(['Globe sundial'.O96]&gt;0;[.$E$83]-[.N100]*[.$F$83]/[.O100];&quot;&quot;)" office:value-type="float" office:value="-9.37326917935626">
            <text:p>-9.3732691794</text:p>
          </table:table-cell>
          <table:table-cell table:number-columns-repeated="4"/>
          <table:table-cell table:formula="of:=[.P94]">
            <text:p/>
          </table:table-cell>
          <table:table-cell table:formula="of:=[.Q94]">
            <text:p/>
          </table:table-cell>
        </table:table-row>
        <table:table-row table:style-name="ro1">
          <table:table-cell office:value-type="float" office:value="10">
            <text:p>10</text:p>
          </table:table-cell>
          <table:table-cell table:formula="of:=[.B100]+15" office:value-type="float" office:value="-27.5">
            <text:p>-27.5</text:p>
          </table:table-cell>
          <table:table-cell/>
          <table:table-cell table:formula="of:=SIN([.B101]*PI()/180)*SIGN([.$B$67])" office:value-type="float" office:value="-0.461748613235034">
            <text:p>-0.4617486132</text:p>
          </table:table-cell>
          <table:table-cell table:formula="of:=COS([.B101]*PI()/180)" office:value-type="float" office:value="0.887010833178222">
            <text:p>0.8870108332</text:p>
          </table:table-cell>
          <table:table-cell/>
          <table:table-cell table:formula="of:=[.$D101]*[.I$86]*SIGN([.$B$67])" office:value-type="float" office:value="-3416.93973793925">
            <text:p>-3416.9397379393</text:p>
          </table:table-cell>
          <table:table-cell table:formula="of:=([.$E101]*[.I$86]-[.$B$68])*SIGN([.$B$67])" office:value-type="float" office:value="1563.88016551884">
            <text:p>1563.8801655188</text:p>
          </table:table-cell>
          <table:table-cell table:formula="of:=[.$B$72]" office:value-type="float" office:value="4800">
            <text:p>4800</text:p>
          </table:table-cell>
          <table:table-cell table:formula="of:=[.$D101]*[.L$86]*SIGN([.$B$67])" office:value-type="float" office:value="-4617.48613235034">
            <text:p>-4617.4861323503</text:p>
          </table:table-cell>
          <table:table-cell table:formula="of:=([.$E101]*[.L$86]-[.$B$68])*SIGN([.$B$67])" office:value-type="float" office:value="3870.10833178222">
            <text:p>3870.1083317822</text:p>
          </table:table-cell>
          <table:table-cell table:formula="of:=[.$B$72]" office:value-type="float" office:value="4800">
            <text:p>4800</text:p>
          </table:table-cell>
          <table:table-cell table:formula="of:=[.$D101]*[.O$86]*SIGN([.$B$67])" office:value-type="float" office:value="-5818.03252676143">
            <text:p>-5818.0325267614</text:p>
          </table:table-cell>
          <table:table-cell table:formula="of:=([.$E101]*[.O$86]-[.$B$68])*SIGN([.$B$67])" office:value-type="float" office:value="6176.33649804559">
            <text:p>6176.3364980456</text:p>
          </table:table-cell>
          <table:table-cell table:formula="of:=[.$B$72]" office:value-type="float" office:value="4800">
            <text:p>4800</text:p>
          </table:table-cell>
          <table:table-cell table:formula="of:=IF(['Globe sundial'.I97]&gt;0;[.$D$83]-[.G101]*[.$F$83]/[.I101];&quot;&quot;)" office:value-type="float" office:value="3.5235393369205">
            <text:p>3.5235393369</text:p>
          </table:table-cell>
          <table:table-cell table:formula="of:=IF(['Globe sundial'.I97]&gt;0;[.$E$83]-[.H101]*[.$F$83]/[.I101];&quot;&quot;)" office:value-type="float" office:value="-6.56241661205804">
            <text:p>-6.5624166121</text:p>
          </table:table-cell>
          <table:table-cell table:formula="of:=IF([.I101]&gt;0;[.A101];&quot;&quot;)" office:value-type="float" office:value="10">
            <text:p>10</text:p>
          </table:table-cell>
          <table:table-cell table:formula="of:=IF(['Globe sundial'.L97]&gt;0;[.$D$83]-[.J101]*[.$F$83]/[.L101];&quot;&quot;)" office:value-type="float" office:value="4.76153964448716">
            <text:p>4.7615396445</text:p>
          </table:table-cell>
          <table:table-cell table:formula="of:=IF(['Globe sundial'.L97]&gt;0;[.$E$83]-[.K101]*[.$F$83]/[.L101];&quot;&quot;)" office:value-type="float" office:value="-8.9405930760784">
            <text:p>-8.9405930761</text:p>
          </table:table-cell>
          <table:table-cell/>
          <table:table-cell table:formula="of:=IF(['Globe sundial'.O97]&gt;0;[.$D$83]-[.M101]*[.$F$83]/[.O101];&quot;&quot;)" office:value-type="float" office:value="5.99953995205382">
            <text:p>5.9995399521</text:p>
          </table:table-cell>
          <table:table-cell table:formula="of:=IF(['Globe sundial'.O97]&gt;0;[.$E$83]-[.N101]*[.$F$83]/[.O101];&quot;&quot;)" office:value-type="float" office:value="-11.3187695400988">
            <text:p>-11.3187695401</text:p>
          </table:table-cell>
          <table:table-cell table:number-columns-repeated="4"/>
          <table:table-cell table:formula="of:=[.S94]">
            <text:p/>
          </table:table-cell>
          <table:table-cell table:formula="of:=[.T94]">
            <text:p/>
          </table:table-cell>
        </table:table-row>
        <table:table-row table:style-name="ro1">
          <table:table-cell office:value-type="float" office:value="11">
            <text:p>11</text:p>
          </table:table-cell>
          <table:table-cell table:formula="of:=[.B101]+15" office:value-type="float" office:value="-12.5">
            <text:p>-12.5</text:p>
          </table:table-cell>
          <table:table-cell/>
          <table:table-cell table:formula="of:=SIN([.B102]*PI()/180)*SIGN([.$B$67])" office:value-type="float" office:value="-0.216439613938103">
            <text:p>-0.2164396139</text:p>
          </table:table-cell>
          <table:table-cell table:formula="of:=COS([.B102]*PI()/180)" office:value-type="float" office:value="0.976296007119933">
            <text:p>0.9762960071</text:p>
          </table:table-cell>
          <table:table-cell/>
          <table:table-cell table:formula="of:=[.$D102]*[.I$86]*SIGN([.$B$67])" office:value-type="float" office:value="-1601.65314314196">
            <text:p>-1601.653143142</text:p>
          </table:table-cell>
          <table:table-cell table:formula="of:=([.$E102]*[.I$86]-[.$B$68])*SIGN([.$B$67])" office:value-type="float" office:value="2224.59045268751">
            <text:p>2224.5904526875</text:p>
          </table:table-cell>
          <table:table-cell table:formula="of:=[.$B$72]" office:value-type="float" office:value="4800">
            <text:p>4800</text:p>
          </table:table-cell>
          <table:table-cell table:formula="of:=[.$D102]*[.L$86]*SIGN([.$B$67])" office:value-type="float" office:value="-2164.39613938103">
            <text:p>-2164.396139381</text:p>
          </table:table-cell>
          <table:table-cell table:formula="of:=([.$E102]*[.L$86]-[.$B$68])*SIGN([.$B$67])" office:value-type="float" office:value="4762.96007119933">
            <text:p>4762.9600711993</text:p>
          </table:table-cell>
          <table:table-cell table:formula="of:=[.$B$72]" office:value-type="float" office:value="4800">
            <text:p>4800</text:p>
          </table:table-cell>
          <table:table-cell table:formula="of:=[.$D102]*[.O$86]*SIGN([.$B$67])" office:value-type="float" office:value="-2727.1391356201">
            <text:p>-2727.1391356201</text:p>
          </table:table-cell>
          <table:table-cell table:formula="of:=([.$E102]*[.O$86]-[.$B$68])*SIGN([.$B$67])" office:value-type="float" office:value="7301.32968971116">
            <text:p>7301.3296897112</text:p>
          </table:table-cell>
          <table:table-cell table:formula="of:=[.$B$72]" office:value-type="float" office:value="4800">
            <text:p>4800</text:p>
          </table:table-cell>
          <table:table-cell table:formula="of:=IF(['Globe sundial'.I98]&gt;0;[.$D$83]-[.G102]*[.$F$83]/[.I102];&quot;&quot;)" office:value-type="float" office:value="1.65162053966063">
            <text:p>1.6516205397</text:p>
          </table:table-cell>
          <table:table-cell table:formula="of:=IF(['Globe sundial'.I98]&gt;0;[.$E$83]-[.H102]*[.$F$83]/[.I102];&quot;&quot;)" office:value-type="float" office:value="-7.24373933522402">
            <text:p>-7.2437393352</text:p>
          </table:table-cell>
          <table:table-cell table:formula="of:=IF([.I102]&gt;0;[.A102];&quot;&quot;)" office:value-type="float" office:value="11">
            <text:p>11</text:p>
          </table:table-cell>
          <table:table-cell table:formula="of:=IF(['Globe sundial'.L98]&gt;0;[.$D$83]-[.J102]*[.$F$83]/[.L102];&quot;&quot;)" office:value-type="float" office:value="2.23191964819003">
            <text:p>2.2319196482</text:p>
          </table:table-cell>
          <table:table-cell table:formula="of:=IF(['Globe sundial'.L98]&gt;0;[.$E$83]-[.K102]*[.$F$83]/[.L102];&quot;&quot;)" office:value-type="float" office:value="-9.86129945873514">
            <text:p>-9.8612994587</text:p>
          </table:table-cell>
          <table:table-cell/>
          <table:table-cell table:formula="of:=IF(['Globe sundial'.O98]&gt;0;[.$D$83]-[.M102]*[.$F$83]/[.O102];&quot;&quot;)" office:value-type="float" office:value="2.81221875671944">
            <text:p>2.8122187567</text:p>
          </table:table-cell>
          <table:table-cell table:formula="of:=IF(['Globe sundial'.O98]&gt;0;[.$E$83]-[.N102]*[.$F$83]/[.O102];&quot;&quot;)" office:value-type="float" office:value="-12.4788595822463">
            <text:p>-12.4788595822</text:p>
          </table:table-cell>
          <table:table-cell table:number-columns-repeated="4"/>
          <table:table-cell table:formula="of:=[.V94]">
            <text:p/>
          </table:table-cell>
          <table:table-cell table:formula="of:=[.W94]">
            <text:p/>
          </table:table-cell>
        </table:table-row>
        <table:table-row table:style-name="ro1">
          <table:table-cell office:value-type="float" office:value="12">
            <text:p>12</text:p>
          </table:table-cell>
          <table:table-cell table:formula="of:=[.B102]+15" office:value-type="float" office:value="2.5">
            <text:p>2.5</text:p>
          </table:table-cell>
          <table:table-cell/>
          <table:table-cell table:formula="of:=SIN([.B103]*PI()/180)*SIGN([.$B$67])" office:value-type="float" office:value="0.043619387365336">
            <text:p>0.0436193874</text:p>
          </table:table-cell>
          <table:table-cell table:formula="of:=COS([.B103]*PI()/180)" office:value-type="float" office:value="0.999048221581858">
            <text:p>0.9990482216</text:p>
          </table:table-cell>
          <table:table-cell/>
          <table:table-cell table:formula="of:=[.$D103]*[.I$86]*SIGN([.$B$67])" office:value-type="float" office:value="322.783466503486">
            <text:p>322.7834665035</text:p>
          </table:table-cell>
          <table:table-cell table:formula="of:=([.$E103]*[.I$86]-[.$B$68])*SIGN([.$B$67])" office:value-type="float" office:value="2392.95683970575">
            <text:p>2392.9568397058</text:p>
          </table:table-cell>
          <table:table-cell table:formula="of:=[.$B$72]" office:value-type="float" office:value="4800">
            <text:p>4800</text:p>
          </table:table-cell>
          <table:table-cell table:formula="of:=[.$D103]*[.L$86]*SIGN([.$B$67])" office:value-type="float" office:value="436.19387365336">
            <text:p>436.1938736534</text:p>
          </table:table-cell>
          <table:table-cell table:formula="of:=([.$E103]*[.L$86]-[.$B$68])*SIGN([.$B$67])" office:value-type="float" office:value="4990.48221581858">
            <text:p>4990.4822158186</text:p>
          </table:table-cell>
          <table:table-cell table:formula="of:=[.$B$72]" office:value-type="float" office:value="4800">
            <text:p>4800</text:p>
          </table:table-cell>
          <table:table-cell table:formula="of:=[.$D103]*[.O$86]*SIGN([.$B$67])" office:value-type="float" office:value="549.604280803234">
            <text:p>549.6042808032</text:p>
          </table:table-cell>
          <table:table-cell table:formula="of:=([.$E103]*[.O$86]-[.$B$68])*SIGN([.$B$67])" office:value-type="float" office:value="7588.00759193141">
            <text:p>7588.0075919314</text:p>
          </table:table-cell>
          <table:table-cell table:formula="of:=[.$B$72]" office:value-type="float" office:value="4800">
            <text:p>4800</text:p>
          </table:table-cell>
          <table:table-cell table:formula="of:=IF(['Globe sundial'.I99]&gt;0;[.$D$83]-[.G103]*[.$F$83]/[.I103];&quot;&quot;)" office:value-type="float" office:value="-0.332853467945128">
            <text:p>-0.3328534679</text:p>
          </table:table-cell>
          <table:table-cell table:formula="of:=IF(['Globe sundial'.I99]&gt;0;[.$E$83]-[.H103]*[.$F$83]/[.I103];&quot;&quot;)" office:value-type="float" office:value="-7.41735831395138">
            <text:p>-7.417358314</text:p>
          </table:table-cell>
          <table:table-cell table:formula="of:=IF([.I103]&gt;0;[.A103];&quot;&quot;)" office:value-type="float" office:value="12">
            <text:p>12</text:p>
          </table:table-cell>
          <table:table-cell table:formula="of:=IF(['Globe sundial'.L99]&gt;0;[.$D$83]-[.J103]*[.$F$83]/[.L103];&quot;&quot;)" office:value-type="float" office:value="-0.449801983709632">
            <text:p>-0.4498019837</text:p>
          </table:table-cell>
          <table:table-cell table:formula="of:=IF(['Globe sundial'.L99]&gt;0;[.$E$83]-[.K103]*[.$F$83]/[.L103];&quot;&quot;)" office:value-type="float" office:value="-10.0959197002586">
            <text:p>-10.0959197003</text:p>
          </table:table-cell>
          <table:table-cell/>
          <table:table-cell table:formula="of:=IF(['Globe sundial'.O99]&gt;0;[.$D$83]-[.M103]*[.$F$83]/[.O103];&quot;&quot;)" office:value-type="float" office:value="-0.566750499474136">
            <text:p>-0.5667504995</text:p>
          </table:table-cell>
          <table:table-cell table:formula="of:=IF(['Globe sundial'.O99]&gt;0;[.$E$83]-[.N103]*[.$F$83]/[.O103];&quot;&quot;)" office:value-type="float" office:value="-12.7744810865658">
            <text:p>-12.7744810866</text:p>
          </table:table-cell>
          <table:table-cell table:number-columns-repeated="6"/>
        </table:table-row>
        <table:table-row table:style-name="ro1">
          <table:table-cell office:value-type="float" office:value="1">
            <text:p>1</text:p>
          </table:table-cell>
          <table:table-cell table:formula="of:=[.B103]+15" office:value-type="float" office:value="17.5">
            <text:p>17.5</text:p>
          </table:table-cell>
          <table:table-cell/>
          <table:table-cell table:formula="of:=SIN([.B104]*PI()/180)*SIGN([.$B$67])" office:value-type="float" office:value="0.300705799504273">
            <text:p>0.3007057995</text:p>
          </table:table-cell>
          <table:table-cell table:formula="of:=COS([.B104]*PI()/180)" office:value-type="float" office:value="0.953716950748227">
            <text:p>0.9537169507</text:p>
          </table:table-cell>
          <table:table-cell/>
          <table:table-cell table:formula="of:=[.$D104]*[.I$86]*SIGN([.$B$67])" office:value-type="float" office:value="2225.22291633162">
            <text:p>2225.2229163316</text:p>
          </table:table-cell>
          <table:table-cell table:formula="of:=([.$E104]*[.I$86]-[.$B$68])*SIGN([.$B$67])" office:value-type="float" office:value="2057.50543553688">
            <text:p>2057.5054355369</text:p>
          </table:table-cell>
          <table:table-cell table:formula="of:=[.$B$72]" office:value-type="float" office:value="4800">
            <text:p>4800</text:p>
          </table:table-cell>
          <table:table-cell table:formula="of:=[.$D104]*[.L$86]*SIGN([.$B$67])" office:value-type="float" office:value="3007.05799504273">
            <text:p>3007.0579950427</text:p>
          </table:table-cell>
          <table:table-cell table:formula="of:=([.$E104]*[.L$86]-[.$B$68])*SIGN([.$B$67])" office:value-type="float" office:value="4537.16950748227">
            <text:p>4537.1695074823</text:p>
          </table:table-cell>
          <table:table-cell table:formula="of:=[.$B$72]" office:value-type="float" office:value="4800">
            <text:p>4800</text:p>
          </table:table-cell>
          <table:table-cell table:formula="of:=[.$D104]*[.O$86]*SIGN([.$B$67])" office:value-type="float" office:value="3788.89307375384">
            <text:p>3788.8930737539</text:p>
          </table:table-cell>
          <table:table-cell table:formula="of:=([.$E104]*[.O$86]-[.$B$68])*SIGN([.$B$67])" office:value-type="float" office:value="7016.83357942766">
            <text:p>7016.8335794277</text:p>
          </table:table-cell>
          <table:table-cell table:formula="of:=[.$B$72]" office:value-type="float" office:value="4800">
            <text:p>4800</text:p>
          </table:table-cell>
          <table:table-cell table:formula="of:=IF(['Globe sundial'.I100]&gt;0;[.$D$83]-[.G104]*[.$F$83]/[.I104];&quot;&quot;)" office:value-type="float" office:value="-2.29464406177678">
            <text:p>-2.2946440618</text:p>
          </table:table-cell>
          <table:table-cell table:formula="of:=IF(['Globe sundial'.I100]&gt;0;[.$E$83]-[.H104]*[.$F$83]/[.I104];&quot;&quot;)" office:value-type="float" office:value="-7.07144170175878">
            <text:p>-7.0714417018</text:p>
          </table:table-cell>
          <table:table-cell table:formula="of:=IF([.I104]&gt;0;[.A104];&quot;&quot;)" office:value-type="float" office:value="1">
            <text:p>1</text:p>
          </table:table-cell>
          <table:table-cell table:formula="of:=IF(['Globe sundial'.L100]&gt;0;[.$D$83]-[.J104]*[.$F$83]/[.L104];&quot;&quot;)" office:value-type="float" office:value="-3.10087035375241">
            <text:p>-3.1008703538</text:p>
          </table:table-cell>
          <table:table-cell table:formula="of:=IF(['Globe sundial'.L100]&gt;0;[.$E$83]-[.K104]*[.$F$83]/[.L104];&quot;&quot;)" office:value-type="float" office:value="-9.62846481891724">
            <text:p>-9.6284648189</text:p>
          </table:table-cell>
          <table:table-cell/>
          <table:table-cell table:formula="of:=IF(['Globe sundial'.O100]&gt;0;[.$D$83]-[.M104]*[.$F$83]/[.O104];&quot;&quot;)" office:value-type="float" office:value="-3.90709664572804">
            <text:p>-3.9070966457</text:p>
          </table:table-cell>
          <table:table-cell table:formula="of:=IF(['Globe sundial'.O100]&gt;0;[.$E$83]-[.N104]*[.$F$83]/[.O104];&quot;&quot;)" office:value-type="float" office:value="-12.1854879360757">
            <text:p>-12.1854879361</text:p>
          </table:table-cell>
          <table:table-cell table:number-columns-repeated="3"/>
          <table:table-cell office:value-type="float" office:value="4">
            <text:p>4</text:p>
          </table:table-cell>
          <table:table-cell table:number-columns-repeated="2" office:value-type="float" office:value="0">
            <text:p>0</text:p>
          </table:table-cell>
        </table:table-row>
        <table:table-row table:style-name="ro1">
          <table:table-cell office:value-type="float" office:value="2">
            <text:p>2</text:p>
          </table:table-cell>
          <table:table-cell table:formula="of:=[.B104]+15" office:value-type="float" office:value="32.5">
            <text:p>32.5</text:p>
          </table:table-cell>
          <table:table-cell/>
          <table:table-cell table:formula="of:=SIN([.B105]*PI()/180)*SIGN([.$B$67])" office:value-type="float" office:value="0.537299608346824">
            <text:p>0.5372996083</text:p>
          </table:table-cell>
          <table:table-cell table:formula="of:=COS([.B105]*PI()/180)" office:value-type="float" office:value="0.843391445812886">
            <text:p>0.8433914458</text:p>
          </table:table-cell>
          <table:table-cell/>
          <table:table-cell table:formula="of:=[.$D105]*[.I$86]*SIGN([.$B$67])" office:value-type="float" office:value="3976.0171017665">
            <text:p>3976.0171017665</text:p>
          </table:table-cell>
          <table:table-cell table:formula="of:=([.$E105]*[.I$86]-[.$B$68])*SIGN([.$B$67])" office:value-type="float" office:value="1241.09669901535">
            <text:p>1241.0966990154</text:p>
          </table:table-cell>
          <table:table-cell table:formula="of:=[.$B$72]" office:value-type="float" office:value="4800">
            <text:p>4800</text:p>
          </table:table-cell>
          <table:table-cell table:formula="of:=[.$D105]*[.L$86]*SIGN([.$B$67])" office:value-type="float" office:value="5372.99608346824">
            <text:p>5372.9960834682</text:p>
          </table:table-cell>
          <table:table-cell table:formula="of:=([.$E105]*[.L$86]-[.$B$68])*SIGN([.$B$67])" office:value-type="float" office:value="3433.91445812886">
            <text:p>3433.9144581289</text:p>
          </table:table-cell>
          <table:table-cell table:formula="of:=[.$B$72]" office:value-type="float" office:value="4800">
            <text:p>4800</text:p>
          </table:table-cell>
          <table:table-cell table:formula="of:=[.$D105]*[.O$86]*SIGN([.$B$67])" office:value-type="float" office:value="6769.97506516998">
            <text:p>6769.97506517</text:p>
          </table:table-cell>
          <table:table-cell table:formula="of:=([.$E105]*[.O$86]-[.$B$68])*SIGN([.$B$67])" office:value-type="float" office:value="5626.73221724236">
            <text:p>5626.7322172424</text:p>
          </table:table-cell>
          <table:table-cell table:formula="of:=[.$B$72]" office:value-type="float" office:value="4800">
            <text:p>4800</text:p>
          </table:table-cell>
          <table:table-cell table:formula="of:=IF(['Globe sundial'.I101]&gt;0;[.$D$83]-[.G105]*[.$F$83]/[.I105];&quot;&quot;)" office:value-type="float" office:value="-4.10005845487696">
            <text:p>-4.1000584549</text:p>
          </table:table-cell>
          <table:table-cell table:formula="of:=IF(['Globe sundial'.I101]&gt;0;[.$E$83]-[.H105]*[.$F$83]/[.I105];&quot;&quot;)" office:value-type="float" office:value="-6.22956314411291">
            <text:p>-6.2295631441</text:p>
          </table:table-cell>
          <table:table-cell table:formula="of:=IF([.I105]&gt;0;[.A105];&quot;&quot;)" office:value-type="float" office:value="2">
            <text:p>2</text:p>
          </table:table-cell>
          <table:table-cell table:formula="of:=IF(['Globe sundial'.L101]&gt;0;[.$D$83]-[.J105]*[.$F$83]/[.L105];&quot;&quot;)" office:value-type="float" office:value="-5.54061953361751">
            <text:p>-5.5406195336</text:p>
          </table:table-cell>
          <table:table-cell table:formula="of:=IF(['Globe sundial'.L101]&gt;0;[.$E$83]-[.K105]*[.$F$83]/[.L105];&quot;&quot;)" office:value-type="float" office:value="-8.49079109236877">
            <text:p>-8.4907910924</text:p>
          </table:table-cell>
          <table:table-cell/>
          <table:table-cell table:formula="of:=IF(['Globe sundial'.O101]&gt;0;[.$D$83]-[.M105]*[.$F$83]/[.O105];&quot;&quot;)" office:value-type="float" office:value="-6.98118061235807">
            <text:p>-6.9811806124</text:p>
          </table:table-cell>
          <table:table-cell table:formula="of:=IF(['Globe sundial'.O101]&gt;0;[.$E$83]-[.N105]*[.$F$83]/[.O105];&quot;&quot;)" office:value-type="float" office:value="-10.7520190406246">
            <text:p>-10.7520190406</text:p>
          </table:table-cell>
          <table:table-cell table:number-columns-repeated="4"/>
          <table:table-cell table:formula="of:=[.P95]">
            <text:p/>
          </table:table-cell>
          <table:table-cell table:formula="of:=[.Q95]">
            <text:p/>
          </table:table-cell>
        </table:table-row>
        <table:table-row table:style-name="ro1">
          <table:table-cell office:value-type="float" office:value="3">
            <text:p>3</text:p>
          </table:table-cell>
          <table:table-cell table:formula="of:=[.B105]+15" office:value-type="float" office:value="47.5">
            <text:p>47.5</text:p>
          </table:table-cell>
          <table:table-cell/>
          <table:table-cell table:formula="of:=SIN([.B106]*PI()/180)*SIGN([.$B$67])" office:value-type="float" office:value="0.737277336810124">
            <text:p>0.7372773368</text:p>
          </table:table-cell>
          <table:table-cell table:formula="of:=COS([.B106]*PI()/180)" office:value-type="float" office:value="0.67559020761566">
            <text:p>0.6755902076</text:p>
          </table:table-cell>
          <table:table-cell/>
          <table:table-cell table:formula="of:=[.$D106]*[.I$86]*SIGN([.$B$67])" office:value-type="float" office:value="5455.85229239492">
            <text:p>5455.8522923949</text:p>
          </table:table-cell>
          <table:table-cell table:formula="of:=([.$E106]*[.I$86]-[.$B$68])*SIGN([.$B$67])" office:value-type="float" office:value="-0.632463644114068">
            <text:p>-0.6324636441</text:p>
          </table:table-cell>
          <table:table-cell table:formula="of:=[.$B$72]" office:value-type="float" office:value="4800">
            <text:p>4800</text:p>
          </table:table-cell>
          <table:table-cell table:formula="of:=[.$D106]*[.L$86]*SIGN([.$B$67])" office:value-type="float" office:value="7372.77336810124">
            <text:p>7372.7733681012</text:p>
          </table:table-cell>
          <table:table-cell table:formula="of:=([.$E106]*[.L$86]-[.$B$68])*SIGN([.$B$67])" office:value-type="float" office:value="1755.9020761566">
            <text:p>1755.9020761566</text:p>
          </table:table-cell>
          <table:table-cell table:formula="of:=[.$B$72]" office:value-type="float" office:value="4800">
            <text:p>4800</text:p>
          </table:table-cell>
          <table:table-cell table:formula="of:=[.$D106]*[.O$86]*SIGN([.$B$67])" office:value-type="float" office:value="9289.69444380756">
            <text:p>9289.6944438076</text:p>
          </table:table-cell>
          <table:table-cell table:formula="of:=([.$E106]*[.O$86]-[.$B$68])*SIGN([.$B$67])" office:value-type="float" office:value="3512.43661595732">
            <text:p>3512.4366159573</text:p>
          </table:table-cell>
          <table:table-cell table:formula="of:=[.$B$72]" office:value-type="float" office:value="4800">
            <text:p>4800</text:p>
          </table:table-cell>
          <table:table-cell table:formula="of:=IF(['Globe sundial'.I102]&gt;0;[.$D$83]-[.G106]*[.$F$83]/[.I106];&quot;&quot;)" office:value-type="float" office:value="-5.62606063994423">
            <text:p>-5.6260606399</text:p>
          </table:table-cell>
          <table:table-cell table:formula="of:=IF(['Globe sundial'.I102]&gt;0;[.$E$83]-[.H106]*[.$F$83]/[.I106];&quot;&quot;)" office:value-type="float" office:value="-4.94909527344724">
            <text:p>-4.9490952734</text:p>
          </table:table-cell>
          <table:table-cell table:formula="of:=IF([.I106]&gt;0;[.A106];&quot;&quot;)" office:value-type="float" office:value="3">
            <text:p>3</text:p>
          </table:table-cell>
          <table:table-cell table:formula="of:=IF(['Globe sundial'.L102]&gt;0;[.$D$83]-[.J106]*[.$F$83]/[.L106];&quot;&quot;)" office:value-type="float" office:value="-7.60278464857329">
            <text:p>-7.6027846486</text:p>
          </table:table-cell>
          <table:table-cell table:formula="of:=IF(['Globe sundial'.L102]&gt;0;[.$E$83]-[.K106]*[.$F$83]/[.L106];&quot;&quot;)" office:value-type="float" office:value="-6.76042910498273">
            <text:p>-6.760429105</text:p>
          </table:table-cell>
          <table:table-cell/>
          <table:table-cell table:formula="of:=IF(['Globe sundial'.O102]&gt;0;[.$D$83]-[.M106]*[.$F$83]/[.O106];&quot;&quot;)" office:value-type="float" office:value="-9.57950865720234">
            <text:p>-9.5795086572</text:p>
          </table:table-cell>
          <table:table-cell table:formula="of:=IF(['Globe sundial'.O102]&gt;0;[.$E$83]-[.N106]*[.$F$83]/[.O106];&quot;&quot;)" office:value-type="float" office:value="-8.57176293651822">
            <text:p>-8.5717629365</text:p>
          </table:table-cell>
          <table:table-cell table:number-columns-repeated="4"/>
          <table:table-cell table:formula="of:=[.S95]">
            <text:p/>
          </table:table-cell>
          <table:table-cell table:formula="of:=[.T95]">
            <text:p/>
          </table:table-cell>
        </table:table-row>
        <table:table-row table:style-name="ro1">
          <table:table-cell office:value-type="float" office:value="4">
            <text:p>4</text:p>
          </table:table-cell>
          <table:table-cell table:formula="of:=[.B106]+15" office:value-type="float" office:value="62.5">
            <text:p>62.5</text:p>
          </table:table-cell>
          <table:table-cell/>
          <table:table-cell table:formula="of:=SIN([.B107]*PI()/180)*SIGN([.$B$67])" office:value-type="float" office:value="0.887010833178222">
            <text:p>0.8870108332</text:p>
          </table:table-cell>
          <table:table-cell table:formula="of:=COS([.B107]*PI()/180)" office:value-type="float" office:value="0.461748613235034">
            <text:p>0.4617486132</text:p>
          </table:table-cell>
          <table:table-cell/>
          <table:table-cell table:formula="of:=[.$D107]*[.I$86]*SIGN([.$B$67])" office:value-type="float" office:value="6563.88016551884">
            <text:p>6563.8801655188</text:p>
          </table:table-cell>
          <table:table-cell table:formula="of:=([.$E107]*[.I$86]-[.$B$68])*SIGN([.$B$67])" office:value-type="float" office:value="-1583.06026206075">
            <text:p>-1583.0602620608</text:p>
          </table:table-cell>
          <table:table-cell table:formula="of:=[.$B$72]" office:value-type="float" office:value="4800">
            <text:p>4800</text:p>
          </table:table-cell>
          <table:table-cell table:formula="of:=[.$D107]*[.L$86]*SIGN([.$B$67])" office:value-type="float" office:value="8870.10833178222">
            <text:p>8870.1083317822</text:p>
          </table:table-cell>
          <table:table-cell table:formula="of:=([.$E107]*[.L$86]-[.$B$68])*SIGN([.$B$67])" office:value-type="float" office:value="-382.513867649659">
            <text:p>-382.5138676497</text:p>
          </table:table-cell>
          <table:table-cell table:formula="of:=[.$B$72]" office:value-type="float" office:value="4800">
            <text:p>4800</text:p>
          </table:table-cell>
          <table:table-cell table:formula="of:=[.$D107]*[.O$86]*SIGN([.$B$67])" office:value-type="float" office:value="11176.3364980456">
            <text:p>11176.3364980456</text:p>
          </table:table-cell>
          <table:table-cell table:formula="of:=([.$E107]*[.O$86]-[.$B$68])*SIGN([.$B$67])" office:value-type="float" office:value="818.032526761429">
            <text:p>818.0325267614</text:p>
          </table:table-cell>
          <table:table-cell table:formula="of:=[.$B$72]" office:value-type="float" office:value="4800">
            <text:p>4800</text:p>
          </table:table-cell>
          <table:table-cell table:formula="of:=IF(['Globe sundial'.I103]&gt;0;[.$D$83]-[.G107]*[.$F$83]/[.I107];&quot;&quot;)" office:value-type="float" office:value="-6.76865608990411">
            <text:p>-6.7686560899</text:p>
          </table:table-cell>
          <table:table-cell table:formula="of:=IF(['Globe sundial'.I103]&gt;0;[.$E$83]-[.H107]*[.$F$83]/[.I107];&quot;&quot;)" office:value-type="float" office:value="-3.31729985907443">
            <text:p>-3.3172998591</text:p>
          </table:table-cell>
          <table:table-cell table:formula="of:=IF([.I107]&gt;0;[.A107];&quot;&quot;)" office:value-type="float" office:value="4">
            <text:p>4</text:p>
          </table:table-cell>
          <table:table-cell table:formula="of:=IF(['Globe sundial'.L103]&gt;0;[.$D$83]-[.J107]*[.$F$83]/[.L107];&quot;&quot;)" office:value-type="float" office:value="-9.14683255392448">
            <text:p>-9.1468325539</text:p>
          </table:table-cell>
          <table:table-cell table:formula="of:=IF(['Globe sundial'.L103]&gt;0;[.$E$83]-[.K107]*[.$F$83]/[.L107];&quot;&quot;)" office:value-type="float" office:value="-4.55530016664109">
            <text:p>-4.5553001666</text:p>
          </table:table-cell>
          <table:table-cell/>
          <table:table-cell table:formula="of:=IF(['Globe sundial'.O103]&gt;0;[.$D$83]-[.M107]*[.$F$83]/[.O107];&quot;&quot;)" office:value-type="float" office:value="-11.5250090179448">
            <text:p>-11.5250090179</text:p>
          </table:table-cell>
          <table:table-cell table:formula="of:=IF(['Globe sundial'.O103]&gt;0;[.$E$83]-[.N107]*[.$F$83]/[.O107];&quot;&quot;)" office:value-type="float" office:value="-5.79330047420775">
            <text:p>-5.7933004742</text:p>
          </table:table-cell>
          <table:table-cell table:number-columns-repeated="4"/>
          <table:table-cell table:formula="of:=[.V95]">
            <text:p/>
          </table:table-cell>
          <table:table-cell table:formula="of:=[.W95]">
            <text:p/>
          </table:table-cell>
        </table:table-row>
        <table:table-row table:style-name="ro1">
          <table:table-cell office:value-type="float" office:value="5">
            <text:p>5</text:p>
          </table:table-cell>
          <table:table-cell table:formula="of:=[.B107]+15" office:value-type="float" office:value="77.5">
            <text:p>77.5</text:p>
          </table:table-cell>
          <table:table-cell/>
          <table:table-cell table:formula="of:=SIN([.B108]*PI()/180)*SIGN([.$B$67])" office:value-type="float" office:value="0.976296007119933">
            <text:p>0.9762960071</text:p>
          </table:table-cell>
          <table:table-cell table:formula="of:=COS([.B108]*PI()/180)" office:value-type="float" office:value="0.216439613938103">
            <text:p>0.2164396139</text:p>
          </table:table-cell>
          <table:table-cell/>
          <table:table-cell table:formula="of:=[.$D108]*[.I$86]*SIGN([.$B$67])" office:value-type="float" office:value="7224.59045268751">
            <text:p>7224.5904526875</text:p>
          </table:table-cell>
          <table:table-cell table:formula="of:=([.$E108]*[.I$86]-[.$B$68])*SIGN([.$B$67])" office:value-type="float" office:value="-3398.34685685804">
            <text:p>-3398.346856858</text:p>
          </table:table-cell>
          <table:table-cell table:formula="of:=[.$B$72]" office:value-type="float" office:value="4800">
            <text:p>4800</text:p>
          </table:table-cell>
          <table:table-cell table:formula="of:=[.$D108]*[.L$86]*SIGN([.$B$67])" office:value-type="float" office:value="9762.96007119933">
            <text:p>9762.9600711993</text:p>
          </table:table-cell>
          <table:table-cell table:formula="of:=([.$E108]*[.L$86]-[.$B$68])*SIGN([.$B$67])" office:value-type="float" office:value="-2835.60386061897">
            <text:p>-2835.603860619</text:p>
          </table:table-cell>
          <table:table-cell table:formula="of:=[.$B$72]" office:value-type="float" office:value="4800">
            <text:p>4800</text:p>
          </table:table-cell>
          <table:table-cell table:formula="of:=[.$D108]*[.O$86]*SIGN([.$B$67])" office:value-type="float" office:value="12301.3296897112">
            <text:p>12301.3296897112</text:p>
          </table:table-cell>
          <table:table-cell table:formula="of:=([.$E108]*[.O$86]-[.$B$68])*SIGN([.$B$67])" office:value-type="float" office:value="-2272.8608643799">
            <text:p>-2272.8608643799</text:p>
          </table:table-cell>
          <table:table-cell table:formula="of:=[.$B$72]" office:value-type="float" office:value="4800">
            <text:p>4800</text:p>
          </table:table-cell>
          <table:table-cell table:formula="of:=IF(['Globe sundial'.I104]&gt;0;[.$D$83]-[.G108]*[.$F$83]/[.I108];&quot;&quot;)" office:value-type="float" office:value="-7.4499788130701">
            <text:p>-7.4499788131</text:p>
          </table:table-cell>
          <table:table-cell table:formula="of:=IF(['Globe sundial'.I104]&gt;0;[.$E$83]-[.H108]*[.$F$83]/[.I108];&quot;&quot;)" office:value-type="float" office:value="-1.44538106181455">
            <text:p>-1.4453810618</text:p>
          </table:table-cell>
          <table:table-cell table:formula="of:=IF([.I108]&gt;0;[.A108];&quot;&quot;)" office:value-type="float" office:value="5">
            <text:p>5</text:p>
          </table:table-cell>
          <table:table-cell table:formula="of:=IF(['Globe sundial'.L104]&gt;0;[.$D$83]-[.J108]*[.$F$83]/[.L108];&quot;&quot;)" office:value-type="float" office:value="-10.0675389365812">
            <text:p>-10.0675389366</text:p>
          </table:table-cell>
          <table:table-cell table:formula="of:=IF(['Globe sundial'.L104]&gt;0;[.$E$83]-[.K108]*[.$F$83]/[.L108];&quot;&quot;)" office:value-type="float" office:value="-2.02568017034396">
            <text:p>-2.0256801703</text:p>
          </table:table-cell>
          <table:table-cell/>
          <table:table-cell table:formula="of:=IF(['Globe sundial'.O104]&gt;0;[.$D$83]-[.M108]*[.$F$83]/[.O108];&quot;&quot;)">
            <text:p/>
          </table:table-cell>
          <table:table-cell table:formula="of:=IF(['Globe sundial'.O104]&gt;0;[.$E$83]-[.N108]*[.$F$83]/[.O108];&quot;&quot;)">
            <text:p/>
          </table:table-cell>
          <table:table-cell table:number-columns-repeated="6"/>
        </table:table-row>
        <table:table-row table:style-name="ro1">
          <table:table-cell office:value-type="float" office:value="6">
            <text:p>6</text:p>
          </table:table-cell>
          <table:table-cell table:formula="of:=[.B108]+15" office:value-type="float" office:value="92.5">
            <text:p>92.5</text:p>
          </table:table-cell>
          <table:table-cell/>
          <table:table-cell table:formula="of:=SIN([.B109]*PI()/180)*SIGN([.$B$67])" office:value-type="float" office:value="0.999048221581858">
            <text:p>0.9990482216</text:p>
          </table:table-cell>
          <table:table-cell table:formula="of:=COS([.B109]*PI()/180)" office:value-type="float" office:value="-0.0436193873653359">
            <text:p>-0.0436193874</text:p>
          </table:table-cell>
          <table:table-cell/>
          <table:table-cell table:formula="of:=[.$D109]*[.I$86]*SIGN([.$B$67])" office:value-type="float" office:value="7392.95683970575">
            <text:p>7392.9568397058</text:p>
          </table:table-cell>
          <table:table-cell table:formula="of:=([.$E109]*[.I$86]-[.$B$68])*SIGN([.$B$67])" office:value-type="float" office:value="-5322.78346650349">
            <text:p>-5322.7834665035</text:p>
          </table:table-cell>
          <table:table-cell table:formula="of:=[.$B$72]" office:value-type="float" office:value="4800">
            <text:p>4800</text:p>
          </table:table-cell>
          <table:table-cell table:formula="of:=[.$D109]*[.L$86]*SIGN([.$B$67])" office:value-type="float" office:value="9990.48221581858">
            <text:p>9990.4822158186</text:p>
          </table:table-cell>
          <table:table-cell table:formula="of:=([.$E109]*[.L$86]-[.$B$68])*SIGN([.$B$67])" office:value-type="float" office:value="-5436.19387365336">
            <text:p>-5436.1938736534</text:p>
          </table:table-cell>
          <table:table-cell table:formula="of:=[.$B$72]" office:value-type="float" office:value="4800">
            <text:p>4800</text:p>
          </table:table-cell>
          <table:table-cell table:formula="of:=[.$D109]*[.O$86]*SIGN([.$B$67])" office:value-type="float" office:value="12588.0075919314">
            <text:p>12588.0075919314</text:p>
          </table:table-cell>
          <table:table-cell table:formula="of:=([.$E109]*[.O$86]-[.$B$68])*SIGN([.$B$67])" office:value-type="float" office:value="-5549.60428080323">
            <text:p>-5549.6042808032</text:p>
          </table:table-cell>
          <table:table-cell table:formula="of:=[.$B$72]" office:value-type="float" office:value="4800">
            <text:p>4800</text:p>
          </table:table-cell>
          <table:table-cell table:formula="of:=IF(['Globe sundial'.I105]&gt;0;[.$D$83]-[.G109]*[.$F$83]/[.I109];&quot;&quot;)" office:value-type="float" office:value="-7.62359779179746">
            <text:p>-7.6235977918</text:p>
          </table:table-cell>
          <table:table-cell table:formula="of:=IF(['Globe sundial'.I105]&gt;0;[.$E$83]-[.H109]*[.$F$83]/[.I109];&quot;&quot;)" office:value-type="float" office:value="0.539092945791202">
            <text:p>0.5390929458</text:p>
          </table:table-cell>
          <table:table-cell table:formula="of:=IF([.I109]&gt;0;[.A109];&quot;&quot;)" office:value-type="float" office:value="6">
            <text:p>6</text:p>
          </table:table-cell>
          <table:table-cell table:formula="of:=IF(['Globe sundial'.L105]&gt;0;[.$D$83]-[.J109]*[.$F$83]/[.L109];&quot;&quot;)">
            <text:p/>
          </table:table-cell>
          <table:table-cell table:formula="of:=IF(['Globe sundial'.L105]&gt;0;[.$E$83]-[.K109]*[.$F$83]/[.L109];&quot;&quot;)">
            <text:p/>
          </table:table-cell>
          <table:table-cell/>
          <table:table-cell table:formula="of:=IF(['Globe sundial'.O105]&gt;0;[.$D$83]-[.M109]*[.$F$83]/[.O109];&quot;&quot;)">
            <text:p/>
          </table:table-cell>
          <table:table-cell table:formula="of:=IF(['Globe sundial'.O105]&gt;0;[.$E$83]-[.N109]*[.$F$83]/[.O109];&quot;&quot;)">
            <text:p/>
          </table:table-cell>
          <table:table-cell table:number-columns-repeated="3"/>
          <table:table-cell office:value-type="float" office:value="5">
            <text:p>5</text:p>
          </table:table-cell>
          <table:table-cell table:number-columns-repeated="2" office:value-type="float" office:value="0">
            <text:p>0</text:p>
          </table:table-cell>
        </table:table-row>
        <table:table-row table:style-name="ro1">
          <table:table-cell office:value-type="float" office:value="7">
            <text:p>7</text:p>
          </table:table-cell>
          <table:table-cell table:formula="of:=[.B109]+15" office:value-type="float" office:value="107.5">
            <text:p>107.5</text:p>
          </table:table-cell>
          <table:table-cell/>
          <table:table-cell table:formula="of:=SIN([.B110]*PI()/180)*SIGN([.$B$67])" office:value-type="float" office:value="0.953716950748227">
            <text:p>0.9537169507</text:p>
          </table:table-cell>
          <table:table-cell table:formula="of:=COS([.B110]*PI()/180)" office:value-type="float" office:value="-0.300705799504273">
            <text:p>-0.3007057995</text:p>
          </table:table-cell>
          <table:table-cell/>
          <table:table-cell table:formula="of:=[.$D110]*[.I$86]*SIGN([.$B$67])" office:value-type="float" office:value="7057.50543553688">
            <text:p>7057.5054355369</text:p>
          </table:table-cell>
          <table:table-cell table:formula="of:=([.$E110]*[.I$86]-[.$B$68])*SIGN([.$B$67])" office:value-type="float" office:value="-7225.22291633162">
            <text:p>-7225.2229163316</text:p>
          </table:table-cell>
          <table:table-cell table:formula="of:=[.$B$72]" office:value-type="float" office:value="4800">
            <text:p>4800</text:p>
          </table:table-cell>
          <table:table-cell table:formula="of:=[.$D110]*[.L$86]*SIGN([.$B$67])" office:value-type="float" office:value="9537.16950748227">
            <text:p>9537.1695074823</text:p>
          </table:table-cell>
          <table:table-cell table:formula="of:=([.$E110]*[.L$86]-[.$B$68])*SIGN([.$B$67])" office:value-type="float" office:value="-8007.05799504273">
            <text:p>-8007.0579950427</text:p>
          </table:table-cell>
          <table:table-cell table:formula="of:=[.$B$72]" office:value-type="float" office:value="4800">
            <text:p>4800</text:p>
          </table:table-cell>
          <table:table-cell table:formula="of:=[.$D110]*[.O$86]*SIGN([.$B$67])" office:value-type="float" office:value="12016.8335794277">
            <text:p>12016.8335794277</text:p>
          </table:table-cell>
          <table:table-cell table:formula="of:=([.$E110]*[.O$86]-[.$B$68])*SIGN([.$B$67])" office:value-type="float" office:value="-8788.89307375384">
            <text:p>-8788.8930737538</text:p>
          </table:table-cell>
          <table:table-cell table:formula="of:=[.$B$72]" office:value-type="float" office:value="4800">
            <text:p>4800</text:p>
          </table:table-cell>
          <table:table-cell table:formula="of:=IF(['Globe sundial'.I106]&gt;0;[.$D$83]-[.G110]*[.$F$83]/[.I110];&quot;&quot;)" office:value-type="float" office:value="-7.27768117960486">
            <text:p>-7.2776811796</text:p>
          </table:table-cell>
          <table:table-cell table:formula="of:=IF(['Globe sundial'.I106]&gt;0;[.$E$83]-[.H110]*[.$F$83]/[.I110];&quot;&quot;)" office:value-type="float" office:value="2.50088353962286">
            <text:p>2.5008835396</text:p>
          </table:table-cell>
          <table:table-cell table:formula="of:=IF([.I110]&gt;0;[.A110];&quot;&quot;)" office:value-type="float" office:value="7">
            <text:p>7</text:p>
          </table:table-cell>
          <table:table-cell table:formula="of:=IF(['Globe sundial'.L106]&gt;0;[.$D$83]-[.J110]*[.$F$83]/[.L110];&quot;&quot;)">
            <text:p/>
          </table:table-cell>
          <table:table-cell table:formula="of:=IF(['Globe sundial'.L106]&gt;0;[.$E$83]-[.K110]*[.$F$83]/[.L110];&quot;&quot;)">
            <text:p/>
          </table:table-cell>
          <table:table-cell/>
          <table:table-cell table:formula="of:=IF(['Globe sundial'.O106]&gt;0;[.$D$83]-[.M110]*[.$F$83]/[.O110];&quot;&quot;)">
            <text:p/>
          </table:table-cell>
          <table:table-cell table:formula="of:=IF(['Globe sundial'.O106]&gt;0;[.$E$83]-[.N110]*[.$F$83]/[.O110];&quot;&quot;)">
            <text:p/>
          </table:table-cell>
          <table:table-cell table:number-columns-repeated="4"/>
          <table:table-cell table:formula="of:=[.P96]" office:value-type="float" office:value="7.4499788130701">
            <text:p>7.4499788131</text:p>
          </table:table-cell>
          <table:table-cell table:formula="of:=[.Q96]" office:value-type="float" office:value="1.8578600175067">
            <text:p>1.8578600175</text:p>
          </table:table-cell>
        </table:table-row>
        <table:table-row table:style-name="ro1">
          <table:table-cell office:value-type="float" office:value="8">
            <text:p>8</text:p>
          </table:table-cell>
          <table:table-cell table:formula="of:=[.B110]+15" office:value-type="float" office:value="122.5">
            <text:p>122.5</text:p>
          </table:table-cell>
          <table:table-cell/>
          <table:table-cell table:formula="of:=SIN([.B111]*PI()/180)*SIGN([.$B$67])" office:value-type="float" office:value="0.843391445812886">
            <text:p>0.8433914458</text:p>
          </table:table-cell>
          <table:table-cell table:formula="of:=COS([.B111]*PI()/180)" office:value-type="float" office:value="-0.537299608346824">
            <text:p>-0.5372996083</text:p>
          </table:table-cell>
          <table:table-cell/>
          <table:table-cell table:formula="of:=[.$D111]*[.I$86]*SIGN([.$B$67])" office:value-type="float" office:value="6241.09669901536">
            <text:p>6241.0966990154</text:p>
          </table:table-cell>
          <table:table-cell table:formula="of:=([.$E111]*[.I$86]-[.$B$68])*SIGN([.$B$67])" office:value-type="float" office:value="-8976.01710176649">
            <text:p>-8976.0171017665</text:p>
          </table:table-cell>
          <table:table-cell table:formula="of:=[.$B$72]" office:value-type="float" office:value="4800">
            <text:p>4800</text:p>
          </table:table-cell>
          <table:table-cell table:formula="of:=[.$D111]*[.L$86]*SIGN([.$B$67])" office:value-type="float" office:value="8433.91445812886">
            <text:p>8433.9144581289</text:p>
          </table:table-cell>
          <table:table-cell table:formula="of:=([.$E111]*[.L$86]-[.$B$68])*SIGN([.$B$67])" office:value-type="float" office:value="-10372.9960834682">
            <text:p>-10372.9960834682</text:p>
          </table:table-cell>
          <table:table-cell table:formula="of:=[.$B$72]" office:value-type="float" office:value="4800">
            <text:p>4800</text:p>
          </table:table-cell>
          <table:table-cell table:formula="of:=[.$D111]*[.O$86]*SIGN([.$B$67])" office:value-type="float" office:value="10626.7322172424">
            <text:p>10626.7322172424</text:p>
          </table:table-cell>
          <table:table-cell table:formula="of:=([.$E111]*[.O$86]-[.$B$68])*SIGN([.$B$67])" office:value-type="float" office:value="-11769.97506517">
            <text:p>-11769.97506517</text:p>
          </table:table-cell>
          <table:table-cell table:formula="of:=[.$B$72]" office:value-type="float" office:value="4800">
            <text:p>4800</text:p>
          </table:table-cell>
          <table:table-cell table:formula="of:=IF(['Globe sundial'.I107]&gt;0;[.$D$83]-[.G111]*[.$F$83]/[.I111];&quot;&quot;)">
            <text:p/>
          </table:table-cell>
          <table:table-cell table:formula="of:=IF(['Globe sundial'.I107]&gt;0;[.$E$83]-[.H111]*[.$F$83]/[.I111];&quot;&quot;)">
            <text:p/>
          </table:table-cell>
          <table:table-cell table:formula="of:=IF([.I111]&gt;0;[.A111];&quot;&quot;)" office:value-type="float" office:value="8">
            <text:p>8</text:p>
          </table:table-cell>
          <table:table-cell table:formula="of:=IF(['Globe sundial'.L107]&gt;0;[.$D$83]-[.J111]*[.$F$83]/[.L111];&quot;&quot;)">
            <text:p/>
          </table:table-cell>
          <table:table-cell table:formula="of:=IF(['Globe sundial'.L107]&gt;0;[.$E$83]-[.K111]*[.$F$83]/[.L111];&quot;&quot;)">
            <text:p/>
          </table:table-cell>
          <table:table-cell/>
          <table:table-cell table:formula="of:=IF(['Globe sundial'.O107]&gt;0;[.$D$83]-[.M111]*[.$F$83]/[.O111];&quot;&quot;)">
            <text:p/>
          </table:table-cell>
          <table:table-cell table:formula="of:=IF(['Globe sundial'.O107]&gt;0;[.$E$83]-[.N111]*[.$F$83]/[.O111];&quot;&quot;)">
            <text:p/>
          </table:table-cell>
          <table:table-cell table:number-columns-repeated="4"/>
          <table:table-cell table:formula="of:=[.S96]">
            <text:p/>
          </table:table-cell>
          <table:table-cell table:formula="of:=[.T96]">
            <text:p/>
          </table:table-cell>
        </table:table-row>
        <table:table-row table:style-name="ro1">
          <table:table-cell office:value-type="float" office:value="9">
            <text:p>9</text:p>
          </table:table-cell>
          <table:table-cell table:formula="of:=[.B111]+15" office:value-type="float" office:value="137.5">
            <text:p>137.5</text:p>
          </table:table-cell>
          <table:table-cell/>
          <table:table-cell table:formula="of:=SIN([.B112]*PI()/180)*SIGN([.$B$67])" office:value-type="float" office:value="0.67559020761566">
            <text:p>0.6755902076</text:p>
          </table:table-cell>
          <table:table-cell table:formula="of:=COS([.B112]*PI()/180)" office:value-type="float" office:value="-0.737277336810124">
            <text:p>-0.7372773368</text:p>
          </table:table-cell>
          <table:table-cell/>
          <table:table-cell table:formula="of:=[.$D112]*[.I$86]*SIGN([.$B$67])" office:value-type="float" office:value="4999.36753635589">
            <text:p>4999.3675363559</text:p>
          </table:table-cell>
          <table:table-cell table:formula="of:=([.$E112]*[.I$86]-[.$B$68])*SIGN([.$B$67])" office:value-type="float" office:value="-10455.8522923949">
            <text:p>-10455.8522923949</text:p>
          </table:table-cell>
          <table:table-cell table:formula="of:=[.$B$72]" office:value-type="float" office:value="4800">
            <text:p>4800</text:p>
          </table:table-cell>
          <table:table-cell table:formula="of:=[.$D112]*[.L$86]*SIGN([.$B$67])" office:value-type="float" office:value="6755.9020761566">
            <text:p>6755.9020761566</text:p>
          </table:table-cell>
          <table:table-cell table:formula="of:=([.$E112]*[.L$86]-[.$B$68])*SIGN([.$B$67])" office:value-type="float" office:value="-12372.7733681012">
            <text:p>-12372.7733681012</text:p>
          </table:table-cell>
          <table:table-cell table:formula="of:=[.$B$72]" office:value-type="float" office:value="4800">
            <text:p>4800</text:p>
          </table:table-cell>
          <table:table-cell table:formula="of:=[.$D112]*[.O$86]*SIGN([.$B$67])" office:value-type="float" office:value="8512.43661595732">
            <text:p>8512.4366159573</text:p>
          </table:table-cell>
          <table:table-cell table:formula="of:=([.$E112]*[.O$86]-[.$B$68])*SIGN([.$B$67])" office:value-type="float" office:value="-14289.6944438076">
            <text:p>-14289.6944438076</text:p>
          </table:table-cell>
          <table:table-cell table:formula="of:=[.$B$72]" office:value-type="float" office:value="4800">
            <text:p>4800</text:p>
          </table:table-cell>
          <table:table-cell table:formula="of:=IF(['Globe sundial'.I108]&gt;0;[.$D$83]-[.G112]*[.$F$83]/[.I112];&quot;&quot;)">
            <text:p/>
          </table:table-cell>
          <table:table-cell table:formula="of:=IF(['Globe sundial'.I108]&gt;0;[.$E$83]-[.H112]*[.$F$83]/[.I112];&quot;&quot;)">
            <text:p/>
          </table:table-cell>
          <table:table-cell table:formula="of:=IF([.I112]&gt;0;[.A112];&quot;&quot;)" office:value-type="float" office:value="9">
            <text:p>9</text:p>
          </table:table-cell>
          <table:table-cell table:formula="of:=IF(['Globe sundial'.L108]&gt;0;[.$D$83]-[.J112]*[.$F$83]/[.L112];&quot;&quot;)">
            <text:p/>
          </table:table-cell>
          <table:table-cell table:formula="of:=IF(['Globe sundial'.L108]&gt;0;[.$E$83]-[.K112]*[.$F$83]/[.L112];&quot;&quot;)">
            <text:p/>
          </table:table-cell>
          <table:table-cell/>
          <table:table-cell table:formula="of:=IF(['Globe sundial'.O108]&gt;0;[.$D$83]-[.M112]*[.$F$83]/[.O112];&quot;&quot;)">
            <text:p/>
          </table:table-cell>
          <table:table-cell table:formula="of:=IF(['Globe sundial'.O108]&gt;0;[.$E$83]-[.N112]*[.$F$83]/[.O112];&quot;&quot;)">
            <text:p/>
          </table:table-cell>
          <table:table-cell table:number-columns-repeated="4"/>
          <table:table-cell table:formula="of:=[.V96]">
            <text:p/>
          </table:table-cell>
          <table:table-cell table:formula="of:=[.W96]">
            <text:p/>
          </table:table-cell>
        </table:table-row>
        <table:table-row table:style-name="ro1">
          <table:table-cell office:value-type="float" office:value="10">
            <text:p>10</text:p>
          </table:table-cell>
          <table:table-cell table:formula="of:=[.B112]+15" office:value-type="float" office:value="152.5">
            <text:p>152.5</text:p>
          </table:table-cell>
          <table:table-cell/>
          <table:table-cell table:formula="of:=SIN([.B113]*PI()/180)*SIGN([.$B$67])" office:value-type="float" office:value="0.461748613235034">
            <text:p>0.4617486132</text:p>
          </table:table-cell>
          <table:table-cell table:formula="of:=COS([.B113]*PI()/180)" office:value-type="float" office:value="-0.887010833178222">
            <text:p>-0.8870108332</text:p>
          </table:table-cell>
          <table:table-cell/>
          <table:table-cell table:formula="of:=[.$D113]*[.I$86]*SIGN([.$B$67])" office:value-type="float" office:value="3416.93973793925">
            <text:p>3416.9397379393</text:p>
          </table:table-cell>
          <table:table-cell table:formula="of:=([.$E113]*[.I$86]-[.$B$68])*SIGN([.$B$67])" office:value-type="float" office:value="-11563.8801655188">
            <text:p>-11563.8801655188</text:p>
          </table:table-cell>
          <table:table-cell table:formula="of:=[.$B$72]" office:value-type="float" office:value="4800">
            <text:p>4800</text:p>
          </table:table-cell>
          <table:table-cell table:formula="of:=[.$D113]*[.L$86]*SIGN([.$B$67])" office:value-type="float" office:value="4617.48613235034">
            <text:p>4617.4861323503</text:p>
          </table:table-cell>
          <table:table-cell table:formula="of:=([.$E113]*[.L$86]-[.$B$68])*SIGN([.$B$67])" office:value-type="float" office:value="-13870.1083317822">
            <text:p>-13870.1083317822</text:p>
          </table:table-cell>
          <table:table-cell table:formula="of:=[.$B$72]" office:value-type="float" office:value="4800">
            <text:p>4800</text:p>
          </table:table-cell>
          <table:table-cell table:formula="of:=[.$D113]*[.O$86]*SIGN([.$B$67])" office:value-type="float" office:value="5818.03252676143">
            <text:p>5818.0325267614</text:p>
          </table:table-cell>
          <table:table-cell table:formula="of:=([.$E113]*[.O$86]-[.$B$68])*SIGN([.$B$67])" office:value-type="float" office:value="-16176.3364980456">
            <text:p>-16176.3364980456</text:p>
          </table:table-cell>
          <table:table-cell table:formula="of:=[.$B$72]" office:value-type="float" office:value="4800">
            <text:p>4800</text:p>
          </table:table-cell>
          <table:table-cell table:formula="of:=IF(['Globe sundial'.I109]&gt;0;[.$D$83]-[.G113]*[.$F$83]/[.I113];&quot;&quot;)">
            <text:p/>
          </table:table-cell>
          <table:table-cell table:formula="of:=IF(['Globe sundial'.I109]&gt;0;[.$E$83]-[.H113]*[.$F$83]/[.I113];&quot;&quot;)">
            <text:p/>
          </table:table-cell>
          <table:table-cell table:formula="of:=IF([.I113]&gt;0;[.A113];&quot;&quot;)" office:value-type="float" office:value="10">
            <text:p>10</text:p>
          </table:table-cell>
          <table:table-cell table:formula="of:=IF(['Globe sundial'.L109]&gt;0;[.$D$83]-[.J113]*[.$F$83]/[.L113];&quot;&quot;)">
            <text:p/>
          </table:table-cell>
          <table:table-cell table:formula="of:=IF(['Globe sundial'.L109]&gt;0;[.$E$83]-[.K113]*[.$F$83]/[.L113];&quot;&quot;)">
            <text:p/>
          </table:table-cell>
          <table:table-cell/>
          <table:table-cell table:formula="of:=IF(['Globe sundial'.O109]&gt;0;[.$D$83]-[.M113]*[.$F$83]/[.O113];&quot;&quot;)">
            <text:p/>
          </table:table-cell>
          <table:table-cell table:formula="of:=IF(['Globe sundial'.O109]&gt;0;[.$E$83]-[.N113]*[.$F$83]/[.O113];&quot;&quot;)">
            <text:p/>
          </table:table-cell>
          <table:table-cell table:number-columns-repeated="6"/>
        </table:table-row>
        <table:table-row table:style-name="ro1">
          <table:table-cell office:value-type="float" office:value="11">
            <text:p>11</text:p>
          </table:table-cell>
          <table:table-cell table:formula="of:=[.B113]+15" office:value-type="float" office:value="167.5">
            <text:p>167.5</text:p>
          </table:table-cell>
          <table:table-cell/>
          <table:table-cell table:formula="of:=SIN([.B114]*PI()/180)*SIGN([.$B$67])" office:value-type="float" office:value="0.216439613938103">
            <text:p>0.2164396139</text:p>
          </table:table-cell>
          <table:table-cell table:formula="of:=COS([.B114]*PI()/180)" office:value-type="float" office:value="-0.976296007119933">
            <text:p>-0.9762960071</text:p>
          </table:table-cell>
          <table:table-cell/>
          <table:table-cell table:formula="of:=[.$D114]*[.I$86]*SIGN([.$B$67])" office:value-type="float" office:value="1601.65314314196">
            <text:p>1601.653143142</text:p>
          </table:table-cell>
          <table:table-cell table:formula="of:=([.$E114]*[.I$86]-[.$B$68])*SIGN([.$B$67])" office:value-type="float" office:value="-12224.5904526875">
            <text:p>-12224.5904526875</text:p>
          </table:table-cell>
          <table:table-cell table:formula="of:=[.$B$72]" office:value-type="float" office:value="4800">
            <text:p>4800</text:p>
          </table:table-cell>
          <table:table-cell table:formula="of:=[.$D114]*[.L$86]*SIGN([.$B$67])" office:value-type="float" office:value="2164.39613938103">
            <text:p>2164.396139381</text:p>
          </table:table-cell>
          <table:table-cell table:formula="of:=([.$E114]*[.L$86]-[.$B$68])*SIGN([.$B$67])" office:value-type="float" office:value="-14762.9600711993">
            <text:p>-14762.9600711993</text:p>
          </table:table-cell>
          <table:table-cell table:formula="of:=[.$B$72]" office:value-type="float" office:value="4800">
            <text:p>4800</text:p>
          </table:table-cell>
          <table:table-cell table:formula="of:=[.$D114]*[.O$86]*SIGN([.$B$67])" office:value-type="float" office:value="2727.1391356201">
            <text:p>2727.1391356201</text:p>
          </table:table-cell>
          <table:table-cell table:formula="of:=([.$E114]*[.O$86]-[.$B$68])*SIGN([.$B$67])" office:value-type="float" office:value="-17301.3296897112">
            <text:p>-17301.3296897112</text:p>
          </table:table-cell>
          <table:table-cell table:formula="of:=[.$B$72]" office:value-type="float" office:value="4800">
            <text:p>4800</text:p>
          </table:table-cell>
          <table:table-cell table:formula="of:=IF(['Globe sundial'.I110]&gt;0;[.$D$83]-[.G114]*[.$F$83]/[.I114];&quot;&quot;)">
            <text:p/>
          </table:table-cell>
          <table:table-cell table:formula="of:=IF(['Globe sundial'.I110]&gt;0;[.$E$83]-[.H114]*[.$F$83]/[.I114];&quot;&quot;)">
            <text:p/>
          </table:table-cell>
          <table:table-cell table:formula="of:=IF([.I114]&gt;0;[.A114];&quot;&quot;)" office:value-type="float" office:value="11">
            <text:p>11</text:p>
          </table:table-cell>
          <table:table-cell table:formula="of:=IF(['Globe sundial'.L110]&gt;0;[.$D$83]-[.J114]*[.$F$83]/[.L114];&quot;&quot;)">
            <text:p/>
          </table:table-cell>
          <table:table-cell table:formula="of:=IF(['Globe sundial'.L110]&gt;0;[.$E$83]-[.K114]*[.$F$83]/[.L114];&quot;&quot;)">
            <text:p/>
          </table:table-cell>
          <table:table-cell/>
          <table:table-cell table:formula="of:=IF(['Globe sundial'.O110]&gt;0;[.$D$83]-[.M114]*[.$F$83]/[.O114];&quot;&quot;)">
            <text:p/>
          </table:table-cell>
          <table:table-cell table:formula="of:=IF(['Globe sundial'.O110]&gt;0;[.$E$83]-[.N114]*[.$F$83]/[.O114];&quot;&quot;)">
            <text:p/>
          </table:table-cell>
          <table:table-cell table:number-columns-repeated="3"/>
          <table:table-cell office:value-type="float" office:value="6">
            <text:p>6</text:p>
          </table:table-cell>
          <table:table-cell table:number-columns-repeated="2" office:value-type="float" office:value="0">
            <text:p>0</text:p>
          </table:table-cell>
        </table:table-row>
        <table:table-row table:style-name="ro1">
          <table:table-cell office:value-type="float" office:value="12">
            <text:p>12</text:p>
          </table:table-cell>
          <table:table-cell table:formula="of:=[.B114]+15" office:value-type="float" office:value="182.5">
            <text:p>182.5</text:p>
          </table:table-cell>
          <table:table-cell/>
          <table:table-cell table:formula="of:=SIN([.B115]*PI()/180)*SIGN([.$B$67])" office:value-type="float" office:value="-0.0436193873653363">
            <text:p>-0.0436193874</text:p>
          </table:table-cell>
          <table:table-cell table:formula="of:=COS([.B115]*PI()/180)" office:value-type="float" office:value="-0.999048221581858">
            <text:p>-0.9990482216</text:p>
          </table:table-cell>
          <table:table-cell/>
          <table:table-cell table:formula="of:=[.$D115]*[.I$86]*SIGN([.$B$67])" office:value-type="float" office:value="-322.783466503488">
            <text:p>-322.7834665035</text:p>
          </table:table-cell>
          <table:table-cell table:formula="of:=([.$E115]*[.I$86]-[.$B$68])*SIGN([.$B$67])" office:value-type="float" office:value="-12392.9568397057">
            <text:p>-12392.9568397057</text:p>
          </table:table-cell>
          <table:table-cell table:formula="of:=[.$B$72]" office:value-type="float" office:value="4800">
            <text:p>4800</text:p>
          </table:table-cell>
          <table:table-cell table:formula="of:=[.$D115]*[.L$86]*SIGN([.$B$67])" office:value-type="float" office:value="-436.193873653363">
            <text:p>-436.1938736534</text:p>
          </table:table-cell>
          <table:table-cell table:formula="of:=([.$E115]*[.L$86]-[.$B$68])*SIGN([.$B$67])" office:value-type="float" office:value="-14990.4822158186">
            <text:p>-14990.4822158186</text:p>
          </table:table-cell>
          <table:table-cell table:formula="of:=[.$B$72]" office:value-type="float" office:value="4800">
            <text:p>4800</text:p>
          </table:table-cell>
          <table:table-cell table:formula="of:=[.$D115]*[.O$86]*SIGN([.$B$67])" office:value-type="float" office:value="-549.604280803237">
            <text:p>-549.6042808032</text:p>
          </table:table-cell>
          <table:table-cell table:formula="of:=([.$E115]*[.O$86]-[.$B$68])*SIGN([.$B$67])" office:value-type="float" office:value="-17588.0075919314">
            <text:p>-17588.0075919314</text:p>
          </table:table-cell>
          <table:table-cell table:formula="of:=[.$B$72]" office:value-type="float" office:value="4800">
            <text:p>4800</text:p>
          </table:table-cell>
          <table:table-cell table:formula="of:=IF(['Globe sundial'.I111]&gt;0;[.$D$83]-[.G115]*[.$F$83]/[.I115];&quot;&quot;)">
            <text:p/>
          </table:table-cell>
          <table:table-cell table:formula="of:=IF(['Globe sundial'.I111]&gt;0;[.$E$83]-[.H115]*[.$F$83]/[.I115];&quot;&quot;)">
            <text:p/>
          </table:table-cell>
          <table:table-cell table:formula="of:=IF([.I115]&gt;0;[.A115];&quot;&quot;)" office:value-type="float" office:value="12">
            <text:p>12</text:p>
          </table:table-cell>
          <table:table-cell table:formula="of:=IF(['Globe sundial'.L111]&gt;0;[.$D$83]-[.J115]*[.$F$83]/[.L115];&quot;&quot;)">
            <text:p/>
          </table:table-cell>
          <table:table-cell table:formula="of:=IF(['Globe sundial'.L111]&gt;0;[.$E$83]-[.K115]*[.$F$83]/[.L115];&quot;&quot;)">
            <text:p/>
          </table:table-cell>
          <table:table-cell/>
          <table:table-cell table:formula="of:=IF(['Globe sundial'.O111]&gt;0;[.$D$83]-[.M115]*[.$F$83]/[.O115];&quot;&quot;)">
            <text:p/>
          </table:table-cell>
          <table:table-cell table:formula="of:=IF(['Globe sundial'.O111]&gt;0;[.$E$83]-[.N115]*[.$F$83]/[.O115];&quot;&quot;)">
            <text:p/>
          </table:table-cell>
          <table:table-cell table:number-columns-repeated="4"/>
          <table:table-cell table:formula="of:=[.P97]" office:value-type="float" office:value="7.62359779179746">
            <text:p>7.6235977918</text:p>
          </table:table-cell>
          <table:table-cell table:formula="of:=[.Q97]" office:value-type="float" office:value="-0.126613990099054">
            <text:p>-0.1266139901</text:p>
          </table:table-cell>
        </table:table-row>
        <table:table-row table:style-name="ro1">
          <table:table-cell table:number-columns-repeated="17"/>
          <table:table-cell table:formula="of:=IF([.B67]&gt;0;&quot;N&quot;;&quot;S&quot;)" office:value-type="string" office:string-value="N">
            <text:p>N</text:p>
          </table:table-cell>
          <table:table-cell table:number-columns-repeated="6"/>
          <table:table-cell office:value-type="float" office:value="0">
            <text:p>0</text:p>
          </table:table-cell>
          <table:table-cell office:value-type="float" office:value="-19">
            <text:p>-19</text:p>
          </table:table-cell>
          <table:table-cell/>
          <table:table-cell table:formula="of:=[.S97]" office:value-type="float" office:value="10.3021591781047">
            <text:p>10.3021591781</text:p>
          </table:table-cell>
          <table:table-cell table:formula="of:=[.T97]" office:value-type="float" office:value="-0.243562505863559">
            <text:p>-0.2435625059</text:p>
          </table:table-cell>
        </table:table-row>
        <table:table-row table:style-name="ro1">
          <table:table-cell table:number-columns-repeated="17"/>
          <table:table-cell table:formula="of:=&quot;Latitude &quot;&amp;[.B67]" office:value-type="string" office:string-value="Latitude 45">
            <text:p>Latitude 45</text:p>
          </table:table-cell>
          <table:table-cell table:number-columns-repeated="6"/>
          <table:table-cell office:value-type="float" office:value="0">
            <text:p>0</text:p>
          </table:table-cell>
          <table:table-cell office:value-type="float" office:value="-20">
            <text:p>-20</text:p>
          </table:table-cell>
          <table:table-cell/>
          <table:table-cell table:formula="of:=[.V97]">
            <text:p/>
          </table:table-cell>
          <table:table-cell table:formula="of:=[.W97]">
            <text:p/>
          </table:table-cell>
        </table:table-row>
        <table:table-row table:style-name="ro1">
          <table:table-cell table:number-columns-repeated="29"/>
        </table:table-row>
        <table:table-row table:style-name="ro1">
          <table:table-cell table:number-columns-repeated="26"/>
          <table:table-cell office:value-type="float" office:value="7">
            <text:p>7</text:p>
          </table:table-cell>
          <table:table-cell table:number-columns-repeated="2" office:value-type="float" office:value="0">
            <text:p>0</text:p>
          </table:table-cell>
        </table:table-row>
        <table:table-row table:style-name="ro1">
          <table:table-cell table:number-columns-repeated="27"/>
          <table:table-cell table:formula="of:=[.P98]" office:value-type="float" office:value="7.27768117960486">
            <text:p>7.2776811796</text:p>
          </table:table-cell>
          <table:table-cell table:formula="of:=[.Q98]" office:value-type="float" office:value="-2.08840458393071">
            <text:p>-2.0884045839</text:p>
          </table:table-cell>
        </table:table-row>
        <table:table-row table:style-name="ro1">
          <table:table-cell office:value-type="string">
            <text:p>Draw gnomon</text:p>
          </table:table-cell>
          <table:table-cell table:number-columns-repeated="26"/>
          <table:table-cell table:formula="of:=[.S98]" office:value-type="float" office:value="9.83470429676332">
            <text:p>9.8347042968</text:p>
          </table:table-cell>
          <table:table-cell table:formula="of:=[.T98]" office:value-type="float" office:value="-2.89463087590634">
            <text:p>-2.8946308759</text:p>
          </table:table-cell>
        </table:table-row>
        <table:table-row table:style-name="ro1">
          <table:table-cell office:value-type="string">
            <text:p>x</text:p>
          </table:table-cell>
          <table:table-cell office:value-type="string">
            <text:p>y</text:p>
          </table:table-cell>
          <table:table-cell table:number-columns-repeated="25"/>
          <table:table-cell table:formula="of:=[.V98]">
            <text:p/>
          </table:table-cell>
          <table:table-cell table:formula="of:=[.W98]">
            <text:p/>
          </table:table-cell>
        </table:table-row>
        <table:table-row table:style-name="ro1">
          <table:table-cell office:value-type="float" office:value="0">
            <text:p>0</text:p>
          </table:table-cell>
          <table:table-cell table:style-name="ce2" table:formula="of:=20-[.B82]" office:value-type="float" office:value="18.5">
            <text:p>18.5</text:p>
          </table:table-cell>
          <table:table-cell table:number-columns-repeated="27"/>
        </table:table-row>
        <table:table-row table:style-name="ro1">
          <table:table-cell office:value-type="float" office:value="0">
            <text:p>0</text:p>
          </table:table-cell>
          <table:table-cell table:formula="of:=[.B123]-[.B80]" office:value-type="float" office:value="11.5">
            <text:p>11.5</text:p>
          </table:table-cell>
          <table:table-cell table:number-columns-repeated="24"/>
          <table:table-cell office:value-type="float" office:value="8">
            <text:p>8</text:p>
          </table:table-cell>
          <table:table-cell table:number-columns-repeated="2" office:value-type="float" office:value="0">
            <text:p>0</text:p>
          </table:table-cell>
        </table:table-row>
        <table:table-row table:style-name="ro1">
          <table:table-cell table:formula="of:=[.B86]*[.B88]" office:value-type="float" office:value="2.66926956300783">
            <text:p>2.669269563</text:p>
          </table:table-cell>
          <table:table-cell table:formula="of:=[.B123]-[.B86]*[.B89]" office:value-type="float" office:value="16.0251262658471">
            <text:p>16.0251262658</text:p>
          </table:table-cell>
          <table:table-cell table:number-columns-repeated="25"/>
          <table:table-cell table:formula="of:=[.P99]" office:value-type="float" office:value="6.43580262195899">
            <text:p>6.435802622</text:p>
          </table:table-cell>
          <table:table-cell table:formula="of:=[.Q99]" office:value-type="float" office:value="-3.89381897703088">
            <text:p>-3.893818977</text:p>
          </table:table-cell>
        </table:table-row>
        <table:table-row table:style-name="ro1">
          <table:table-cell office:value-type="float" office:value="0">
            <text:p>0</text:p>
          </table:table-cell>
          <table:table-cell table:formula="of:=[.B123]" office:value-type="float" office:value="18.5">
            <text:p>18.5</text:p>
          </table:table-cell>
          <table:table-cell table:number-columns-repeated="25"/>
          <table:table-cell table:formula="of:=[.S99]" office:value-type="float" office:value="8.69703057021485">
            <text:p>8.6970305702</text:p>
          </table:table-cell>
          <table:table-cell table:formula="of:=[.T99]" office:value-type="float" office:value="-5.33438005577144">
            <text:p>-5.3343800558</text:p>
          </table:table-cell>
        </table:table-row>
        <table:table-row table:style-name="ro1">
          <table:table-cell table:formula="of:=[.B82]*[.B89]" office:value-type="float" office:value="1.01985015547513">
            <text:p>1.0198501555</text:p>
          </table:table-cell>
          <table:table-cell table:formula="of:=[.B123]+[.B82]*[.B88]" office:value-type="float" office:value="19.5999571175175">
            <text:p>19.5999571175</text:p>
          </table:table-cell>
          <table:table-cell table:number-columns-repeated="25"/>
          <table:table-cell table:formula="of:=[.V99]" office:value-type="float" office:value="10.9582585184707">
            <text:p>10.9582585185</text:p>
          </table:table-cell>
          <table:table-cell table:formula="of:=[.W99]" office:value-type="float" office:value="-6.77494113451199">
            <text:p>-6.7749411345</text:p>
          </table:table-cell>
        </table:table-row>
        <table:table-row table:style-name="ro1">
          <table:table-cell table:formula="of:=[.A127]+[.A125]" office:value-type="float" office:value="3.68911971848296">
            <text:p>3.6891197185</text:p>
          </table:table-cell>
          <table:table-cell table:formula="of:=[.B127]-[.B86]*[.B89]" office:value-type="float" office:value="17.1250833833646">
            <text:p>17.1250833834</text:p>
          </table:table-cell>
          <table:table-cell table:number-columns-repeated="27"/>
        </table:table-row>
        <table:table-row table:style-name="ro1">
          <table:table-cell table:formula="of:=[.A125]" office:value-type="float" office:value="2.66926956300783">
            <text:p>2.669269563</text:p>
          </table:table-cell>
          <table:table-cell table:formula="of:=[.B125]" office:value-type="float" office:value="16.0251262658471">
            <text:p>16.0251262658</text:p>
          </table:table-cell>
          <table:table-cell table:number-columns-repeated="24"/>
          <table:table-cell office:value-type="float" office:value="9">
            <text:p>9</text:p>
          </table:table-cell>
          <table:table-cell table:number-columns-repeated="2" office:value-type="float" office:value="0">
            <text:p>0</text:p>
          </table:table-cell>
        </table:table-row>
        <table:table-row table:style-name="ro1">
          <table:table-cell table:formula="of:=[.A126]" office:value-type="float" office:value="0">
            <text:p>0</text:p>
          </table:table-cell>
          <table:table-cell table:formula="of:=[.B126]" office:value-type="float" office:value="18.5">
            <text:p>18.5</text:p>
          </table:table-cell>
          <table:table-cell table:number-columns-repeated="25"/>
          <table:table-cell table:formula="of:=[.P100]" office:value-type="float" office:value="5.15533475129331">
            <text:p>5.1553347513</text:p>
          </table:table-cell>
          <table:table-cell table:formula="of:=[.Q100]" office:value-type="float" office:value="-5.41982116209816">
            <text:p>-5.4198211621</text:p>
          </table:table-cell>
        </table:table-row>
        <table:table-row table:style-name="ro1">
          <table:table-cell table:formula="of:=-[.A124]" office:value-type="float" office:value="-0">
            <text:p>-0</text:p>
          </table:table-cell>
          <table:table-cell table:formula="of:=[.B124]" office:value-type="float" office:value="11.5">
            <text:p>11.5</text:p>
          </table:table-cell>
          <table:table-cell table:number-columns-repeated="25"/>
          <table:table-cell table:formula="of:=[.S100]" office:value-type="float" office:value="6.9666685828288">
            <text:p>6.9666685828</text:p>
          </table:table-cell>
          <table:table-cell table:formula="of:=[.T100]" office:value-type="float" office:value="-7.39654517072721">
            <text:p>-7.3965451707</text:p>
          </table:table-cell>
        </table:table-row>
        <table:table-row table:style-name="ro1">
          <table:table-cell table:formula="of:=-[.A125]" office:value-type="float" office:value="-2.66926956300783">
            <text:p>-2.669269563</text:p>
          </table:table-cell>
          <table:table-cell table:formula="of:=[.B125]" office:value-type="float" office:value="16.0251262658471">
            <text:p>16.0251262658</text:p>
          </table:table-cell>
          <table:table-cell table:number-columns-repeated="25"/>
          <table:table-cell table:formula="of:=[.V100]" office:value-type="float" office:value="8.77800241436429">
            <text:p>8.7780024144</text:p>
          </table:table-cell>
          <table:table-cell table:formula="of:=[.W100]" office:value-type="float" office:value="-9.37326917935626">
            <text:p>-9.3732691794</text:p>
          </table:table-cell>
        </table:table-row>
        <table:table-row table:style-name="ro1">
          <table:table-cell table:formula="of:=-[.A126]" office:value-type="float" office:value="-0">
            <text:p>-0</text:p>
          </table:table-cell>
          <table:table-cell table:formula="of:=[.B126]" office:value-type="float" office:value="18.5">
            <text:p>18.5</text:p>
          </table:table-cell>
          <table:table-cell table:number-columns-repeated="27"/>
        </table:table-row>
        <table:table-row table:style-name="ro1">
          <table:table-cell table:formula="of:=-[.A127]" office:value-type="float" office:value="-1.01985015547513">
            <text:p>-1.0198501555</text:p>
          </table:table-cell>
          <table:table-cell table:formula="of:=[.B127]" office:value-type="float" office:value="19.5999571175175">
            <text:p>19.5999571175</text:p>
          </table:table-cell>
          <table:table-cell table:number-columns-repeated="24"/>
          <table:table-cell office:value-type="float" office:value="10">
            <text:p>10</text:p>
          </table:table-cell>
          <table:table-cell table:number-columns-repeated="2" office:value-type="float" office:value="0">
            <text:p>0</text:p>
          </table:table-cell>
        </table:table-row>
        <table:table-row table:style-name="ro1">
          <table:table-cell table:formula="of:=-[.A128]" office:value-type="float" office:value="-3.68911971848296">
            <text:p>-3.6891197185</text:p>
          </table:table-cell>
          <table:table-cell table:formula="of:=[.B128]" office:value-type="float" office:value="17.1250833833646">
            <text:p>17.1250833834</text:p>
          </table:table-cell>
          <table:table-cell table:number-columns-repeated="25"/>
          <table:table-cell table:formula="of:=[.P101]" office:value-type="float" office:value="3.5235393369205">
            <text:p>3.5235393369</text:p>
          </table:table-cell>
          <table:table-cell table:formula="of:=[.Q101]" office:value-type="float" office:value="-6.56241661205804">
            <text:p>-6.5624166121</text:p>
          </table:table-cell>
        </table:table-row>
        <table:table-row table:style-name="ro1">
          <table:table-cell table:formula="of:=-[.A129]" office:value-type="float" office:value="-2.66926956300783">
            <text:p>-2.669269563</text:p>
          </table:table-cell>
          <table:table-cell table:formula="of:=[.B129]" office:value-type="float" office:value="16.0251262658471">
            <text:p>16.0251262658</text:p>
          </table:table-cell>
          <table:table-cell table:number-columns-repeated="25"/>
          <table:table-cell table:formula="of:=[.S101]" office:value-type="float" office:value="4.76153964448716">
            <text:p>4.7615396445</text:p>
          </table:table-cell>
          <table:table-cell table:formula="of:=[.T101]" office:value-type="float" office:value="-8.9405930760784">
            <text:p>-8.9405930761</text:p>
          </table:table-cell>
        </table:table-row>
        <table:table-row table:style-name="ro1">
          <table:table-cell table:formula="of:=-[.A130]" office:value-type="float" office:value="-0">
            <text:p>-0</text:p>
          </table:table-cell>
          <table:table-cell table:formula="of:=[.B130]" office:value-type="float" office:value="18.5">
            <text:p>18.5</text:p>
          </table:table-cell>
          <table:table-cell table:number-columns-repeated="25"/>
          <table:table-cell table:formula="of:=[.V101]" office:value-type="float" office:value="5.99953995205382">
            <text:p>5.9995399521</text:p>
          </table:table-cell>
          <table:table-cell table:formula="of:=[.W101]" office:value-type="float" office:value="-11.3187695400988">
            <text:p>-11.3187695401</text:p>
          </table:table-cell>
        </table:table-row>
        <table:table-row table:style-name="ro1">
          <table:table-cell table:number-columns-repeated="29"/>
        </table:table-row>
        <table:table-row table:style-name="ro1">
          <table:table-cell table:number-columns-repeated="26"/>
          <table:table-cell office:value-type="float" office:value="11">
            <text:p>11</text:p>
          </table:table-cell>
          <table:table-cell table:number-columns-repeated="2" office:value-type="float" office:value="0">
            <text:p>0</text:p>
          </table:table-cell>
        </table:table-row>
        <table:table-row table:style-name="ro1">
          <table:table-cell office:value-type="string">
            <text:p>Gnomon position</text:p>
          </table:table-cell>
          <table:table-cell table:number-columns-repeated="26"/>
          <table:table-cell table:formula="of:=[.P102]" office:value-type="float" office:value="1.65162053966063">
            <text:p>1.6516205397</text:p>
          </table:table-cell>
          <table:table-cell table:formula="of:=[.Q102]" office:value-type="float" office:value="-7.24373933522402">
            <text:p>-7.2437393352</text:p>
          </table:table-cell>
        </table:table-row>
        <table:table-row table:style-name="ro1">
          <table:table-cell office:value-type="string">
            <text:p>x</text:p>
          </table:table-cell>
          <table:table-cell office:value-type="string">
            <text:p>y</text:p>
          </table:table-cell>
          <table:table-cell table:number-columns-repeated="25"/>
          <table:table-cell table:formula="of:=[.S102]" office:value-type="float" office:value="2.23191964819003">
            <text:p>2.2319196482</text:p>
          </table:table-cell>
          <table:table-cell table:formula="of:=[.T102]" office:value-type="float" office:value="-9.86129945873514">
            <text:p>-9.8612994587</text:p>
          </table:table-cell>
        </table:table-row>
        <table:table-row table:style-name="ro1">
          <table:table-cell table:number-columns-repeated="2" office:value-type="float" office:value="0">
            <text:p>0</text:p>
          </table:table-cell>
          <table:table-cell table:number-columns-repeated="25"/>
          <table:table-cell table:formula="of:=[.V102]" office:value-type="float" office:value="2.81221875671944">
            <text:p>2.8122187567</text:p>
          </table:table-cell>
          <table:table-cell table:formula="of:=[.W102]" office:value-type="float" office:value="-12.4788595822463">
            <text:p>-12.4788595822</text:p>
          </table:table-cell>
        </table:table-row>
        <table:table-row table:style-name="ro1">
          <table:table-cell table:formula="of:=-[.B84]" office:value-type="float" office:value="-1">
            <text:p>-1</text:p>
          </table:table-cell>
          <table:table-cell table:formula="of:=-[.B85]" office:value-type="float" office:value="-3.5">
            <text:p>-3.5</text:p>
          </table:table-cell>
          <table:table-cell table:number-columns-repeated="27"/>
        </table:table-row>
        <table:table-row table:style-name="ro1">
          <table:table-cell table:formula="of:=[.A143]-[.B82]*[.B$85]/[.B$86]" office:value-type="float" office:value="-2.44228592146123">
            <text:p>-2.4422859215</text:p>
          </table:table-cell>
          <table:table-cell table:formula="of:=[.B143]+[.B82]*[.B$84]/[.B$86]" office:value-type="float" office:value="-3.08791830815393">
            <text:p>-3.0879183082</text:p>
          </table:table-cell>
          <table:table-cell table:number-columns-repeated="24"/>
          <table:table-cell office:value-type="float" office:value="12">
            <text:p>12</text:p>
          </table:table-cell>
          <table:table-cell table:number-columns-repeated="2" office:value-type="float" office:value="0">
            <text:p>0</text:p>
          </table:table-cell>
        </table:table-row>
        <table:table-row table:style-name="ro1">
          <table:table-cell table:formula="of:=[.A144]-[.A143]" office:value-type="float" office:value="-1.44228592146123">
            <text:p>-1.4422859215</text:p>
          </table:table-cell>
          <table:table-cell table:formula="of:=[.B144]-[.B143]" office:value-type="float" office:value="0.412081691846067">
            <text:p>0.4120816918</text:p>
          </table:table-cell>
          <table:table-cell table:number-columns-repeated="25"/>
          <table:table-cell table:formula="of:=[.P103]" office:value-type="float" office:value="-0.332853467945128">
            <text:p>-0.3328534679</text:p>
          </table:table-cell>
          <table:table-cell table:formula="of:=[.Q103]" office:value-type="float" office:value="-7.41735831395138">
            <text:p>-7.417358314</text:p>
          </table:table-cell>
        </table:table-row>
        <table:table-row table:style-name="ro1">
          <table:table-cell table:number-columns-repeated="2" office:value-type="float" office:value="0">
            <text:p>0</text:p>
          </table:table-cell>
          <table:table-cell table:number-columns-repeated="25"/>
          <table:table-cell table:formula="of:=[.S103]" office:value-type="float" office:value="-0.449801983709632">
            <text:p>-0.4498019837</text:p>
          </table:table-cell>
          <table:table-cell table:formula="of:=[.T103]" office:value-type="float" office:value="-10.0959197002586">
            <text:p>-10.0959197003</text:p>
          </table:table-cell>
        </table:table-row>
        <table:table-row table:style-name="ro1">
          <table:table-cell table:formula="of:=[.B84]" office:value-type="float" office:value="1">
            <text:p>1</text:p>
          </table:table-cell>
          <table:table-cell table:formula="of:=-[.B85]" office:value-type="float" office:value="-3.5">
            <text:p>-3.5</text:p>
          </table:table-cell>
          <table:table-cell table:number-columns-repeated="24"/>
          <table:table-cell office:value-type="float" office:value="1">
            <text:p>1</text:p>
          </table:table-cell>
          <table:table-cell table:number-columns-repeated="2" office:value-type="float" office:value="0">
            <text:p>0</text:p>
          </table:table-cell>
        </table:table-row>
        <table:table-row table:style-name="ro1">
          <table:table-cell table:formula="of:=[.A147]+[.B$82]*[.B$85]/[.B$86]" office:value-type="float" office:value="2.44228592146123">
            <text:p>2.4422859215</text:p>
          </table:table-cell>
          <table:table-cell table:formula="of:=[.B147]+[.B$82]*[.B$84]/[.B$86]" office:value-type="float" office:value="-3.08791830815393">
            <text:p>-3.0879183082</text:p>
          </table:table-cell>
          <table:table-cell table:number-columns-repeated="25"/>
          <table:table-cell table:formula="of:=[.P104]" office:value-type="float" office:value="-2.29464406177678">
            <text:p>-2.2946440618</text:p>
          </table:table-cell>
          <table:table-cell table:formula="of:=[.Q104]" office:value-type="float" office:value="-7.07144170175878">
            <text:p>-7.0714417018</text:p>
          </table:table-cell>
        </table:table-row>
        <table:table-row table:style-name="ro1">
          <table:table-cell table:formula="of:=[.A148]-[.A147]" office:value-type="float" office:value="1.44228592146123">
            <text:p>1.4422859215</text:p>
          </table:table-cell>
          <table:table-cell table:formula="of:=[.B148]-[.B147]" office:value-type="float" office:value="0.412081691846067">
            <text:p>0.4120816918</text:p>
          </table:table-cell>
          <table:table-cell table:number-columns-repeated="25"/>
          <table:table-cell table:formula="of:=[.S104]" office:value-type="float" office:value="-3.10087035375241">
            <text:p>-3.1008703538</text:p>
          </table:table-cell>
          <table:table-cell table:formula="of:=[.T104]" office:value-type="float" office:value="-9.62846481891724">
            <text:p>-9.6284648189</text:p>
          </table:table-cell>
        </table:table-row>
        <table:table-row table:style-name="ro1">
          <table:table-cell table:number-columns-repeated="2" office:value-type="float" office:value="0">
            <text:p>0</text:p>
          </table:table-cell>
          <table:table-cell table:number-columns-repeated="25"/>
          <table:table-cell table:formula="of:=[.V104]" office:value-type="float" office:value="-3.90709664572804">
            <text:p>-3.9070966457</text:p>
          </table:table-cell>
          <table:table-cell table:formula="of:=[.W104]" office:value-type="float" office:value="-12.1854879360757">
            <text:p>-12.1854879361</text:p>
          </table:table-cell>
        </table:table-row>
        <table:table-row table:style-name="ro1">
          <table:table-cell table:number-columns-repeated="29"/>
        </table:table-row>
        <table:table-row table:style-name="ro1">
          <table:table-cell table:number-columns-repeated="26"/>
          <table:table-cell office:value-type="float" office:value="2">
            <text:p>2</text:p>
          </table:table-cell>
          <table:table-cell table:number-columns-repeated="2" office:value-type="float" office:value="0">
            <text:p>0</text:p>
          </table:table-cell>
        </table:table-row>
        <table:table-row table:style-name="ro1">
          <table:table-cell/>
          <table:table-cell/>
          <table:table-cell table:number-columns-repeated="25"/>
          <table:table-cell table:formula="of:=[.P105]" office:value-type="float" office:value="-4.10005845487696">
            <text:p>-4.1000584549</text:p>
          </table:table-cell>
          <table:table-cell table:formula="of:=[.Q105]" office:value-type="float" office:value="-6.22956314411291">
            <text:p>-6.2295631441</text:p>
          </table:table-cell>
        </table:table-row>
        <table:table-row table:style-name="ro1">
          <table:table-cell table:number-columns-repeated="27"/>
          <table:table-cell table:formula="of:=[.S105]" office:value-type="float" office:value="-5.54061953361751">
            <text:p>-5.5406195336</text:p>
          </table:table-cell>
          <table:table-cell table:formula="of:=[.T105]" office:value-type="float" office:value="-8.49079109236877">
            <text:p>-8.4907910924</text:p>
          </table:table-cell>
        </table:table-row>
        <table:table-row table:style-name="ro1">
          <table:table-cell table:number-columns-repeated="27"/>
          <table:table-cell table:formula="of:=[.V105]" office:value-type="float" office:value="-6.98118061235807">
            <text:p>-6.9811806124</text:p>
          </table:table-cell>
          <table:table-cell table:formula="of:=[.W105]" office:value-type="float" office:value="-10.7520190406246">
            <text:p>-10.7520190406</text:p>
          </table:table-cell>
        </table:table-row>
        <table:table-row table:style-name="ro1">
          <table:table-cell table:number-columns-repeated="29"/>
        </table:table-row>
        <table:table-row table:style-name="ro1">
          <table:table-cell table:number-columns-repeated="26"/>
          <table:table-cell office:value-type="float" office:value="3">
            <text:p>3</text:p>
          </table:table-cell>
          <table:table-cell table:number-columns-repeated="2" office:value-type="float" office:value="0">
            <text:p>0</text:p>
          </table:table-cell>
        </table:table-row>
        <table:table-row table:style-name="ro1">
          <table:table-cell table:number-columns-repeated="27"/>
          <table:table-cell table:formula="of:=[.P106]" office:value-type="float" office:value="-5.62606063994423">
            <text:p>-5.6260606399</text:p>
          </table:table-cell>
          <table:table-cell table:formula="of:=[.Q106]" office:value-type="float" office:value="-4.94909527344724">
            <text:p>-4.9490952734</text:p>
          </table:table-cell>
        </table:table-row>
        <table:table-row table:style-name="ro1">
          <table:table-cell table:number-columns-repeated="27"/>
          <table:table-cell table:formula="of:=[.S106]" office:value-type="float" office:value="-7.60278464857329">
            <text:p>-7.6027846486</text:p>
          </table:table-cell>
          <table:table-cell table:formula="of:=[.T106]" office:value-type="float" office:value="-6.76042910498273">
            <text:p>-6.760429105</text:p>
          </table:table-cell>
        </table:table-row>
        <table:table-row table:style-name="ro1">
          <table:table-cell table:number-columns-repeated="27"/>
          <table:table-cell table:formula="of:=[.V106]" office:value-type="float" office:value="-9.57950865720234">
            <text:p>-9.5795086572</text:p>
          </table:table-cell>
          <table:table-cell table:formula="of:=[.W106]" office:value-type="float" office:value="-8.57176293651822">
            <text:p>-8.5717629365</text:p>
          </table:table-cell>
        </table:table-row>
        <table:table-row table:style-name="ro1">
          <table:table-cell table:number-columns-repeated="29"/>
        </table:table-row>
        <table:table-row table:style-name="ro1">
          <table:table-cell table:number-columns-repeated="26"/>
          <table:table-cell office:value-type="float" office:value="4">
            <text:p>4</text:p>
          </table:table-cell>
          <table:table-cell table:number-columns-repeated="2" office:value-type="float" office:value="0">
            <text:p>0</text:p>
          </table:table-cell>
        </table:table-row>
        <table:table-row table:style-name="ro1">
          <table:table-cell table:number-columns-repeated="27"/>
          <table:table-cell table:formula="of:=[.P107]" office:value-type="float" office:value="-6.76865608990411">
            <text:p>-6.7686560899</text:p>
          </table:table-cell>
          <table:table-cell table:formula="of:=[.Q107]" office:value-type="float" office:value="-3.31729985907443">
            <text:p>-3.3172998591</text:p>
          </table:table-cell>
        </table:table-row>
        <table:table-row table:style-name="ro1">
          <table:table-cell table:number-columns-repeated="27"/>
          <table:table-cell table:formula="of:=[.S107]" office:value-type="float" office:value="-9.14683255392448">
            <text:p>-9.1468325539</text:p>
          </table:table-cell>
          <table:table-cell table:formula="of:=[.T107]" office:value-type="float" office:value="-4.55530016664109">
            <text:p>-4.5553001666</text:p>
          </table:table-cell>
        </table:table-row>
        <table:table-row table:style-name="ro1">
          <table:table-cell table:number-columns-repeated="27"/>
          <table:table-cell table:formula="of:=[.V107]" office:value-type="float" office:value="-11.5250090179448">
            <text:p>-11.5250090179</text:p>
          </table:table-cell>
          <table:table-cell table:formula="of:=[.W107]" office:value-type="float" office:value="-5.79330047420775">
            <text:p>-5.7933004742</text:p>
          </table:table-cell>
        </table:table-row>
        <table:table-row table:style-name="ro1">
          <table:table-cell table:number-columns-repeated="29"/>
        </table:table-row>
        <table:table-row table:style-name="ro1">
          <table:table-cell table:number-columns-repeated="26"/>
          <table:table-cell office:value-type="float" office:value="5">
            <text:p>5</text:p>
          </table:table-cell>
          <table:table-cell table:number-columns-repeated="2" office:value-type="float" office:value="0">
            <text:p>0</text:p>
          </table:table-cell>
        </table:table-row>
        <table:table-row table:style-name="ro1">
          <table:table-cell table:number-columns-repeated="27"/>
          <table:table-cell table:formula="of:=[.P108]" office:value-type="float" office:value="-7.4499788130701">
            <text:p>-7.4499788131</text:p>
          </table:table-cell>
          <table:table-cell table:formula="of:=[.Q108]" office:value-type="float" office:value="-1.44538106181455">
            <text:p>-1.4453810618</text:p>
          </table:table-cell>
        </table:table-row>
        <table:table-row table:style-name="ro1">
          <table:table-cell table:number-columns-repeated="27"/>
          <table:table-cell table:formula="of:=[.S108]" office:value-type="float" office:value="-10.0675389365812">
            <text:p>-10.0675389366</text:p>
          </table:table-cell>
          <table:table-cell table:formula="of:=[.T108]" office:value-type="float" office:value="-2.02568017034396">
            <text:p>-2.0256801703</text:p>
          </table:table-cell>
        </table:table-row>
        <table:table-row table:style-name="ro1">
          <table:table-cell table:number-columns-repeated="27"/>
          <table:table-cell table:formula="of:=[.V108]">
            <text:p/>
          </table:table-cell>
          <table:table-cell table:formula="of:=[.W108]">
            <text:p/>
          </table:table-cell>
        </table:table-row>
        <table:table-row table:style-name="ro1">
          <table:table-cell table:number-columns-repeated="29"/>
        </table:table-row>
        <table:table-row table:style-name="ro1">
          <table:table-cell table:number-columns-repeated="26"/>
          <table:table-cell office:value-type="float" office:value="6">
            <text:p>6</text:p>
          </table:table-cell>
          <table:table-cell table:number-columns-repeated="2" office:value-type="float" office:value="0">
            <text:p>0</text:p>
          </table:table-cell>
        </table:table-row>
        <table:table-row table:style-name="ro1">
          <table:table-cell table:number-columns-repeated="27"/>
          <table:table-cell table:formula="of:=[.P109]" office:value-type="float" office:value="-7.62359779179746">
            <text:p>-7.6235977918</text:p>
          </table:table-cell>
          <table:table-cell table:formula="of:=[.Q109]" office:value-type="float" office:value="0.539092945791202">
            <text:p>0.5390929458</text:p>
          </table:table-cell>
        </table:table-row>
        <table:table-row table:style-name="ro1">
          <table:table-cell table:number-columns-repeated="27"/>
          <table:table-cell table:formula="of:=[.S109]">
            <text:p/>
          </table:table-cell>
          <table:table-cell table:formula="of:=[.T109]">
            <text:p/>
          </table:table-cell>
        </table:table-row>
        <table:table-row table:style-name="ro1">
          <table:table-cell table:number-columns-repeated="27"/>
          <table:table-cell table:formula="of:=[.V109]">
            <text:p/>
          </table:table-cell>
          <table:table-cell table:formula="of:=[.W109]">
            <text:p/>
          </table:table-cell>
        </table:table-row>
        <table:table-row table:style-name="ro1">
          <table:table-cell table:number-columns-repeated="29"/>
        </table:table-row>
        <table:table-row table:style-name="ro1">
          <table:table-cell table:number-columns-repeated="26"/>
          <table:table-cell office:value-type="float" office:value="7">
            <text:p>7</text:p>
          </table:table-cell>
          <table:table-cell table:number-columns-repeated="2" office:value-type="float" office:value="0">
            <text:p>0</text:p>
          </table:table-cell>
        </table:table-row>
        <table:table-row table:style-name="ro1">
          <table:table-cell table:number-columns-repeated="27"/>
          <table:table-cell table:formula="of:=[.P110]" office:value-type="float" office:value="-7.27768117960486">
            <text:p>-7.2776811796</text:p>
          </table:table-cell>
          <table:table-cell table:formula="of:=[.Q110]" office:value-type="float" office:value="2.50088353962286">
            <text:p>2.5008835396</text:p>
          </table:table-cell>
        </table:table-row>
        <table:table-row table:style-name="ro1">
          <table:table-cell table:number-columns-repeated="27"/>
          <table:table-cell table:formula="of:=[.S110]">
            <text:p/>
          </table:table-cell>
          <table:table-cell table:formula="of:=[.T110]">
            <text:p/>
          </table:table-cell>
        </table:table-row>
        <table:table-row table:style-name="ro1">
          <table:table-cell table:number-columns-repeated="27"/>
          <table:table-cell table:formula="of:=[.V110]">
            <text:p/>
          </table:table-cell>
          <table:table-cell table:formula="of:=[.W110]">
            <text:p/>
          </table:table-cell>
        </table:table-row>
        <table:table-row table:style-name="ro1">
          <table:table-cell table:number-columns-repeated="29"/>
        </table:table-row>
        <table:table-row table:style-name="ro1">
          <table:table-cell table:number-columns-repeated="26"/>
          <table:table-cell office:value-type="float" office:value="8">
            <text:p>8</text:p>
          </table:table-cell>
          <table:table-cell table:number-columns-repeated="2" office:value-type="float" office:value="0">
            <text:p>0</text:p>
          </table:table-cell>
        </table:table-row>
        <table:table-row table:style-name="ro1">
          <table:table-cell table:number-columns-repeated="27"/>
          <table:table-cell table:formula="of:=[.P111]">
            <text:p/>
          </table:table-cell>
          <table:table-cell table:formula="of:=[.Q111]">
            <text:p/>
          </table:table-cell>
        </table:table-row>
        <table:table-row table:style-name="ro1">
          <table:table-cell table:number-columns-repeated="27"/>
          <table:table-cell table:formula="of:=[.S111]">
            <text:p/>
          </table:table-cell>
          <table:table-cell table:formula="of:=[.T111]">
            <text:p/>
          </table:table-cell>
        </table:table-row>
        <table:table-row table:style-name="ro1">
          <table:table-cell table:number-columns-repeated="27"/>
          <table:table-cell table:formula="of:=[.V111]">
            <text:p/>
          </table:table-cell>
          <table:table-cell table:formula="of:=[.W111]">
            <text:p/>
          </table:table-cell>
        </table:table-row>
        <table:table-row table:style-name="ro1">
          <table:table-cell table:number-columns-repeated="29"/>
        </table:table-row>
        <table:table-row table:style-name="ro1">
          <table:table-cell table:number-columns-repeated="26"/>
          <table:table-cell office:value-type="float" office:value="9">
            <text:p>9</text:p>
          </table:table-cell>
          <table:table-cell table:number-columns-repeated="2" office:value-type="float" office:value="0">
            <text:p>0</text:p>
          </table:table-cell>
        </table:table-row>
        <table:table-row table:style-name="ro1">
          <table:table-cell table:number-columns-repeated="27"/>
          <table:table-cell table:formula="of:=[.P112]">
            <text:p/>
          </table:table-cell>
          <table:table-cell table:formula="of:=[.Q112]">
            <text:p/>
          </table:table-cell>
        </table:table-row>
        <table:table-row table:style-name="ro1">
          <table:table-cell table:number-columns-repeated="27"/>
          <table:table-cell table:formula="of:=[.S112]">
            <text:p/>
          </table:table-cell>
          <table:table-cell table:formula="of:=[.T112]">
            <text:p/>
          </table:table-cell>
        </table:table-row>
        <table:table-row table:style-name="ro1">
          <table:table-cell table:number-columns-repeated="27"/>
          <table:table-cell table:formula="of:=[.V112]">
            <text:p/>
          </table:table-cell>
          <table:table-cell table:formula="of:=[.W112]">
            <text:p/>
          </table:table-cell>
        </table:table-row>
        <table:table-row table:style-name="ro1">
          <table:table-cell table:number-columns-repeated="29"/>
        </table:table-row>
        <table:table-row table:style-name="ro1">
          <table:table-cell table:number-columns-repeated="26"/>
          <table:table-cell office:value-type="float" office:value="10">
            <text:p>10</text:p>
          </table:table-cell>
          <table:table-cell table:number-columns-repeated="2" office:value-type="float" office:value="0">
            <text:p>0</text:p>
          </table:table-cell>
        </table:table-row>
        <table:table-row table:style-name="ro1">
          <table:table-cell table:number-columns-repeated="27"/>
          <table:table-cell table:formula="of:=[.P113]">
            <text:p/>
          </table:table-cell>
          <table:table-cell table:formula="of:=[.Q113]">
            <text:p/>
          </table:table-cell>
        </table:table-row>
        <table:table-row table:style-name="ro1">
          <table:table-cell table:number-columns-repeated="27"/>
          <table:table-cell table:formula="of:=[.S113]">
            <text:p/>
          </table:table-cell>
          <table:table-cell table:formula="of:=[.T113]">
            <text:p/>
          </table:table-cell>
        </table:table-row>
        <table:table-row table:style-name="ro1">
          <table:table-cell table:number-columns-repeated="27"/>
          <table:table-cell table:formula="of:=[.V113]">
            <text:p/>
          </table:table-cell>
          <table:table-cell table:formula="of:=[.W113]">
            <text:p/>
          </table:table-cell>
        </table:table-row>
        <table:table-row table:style-name="ro1">
          <table:table-cell table:number-columns-repeated="29"/>
        </table:table-row>
        <table:table-row table:style-name="ro1">
          <table:table-cell table:number-columns-repeated="26"/>
          <table:table-cell office:value-type="float" office:value="11">
            <text:p>11</text:p>
          </table:table-cell>
          <table:table-cell table:number-columns-repeated="2" office:value-type="float" office:value="0">
            <text:p>0</text:p>
          </table:table-cell>
        </table:table-row>
        <table:table-row table:style-name="ro1">
          <table:table-cell table:number-columns-repeated="27"/>
          <table:table-cell table:formula="of:=[.P114]">
            <text:p/>
          </table:table-cell>
          <table:table-cell table:formula="of:=[.Q114]">
            <text:p/>
          </table:table-cell>
        </table:table-row>
        <table:table-row table:style-name="ro1">
          <table:table-cell table:number-columns-repeated="27"/>
          <table:table-cell table:formula="of:=[.S114]">
            <text:p/>
          </table:table-cell>
          <table:table-cell table:formula="of:=[.T114]">
            <text:p/>
          </table:table-cell>
        </table:table-row>
        <table:table-row table:style-name="ro1">
          <table:table-cell table:number-columns-repeated="27"/>
          <table:table-cell table:formula="of:=[.V114]">
            <text:p/>
          </table:table-cell>
          <table:table-cell table:formula="of:=[.W114]">
            <text:p/>
          </table:table-cell>
        </table:table-row>
        <table:table-row table:style-name="ro1">
          <table:table-cell table:number-columns-repeated="29"/>
        </table:table-row>
        <table:table-row table:style-name="ro1">
          <table:table-cell table:number-columns-repeated="26"/>
          <table:table-cell office:value-type="float" office:value="12">
            <text:p>12</text:p>
          </table:table-cell>
          <table:table-cell table:number-columns-repeated="2" office:value-type="float" office:value="0">
            <text:p>0</text:p>
          </table:table-cell>
        </table:table-row>
        <table:table-row table:style-name="ro1">
          <table:table-cell table:number-columns-repeated="27"/>
          <table:table-cell table:formula="of:=[.P115]">
            <text:p/>
          </table:table-cell>
          <table:table-cell table:formula="of:=[.Q115]">
            <text:p/>
          </table:table-cell>
        </table:table-row>
        <table:table-row table:style-name="ro1">
          <table:table-cell table:number-columns-repeated="27"/>
          <table:table-cell table:formula="of:=[.S115]">
            <text:p/>
          </table:table-cell>
          <table:table-cell table:formula="of:=[.T115]">
            <text:p/>
          </table:table-cell>
        </table:table-row>
        <table:table-row table:style-name="ro1">
          <table:table-cell table:number-columns-repeated="27"/>
          <table:table-cell table:formula="of:=[.V115]">
            <text:p/>
          </table:table-cell>
          <table:table-cell table:formula="of:=[.W115]">
            <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CA"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CA"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number:number-style style:name="N107">
      <number:number number:decimal-places="4" number:min-integer-digits="1"/>
    </number:number-style>
    <number:number-style style:name="N108">
      <number:number number:decimal-places="5"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11-25">2023-11-25</text:date>, <text:time>18:53: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Colbourne</meta:initial-creator>
    <meta:creation-date>2023-11-21T17:52:08.93</meta:creation-date>
    <dc:date>2023-11-25T18:53:05.37</dc:date>
    <dc:creator>Paul Colbourne</dc:creator>
    <meta:editing-duration>PT12H19M54S</meta:editing-duration>
    <meta:editing-cycles>52</meta:editing-cycles>
    <meta:generator>OpenOffice/4.0.1$Win32 OpenOffice.org_project/401m5$Build-9714</meta:generator>
    <meta:printed-by>Paul Colbourne</meta:printed-by>
    <meta:print-date>2023-11-25T10:57:08.95</meta:print-date>
    <meta:document-statistic meta:table-count="2" meta:cell-count="1823"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6pt" style:font-size-asian="13pt" style:font-size-complex="13pt"/>
    </style:style>
    <style:style style:name="ch3" style:family="chart">
      <style:graphic-properties draw:fill="solid" draw:fill-color="#d9d9d9"/>
      <style:text-properties fo:font-size="12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false" chart:logarithmic="false" chart:minimum="-20" chart:maximum="20"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symbol-type="named-symbol" chart:symbol-name="square" chart:symbol-width="0.25cm" chart:symbol-height="0.25cm" chart:data-label-number="none" chart:data-label-text="true" chart:data-label-symbol="false"/>
      <style:graphic-properties draw:stroke="none" svg:stroke-width="0.08cm" svg:stroke-color="#004586" draw:fill-color="#004586" dr3d:edge-rounding="5%"/>
      <style:text-properties fo:font-size="8pt" style:font-size-asian="10pt" style:font-size-complex="10pt"/>
    </style:style>
    <style:style style:name="ch7" style:family="chart" style:data-style-name="N0">
      <style:chart-properties chart:symbol-type="named-symbol" chart:symbol-name="diamond" chart:symbol-width="0.25cm" chart:symbol-height="0.25cm" chart:data-label-number="none" chart:data-label-text="true" chart:data-label-symbol="false"/>
      <style:graphic-properties draw:stroke="none"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data-label-number="none" chart:data-label-text="true" chart:data-label-symbol="false"/>
      <style:graphic-properties draw:stroke="none" svg:stroke-width="0.08cm" svg:stroke-color="#ffd320" draw:fill-color="#ffd320"/>
      <style:text-properties fo:font-size="10pt" style:font-size-asian="10pt" style:font-size-complex="10pt"/>
    </style:style>
    <style:style style:name="ch9" style:family="chart" style:data-style-name="N0">
      <style:chart-properties chart:symbol-type="none"/>
      <style:graphic-properties svg:stroke-width="0.08cm" svg:stroke-color="#7e0021" draw:fill-color="#7e0021"/>
      <style:text-properties fo:font-size="10pt" style:font-size-asian="10pt" style:font-size-complex="10pt"/>
    </style:style>
    <style:style style:name="ch10" style:family="chart" style:data-style-name="N0">
      <style:chart-properties chart:symbol-type="non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one" chart:data-label-number="none" chart:data-label-text="true" chart:data-label-symbol="false"/>
      <style:graphic-properties draw:stroke="none" svg:stroke-width="0.08cm" svg:stroke-color="#314004" draw:fill-color="#314004"/>
      <style:text-properties fo:font-size="12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111cm" svg:height="24.001cm" xlink:href=".." xlink:type="simple" chart:class="chart:scatter" chart:style-name="ch1">
        <chart:title svg:x="4.089cm" svg:y="17.538cm" chart:style-name="ch2">
          <text:p>Globe Sundial</text:p>
        </chart:title>
        <chart:legend svg:x="10.489cm" svg:y="17.603cm" style:legend-expansion="custom" chartooo:width="3.383cm" chartooo:height="2.575cm" style:legend-expansion-aspect-ratio="1.31378640776699" chart:style-name="ch3"/>
        <chart:plot-area chart:style-name="ch4" table:cell-range-address="'Globe sundial'.R87:'Globe sundial'.R113 'Globe sundial'.P87:'Globe sundial'.Q111 'Globe sundial'.P84:'Globe sundial'.P84 'Globe sundial'.S84:'Globe sundial'.S84 'Globe sundial'.T87:'Globe sundial'.T111 'Globe sundial'.V84:'Globe sundial'.V84 'Globe sundial'.W87:'Globe sundial'.W111 'Globe sundial'.A136:'Globe sundial'.A136 'Globe sundial'.B138:'Globe sundial'.B147 'Globe sundial'.AB76:'Globe sundial'.AB76 'Globe sundial'.AC80:'Globe sundial'.AC201 'Globe sundial'.A117:'Globe sundial'.A117 'Globe sundial'.B119:'Globe sundial'.B133 'Globe sundial'.B149:'Globe sundial'.B149 'Globe sundial'.Z87:'Globe sundial'.Z113" chart:data-source-has-labels="both" svg:x="0cm" svg:y="0.208cm" svg:width="16.273cm" svg:height="16.252cm">
          <chartooo:coordinate-region svg:x="0cm" svg:y="0.208cm" svg:width="16.273cm" svg:height="16.252cm"/>
          <chart:axis chart:dimension="x" chart:name="primary-x" chart:style-name="ch5" chartooo:axis-type="auto">
            <chart:categories table:cell-range-address="'Globe sundial'.R87:'Globe sundial'.R113"/>
          </chart:axis>
          <chart:axis chart:dimension="y" chart:name="primary-y" chart:style-name="ch5"/>
          <chart:series chart:style-name="ch6" chart:values-cell-range-address="'Globe sundial'.Q87:'Globe sundial'.Q111" chart:label-cell-address="'Globe sundial'.P84:'Globe sundial'.P84" chart:class="chart:scatter">
            <chart:domain table:cell-range-address="'Globe sundial'.P87:'Globe sundial'.P111"/>
            <chart:data-point chart:repeated="25"/>
          </chart:series>
          <chart:series chart:style-name="ch7" chart:values-cell-range-address="'Globe sundial'.T87:'Globe sundial'.T111" chart:label-cell-address="'Globe sundial'.S84:'Globe sundial'.S84" chart:class="chart:scatter">
            <chart:domain table:cell-range-address="'Globe sundial'.S87:'Globe sundial'.S111"/>
            <chart:data-point chart:repeated="25"/>
          </chart:series>
          <chart:series chart:style-name="ch8" chart:values-cell-range-address="'Globe sundial'.W87:'Globe sundial'.W111" chart:label-cell-address="'Globe sundial'.V84:'Globe sundial'.V84" chart:class="chart:scatter">
            <chart:domain table:cell-range-address="'Globe sundial'.V87:'Globe sundial'.V111"/>
            <chart:data-point chart:repeated="25"/>
          </chart:series>
          <chart:series chart:style-name="ch9" chart:values-cell-range-address="'Globe sundial'.B138:'Globe sundial'.B147" chart:label-cell-address="'Globe sundial'.A136:'Globe sundial'.A136" chart:class="chart:scatter">
            <chart:domain table:cell-range-address="'Globe sundial'.A138:'Globe sundial'.A147"/>
            <chart:data-point chart:repeated="10"/>
          </chart:series>
          <chart:series chart:style-name="ch10" chart:values-cell-range-address="'Globe sundial'.AC80:'Globe sundial'.AC201" chart:label-cell-address="'Globe sundial'.AB76:'Globe sundial'.AB76" chart:class="chart:scatter">
            <chart:domain table:cell-range-address="'Globe sundial'.AB80:'Globe sundial'.AB201"/>
            <chart:data-point chart:repeated="122"/>
          </chart:series>
          <chart:series chart:style-name="ch9" chart:values-cell-range-address="'Globe sundial'.B119:'Globe sundial'.B133" chart:label-cell-address="'Globe sundial'.A117:'Globe sundial'.A117" chart:class="chart:scatter">
            <chart:domain table:cell-range-address="'Globe sundial'.A119:'Globe sundial'.A133"/>
            <chart:data-point chart:repeated="15"/>
          </chart:series>
          <chart:series chart:style-name="ch11" chart:values-cell-range-address="'Globe sundial'.Z87:'Globe sundial'.Z113" chart:label-cell-address="'Globe sundial'.B149:'Globe sundial'.B149" chart:class="chart:scatter">
            <chart:domain table:cell-range-address="'Globe sundial'.Y87:'Globe sundial'.Y113"/>
            <chart:data-point chart:repeated="27"/>
          </chart:series>
          <chart:wall chart:style-name="ch12"/>
          <chart:floor chart:style-name="ch13"/>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string">
                <text:p>Column P</text:p>
              </table:table-cell>
              <table:table-cell office:value-type="string">
                <text:p>Summer</text:p>
                <draw:g>
                  <svg:desc>'Globe sundial'.P84:'Globe sundial'.P84</svg:desc>
                </draw:g>
              </table:table-cell>
              <table:table-cell office:value-type="string">
                <text:p>Column S</text:p>
              </table:table-cell>
              <table:table-cell office:value-type="string">
                <text:p>Equinox</text:p>
                <draw:g>
                  <svg:desc>'Globe sundial'.S84:'Globe sundial'.S84</svg:desc>
                </draw:g>
              </table:table-cell>
              <table:table-cell office:value-type="string">
                <text:p>Column V</text:p>
              </table:table-cell>
              <table:table-cell office:value-type="string">
                <text:p>Winter</text:p>
                <draw:g>
                  <svg:desc>'Globe sundial'.V84:'Globe sundial'.V84</svg:desc>
                </draw:g>
              </table:table-cell>
              <table:table-cell office:value-type="string">
                <text:p>Column A</text:p>
              </table:table-cell>
              <table:table-cell office:value-type="string">
                <text:p>Gnomon position</text:p>
                <draw:g>
                  <svg:desc>'Globe sundial'.A136:'Globe sundial'.A136</svg:desc>
                </draw:g>
              </table:table-cell>
              <table:table-cell office:value-type="string">
                <text:p>Column AB</text:p>
              </table:table-cell>
              <table:table-cell office:value-type="string">
                <text:p>Interpolate</text:p>
                <draw:g>
                  <svg:desc>'Globe sundial'.AB76:'Globe sundial'.AB76</svg:desc>
                </draw:g>
              </table:table-cell>
              <table:table-cell office:value-type="string">
                <text:p>Column A</text:p>
              </table:table-cell>
              <table:table-cell office:value-type="string">
                <text:p>Draw gnomon</text:p>
                <draw:g>
                  <svg:desc>'Globe sundial'.A117:'Globe sundial'.A117</svg:desc>
                </draw:g>
              </table:table-cell>
              <table:table-cell office:value-type="string">
                <text:p>Column Y</text:p>
              </table:table-cell>
              <table:table-cell office:value-type="string">
                <text:p/>
                <draw:g>
                  <svg:desc>'Globe sundial'.B149:'Globe sundial'.B149</svg:desc>
                </draw:g>
              </table:table-cell>
            </table:table-row>
          </table:table-header-rows>
          <table:table-rows>
            <table:table-row>
              <table:table-cell office:value-type="string">
                <text:p/>
                <draw:g>
                  <svg:desc>'Globe sundial'.R87:'Globe sundial'.R113</svg:desc>
                </draw:g>
              </table:table-cell>
              <table:table-cell office:value-type="float" office:value="NaN">
                <text:p>NaN</text:p>
                <draw:g>
                  <svg:desc>'Globe sundial'.P87:'Globe sundial'.P111</svg:desc>
                </draw:g>
              </table:table-cell>
              <table:table-cell office:value-type="float" office:value="NaN">
                <text:p>NaN</text:p>
                <draw:g>
                  <svg:desc>'Globe sundial'.Q87:'Globe sundial'.Q111</svg:desc>
                </draw:g>
              </table:table-cell>
              <table:table-cell office:value-type="float" office:value="NaN">
                <text:p>NaN</text:p>
                <draw:g>
                  <svg:desc>'Globe sundial'.S87:'Globe sundial'.S111</svg:desc>
                </draw:g>
              </table:table-cell>
              <table:table-cell office:value-type="float" office:value="NaN">
                <text:p>NaN</text:p>
                <draw:g>
                  <svg:desc>'Globe sundial'.T87:'Globe sundial'.T111</svg:desc>
                </draw:g>
              </table:table-cell>
              <table:table-cell office:value-type="float" office:value="NaN">
                <text:p>NaN</text:p>
                <draw:g>
                  <svg:desc>'Globe sundial'.V87:'Globe sundial'.V111</svg:desc>
                </draw:g>
              </table:table-cell>
              <table:table-cell office:value-type="float" office:value="NaN">
                <text:p>NaN</text:p>
                <draw:g>
                  <svg:desc>'Globe sundial'.W87:'Globe sundial'.W111</svg:desc>
                </draw:g>
              </table:table-cell>
              <table:table-cell office:value-type="float" office:value="0">
                <text:p>0</text:p>
                <draw:g>
                  <svg:desc>'Globe sundial'.A138:'Globe sundial'.A147</svg:desc>
                </draw:g>
              </table:table-cell>
              <table:table-cell office:value-type="float" office:value="0">
                <text:p>0</text:p>
                <draw:g>
                  <svg:desc>'Globe sundial'.B138:'Globe sundial'.B147</svg:desc>
                </draw:g>
              </table:table-cell>
              <table:table-cell office:value-type="float" office:value="0">
                <text:p>0</text:p>
                <draw:g>
                  <svg:desc>'Globe sundial'.AB80:'Globe sundial'.AB201</svg:desc>
                </draw:g>
              </table:table-cell>
              <table:table-cell office:value-type="float" office:value="0">
                <text:p>0</text:p>
                <draw:g>
                  <svg:desc>'Globe sundial'.AC80:'Globe sundial'.AC201</svg:desc>
                </draw:g>
              </table:table-cell>
              <table:table-cell office:value-type="float" office:value="0">
                <text:p>0</text:p>
                <draw:g>
                  <svg:desc>'Globe sundial'.A119:'Globe sundial'.A133</svg:desc>
                </draw:g>
              </table:table-cell>
              <table:table-cell office:value-type="float" office:value="18.5">
                <text:p>18.5</text:p>
                <draw:g>
                  <svg:desc>'Globe sundial'.B119:'Globe sundial'.B133</svg:desc>
                </draw:g>
              </table:table-cell>
              <table:table-cell office:value-type="float" office:value="NaN">
                <text:p>NaN</text:p>
                <draw:g>
                  <svg:desc>'Globe sundial'.Y87:'Globe sundial'.Y113</svg:desc>
                </draw:g>
              </table:table-cell>
              <table:table-cell office:value-type="float" office:value="NaN">
                <text:p>NaN</text:p>
                <draw:g>
                  <svg:desc>'Globe sundial'.Z87:'Globe sundial'.Z113</svg:desc>
                </draw:g>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
                <text:p>-0.5</text:p>
              </table:table-cell>
              <table:table-cell office:value-type="float" office:value="-2.5">
                <text:p>-2.5</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13.5">
                <text:p>13.5</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7087101353638">
                <text:p>-1.97087101353638</text:p>
              </table:table-cell>
              <table:table-cell office:value-type="float" office:value="-2.20582579729272">
                <text:p>-2.20582579729272</text:p>
              </table:table-cell>
              <table:table-cell office:value-type="float" office:value="NaN">
                <text:p>NaN</text:p>
              </table:table-cell>
              <table:table-cell office:value-type="float" office:value="NaN">
                <text:p>NaN</text:p>
              </table:table-cell>
              <table:table-cell office:value-type="float" office:value="1.83711730708738">
                <text:p>1.83711730708738</text:p>
              </table:table-cell>
              <table:table-cell office:value-type="float" office:value="16.7322330470336">
                <text:p>16.7322330470336</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7087101353638">
                <text:p>-1.47087101353638</text:p>
              </table:table-cell>
              <table:table-cell office:value-type="float" office:value="0.294174202707276">
                <text:p>0.294174202707276</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18.5">
                <text:p>18.5</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1.0400628679223">
                <text:p>1.0400628679223</text:p>
              </table:table-cell>
              <table:table-cell office:value-type="float" office:value="19.5808650381843">
                <text:p>19.5808650381843</text:p>
              </table:table-cell>
              <table:table-cell office:value-type="float" office:value="NaN">
                <text:p>NaN</text:p>
              </table:table-cell>
              <table:table-cell office:value-type="float" office:value="NaN">
                <text:p>NaN</text:p>
              </table:table-cell>
            </table:table-row>
            <table:table-row>
              <table:table-cell office:value-type="float" office:value="5">
                <text:p>10</text:p>
              </table:table-cell>
              <table:table-cell office:value-type="float" office:value="22.5682014096652">
                <text:p>22.5682014096652</text:p>
              </table:table-cell>
              <table:table-cell office:value-type="float" office:value="7.07566372023476">
                <text:p>7.075663720234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5">
                <text:p>0.5</text:p>
              </table:table-cell>
              <table:table-cell office:value-type="float" office:value="-2.5">
                <text:p>-2.5</text:p>
              </table:table-cell>
              <table:table-cell office:value-type="float" office:value="0">
                <text:p>0</text:p>
              </table:table-cell>
              <table:table-cell office:value-type="float" office:value="0">
                <text:p>0</text:p>
              </table:table-cell>
              <table:table-cell office:value-type="float" office:value="2.87718017500969">
                <text:p>2.87718017500969</text:p>
              </table:table-cell>
              <table:table-cell office:value-type="float" office:value="17.813098085218">
                <text:p>17.813098085218</text:p>
              </table:table-cell>
              <table:table-cell office:value-type="float" office:value="NaN">
                <text:p>NaN</text:p>
              </table:table-cell>
              <table:table-cell office:value-type="float" office:value="NaN">
                <text:p>NaN</text:p>
              </table:table-cell>
            </table:table-row>
            <table:table-row>
              <table:table-cell office:value-type="float" office:value="6">
                <text:p>10</text:p>
              </table:table-cell>
              <table:table-cell office:value-type="float" office:value="10.4863165883233">
                <text:p>10.4863165883233</text:p>
              </table:table-cell>
              <table:table-cell office:value-type="float" office:value="-0.647487030339453">
                <text:p>-0.647487030339453</text:p>
              </table:table-cell>
              <table:table-cell office:value-type="float" office:value="114.518827742155">
                <text:p>114.518827742155</text:p>
              </table:table-cell>
              <table:table-cell office:value-type="float" office:value="-7.07106781186547">
                <text:p>-7.07106781186547</text:p>
              </table:table-cell>
              <table:table-cell office:value-type="float" office:value="NaN">
                <text:p>NaN</text:p>
              </table:table-cell>
              <table:table-cell office:value-type="float" office:value="NaN">
                <text:p>NaN</text:p>
              </table:table-cell>
              <table:table-cell office:value-type="float" office:value="1.97087101353638">
                <text:p>1.97087101353638</text:p>
              </table:table-cell>
              <table:table-cell office:value-type="float" office:value="-2.20582579729272">
                <text:p>-2.20582579729272</text:p>
              </table:table-cell>
              <table:table-cell office:value-type="float" office:value="NaN">
                <text:p>NaN</text:p>
              </table:table-cell>
              <table:table-cell office:value-type="float" office:value="NaN">
                <text:p>NaN</text:p>
              </table:table-cell>
              <table:table-cell office:value-type="float" office:value="1.83711730708738">
                <text:p>1.83711730708738</text:p>
              </table:table-cell>
              <table:table-cell office:value-type="float" office:value="16.7322330470336">
                <text:p>16.7322330470336</text:p>
              </table:table-cell>
              <table:table-cell office:value-type="float" office:value="NaN">
                <text:p>NaN</text:p>
              </table:table-cell>
              <table:table-cell office:value-type="float" office:value="NaN">
                <text:p>NaN</text:p>
              </table:table-cell>
            </table:table-row>
            <table:table-row>
              <table:table-cell office:value-type="float" office:value="7">
                <text:p>10</text:p>
              </table:table-cell>
              <table:table-cell office:value-type="float" office:value="6.50163050162632">
                <text:p>6.50163050162632</text:p>
              </table:table-cell>
              <table:table-cell office:value-type="float" office:value="-2.89907589269834">
                <text:p>-2.89907589269834</text:p>
              </table:table-cell>
              <table:table-cell office:value-type="float" office:value="15.8579740118161">
                <text:p>15.8579740118161</text:p>
              </table:table-cell>
              <table:table-cell office:value-type="float" office:value="-7.07106781186547">
                <text:p>-7.07106781186547</text:p>
              </table:table-cell>
              <table:table-cell office:value-type="float" office:value="NaN">
                <text:p>NaN</text:p>
              </table:table-cell>
              <table:table-cell office:value-type="float" office:value="NaN">
                <text:p>NaN</text:p>
              </table:table-cell>
              <table:table-cell office:value-type="float" office:value="1.47087101353638">
                <text:p>1.47087101353638</text:p>
              </table:table-cell>
              <table:table-cell office:value-type="float" office:value="0.294174202707276">
                <text:p>0.294174202707276</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18.5">
                <text:p>18.5</text:p>
              </table:table-cell>
              <table:table-cell office:value-type="float" office:value="NaN">
                <text:p>NaN</text:p>
              </table:table-cell>
              <table:table-cell office:value-type="float" office:value="NaN">
                <text:p>NaN</text:p>
              </table:table-cell>
            </table:table-row>
            <table:table-row>
              <table:table-cell office:value-type="float" office:value="8">
                <text:p>10</text:p>
              </table:table-cell>
              <table:table-cell office:value-type="float" office:value="4.34720716062599">
                <text:p>4.34720716062599</text:p>
              </table:table-cell>
              <table:table-cell office:value-type="float" office:value="-3.91663108499247">
                <text:p>-3.91663108499247</text:p>
              </table:table-cell>
              <table:table-cell office:value-type="float" office:value="7.84842788558745">
                <text:p>7.84842788558745</text:p>
              </table:table-cell>
              <table:table-cell office:value-type="float" office:value="-7.07106781186547">
                <text:p>-7.07106781186547</text:p>
              </table:table-cell>
              <table:table-cell office:value-type="float" office:value="40.330128788746">
                <text:p>40.330128788746</text:p>
              </table:table-cell>
              <table:table-cell office:value-type="float" office:value="-36.3355667763959">
                <text:p>-36.3355667763959</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13.5">
                <text:p>13.5</text:p>
              </table:table-cell>
              <table:table-cell office:value-type="float" office:value="NaN">
                <text:p>NaN</text:p>
              </table:table-cell>
              <table:table-cell office:value-type="float" office:value="NaN">
                <text:p>NaN</text:p>
              </table:table-cell>
            </table:table-row>
            <table:table-row>
              <table:table-cell office:value-type="float" office:value="9">
                <text:p>10</text:p>
              </table:table-cell>
              <table:table-cell office:value-type="float" office:value="2.88709820937595">
                <text:p>2.88709820937595</text:p>
              </table:table-cell>
              <table:table-cell office:value-type="float" office:value="-4.45578362864354">
                <text:p>-4.45578362864354</text:p>
              </table:table-cell>
              <table:table-cell office:value-type="float" office:value="4.58165587008712">
                <text:p>4.58165587008712</text:p>
              </table:table-cell>
              <table:table-cell office:value-type="float" office:value="-7.07106781186547">
                <text:p>-7.07106781186547</text:p>
              </table:table-cell>
              <table:table-cell office:value-type="float" office:value="11.0920257372511">
                <text:p>11.0920257372511</text:p>
              </table:table-cell>
              <table:table-cell office:value-type="float" office:value="-17.118803415842">
                <text:p>-17.11880341584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3711730708738">
                <text:p>-1.83711730708738</text:p>
              </table:table-cell>
              <table:table-cell office:value-type="float" office:value="16.7322330470336">
                <text:p>16.7322330470336</text:p>
              </table:table-cell>
              <table:table-cell office:value-type="float" office:value="NaN">
                <text:p>NaN</text:p>
              </table:table-cell>
              <table:table-cell office:value-type="float" office:value="NaN">
                <text:p>NaN</text:p>
              </table:table-cell>
            </table:table-row>
            <table:table-row>
              <table:table-cell office:value-type="float" office:value="10">
                <text:p>10</text:p>
              </table:table-cell>
              <table:table-cell office:value-type="float" office:value="1.74937979454817">
                <text:p>1.74937979454817</text:p>
              </table:table-cell>
              <table:table-cell office:value-type="float" office:value="-4.7525033107057">
                <text:p>-4.7525033107057</text:p>
              </table:table-cell>
              <table:table-cell office:value-type="float" office:value="2.60283525275873">
                <text:p>2.60283525275873</text:p>
              </table:table-cell>
              <table:table-cell office:value-type="float" office:value="-7.07106781186548">
                <text:p>-7.07106781186548</text:p>
              </table:table-cell>
              <table:table-cell office:value-type="float" office:value="5.08229011651494">
                <text:p>5.08229011651494</text:p>
              </table:table-cell>
              <table:table-cell office:value-type="float" office:value="-13.8069507147489">
                <text:p>-13.8069507147489</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8.5">
                <text:p>18.5</text:p>
              </table:table-cell>
              <table:table-cell office:value-type="float" office:value="NaN">
                <text:p>NaN</text:p>
              </table:table-cell>
              <table:table-cell office:value-type="float" office:value="NaN">
                <text:p>NaN</text:p>
              </table:table-cell>
            </table:table-row>
            <table:table-row>
              <table:table-cell office:value-type="float" office:value="11">
                <text:p>10</text:p>
              </table:table-cell>
              <table:table-cell office:value-type="float" office:value="0.76804219837774">
                <text:p>0.76804219837774</text:p>
              </table:table-cell>
              <table:table-cell office:value-type="float" office:value="-4.89942193678354">
                <text:p>-4.89942193678354</text:p>
              </table:table-cell>
              <table:table-cell office:value-type="float" office:value="1.1084733132147">
                <text:p>1.1084733132147</text:p>
              </table:table-cell>
              <table:table-cell office:value-type="float" office:value="-7.07106781186547">
                <text:p>-7.07106781186547</text:p>
              </table:table-cell>
              <table:table-cell office:value-type="float" office:value="1.99095466206101">
                <text:p>1.99095466206101</text:p>
              </table:table-cell>
              <table:table-cell office:value-type="float" office:value="-12.7005091218252">
                <text:p>-12.70050912182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400628679223">
                <text:p>-1.0400628679223</text:p>
              </table:table-cell>
              <table:table-cell office:value-type="float" office:value="19.5808650381843">
                <text:p>19.5808650381843</text:p>
              </table:table-cell>
              <table:table-cell office:value-type="float" office:value="NaN">
                <text:p>NaN</text:p>
              </table:table-cell>
              <table:table-cell office:value-type="float" office:value="NaN">
                <text:p>NaN</text:p>
              </table:table-cell>
            </table:table-row>
            <table:table-row>
              <table:table-cell office:value-type="float" office:value="12">
                <text:p>10</text:p>
              </table:table-cell>
              <table:table-cell office:value-type="float" office:value="-0.152325001951327">
                <text:p>-0.152325001951327</text:p>
              </table:table-cell>
              <table:table-cell office:value-type="float" office:value="-4.93393109029894">
                <text:p>-4.93393109029894</text:p>
              </table:table-cell>
              <table:table-cell office:value-type="float" office:value="-0.21830471454256">
                <text:p>-0.21830471454256</text:p>
              </table:table-cell>
              <table:table-cell office:value-type="float" office:value="-7.07106781186547">
                <text:p>-7.07106781186547</text:p>
              </table:table-cell>
              <table:table-cell office:value-type="float" office:value="-0.385119632062384">
                <text:p>-0.385119632062384</text:p>
              </table:table-cell>
              <table:table-cell office:value-type="float" office:value="-12.4743390892865">
                <text:p>-12.47433908928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87718017500969">
                <text:p>-2.87718017500969</text:p>
              </table:table-cell>
              <table:table-cell office:value-type="float" office:value="17.813098085218">
                <text:p>17.813098085218</text:p>
              </table:table-cell>
              <table:table-cell office:value-type="float" office:value="NaN">
                <text:p>NaN</text:p>
              </table:table-cell>
              <table:table-cell office:value-type="float" office:value="NaN">
                <text:p>NaN</text:p>
              </table:table-cell>
            </table:table-row>
            <table:table-row>
              <table:table-cell office:value-type="float" office:value="1">
                <text:p/>
              </table:table-cell>
              <table:table-cell office:value-type="float" office:value="-1.08444078924501">
                <text:p>-1.08444078924501</text:p>
              </table:table-cell>
              <table:table-cell office:value-type="float" office:value="-4.86405570155713">
                <text:p>-4.86405570155713</text:p>
              </table:table-cell>
              <table:table-cell office:value-type="float" office:value="-1.57649394439492">
                <text:p>-1.57649394439492</text:p>
              </table:table-cell>
              <table:table-cell office:value-type="float" office:value="-7.07106781186547">
                <text:p>-7.07106781186547</text:p>
              </table:table-cell>
              <table:table-cell office:value-type="float" office:value="-2.88597235813524">
                <text:p>-2.88597235813524</text:p>
              </table:table-cell>
              <table:table-cell office:value-type="float" office:value="-12.9444875574045">
                <text:p>-12.94448755740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3711730708738">
                <text:p>-1.83711730708738</text:p>
              </table:table-cell>
              <table:table-cell office:value-type="float" office:value="16.7322330470336">
                <text:p>16.7322330470336</text:p>
              </table:table-cell>
              <table:table-cell office:value-type="float" office:value="NaN">
                <text:p>NaN</text:p>
              </table:table-cell>
              <table:table-cell office:value-type="float" office:value="NaN">
                <text:p>NaN</text:p>
              </table:table-cell>
            </table:table-row>
            <table:table-row>
              <table:table-cell office:value-type="float" office:value="2">
                <text:p/>
              </table:table-cell>
              <table:table-cell office:value-type="float" office:value="-2.10519136479066">
                <text:p>-2.10519136479066</text:p>
              </table:table-cell>
              <table:table-cell office:value-type="float" office:value="-4.67325248506195">
                <text:p>-4.67325248506195</text:p>
              </table:table-cell>
              <table:table-cell office:value-type="float" office:value="-3.18535130403747">
                <text:p>-3.18535130403747</text:p>
              </table:table-cell>
              <table:table-cell office:value-type="float" office:value="-7.07106781186547">
                <text:p>-7.07106781186547</text:p>
              </table:table-cell>
              <table:table-cell office:value-type="float" office:value="-6.54201802205858">
                <text:p>-6.54201802205858</text:p>
              </table:table-cell>
              <table:table-cell office:value-type="float" office:value="-14.5224336800115">
                <text:p>-14.52243368001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18.5">
                <text:p>18.5</text:p>
              </table:table-cell>
              <table:table-cell office:value-type="float" office:value="NaN">
                <text:p>NaN</text:p>
              </table:table-cell>
              <table:table-cell office:value-type="float" office:value="NaN">
                <text:p>NaN</text:p>
              </table:table-cell>
            </table:table-row>
            <table:table-row>
              <table:table-cell office:value-type="float" office:value="3">
                <text:p/>
              </table:table-cell>
              <table:table-cell office:value-type="float" office:value="-3.32607662834546">
                <text:p>-3.32607662834546</text:p>
              </table:table-cell>
              <table:table-cell office:value-type="float" office:value="-4.3102227030116">
                <text:p>-4.3102227030116</text:p>
              </table:table-cell>
              <table:table-cell office:value-type="float" office:value="-5.45654250534636">
                <text:p>-5.45654250534636</text:p>
              </table:table-cell>
              <table:table-cell office:value-type="float" office:value="-7.07106781186548">
                <text:p>-7.07106781186548</text:p>
              </table:table-cell>
              <table:table-cell office:value-type="float" office:value="-15.1795879036685">
                <text:p>-15.1795879036685</text:p>
              </table:table-cell>
              <table:table-cell office:value-type="float" office:value="-19.6710454134362">
                <text:p>-19.6710454134362</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
                <text:p/>
              </table:table-cell>
              <table:table-cell office:value-type="float" office:value="-4.95820833523108">
                <text:p>-4.95820833523108</text:p>
              </table:table-cell>
              <table:table-cell office:value-type="float" office:value="-3.65019818472282">
                <text:p>-3.65019818472282</text:p>
              </table:table-cell>
              <table:table-cell office:value-type="float" office:value="-9.60491063485583">
                <text:p>-9.60491063485583</text:p>
              </table:table-cell>
              <table:table-cell office:value-type="float" office:value="-7.07106781186547">
                <text:p>-7.07106781186547</text:p>
              </table:table-cell>
              <table:table-cell office:value-type="float" office:value="-152.880337859888">
                <text:p>-152.880337859888</text:p>
              </table:table-cell>
              <table:table-cell office:value-type="float" office:value="-112.549431973388">
                <text:p>-112.5494319733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5">
                <text:p>10</text:p>
              </table:table-cell>
              <table:table-cell office:value-type="float" office:value="-7.5194755663606">
                <text:p>-7.5194755663606</text:p>
              </table:table-cell>
              <table:table-cell office:value-type="float" office:value="-2.35753303926575">
                <text:p>-2.35753303926575</text:p>
              </table:table-cell>
              <table:table-cell office:value-type="float" office:value="-22.5535425183103">
                <text:p>-22.5535425183103</text:p>
              </table:table-cell>
              <table:table-cell office:value-type="float" office:value="-7.07106781186547">
                <text:p>-7.071067811865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6">
                <text:p>10</text:p>
              </table:table-cell>
              <table:table-cell office:value-type="float" office:value="-12.8373012777868">
                <text:p>-12.8373012777868</text:p>
              </table:table-cell>
              <table:table-cell office:value-type="float" office:value="0.792650690251191">
                <text:p>0.7926506902511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7">
                <text:p>10</text:p>
              </table:table-cell>
              <table:table-cell office:value-type="float" office:value="-36.1166559370201">
                <text:p>-36.1166559370201</text:p>
              </table:table-cell>
              <table:table-cell office:value-type="float" office:value="16.1044105052885">
                <text:p>16.10441050528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19">
                <text:p>-19</text:p>
              </table:table-cell>
            </table:table-row>
            <table:table-row>
              <table:table-cell office:value-type="string">
                <text:p>Latitude 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5682014096652">
                <text:p>22.5682014096652</text:p>
              </table:table-cell>
              <table:table-cell office:value-type="float" office:value="7.07566372023476">
                <text:p>7.07566372023476</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0">
                <text:p>-2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4863165883233">
                <text:p>10.4863165883233</text:p>
              </table:table-cell>
              <table:table-cell office:value-type="float" office:value="-0.647487030339453">
                <text:p>-0.6474870303394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4.518827742155">
                <text:p>114.518827742155</text:p>
              </table:table-cell>
              <table:table-cell office:value-type="float" office:value="-7.07106781186547">
                <text:p>-7.071067811865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50163050162632">
                <text:p>6.50163050162632</text:p>
              </table:table-cell>
              <table:table-cell office:value-type="float" office:value="-2.89907589269834">
                <text:p>-2.899075892698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8579740118161">
                <text:p>15.8579740118161</text:p>
              </table:table-cell>
              <table:table-cell office:value-type="float" office:value="-7.07106781186547">
                <text:p>-7.071067811865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34720716062599">
                <text:p>4.34720716062599</text:p>
              </table:table-cell>
              <table:table-cell office:value-type="float" office:value="-3.91663108499247">
                <text:p>-3.916631084992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84842788558745">
                <text:p>7.84842788558745</text:p>
              </table:table-cell>
              <table:table-cell office:value-type="float" office:value="-7.07106781186547">
                <text:p>-7.071067811865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330128788746">
                <text:p>40.330128788746</text:p>
              </table:table-cell>
              <table:table-cell office:value-type="float" office:value="-36.3355667763959">
                <text:p>-36.33556677639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88709820937595">
                <text:p>2.88709820937595</text:p>
              </table:table-cell>
              <table:table-cell office:value-type="float" office:value="-4.45578362864354">
                <text:p>-4.455783628643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58165587008712">
                <text:p>4.58165587008712</text:p>
              </table:table-cell>
              <table:table-cell office:value-type="float" office:value="-7.07106781186547">
                <text:p>-7.071067811865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0920257372511">
                <text:p>11.0920257372511</text:p>
              </table:table-cell>
              <table:table-cell office:value-type="float" office:value="-17.118803415842">
                <text:p>-17.11880341584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4937979454817">
                <text:p>1.74937979454817</text:p>
              </table:table-cell>
              <table:table-cell office:value-type="float" office:value="-4.7525033107057">
                <text:p>-4.75250331070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60283525275873">
                <text:p>2.60283525275873</text:p>
              </table:table-cell>
              <table:table-cell office:value-type="float" office:value="-7.07106781186548">
                <text:p>-7.071067811865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8229011651494">
                <text:p>5.08229011651494</text:p>
              </table:table-cell>
              <table:table-cell office:value-type="float" office:value="-13.8069507147489">
                <text:p>-13.80695071474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6804219837774">
                <text:p>0.76804219837774</text:p>
              </table:table-cell>
              <table:table-cell office:value-type="float" office:value="-4.89942193678354">
                <text:p>-4.899421936783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084733132147">
                <text:p>1.1084733132147</text:p>
              </table:table-cell>
              <table:table-cell office:value-type="float" office:value="-7.07106781186547">
                <text:p>-7.071067811865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99095466206101">
                <text:p>1.99095466206101</text:p>
              </table:table-cell>
              <table:table-cell office:value-type="float" office:value="-12.7005091218252">
                <text:p>-12.70050912182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52325001951327">
                <text:p>-0.152325001951327</text:p>
              </table:table-cell>
              <table:table-cell office:value-type="float" office:value="-4.93393109029894">
                <text:p>-4.933931090298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1830471454256">
                <text:p>-0.21830471454256</text:p>
              </table:table-cell>
              <table:table-cell office:value-type="float" office:value="-7.07106781186547">
                <text:p>-7.071067811865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8444078924501">
                <text:p>-1.08444078924501</text:p>
              </table:table-cell>
              <table:table-cell office:value-type="float" office:value="-4.86405570155713">
                <text:p>-4.864055701557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7649394439492">
                <text:p>-1.57649394439492</text:p>
              </table:table-cell>
              <table:table-cell office:value-type="float" office:value="-7.07106781186547">
                <text:p>-7.071067811865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88597235813524">
                <text:p>-2.88597235813524</text:p>
              </table:table-cell>
              <table:table-cell office:value-type="float" office:value="-12.9444875574045">
                <text:p>-12.94448755740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10519136479066">
                <text:p>-2.10519136479066</text:p>
              </table:table-cell>
              <table:table-cell office:value-type="float" office:value="-4.67325248506195">
                <text:p>-4.673252485061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18535130403747">
                <text:p>-3.18535130403747</text:p>
              </table:table-cell>
              <table:table-cell office:value-type="float" office:value="-7.07106781186547">
                <text:p>-7.071067811865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54201802205858">
                <text:p>-6.54201802205858</text:p>
              </table:table-cell>
              <table:table-cell office:value-type="float" office:value="-14.5224336800115">
                <text:p>-14.52243368001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32607662834546">
                <text:p>-3.32607662834546</text:p>
              </table:table-cell>
              <table:table-cell office:value-type="float" office:value="-4.3102227030116">
                <text:p>-4.31022270301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45654250534636">
                <text:p>-5.45654250534636</text:p>
              </table:table-cell>
              <table:table-cell office:value-type="float" office:value="-7.07106781186548">
                <text:p>-7.071067811865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1795879036685">
                <text:p>-15.1795879036685</text:p>
              </table:table-cell>
              <table:table-cell office:value-type="float" office:value="-19.6710454134362">
                <text:p>-19.67104541343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95820833523108">
                <text:p>-4.95820833523108</text:p>
              </table:table-cell>
              <table:table-cell office:value-type="float" office:value="-3.65019818472282">
                <text:p>-3.650198184722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60491063485583">
                <text:p>-9.60491063485583</text:p>
              </table:table-cell>
              <table:table-cell office:value-type="float" office:value="-7.07106781186547">
                <text:p>-7.071067811865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2.880337859888">
                <text:p>-152.880337859888</text:p>
              </table:table-cell>
              <table:table-cell office:value-type="float" office:value="-112.549431973388">
                <text:p>-112.5494319733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5194755663606">
                <text:p>-7.5194755663606</text:p>
              </table:table-cell>
              <table:table-cell office:value-type="float" office:value="-2.35753303926575">
                <text:p>-2.357533039265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5535425183103">
                <text:p>-22.5535425183103</text:p>
              </table:table-cell>
              <table:table-cell office:value-type="float" office:value="-7.07106781186547">
                <text:p>-7.071067811865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8373012777868">
                <text:p>-12.8373012777868</text:p>
              </table:table-cell>
              <table:table-cell office:value-type="float" office:value="0.792650690251191">
                <text:p>0.7926506902511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6.1166559370201">
                <text:p>-36.1166559370201</text:p>
              </table:table-cell>
              <table:table-cell office:value-type="float" office:value="16.1044105052885">
                <text:p>16.10441050528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6pt" style:font-size-asian="13pt" style:font-size-complex="13pt"/>
    </style:style>
    <style:style style:name="ch3" style:family="chart">
      <style:graphic-properties draw:fill="solid" draw:fill-color="#d9d9d9"/>
      <style:text-properties fo:font-size="12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false" chart:logarithmic="false" chart:minimum="-20" chart:maximum="20"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symbol-type="named-symbol" chart:symbol-name="square" chart:symbol-width="0.25cm" chart:symbol-height="0.25cm" chart:data-label-number="none" chart:data-label-text="true" chart:data-label-symbol="false"/>
      <style:graphic-properties draw:stroke="none" svg:stroke-width="0.08cm" svg:stroke-color="#004586" draw:fill-color="#004586" dr3d:edge-rounding="5%"/>
      <style:text-properties fo:font-size="8pt" style:font-size-asian="10pt" style:font-size-complex="10pt"/>
    </style:style>
    <style:style style:name="ch7" style:family="chart" style:data-style-name="N0">
      <style:chart-properties chart:symbol-type="named-symbol" chart:symbol-name="diamond" chart:symbol-width="0.25cm" chart:symbol-height="0.25cm" chart:data-label-number="none" chart:data-label-text="true" chart:data-label-symbol="false"/>
      <style:graphic-properties draw:stroke="none"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data-label-number="none" chart:data-label-text="true" chart:data-label-symbol="false"/>
      <style:graphic-properties draw:stroke="none" svg:stroke-width="0.08cm" svg:stroke-color="#ffd320" draw:fill-color="#ffd320"/>
      <style:text-properties fo:font-size="10pt" style:font-size-asian="10pt" style:font-size-complex="10pt"/>
    </style:style>
    <style:style style:name="ch9" style:family="chart" style:data-style-name="N0">
      <style:chart-properties chart:symbol-type="none"/>
      <style:graphic-properties svg:stroke-width="0.08cm" svg:stroke-color="#7e0021" draw:fill-color="#7e0021"/>
      <style:text-properties fo:font-size="10pt" style:font-size-asian="10pt" style:font-size-complex="10pt"/>
    </style:style>
    <style:style style:name="ch10" style:family="chart" style:data-style-name="N0">
      <style:chart-properties chart:symbol-type="non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one" chart:data-label-number="none" chart:data-label-text="true" chart:data-label-symbol="false"/>
      <style:graphic-properties draw:stroke="none" svg:stroke-width="0.08cm" svg:stroke-color="#314004" draw:fill-color="#314004"/>
      <style:text-properties fo:font-size="12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111cm" svg:height="24.001cm" xlink:href=".." xlink:type="simple" chart:class="chart:scatter" chart:style-name="ch1">
        <chart:title svg:x="4.092cm" svg:y="17.539cm" chart:style-name="ch2">
          <text:p>Flat Earth Sundial</text:p>
        </chart:title>
        <chart:legend svg:x="10.489cm" svg:y="17.603cm" style:legend-expansion="custom" chartooo:width="3.383cm" chartooo:height="2.575cm" style:legend-expansion-aspect-ratio="1.31378640776699" chart:style-name="ch3"/>
        <chart:plot-area chart:style-name="ch4" table:cell-range-address="'Flat Earth sundial'.R91:'Flat Earth sundial'.R117 'Flat Earth sundial'.P91:'Flat Earth sundial'.Q115 'Flat Earth sundial'.P88:'Flat Earth sundial'.P88 'Flat Earth sundial'.S88:'Flat Earth sundial'.S88 'Flat Earth sundial'.T91:'Flat Earth sundial'.T115 'Flat Earth sundial'.V88:'Flat Earth sundial'.V88 'Flat Earth sundial'.W91:'Flat Earth sundial'.W115 'Flat Earth sundial'.A140:'Flat Earth sundial'.A140 'Flat Earth sundial'.B142:'Flat Earth sundial'.B151 'Flat Earth sundial'.AB80:'Flat Earth sundial'.AB80 'Flat Earth sundial'.AC84:'Flat Earth sundial'.AC205 'Flat Earth sundial'.A121:'Flat Earth sundial'.A121 'Flat Earth sundial'.B123:'Flat Earth sundial'.B137 'Flat Earth sundial'.B153:'Flat Earth sundial'.B153 'Flat Earth sundial'.Z91:'Flat Earth sundial'.Z117" chart:data-source-has-labels="both" svg:x="0cm" svg:y="0.208cm" svg:width="16.273cm" svg:height="16.252cm">
          <chartooo:coordinate-region svg:x="0cm" svg:y="0.208cm" svg:width="16.273cm" svg:height="16.252cm"/>
          <chart:axis chart:dimension="x" chart:name="primary-x" chart:style-name="ch5" chartooo:axis-type="auto">
            <chart:categories table:cell-range-address="'Flat Earth sundial'.R91:'Flat Earth sundial'.R117"/>
          </chart:axis>
          <chart:axis chart:dimension="y" chart:name="primary-y" chart:style-name="ch5"/>
          <chart:series chart:style-name="ch6" chart:values-cell-range-address="'Flat Earth sundial'.Q91:'Flat Earth sundial'.Q115" chart:label-cell-address="'Flat Earth sundial'.P88:'Flat Earth sundial'.P88" chart:class="chart:scatter">
            <chart:domain table:cell-range-address="'Flat Earth sundial'.P91:'Flat Earth sundial'.P115"/>
            <chart:data-point chart:repeated="25"/>
          </chart:series>
          <chart:series chart:style-name="ch7" chart:values-cell-range-address="'Flat Earth sundial'.T91:'Flat Earth sundial'.T115" chart:label-cell-address="'Flat Earth sundial'.S88:'Flat Earth sundial'.S88" chart:class="chart:scatter">
            <chart:domain table:cell-range-address="'Flat Earth sundial'.S91:'Flat Earth sundial'.S115"/>
            <chart:data-point chart:repeated="25"/>
          </chart:series>
          <chart:series chart:style-name="ch8" chart:values-cell-range-address="'Flat Earth sundial'.W91:'Flat Earth sundial'.W115" chart:label-cell-address="'Flat Earth sundial'.V88:'Flat Earth sundial'.V88" chart:class="chart:scatter">
            <chart:domain table:cell-range-address="'Flat Earth sundial'.V91:'Flat Earth sundial'.V115"/>
            <chart:data-point chart:repeated="25"/>
          </chart:series>
          <chart:series chart:style-name="ch9" chart:values-cell-range-address="'Flat Earth sundial'.B142:'Flat Earth sundial'.B151" chart:label-cell-address="'Flat Earth sundial'.A140:'Flat Earth sundial'.A140" chart:class="chart:scatter">
            <chart:domain table:cell-range-address="'Flat Earth sundial'.A142:'Flat Earth sundial'.A151"/>
            <chart:data-point chart:repeated="10"/>
          </chart:series>
          <chart:series chart:style-name="ch10" chart:values-cell-range-address="'Flat Earth sundial'.AC84:'Flat Earth sundial'.AC205" chart:label-cell-address="'Flat Earth sundial'.AB80:'Flat Earth sundial'.AB80" chart:class="chart:scatter">
            <chart:domain table:cell-range-address="'Flat Earth sundial'.AB84:'Flat Earth sundial'.AB205"/>
            <chart:data-point chart:repeated="122"/>
          </chart:series>
          <chart:series chart:style-name="ch9" chart:values-cell-range-address="'Flat Earth sundial'.B123:'Flat Earth sundial'.B137" chart:label-cell-address="'Flat Earth sundial'.A121:'Flat Earth sundial'.A121" chart:class="chart:scatter">
            <chart:domain table:cell-range-address="'Flat Earth sundial'.A123:'Flat Earth sundial'.A137"/>
            <chart:data-point chart:repeated="15"/>
          </chart:series>
          <chart:series chart:style-name="ch11" chart:values-cell-range-address="'Flat Earth sundial'.Z91:'Flat Earth sundial'.Z117" chart:label-cell-address="'Flat Earth sundial'.B153:'Flat Earth sundial'.B153" chart:class="chart:scatter">
            <chart:domain table:cell-range-address="'Flat Earth sundial'.Y91:'Flat Earth sundial'.Y117"/>
            <chart:data-point chart:repeated="27"/>
          </chart:series>
          <chart:wall chart:style-name="ch12"/>
          <chart:floor chart:style-name="ch13"/>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string">
                <text:p>Column P</text:p>
              </table:table-cell>
              <table:table-cell office:value-type="string">
                <text:p>Summer</text:p>
                <draw:g>
                  <svg:desc>'Flat Earth sundial'.P88:'Flat Earth sundial'.P88</svg:desc>
                </draw:g>
              </table:table-cell>
              <table:table-cell office:value-type="string">
                <text:p>Column S</text:p>
              </table:table-cell>
              <table:table-cell office:value-type="string">
                <text:p>Equinox</text:p>
                <draw:g>
                  <svg:desc>'Flat Earth sundial'.S88:'Flat Earth sundial'.S88</svg:desc>
                </draw:g>
              </table:table-cell>
              <table:table-cell office:value-type="string">
                <text:p>Column V</text:p>
              </table:table-cell>
              <table:table-cell office:value-type="string">
                <text:p>Winter</text:p>
                <draw:g>
                  <svg:desc>'Flat Earth sundial'.V88:'Flat Earth sundial'.V88</svg:desc>
                </draw:g>
              </table:table-cell>
              <table:table-cell office:value-type="string">
                <text:p>Column A</text:p>
              </table:table-cell>
              <table:table-cell office:value-type="string">
                <text:p>Gnomon position</text:p>
                <draw:g>
                  <svg:desc>'Flat Earth sundial'.A140:'Flat Earth sundial'.A140</svg:desc>
                </draw:g>
              </table:table-cell>
              <table:table-cell office:value-type="string">
                <text:p>Column AB</text:p>
              </table:table-cell>
              <table:table-cell office:value-type="string">
                <text:p>Interpolate</text:p>
                <draw:g>
                  <svg:desc>'Flat Earth sundial'.AB80:'Flat Earth sundial'.AB80</svg:desc>
                </draw:g>
              </table:table-cell>
              <table:table-cell office:value-type="string">
                <text:p>Column A</text:p>
              </table:table-cell>
              <table:table-cell office:value-type="string">
                <text:p>Draw gnomon</text:p>
                <draw:g>
                  <svg:desc>'Flat Earth sundial'.A121:'Flat Earth sundial'.A121</svg:desc>
                </draw:g>
              </table:table-cell>
              <table:table-cell office:value-type="string">
                <text:p>Column Y</text:p>
              </table:table-cell>
              <table:table-cell office:value-type="string">
                <text:p/>
                <draw:g>
                  <svg:desc>'Flat Earth sundial'.B153:'Flat Earth sundial'.B153</svg:desc>
                </draw:g>
              </table:table-cell>
            </table:table-row>
          </table:table-header-rows>
          <table:table-rows>
            <table:table-row>
              <table:table-cell office:value-type="float" office:value="12">
                <text:p>10</text:p>
                <draw:g>
                  <svg:desc>'Flat Earth sundial'.R91:'Flat Earth sundial'.R117</svg:desc>
                </draw:g>
              </table:table-cell>
              <table:table-cell office:value-type="float" office:value="NaN">
                <text:p>NaN</text:p>
                <draw:g>
                  <svg:desc>'Flat Earth sundial'.P91:'Flat Earth sundial'.P115</svg:desc>
                </draw:g>
              </table:table-cell>
              <table:table-cell office:value-type="float" office:value="NaN">
                <text:p>NaN</text:p>
                <draw:g>
                  <svg:desc>'Flat Earth sundial'.Q91:'Flat Earth sundial'.Q115</svg:desc>
                </draw:g>
              </table:table-cell>
              <table:table-cell office:value-type="float" office:value="NaN">
                <text:p>NaN</text:p>
                <draw:g>
                  <svg:desc>'Flat Earth sundial'.S91:'Flat Earth sundial'.S115</svg:desc>
                </draw:g>
              </table:table-cell>
              <table:table-cell office:value-type="float" office:value="NaN">
                <text:p>NaN</text:p>
                <draw:g>
                  <svg:desc>'Flat Earth sundial'.T91:'Flat Earth sundial'.T115</svg:desc>
                </draw:g>
              </table:table-cell>
              <table:table-cell office:value-type="float" office:value="NaN">
                <text:p>NaN</text:p>
                <draw:g>
                  <svg:desc>'Flat Earth sundial'.V91:'Flat Earth sundial'.V115</svg:desc>
                </draw:g>
              </table:table-cell>
              <table:table-cell office:value-type="float" office:value="NaN">
                <text:p>NaN</text:p>
                <draw:g>
                  <svg:desc>'Flat Earth sundial'.W91:'Flat Earth sundial'.W115</svg:desc>
                </draw:g>
              </table:table-cell>
              <table:table-cell office:value-type="float" office:value="0">
                <text:p>0</text:p>
                <draw:g>
                  <svg:desc>'Flat Earth sundial'.A142:'Flat Earth sundial'.A151</svg:desc>
                </draw:g>
              </table:table-cell>
              <table:table-cell office:value-type="float" office:value="0">
                <text:p>0</text:p>
                <draw:g>
                  <svg:desc>'Flat Earth sundial'.B142:'Flat Earth sundial'.B151</svg:desc>
                </draw:g>
              </table:table-cell>
              <table:table-cell office:value-type="float" office:value="0">
                <text:p>0</text:p>
                <draw:g>
                  <svg:desc>'Flat Earth sundial'.AB84:'Flat Earth sundial'.AB205</svg:desc>
                </draw:g>
              </table:table-cell>
              <table:table-cell office:value-type="float" office:value="0">
                <text:p>0</text:p>
                <draw:g>
                  <svg:desc>'Flat Earth sundial'.AC84:'Flat Earth sundial'.AC205</svg:desc>
                </draw:g>
              </table:table-cell>
              <table:table-cell office:value-type="float" office:value="0">
                <text:p>0</text:p>
                <draw:g>
                  <svg:desc>'Flat Earth sundial'.A123:'Flat Earth sundial'.A137</svg:desc>
                </draw:g>
              </table:table-cell>
              <table:table-cell office:value-type="float" office:value="18.5">
                <text:p>18.5</text:p>
                <draw:g>
                  <svg:desc>'Flat Earth sundial'.B123:'Flat Earth sundial'.B137</svg:desc>
                </draw:g>
              </table:table-cell>
              <table:table-cell office:value-type="float" office:value="NaN">
                <text:p>NaN</text:p>
                <draw:g>
                  <svg:desc>'Flat Earth sundial'.Y91:'Flat Earth sundial'.Y117</svg:desc>
                </draw:g>
              </table:table-cell>
              <table:table-cell office:value-type="float" office:value="NaN">
                <text:p>NaN</text:p>
                <draw:g>
                  <svg:desc>'Flat Earth sundial'.Z91:'Flat Earth sundial'.Z117</svg:desc>
                </draw:g>
              </table:table-cell>
            </table:table-row>
            <table:table-row>
              <table:table-cell office:value-type="float" office:value="1">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3.5">
                <text:p>-3.5</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11.5">
                <text:p>11.5</text:p>
              </table:table-cell>
              <table:table-cell office:value-type="float" office:value="NaN">
                <text:p>NaN</text:p>
              </table:table-cell>
              <table:table-cell office:value-type="float" office:value="NaN">
                <text:p>NaN</text:p>
              </table:table-cell>
            </table:table-row>
            <table:table-row>
              <table:table-cell office:value-type="float" office:value="2">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4228592146123">
                <text:p>-2.44228592146123</text:p>
              </table:table-cell>
              <table:table-cell office:value-type="float" office:value="-3.08791830815393">
                <text:p>-3.08791830815393</text:p>
              </table:table-cell>
              <table:table-cell office:value-type="float" office:value="NaN">
                <text:p>NaN</text:p>
              </table:table-cell>
              <table:table-cell office:value-type="float" office:value="NaN">
                <text:p>NaN</text:p>
              </table:table-cell>
              <table:table-cell office:value-type="float" office:value="2.66926956300783">
                <text:p>2.66926956300783</text:p>
              </table:table-cell>
              <table:table-cell office:value-type="float" office:value="16.0251262658471">
                <text:p>16.0251262658471</text:p>
              </table:table-cell>
              <table:table-cell office:value-type="float" office:value="NaN">
                <text:p>NaN</text:p>
              </table:table-cell>
              <table:table-cell office:value-type="float" office:value="NaN">
                <text:p>NaN</text:p>
              </table:table-cell>
            </table:table-row>
            <table:table-row>
              <table:table-cell office:value-type="float" office:value="3">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4228592146123">
                <text:p>-1.44228592146123</text:p>
              </table:table-cell>
              <table:table-cell office:value-type="float" office:value="0.412081691846067">
                <text:p>0.412081691846067</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18.5">
                <text:p>18.5</text:p>
              </table:table-cell>
              <table:table-cell office:value-type="float" office:value="NaN">
                <text:p>NaN</text:p>
              </table:table-cell>
              <table:table-cell office:value-type="float" office:value="NaN">
                <text:p>NaN</text:p>
              </table:table-cell>
            </table:table-row>
            <table:table-row>
              <table:table-cell office:value-type="float" office:value="4">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1.01985015547513">
                <text:p>1.01985015547513</text:p>
              </table:table-cell>
              <table:table-cell office:value-type="float" office:value="19.5999571175175">
                <text:p>19.5999571175175</text:p>
              </table:table-cell>
              <table:table-cell office:value-type="float" office:value="NaN">
                <text:p>NaN</text:p>
              </table:table-cell>
              <table:table-cell office:value-type="float" office:value="NaN">
                <text:p>NaN</text:p>
              </table:table-cell>
            </table:table-row>
            <table:table-row>
              <table:table-cell office:value-type="float" office:value="5">
                <text:p>10</text:p>
              </table:table-cell>
              <table:table-cell office:value-type="float" office:value="7.4499788130701">
                <text:p>7.4499788130701</text:p>
              </table:table-cell>
              <table:table-cell office:value-type="float" office:value="1.8578600175067">
                <text:p>1.85786001750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3.5">
                <text:p>-3.5</text:p>
              </table:table-cell>
              <table:table-cell office:value-type="float" office:value="0">
                <text:p>0</text:p>
              </table:table-cell>
              <table:table-cell office:value-type="float" office:value="0">
                <text:p>0</text:p>
              </table:table-cell>
              <table:table-cell office:value-type="float" office:value="3.68911971848296">
                <text:p>3.68911971848296</text:p>
              </table:table-cell>
              <table:table-cell office:value-type="float" office:value="17.1250833833646">
                <text:p>17.1250833833646</text:p>
              </table:table-cell>
              <table:table-cell office:value-type="float" office:value="NaN">
                <text:p>NaN</text:p>
              </table:table-cell>
              <table:table-cell office:value-type="float" office:value="NaN">
                <text:p>NaN</text:p>
              </table:table-cell>
            </table:table-row>
            <table:table-row>
              <table:table-cell office:value-type="float" office:value="6">
                <text:p>10</text:p>
              </table:table-cell>
              <table:table-cell office:value-type="float" office:value="7.62359779179746">
                <text:p>7.62359779179746</text:p>
              </table:table-cell>
              <table:table-cell office:value-type="float" office:value="-0.126613990099054">
                <text:p>-0.126613990099054</text:p>
              </table:table-cell>
              <table:table-cell office:value-type="float" office:value="10.3021591781047">
                <text:p>10.3021591781047</text:p>
              </table:table-cell>
              <table:table-cell office:value-type="float" office:value="-0.243562505863559">
                <text:p>-0.243562505863559</text:p>
              </table:table-cell>
              <table:table-cell office:value-type="float" office:value="NaN">
                <text:p>NaN</text:p>
              </table:table-cell>
              <table:table-cell office:value-type="float" office:value="NaN">
                <text:p>NaN</text:p>
              </table:table-cell>
              <table:table-cell office:value-type="float" office:value="2.44228592146123">
                <text:p>2.44228592146123</text:p>
              </table:table-cell>
              <table:table-cell office:value-type="float" office:value="-3.08791830815393">
                <text:p>-3.08791830815393</text:p>
              </table:table-cell>
              <table:table-cell office:value-type="float" office:value="NaN">
                <text:p>NaN</text:p>
              </table:table-cell>
              <table:table-cell office:value-type="float" office:value="NaN">
                <text:p>NaN</text:p>
              </table:table-cell>
              <table:table-cell office:value-type="float" office:value="2.66926956300783">
                <text:p>2.66926956300783</text:p>
              </table:table-cell>
              <table:table-cell office:value-type="float" office:value="16.0251262658471">
                <text:p>16.0251262658471</text:p>
              </table:table-cell>
              <table:table-cell office:value-type="float" office:value="NaN">
                <text:p>NaN</text:p>
              </table:table-cell>
              <table:table-cell office:value-type="float" office:value="NaN">
                <text:p>NaN</text:p>
              </table:table-cell>
            </table:table-row>
            <table:table-row>
              <table:table-cell office:value-type="float" office:value="7">
                <text:p>10</text:p>
              </table:table-cell>
              <table:table-cell office:value-type="float" office:value="7.27768117960486">
                <text:p>7.27768117960486</text:p>
              </table:table-cell>
              <table:table-cell office:value-type="float" office:value="-2.08840458393071">
                <text:p>-2.08840458393071</text:p>
              </table:table-cell>
              <table:table-cell office:value-type="float" office:value="9.83470429676332">
                <text:p>9.83470429676332</text:p>
              </table:table-cell>
              <table:table-cell office:value-type="float" office:value="-2.89463087590634">
                <text:p>-2.89463087590634</text:p>
              </table:table-cell>
              <table:table-cell office:value-type="float" office:value="NaN">
                <text:p>NaN</text:p>
              </table:table-cell>
              <table:table-cell office:value-type="float" office:value="NaN">
                <text:p>NaN</text:p>
              </table:table-cell>
              <table:table-cell office:value-type="float" office:value="1.44228592146123">
                <text:p>1.44228592146123</text:p>
              </table:table-cell>
              <table:table-cell office:value-type="float" office:value="0.412081691846067">
                <text:p>0.412081691846067</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18.5">
                <text:p>18.5</text:p>
              </table:table-cell>
              <table:table-cell office:value-type="float" office:value="NaN">
                <text:p>NaN</text:p>
              </table:table-cell>
              <table:table-cell office:value-type="float" office:value="NaN">
                <text:p>NaN</text:p>
              </table:table-cell>
            </table:table-row>
            <table:table-row>
              <table:table-cell office:value-type="float" office:value="8">
                <text:p>10</text:p>
              </table:table-cell>
              <table:table-cell office:value-type="float" office:value="6.43580262195899">
                <text:p>6.43580262195899</text:p>
              </table:table-cell>
              <table:table-cell office:value-type="float" office:value="-3.89381897703088">
                <text:p>-3.89381897703088</text:p>
              </table:table-cell>
              <table:table-cell office:value-type="float" office:value="8.69703057021485">
                <text:p>8.69703057021485</text:p>
              </table:table-cell>
              <table:table-cell office:value-type="float" office:value="-5.33438005577144">
                <text:p>-5.33438005577144</text:p>
              </table:table-cell>
              <table:table-cell office:value-type="float" office:value="10.9582585184707">
                <text:p>10.9582585184707</text:p>
              </table:table-cell>
              <table:table-cell office:value-type="float" office:value="-6.77494113451199">
                <text:p>-6.77494113451199</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11.5">
                <text:p>11.5</text:p>
              </table:table-cell>
              <table:table-cell office:value-type="float" office:value="NaN">
                <text:p>NaN</text:p>
              </table:table-cell>
              <table:table-cell office:value-type="float" office:value="NaN">
                <text:p>NaN</text:p>
              </table:table-cell>
            </table:table-row>
            <table:table-row>
              <table:table-cell office:value-type="float" office:value="9">
                <text:p>10</text:p>
              </table:table-cell>
              <table:table-cell office:value-type="float" office:value="5.15533475129331">
                <text:p>5.15533475129331</text:p>
              </table:table-cell>
              <table:table-cell office:value-type="float" office:value="-5.41982116209816">
                <text:p>-5.41982116209816</text:p>
              </table:table-cell>
              <table:table-cell office:value-type="float" office:value="6.9666685828288">
                <text:p>6.9666685828288</text:p>
              </table:table-cell>
              <table:table-cell office:value-type="float" office:value="-7.39654517072721">
                <text:p>-7.39654517072721</text:p>
              </table:table-cell>
              <table:table-cell office:value-type="float" office:value="8.77800241436429">
                <text:p>8.77800241436429</text:p>
              </table:table-cell>
              <table:table-cell office:value-type="float" office:value="-9.37326917935626">
                <text:p>-9.373269179356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66926956300783">
                <text:p>-2.66926956300783</text:p>
              </table:table-cell>
              <table:table-cell office:value-type="float" office:value="16.0251262658471">
                <text:p>16.0251262658471</text:p>
              </table:table-cell>
              <table:table-cell office:value-type="float" office:value="NaN">
                <text:p>NaN</text:p>
              </table:table-cell>
              <table:table-cell office:value-type="float" office:value="NaN">
                <text:p>NaN</text:p>
              </table:table-cell>
            </table:table-row>
            <table:table-row>
              <table:table-cell office:value-type="float" office:value="10">
                <text:p>10</text:p>
              </table:table-cell>
              <table:table-cell office:value-type="float" office:value="3.5235393369205">
                <text:p>3.5235393369205</text:p>
              </table:table-cell>
              <table:table-cell office:value-type="float" office:value="-6.56241661205804">
                <text:p>-6.56241661205804</text:p>
              </table:table-cell>
              <table:table-cell office:value-type="float" office:value="4.76153964448716">
                <text:p>4.76153964448716</text:p>
              </table:table-cell>
              <table:table-cell office:value-type="float" office:value="-8.9405930760784">
                <text:p>-8.9405930760784</text:p>
              </table:table-cell>
              <table:table-cell office:value-type="float" office:value="5.99953995205382">
                <text:p>5.99953995205382</text:p>
              </table:table-cell>
              <table:table-cell office:value-type="float" office:value="-11.3187695400988">
                <text:p>-11.3187695400988</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8.5">
                <text:p>18.5</text:p>
              </table:table-cell>
              <table:table-cell office:value-type="float" office:value="NaN">
                <text:p>NaN</text:p>
              </table:table-cell>
              <table:table-cell office:value-type="float" office:value="NaN">
                <text:p>NaN</text:p>
              </table:table-cell>
            </table:table-row>
            <table:table-row>
              <table:table-cell office:value-type="float" office:value="11">
                <text:p>10</text:p>
              </table:table-cell>
              <table:table-cell office:value-type="float" office:value="1.65162053966063">
                <text:p>1.65162053966063</text:p>
              </table:table-cell>
              <table:table-cell office:value-type="float" office:value="-7.24373933522402">
                <text:p>-7.24373933522402</text:p>
              </table:table-cell>
              <table:table-cell office:value-type="float" office:value="2.23191964819003">
                <text:p>2.23191964819003</text:p>
              </table:table-cell>
              <table:table-cell office:value-type="float" office:value="-9.86129945873514">
                <text:p>-9.86129945873514</text:p>
              </table:table-cell>
              <table:table-cell office:value-type="float" office:value="2.81221875671944">
                <text:p>2.81221875671944</text:p>
              </table:table-cell>
              <table:table-cell office:value-type="float" office:value="-12.4788595822463">
                <text:p>-12.47885958224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1985015547513">
                <text:p>-1.01985015547513</text:p>
              </table:table-cell>
              <table:table-cell office:value-type="float" office:value="19.5999571175175">
                <text:p>19.5999571175175</text:p>
              </table:table-cell>
              <table:table-cell office:value-type="float" office:value="NaN">
                <text:p>NaN</text:p>
              </table:table-cell>
              <table:table-cell office:value-type="float" office:value="NaN">
                <text:p>NaN</text:p>
              </table:table-cell>
            </table:table-row>
            <table:table-row>
              <table:table-cell office:value-type="float" office:value="12">
                <text:p>10</text:p>
              </table:table-cell>
              <table:table-cell office:value-type="float" office:value="-0.332853467945128">
                <text:p>-0.332853467945128</text:p>
              </table:table-cell>
              <table:table-cell office:value-type="float" office:value="-7.41735831395138">
                <text:p>-7.41735831395138</text:p>
              </table:table-cell>
              <table:table-cell office:value-type="float" office:value="-0.449801983709632">
                <text:p>-0.449801983709632</text:p>
              </table:table-cell>
              <table:table-cell office:value-type="float" office:value="-10.0959197002586">
                <text:p>-10.0959197002586</text:p>
              </table:table-cell>
              <table:table-cell office:value-type="float" office:value="-0.566750499474136">
                <text:p>-0.566750499474136</text:p>
              </table:table-cell>
              <table:table-cell office:value-type="float" office:value="-12.7744810865658">
                <text:p>-12.77448108656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68911971848296">
                <text:p>-3.68911971848296</text:p>
              </table:table-cell>
              <table:table-cell office:value-type="float" office:value="17.1250833833646">
                <text:p>17.1250833833646</text:p>
              </table:table-cell>
              <table:table-cell office:value-type="float" office:value="NaN">
                <text:p>NaN</text:p>
              </table:table-cell>
              <table:table-cell office:value-type="float" office:value="NaN">
                <text:p>NaN</text:p>
              </table:table-cell>
            </table:table-row>
            <table:table-row>
              <table:table-cell office:value-type="float" office:value="1">
                <text:p/>
              </table:table-cell>
              <table:table-cell office:value-type="float" office:value="-2.29464406177678">
                <text:p>-2.29464406177678</text:p>
              </table:table-cell>
              <table:table-cell office:value-type="float" office:value="-7.07144170175878">
                <text:p>-7.07144170175878</text:p>
              </table:table-cell>
              <table:table-cell office:value-type="float" office:value="-3.10087035375241">
                <text:p>-3.10087035375241</text:p>
              </table:table-cell>
              <table:table-cell office:value-type="float" office:value="-9.62846481891724">
                <text:p>-9.62846481891724</text:p>
              </table:table-cell>
              <table:table-cell office:value-type="float" office:value="-3.90709664572804">
                <text:p>-3.90709664572804</text:p>
              </table:table-cell>
              <table:table-cell office:value-type="float" office:value="-12.1854879360757">
                <text:p>-12.18548793607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66926956300783">
                <text:p>-2.66926956300783</text:p>
              </table:table-cell>
              <table:table-cell office:value-type="float" office:value="16.0251262658471">
                <text:p>16.0251262658471</text:p>
              </table:table-cell>
              <table:table-cell office:value-type="float" office:value="NaN">
                <text:p>NaN</text:p>
              </table:table-cell>
              <table:table-cell office:value-type="float" office:value="NaN">
                <text:p>NaN</text:p>
              </table:table-cell>
            </table:table-row>
            <table:table-row>
              <table:table-cell office:value-type="float" office:value="2">
                <text:p/>
              </table:table-cell>
              <table:table-cell office:value-type="float" office:value="-4.10005845487696">
                <text:p>-4.10005845487696</text:p>
              </table:table-cell>
              <table:table-cell office:value-type="float" office:value="-6.22956314411291">
                <text:p>-6.22956314411291</text:p>
              </table:table-cell>
              <table:table-cell office:value-type="float" office:value="-5.54061953361751">
                <text:p>-5.54061953361751</text:p>
              </table:table-cell>
              <table:table-cell office:value-type="float" office:value="-8.49079109236877">
                <text:p>-8.49079109236877</text:p>
              </table:table-cell>
              <table:table-cell office:value-type="float" office:value="-6.98118061235807">
                <text:p>-6.98118061235807</text:p>
              </table:table-cell>
              <table:table-cell office:value-type="float" office:value="-10.7520190406246">
                <text:p>-10.75201904062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18.5">
                <text:p>18.5</text:p>
              </table:table-cell>
              <table:table-cell office:value-type="float" office:value="NaN">
                <text:p>NaN</text:p>
              </table:table-cell>
              <table:table-cell office:value-type="float" office:value="NaN">
                <text:p>NaN</text:p>
              </table:table-cell>
            </table:table-row>
            <table:table-row>
              <table:table-cell office:value-type="float" office:value="3">
                <text:p/>
              </table:table-cell>
              <table:table-cell office:value-type="float" office:value="-5.62606063994423">
                <text:p>-5.62606063994423</text:p>
              </table:table-cell>
              <table:table-cell office:value-type="float" office:value="-4.94909527344724">
                <text:p>-4.94909527344724</text:p>
              </table:table-cell>
              <table:table-cell office:value-type="float" office:value="-7.60278464857329">
                <text:p>-7.60278464857329</text:p>
              </table:table-cell>
              <table:table-cell office:value-type="float" office:value="-6.76042910498273">
                <text:p>-6.76042910498273</text:p>
              </table:table-cell>
              <table:table-cell office:value-type="float" office:value="-9.57950865720234">
                <text:p>-9.57950865720234</text:p>
              </table:table-cell>
              <table:table-cell office:value-type="float" office:value="-8.57176293651822">
                <text:p>-8.57176293651822</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4">
                <text:p/>
              </table:table-cell>
              <table:table-cell office:value-type="float" office:value="-6.76865608990411">
                <text:p>-6.76865608990411</text:p>
              </table:table-cell>
              <table:table-cell office:value-type="float" office:value="-3.31729985907443">
                <text:p>-3.31729985907443</text:p>
              </table:table-cell>
              <table:table-cell office:value-type="float" office:value="-9.14683255392448">
                <text:p>-9.14683255392448</text:p>
              </table:table-cell>
              <table:table-cell office:value-type="float" office:value="-4.55530016664109">
                <text:p>-4.55530016664109</text:p>
              </table:table-cell>
              <table:table-cell office:value-type="float" office:value="-11.5250090179448">
                <text:p>-11.5250090179448</text:p>
              </table:table-cell>
              <table:table-cell office:value-type="float" office:value="-5.79330047420775">
                <text:p>-5.793300474207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5">
                <text:p>10</text:p>
              </table:table-cell>
              <table:table-cell office:value-type="float" office:value="-7.4499788130701">
                <text:p>-7.4499788130701</text:p>
              </table:table-cell>
              <table:table-cell office:value-type="float" office:value="-1.44538106181455">
                <text:p>-1.44538106181455</text:p>
              </table:table-cell>
              <table:table-cell office:value-type="float" office:value="-10.0675389365812">
                <text:p>-10.0675389365812</text:p>
              </table:table-cell>
              <table:table-cell office:value-type="float" office:value="-2.02568017034396">
                <text:p>-2.025680170343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6">
                <text:p>10</text:p>
              </table:table-cell>
              <table:table-cell office:value-type="float" office:value="-7.62359779179746">
                <text:p>-7.62359779179746</text:p>
              </table:table-cell>
              <table:table-cell office:value-type="float" office:value="0.539092945791202">
                <text:p>0.5390929457912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7">
                <text:p>10</text:p>
              </table:table-cell>
              <table:table-cell office:value-type="float" office:value="-7.27768117960486">
                <text:p>-7.27768117960486</text:p>
              </table:table-cell>
              <table:table-cell office:value-type="float" office:value="2.50088353962286">
                <text:p>2.50088353962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8">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9">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0">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1">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2">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19">
                <text:p>-19</text:p>
              </table:table-cell>
            </table:table-row>
            <table:table-row>
              <table:table-cell office:value-type="string">
                <text:p>Latitude 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4499788130701">
                <text:p>7.4499788130701</text:p>
              </table:table-cell>
              <table:table-cell office:value-type="float" office:value="1.8578600175067">
                <text:p>1.8578600175067</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0">
                <text:p>-2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62359779179746">
                <text:p>7.62359779179746</text:p>
              </table:table-cell>
              <table:table-cell office:value-type="float" office:value="-0.126613990099054">
                <text:p>-0.1266139900990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3021591781047">
                <text:p>10.3021591781047</text:p>
              </table:table-cell>
              <table:table-cell office:value-type="float" office:value="-0.243562505863559">
                <text:p>-0.2435625058635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27768117960486">
                <text:p>7.27768117960486</text:p>
              </table:table-cell>
              <table:table-cell office:value-type="float" office:value="-2.08840458393071">
                <text:p>-2.088404583930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83470429676332">
                <text:p>9.83470429676332</text:p>
              </table:table-cell>
              <table:table-cell office:value-type="float" office:value="-2.89463087590634">
                <text:p>-2.894630875906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43580262195899">
                <text:p>6.43580262195899</text:p>
              </table:table-cell>
              <table:table-cell office:value-type="float" office:value="-3.89381897703088">
                <text:p>-3.89381897703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69703057021485">
                <text:p>8.69703057021485</text:p>
              </table:table-cell>
              <table:table-cell office:value-type="float" office:value="-5.33438005577144">
                <text:p>-5.334380055771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9582585184707">
                <text:p>10.9582585184707</text:p>
              </table:table-cell>
              <table:table-cell office:value-type="float" office:value="-6.77494113451199">
                <text:p>-6.774941134511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15533475129331">
                <text:p>5.15533475129331</text:p>
              </table:table-cell>
              <table:table-cell office:value-type="float" office:value="-5.41982116209816">
                <text:p>-5.419821162098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9666685828288">
                <text:p>6.9666685828288</text:p>
              </table:table-cell>
              <table:table-cell office:value-type="float" office:value="-7.39654517072721">
                <text:p>-7.396545170727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77800241436429">
                <text:p>8.77800241436429</text:p>
              </table:table-cell>
              <table:table-cell office:value-type="float" office:value="-9.37326917935626">
                <text:p>-9.373269179356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5235393369205">
                <text:p>3.5235393369205</text:p>
              </table:table-cell>
              <table:table-cell office:value-type="float" office:value="-6.56241661205804">
                <text:p>-6.562416612058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76153964448716">
                <text:p>4.76153964448716</text:p>
              </table:table-cell>
              <table:table-cell office:value-type="float" office:value="-8.9405930760784">
                <text:p>-8.94059307607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99953995205382">
                <text:p>5.99953995205382</text:p>
              </table:table-cell>
              <table:table-cell office:value-type="float" office:value="-11.3187695400988">
                <text:p>-11.31876954009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5162053966063">
                <text:p>1.65162053966063</text:p>
              </table:table-cell>
              <table:table-cell office:value-type="float" office:value="-7.24373933522402">
                <text:p>-7.243739335224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3191964819003">
                <text:p>2.23191964819003</text:p>
              </table:table-cell>
              <table:table-cell office:value-type="float" office:value="-9.86129945873514">
                <text:p>-9.861299458735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81221875671944">
                <text:p>2.81221875671944</text:p>
              </table:table-cell>
              <table:table-cell office:value-type="float" office:value="-12.4788595822463">
                <text:p>-12.478859582246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332853467945128">
                <text:p>-0.332853467945128</text:p>
              </table:table-cell>
              <table:table-cell office:value-type="float" office:value="-7.41735831395138">
                <text:p>-7.417358313951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449801983709632">
                <text:p>-0.449801983709632</text:p>
              </table:table-cell>
              <table:table-cell office:value-type="float" office:value="-10.0959197002586">
                <text:p>-10.09591970025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9464406177678">
                <text:p>-2.29464406177678</text:p>
              </table:table-cell>
              <table:table-cell office:value-type="float" office:value="-7.07144170175878">
                <text:p>-7.071441701758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10087035375241">
                <text:p>-3.10087035375241</text:p>
              </table:table-cell>
              <table:table-cell office:value-type="float" office:value="-9.62846481891724">
                <text:p>-9.628464818917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90709664572804">
                <text:p>-3.90709664572804</text:p>
              </table:table-cell>
              <table:table-cell office:value-type="float" office:value="-12.1854879360757">
                <text:p>-12.18548793607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10005845487696">
                <text:p>-4.10005845487696</text:p>
              </table:table-cell>
              <table:table-cell office:value-type="float" office:value="-6.22956314411291">
                <text:p>-6.229563144112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54061953361751">
                <text:p>-5.54061953361751</text:p>
              </table:table-cell>
              <table:table-cell office:value-type="float" office:value="-8.49079109236877">
                <text:p>-8.4907910923687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98118061235807">
                <text:p>-6.98118061235807</text:p>
              </table:table-cell>
              <table:table-cell office:value-type="float" office:value="-10.7520190406246">
                <text:p>-10.75201904062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62606063994423">
                <text:p>-5.62606063994423</text:p>
              </table:table-cell>
              <table:table-cell office:value-type="float" office:value="-4.94909527344724">
                <text:p>-4.949095273447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60278464857329">
                <text:p>-7.60278464857329</text:p>
              </table:table-cell>
              <table:table-cell office:value-type="float" office:value="-6.76042910498273">
                <text:p>-6.760429104982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57950865720234">
                <text:p>-9.57950865720234</text:p>
              </table:table-cell>
              <table:table-cell office:value-type="float" office:value="-8.57176293651822">
                <text:p>-8.571762936518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76865608990411">
                <text:p>-6.76865608990411</text:p>
              </table:table-cell>
              <table:table-cell office:value-type="float" office:value="-3.31729985907443">
                <text:p>-3.317299859074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14683255392448">
                <text:p>-9.14683255392448</text:p>
              </table:table-cell>
              <table:table-cell office:value-type="float" office:value="-4.55530016664109">
                <text:p>-4.555300166641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5250090179448">
                <text:p>-11.5250090179448</text:p>
              </table:table-cell>
              <table:table-cell office:value-type="float" office:value="-5.79330047420775">
                <text:p>-5.793300474207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4499788130701">
                <text:p>-7.4499788130701</text:p>
              </table:table-cell>
              <table:table-cell office:value-type="float" office:value="-1.44538106181455">
                <text:p>-1.445381061814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675389365812">
                <text:p>-10.0675389365812</text:p>
              </table:table-cell>
              <table:table-cell office:value-type="float" office:value="-2.02568017034396">
                <text:p>-2.025680170343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62359779179746">
                <text:p>-7.62359779179746</text:p>
              </table:table-cell>
              <table:table-cell office:value-type="float" office:value="0.539092945791202">
                <text:p>0.5390929457912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27768117960486">
                <text:p>-7.27768117960486</text:p>
              </table:table-cell>
              <table:table-cell office:value-type="float" office:value="2.50088353962286">
                <text:p>2.50088353962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